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1db99f" officeooo:paragraph-rsid="001db99f"/>
    </style:style>
    <style:style style:name="P3" style:family="paragraph" style:parent-style-name="Text_20_body">
      <style:text-properties fo:language="en" fo:country="US" officeooo:rsid="0021689e" officeooo:paragraph-rsid="0021689e"/>
    </style:style>
    <style:style style:name="P4" style:family="paragraph" style:parent-style-name="Text_20_body">
      <style:text-properties fo:language="en" fo:country="US" officeooo:paragraph-rsid="002ad0ac"/>
    </style:style>
    <style:style style:name="P5" style:family="paragraph" style:parent-style-name="Text_20_body">
      <style:text-properties fo:language="en" fo:country="US" fo:font-weight="normal" officeooo:rsid="0027e569" officeooo:paragraph-rsid="0029946b" style:font-weight-asian="normal" style:font-weight-complex="normal"/>
    </style:style>
    <style:style style:name="P6" style:family="paragraph" style:parent-style-name="Text_20_body">
      <style:text-properties fo:language="en" fo:country="US" fo:font-weight="normal" officeooo:rsid="0027e569" officeooo:paragraph-rsid="00b9d7ff" style:font-weight-asian="normal" style:font-weight-complex="normal"/>
    </style:style>
    <style:style style:name="P7" style:family="paragraph" style:parent-style-name="Text_20_body">
      <style:text-properties fo:language="en" fo:country="US" fo:font-weight="normal" officeooo:rsid="0029946b" officeooo:paragraph-rsid="002ad0ac" style:font-weight-asian="normal" style:font-weight-complex="normal"/>
    </style:style>
    <style:style style:name="P8" style:family="paragraph" style:parent-style-name="Text_20_body">
      <style:text-properties fo:language="en" fo:country="US" fo:font-weight="normal" officeooo:rsid="0029946b" officeooo:paragraph-rsid="00b9d7ff" style:font-weight-asian="normal" style:font-weight-complex="normal"/>
    </style:style>
    <style:style style:name="P9" style:family="paragraph" style:parent-style-name="Text_20_body">
      <style:text-properties fo:language="en" fo:country="US" officeooo:rsid="0030a80c" officeooo:paragraph-rsid="0030a80c"/>
    </style:style>
    <style:style style:name="P10" style:family="paragraph" style:parent-style-name="Text_20_body">
      <style:text-properties fo:language="en" fo:country="US" officeooo:rsid="0030a80c" officeooo:paragraph-rsid="0032797d"/>
    </style:style>
    <style:style style:name="P11" style:family="paragraph" style:parent-style-name="Text_20_body">
      <style:text-properties fo:language="en" fo:country="US" officeooo:rsid="0030a80c" officeooo:paragraph-rsid="0032fc74"/>
    </style:style>
    <style:style style:name="P12" style:family="paragraph" style:parent-style-name="Text_20_body">
      <style:text-properties fo:language="en" fo:country="US" officeooo:rsid="0030a80c" officeooo:paragraph-rsid="005cb323"/>
    </style:style>
    <style:style style:name="P13" style:family="paragraph" style:parent-style-name="Text_20_body">
      <style:text-properties fo:language="en" fo:country="US" officeooo:rsid="0030a80c" officeooo:paragraph-rsid="005e6dfe"/>
    </style:style>
    <style:style style:name="P14" style:family="paragraph" style:parent-style-name="Text_20_body">
      <style:text-properties fo:language="en" fo:country="US" officeooo:rsid="0030a80c" officeooo:paragraph-rsid="0060b3f9"/>
    </style:style>
    <style:style style:name="P15" style:family="paragraph" style:parent-style-name="Text_20_body">
      <style:text-properties fo:language="en" fo:country="US" officeooo:rsid="0030a80c" officeooo:paragraph-rsid="0063ab76"/>
    </style:style>
    <style:style style:name="P16" style:family="paragraph" style:parent-style-name="Text_20_body">
      <style:text-properties fo:language="en" fo:country="US" officeooo:rsid="003e12af" officeooo:paragraph-rsid="0042a348"/>
    </style:style>
    <style:style style:name="P17" style:family="paragraph" style:parent-style-name="Text_20_body">
      <style:text-properties fo:language="en" fo:country="US" officeooo:rsid="00426b64" officeooo:paragraph-rsid="00426b64"/>
    </style:style>
    <style:style style:name="P18" style:family="paragraph" style:parent-style-name="Text_20_body">
      <style:text-properties fo:language="en" fo:country="US" officeooo:rsid="00426b64" officeooo:paragraph-rsid="009c3a7b"/>
    </style:style>
    <style:style style:name="P19" style:family="paragraph" style:parent-style-name="Text_20_body">
      <style:text-properties fo:language="en" fo:country="US" officeooo:paragraph-rsid="0042a348"/>
    </style:style>
    <style:style style:name="P20" style:family="paragraph" style:parent-style-name="Text_20_body">
      <style:text-properties fo:language="en" fo:country="US" officeooo:paragraph-rsid="004ab43e"/>
    </style:style>
    <style:style style:name="P21" style:family="paragraph" style:parent-style-name="Text_20_body">
      <style:text-properties fo:language="en" fo:country="US" officeooo:rsid="004ab43e" officeooo:paragraph-rsid="004ab43e"/>
    </style:style>
    <style:style style:name="P22" style:family="paragraph" style:parent-style-name="Text_20_body">
      <style:text-properties fo:language="en" fo:country="US" officeooo:rsid="004ab43e" officeooo:paragraph-rsid="004ac3ab"/>
    </style:style>
    <style:style style:name="P23" style:family="paragraph" style:parent-style-name="Text_20_body">
      <style:text-properties fo:language="en" fo:country="US" officeooo:rsid="004ab43e" officeooo:paragraph-rsid="004ce86f"/>
    </style:style>
    <style:style style:name="P24" style:family="paragraph" style:parent-style-name="Text_20_body">
      <style:text-properties fo:language="en" fo:country="US" officeooo:rsid="004ab43e" officeooo:paragraph-rsid="004f23c2"/>
    </style:style>
    <style:style style:name="P25" style:family="paragraph" style:parent-style-name="Text_20_body">
      <style:text-properties fo:language="en" fo:country="US" officeooo:paragraph-rsid="004ac3ab"/>
    </style:style>
    <style:style style:name="P26" style:family="paragraph" style:parent-style-name="Text_20_body">
      <style:text-properties fo:language="en" fo:country="US" officeooo:rsid="004f23c2" officeooo:paragraph-rsid="004f23c2"/>
    </style:style>
    <style:style style:name="P27" style:family="paragraph" style:parent-style-name="Text_20_body">
      <style:text-properties fo:language="en" fo:country="US" officeooo:rsid="004ce86f" officeooo:paragraph-rsid="004ce86f"/>
    </style:style>
    <style:style style:name="P28" style:family="paragraph" style:parent-style-name="Text_20_body">
      <style:text-properties fo:language="en" fo:country="US" officeooo:rsid="00245e25" officeooo:paragraph-rsid="0053e20e"/>
    </style:style>
    <style:style style:name="P29" style:family="paragraph" style:parent-style-name="Text_20_body">
      <style:text-properties fo:language="en" fo:country="US" officeooo:rsid="00245e25" officeooo:paragraph-rsid="00245e25"/>
    </style:style>
    <style:style style:name="P30" style:family="paragraph" style:parent-style-name="Text_20_body">
      <style:text-properties fo:language="en" fo:country="US" officeooo:paragraph-rsid="00245e25"/>
    </style:style>
    <style:style style:name="P31" style:family="paragraph" style:parent-style-name="Text_20_body">
      <style:text-properties fo:language="en" fo:country="US" officeooo:rsid="005cb323" officeooo:paragraph-rsid="005cb323"/>
    </style:style>
    <style:style style:name="P32" style:family="paragraph" style:parent-style-name="Text_20_body">
      <style:text-properties fo:language="en" fo:country="US" officeooo:rsid="005e6dfe" officeooo:paragraph-rsid="005e6dfe"/>
    </style:style>
    <style:style style:name="P33" style:family="paragraph" style:parent-style-name="Text_20_body">
      <style:text-properties fo:language="en" fo:country="US" officeooo:rsid="00612d00" officeooo:paragraph-rsid="00612d00"/>
    </style:style>
    <style:style style:name="P34" style:family="paragraph" style:parent-style-name="Text_20_body">
      <style:text-properties fo:language="en" fo:country="US" officeooo:rsid="001ee786" officeooo:paragraph-rsid="003d4ced"/>
    </style:style>
    <style:style style:name="P35" style:family="paragraph" style:parent-style-name="Text_20_body">
      <style:text-properties fo:language="en" fo:country="US" officeooo:paragraph-rsid="0063ab76"/>
    </style:style>
    <style:style style:name="P36" style:family="paragraph" style:parent-style-name="Text_20_body">
      <style:text-properties fo:language="en" fo:country="US" fo:font-style="italic" fo:font-weight="normal" officeooo:rsid="003a8846" style:font-style-asian="italic" style:font-weight-asian="normal" style:font-style-complex="italic" style:font-weight-complex="normal"/>
    </style:style>
    <style:style style:name="P37" style:family="paragraph" style:parent-style-name="Text_20_body">
      <style:text-properties fo:language="en" fo:country="US" fo:font-style="italic" officeooo:rsid="009994c5" style:font-style-asian="italic" style:font-style-complex="italic"/>
    </style:style>
    <style:style style:name="P38" style:family="paragraph" style:parent-style-name="Text_20_body">
      <style:text-properties fo:language="en" fo:country="US" fo:font-style="normal" fo:font-weight="normal" officeooo:rsid="003a8846" style:font-style-asian="normal" style:font-weight-asian="normal" style:font-style-complex="normal" style:font-weight-complex="normal"/>
    </style:style>
    <style:style style:name="P39" style:family="paragraph" style:parent-style-name="Text_20_body">
      <style:text-properties fo:language="en" fo:country="US" officeooo:paragraph-rsid="0072a359"/>
    </style:style>
    <style:style style:name="P40" style:family="paragraph" style:parent-style-name="Text_20_body">
      <style:text-properties fo:language="en" fo:country="US" officeooo:rsid="0072a359" officeooo:paragraph-rsid="0072a359"/>
    </style:style>
    <style:style style:name="P41" style:family="paragraph" style:parent-style-name="Text_20_body">
      <style:text-properties fo:language="en" fo:country="US" officeooo:rsid="0073fe64" officeooo:paragraph-rsid="0073fe64"/>
    </style:style>
    <style:style style:name="P42" style:family="paragraph" style:parent-style-name="Text_20_body">
      <style:text-properties fo:language="en" fo:country="US" officeooo:rsid="0073fe64" officeooo:paragraph-rsid="00804650"/>
    </style:style>
    <style:style style:name="P43" style:family="paragraph" style:parent-style-name="Text_20_body">
      <style:text-properties fo:language="en" fo:country="US" officeooo:rsid="0073fe64" officeooo:paragraph-rsid="00885c79"/>
    </style:style>
    <style:style style:name="P44" style:family="paragraph" style:parent-style-name="Text_20_body">
      <style:text-properties fo:language="en" fo:country="US" officeooo:rsid="0032797d" officeooo:paragraph-rsid="0078283a"/>
    </style:style>
    <style:style style:name="P45" style:family="paragraph" style:parent-style-name="Text_20_body">
      <style:text-properties fo:language="en" fo:country="US" officeooo:rsid="0032797d" officeooo:paragraph-rsid="0078f5e0"/>
    </style:style>
    <style:style style:name="P46" style:family="paragraph" style:parent-style-name="Text_20_body">
      <style:text-properties fo:language="en" fo:country="US" officeooo:rsid="0078f5e0" officeooo:paragraph-rsid="0078f5e0"/>
    </style:style>
    <style:style style:name="P47" style:family="paragraph" style:parent-style-name="Text_20_body">
      <style:text-properties fo:language="en" fo:country="US" officeooo:rsid="00804650" officeooo:paragraph-rsid="00804650"/>
    </style:style>
    <style:style style:name="P48" style:family="paragraph" style:parent-style-name="Text_20_body">
      <style:text-properties fo:language="en" fo:country="US" officeooo:rsid="00823344" officeooo:paragraph-rsid="00823344"/>
    </style:style>
    <style:style style:name="P49" style:family="paragraph" style:parent-style-name="Text_20_body">
      <style:text-properties fo:language="en" fo:country="US" officeooo:rsid="008a02ff" officeooo:paragraph-rsid="008a02ff"/>
    </style:style>
    <style:style style:name="P50" style:family="paragraph" style:parent-style-name="Text_20_body">
      <style:text-properties fo:language="en" fo:country="US" officeooo:rsid="00baf67c" officeooo:paragraph-rsid="00baf67c"/>
    </style:style>
    <style:style style:name="P51" style:family="paragraph" style:parent-style-name="Text_20_body">
      <style:text-properties fo:language="en" fo:country="US" officeooo:rsid="00baf67c" officeooo:paragraph-rsid="00bb4a53"/>
    </style:style>
    <style:style style:name="P52" style:family="paragraph" style:parent-style-name="Text_20_body">
      <style:text-properties fo:language="en" fo:country="US" officeooo:rsid="00be45e0" officeooo:paragraph-rsid="00be45e0"/>
    </style:style>
    <style:style style:name="P53" style:family="paragraph" style:parent-style-name="Text_20_body">
      <style:text-properties officeooo:paragraph-rsid="001ee786"/>
    </style:style>
    <style:style style:name="P54" style:family="paragraph" style:parent-style-name="Text_20_body">
      <style:text-properties officeooo:rsid="0021689e" officeooo:paragraph-rsid="0053e20e"/>
    </style:style>
    <style:style style:name="P55" style:family="paragraph" style:parent-style-name="Text_20_body">
      <style:text-properties officeooo:paragraph-rsid="00245e25"/>
    </style:style>
    <style:style style:name="P56" style:family="paragraph" style:parent-style-name="Text_20_body">
      <style:text-properties officeooo:paragraph-rsid="0024c9bd"/>
    </style:style>
    <style:style style:name="P57" style:family="paragraph" style:parent-style-name="Text_20_body">
      <style:text-properties officeooo:rsid="0029946b" officeooo:paragraph-rsid="0029946b"/>
    </style:style>
    <style:style style:name="P58" style:family="paragraph" style:parent-style-name="Text_20_body">
      <style:text-properties officeooo:paragraph-rsid="002ad0ac"/>
    </style:style>
    <style:style style:name="P59" style:family="paragraph" style:parent-style-name="Text_20_body">
      <style:text-properties officeooo:rsid="002ad0ac" officeooo:paragraph-rsid="002ad0ac"/>
    </style:style>
    <style:style style:name="P60" style:family="paragraph" style:parent-style-name="Text_20_body">
      <style:text-properties officeooo:paragraph-rsid="002445b8"/>
    </style:style>
    <style:style style:name="P61" style:family="paragraph" style:parent-style-name="Text_20_body">
      <style:text-properties officeooo:paragraph-rsid="002c6630"/>
    </style:style>
    <style:style style:name="P62" style:family="paragraph" style:parent-style-name="Text_20_body">
      <style:text-properties officeooo:paragraph-rsid="002e1f6e"/>
    </style:style>
    <style:style style:name="P63" style:family="paragraph" style:parent-style-name="Text_20_body">
      <style:text-properties officeooo:rsid="002e1f6e" officeooo:paragraph-rsid="002e1f6e"/>
    </style:style>
    <style:style style:name="P64" style:family="paragraph" style:parent-style-name="Text_20_body">
      <style:text-properties officeooo:paragraph-rsid="0030a80c"/>
    </style:style>
    <style:style style:name="P65" style:family="paragraph" style:parent-style-name="Text_20_body">
      <style:text-properties fo:font-weight="normal" style:font-weight-asian="normal" style:font-weight-complex="normal"/>
    </style:style>
    <style:style style:name="P66" style:family="paragraph" style:parent-style-name="Text_20_body">
      <style:text-properties fo:font-weight="normal" officeooo:rsid="0027e569" officeooo:paragraph-rsid="0030dd98" style:font-weight-asian="normal" style:font-weight-complex="normal"/>
    </style:style>
    <style:style style:name="P67" style:family="paragraph" style:parent-style-name="Text_20_body">
      <style:text-properties fo:font-weight="normal" officeooo:rsid="0027e569" officeooo:paragraph-rsid="00b9d7ff" style:font-weight-asian="normal" style:font-weight-complex="normal"/>
    </style:style>
    <style:style style:name="P68" style:family="paragraph" style:parent-style-name="Text_20_body">
      <style:text-properties fo:font-weight="normal" officeooo:rsid="0027e569" officeooo:paragraph-rsid="00be45e0" style:font-weight-asian="normal" style:font-weight-complex="normal"/>
    </style:style>
    <style:style style:name="P69" style:family="paragraph" style:parent-style-name="Text_20_body">
      <style:text-properties fo:font-weight="normal" officeooo:rsid="00207232" officeooo:paragraph-rsid="00207232" style:font-weight-asian="normal" style:font-weight-complex="normal"/>
    </style:style>
    <style:style style:name="P70" style:family="paragraph" style:parent-style-name="Text_20_body">
      <style:text-properties fo:font-weight="normal" officeooo:rsid="0025f58f" officeooo:paragraph-rsid="006eb2fb" style:font-weight-asian="normal" style:font-weight-complex="normal"/>
    </style:style>
    <style:style style:name="P71" style:family="paragraph" style:parent-style-name="Text_20_body">
      <style:text-properties fo:font-weight="normal" officeooo:rsid="0025f58f" officeooo:paragraph-rsid="00765772" style:font-weight-asian="normal" style:font-weight-complex="normal"/>
    </style:style>
    <style:style style:name="P72" style:family="paragraph" style:parent-style-name="Text_20_body">
      <style:text-properties fo:font-weight="normal" officeooo:paragraph-rsid="00765772" style:font-weight-asian="normal" style:font-weight-complex="normal"/>
    </style:style>
    <style:style style:name="P73" style:family="paragraph" style:parent-style-name="Text_20_body">
      <style:text-properties fo:font-weight="normal" officeooo:paragraph-rsid="00b4c595" style:font-weight-asian="normal" style:font-weight-complex="normal"/>
    </style:style>
    <style:style style:name="P74" style:family="paragraph" style:parent-style-name="Text_20_body">
      <style:text-properties fo:font-weight="normal" officeooo:rsid="009c1898" officeooo:paragraph-rsid="00b4c595" style:font-weight-asian="normal" style:font-weight-complex="normal"/>
    </style:style>
    <style:style style:name="P75" style:family="paragraph" style:parent-style-name="Text_20_body">
      <style:text-properties fo:font-weight="normal" officeooo:rsid="009c1898" officeooo:paragraph-rsid="00b6c1c0" style:font-weight-asian="normal" style:font-weight-complex="normal"/>
    </style:style>
    <style:style style:name="P76" style:family="paragraph" style:parent-style-name="Text_20_body">
      <style:text-properties fo:font-weight="normal" officeooo:rsid="009c1898" officeooo:paragraph-rsid="00b6dade" style:font-weight-asian="normal" style:font-weight-complex="normal"/>
    </style:style>
    <style:style style:name="P77" style:family="paragraph" style:parent-style-name="Text_20_body">
      <style:text-properties fo:font-weight="normal" officeooo:rsid="009c1898" officeooo:paragraph-rsid="00b8c8b7" style:font-weight-asian="normal" style:font-weight-complex="normal"/>
    </style:style>
    <style:style style:name="P78" style:family="paragraph" style:parent-style-name="Text_20_body">
      <style:text-properties fo:font-weight="normal" officeooo:rsid="009c1898" officeooo:paragraph-rsid="00c68851" style:font-weight-asian="normal" style:font-weight-complex="normal"/>
    </style:style>
    <style:style style:name="P79" style:family="paragraph" style:parent-style-name="Text_20_body">
      <style:text-properties fo:font-weight="normal" officeooo:rsid="00be45e0" officeooo:paragraph-rsid="00be45e0" style:font-weight-asian="normal" style:font-weight-complex="normal"/>
    </style:style>
    <style:style style:name="P80" style:family="paragraph" style:parent-style-name="Text_20_body">
      <style:text-properties fo:font-weight="normal" officeooo:rsid="00bff442" officeooo:paragraph-rsid="00bff442" style:font-weight-asian="normal" style:font-weight-complex="normal"/>
    </style:style>
    <style:style style:name="P81" style:family="paragraph" style:parent-style-name="Text_20_body">
      <style:text-properties fo:font-weight="normal" officeooo:rsid="00cec46b" officeooo:paragraph-rsid="00cec46b" style:font-weight-asian="normal" style:font-weight-complex="normal"/>
    </style:style>
    <style:style style:name="P82" style:family="paragraph" style:parent-style-name="Text_20_body">
      <style:text-properties fo:color="#000000" style:font-name="Consolas" fo:font-size="10pt" fo:language="en" fo:country="US" fo:font-weight="normal" officeooo:rsid="002c6630" officeooo:paragraph-rsid="002c6630" fo:background-color="#e8f2fe" style:font-size-asian="10pt" style:font-weight-asian="normal" style:font-weight-complex="normal"/>
    </style:style>
    <style:style style:name="P83" style:family="paragraph" style:parent-style-name="Text_20_body">
      <style:text-properties fo:color="#000000" style:font-name="Consolas" fo:font-size="10pt" fo:language="en" fo:country="US" fo:font-weight="normal" officeooo:rsid="0027e569" officeooo:paragraph-rsid="00b9d7ff" fo:background-color="#e8f2fe" style:font-size-asian="10pt" style:font-weight-asian="normal" style:font-weight-complex="normal"/>
    </style:style>
    <style:style style:name="P84" style:family="paragraph" style:parent-style-name="Text_20_body">
      <style:text-properties fo:color="#000000" style:font-name="Consolas" fo:font-size="10pt" officeooo:rsid="00cb43ab" officeooo:paragraph-rsid="00cb43ab" fo:background-color="#e8f2fe" style:font-size-asian="10pt"/>
    </style:style>
    <style:style style:name="P85" style:family="paragraph" style:parent-style-name="Text_20_body">
      <style:text-properties officeooo:paragraph-rsid="0032797d"/>
    </style:style>
    <style:style style:name="P86" style:family="paragraph" style:parent-style-name="Text_20_body">
      <style:text-properties officeooo:rsid="0032fc74" officeooo:paragraph-rsid="0032fc74"/>
    </style:style>
    <style:style style:name="P87" style:family="paragraph" style:parent-style-name="Text_20_body">
      <style:text-properties officeooo:paragraph-rsid="0032fc74"/>
    </style:style>
    <style:style style:name="P88" style:family="paragraph" style:parent-style-name="Text_20_body">
      <style:text-properties officeooo:rsid="003415ff" officeooo:paragraph-rsid="003415ff"/>
    </style:style>
    <style:style style:name="P89" style:family="paragraph" style:parent-style-name="Text_20_body">
      <style:text-properties officeooo:paragraph-rsid="003415ff"/>
    </style:style>
    <style:style style:name="P90" style:family="paragraph" style:parent-style-name="Text_20_body">
      <style:text-properties officeooo:rsid="003608ea" officeooo:paragraph-rsid="003608ea"/>
    </style:style>
    <style:style style:name="P91" style:family="paragraph" style:parent-style-name="Text_20_body">
      <style:text-properties officeooo:rsid="003608ea" officeooo:paragraph-rsid="009f9702"/>
    </style:style>
    <style:style style:name="P92" style:family="paragraph" style:parent-style-name="Text_20_body">
      <style:text-properties officeooo:paragraph-rsid="0037981a"/>
    </style:style>
    <style:style style:name="P93" style:family="paragraph" style:parent-style-name="Text_20_body">
      <style:text-properties officeooo:rsid="0037981a" officeooo:paragraph-rsid="0037981a"/>
    </style:style>
    <style:style style:name="P94" style:family="paragraph" style:parent-style-name="Text_20_body">
      <style:text-properties officeooo:rsid="0037981a" officeooo:paragraph-rsid="00cb43ab"/>
    </style:style>
    <style:style style:name="P95" style:family="paragraph" style:parent-style-name="Text_20_body">
      <style:text-properties officeooo:paragraph-rsid="003a8846"/>
    </style:style>
    <style:style style:name="P96" style:family="paragraph" style:parent-style-name="Text_20_body">
      <style:text-properties officeooo:rsid="00245e25" officeooo:paragraph-rsid="003d4ced"/>
    </style:style>
    <style:style style:name="P97" style:family="paragraph" style:parent-style-name="Text_20_body">
      <style:text-properties officeooo:rsid="00245e25" officeooo:paragraph-rsid="006db2e6"/>
    </style:style>
    <style:style style:name="P98" style:family="paragraph" style:parent-style-name="Text_20_body">
      <style:text-properties officeooo:rsid="00245e25" officeooo:paragraph-rsid="006f69c2"/>
    </style:style>
    <style:style style:name="P99" style:family="paragraph" style:parent-style-name="Text_20_body">
      <style:text-properties officeooo:rsid="0024c9bd" officeooo:paragraph-rsid="003d4ced"/>
    </style:style>
    <style:style style:name="P100" style:family="paragraph" style:parent-style-name="Text_20_body">
      <style:text-properties officeooo:rsid="003e12af" officeooo:paragraph-rsid="003e12af"/>
    </style:style>
    <style:style style:name="P101" style:family="paragraph" style:parent-style-name="Text_20_body">
      <style:text-properties officeooo:paragraph-rsid="0042a348"/>
    </style:style>
    <style:style style:name="P102" style:family="paragraph" style:parent-style-name="Text_20_body">
      <style:text-properties officeooo:rsid="0042a348" officeooo:paragraph-rsid="0042a348"/>
    </style:style>
    <style:style style:name="P103" style:family="paragraph" style:parent-style-name="Text_20_body">
      <style:text-properties officeooo:paragraph-rsid="0043f36a"/>
    </style:style>
    <style:style style:name="P104" style:family="paragraph" style:parent-style-name="Text_20_body">
      <style:text-properties officeooo:paragraph-rsid="004940b9"/>
    </style:style>
    <style:style style:name="P105" style:family="paragraph" style:parent-style-name="Text_20_body">
      <style:text-properties officeooo:rsid="004ab43e" officeooo:paragraph-rsid="004ab43e"/>
    </style:style>
    <style:style style:name="P106" style:family="paragraph" style:parent-style-name="Text_20_body">
      <style:text-properties officeooo:rsid="004ac3ab" officeooo:paragraph-rsid="004ac3ab"/>
    </style:style>
    <style:style style:name="P107" style:family="paragraph" style:parent-style-name="Text_20_body">
      <style:text-properties officeooo:paragraph-rsid="004ce86f"/>
    </style:style>
    <style:style style:name="P108" style:family="paragraph" style:parent-style-name="Text_20_body">
      <style:text-properties officeooo:rsid="004ce86f" officeooo:paragraph-rsid="004ce86f"/>
    </style:style>
    <style:style style:name="P109" style:family="paragraph" style:parent-style-name="Text_20_body">
      <style:text-properties officeooo:paragraph-rsid="00532357"/>
    </style:style>
    <style:style style:name="P110" style:family="paragraph" style:parent-style-name="Text_20_body">
      <style:text-properties officeooo:paragraph-rsid="0050cba9"/>
    </style:style>
    <style:style style:name="P111" style:family="paragraph" style:parent-style-name="Text_20_body">
      <style:text-properties officeooo:rsid="0053e20e" officeooo:paragraph-rsid="0053e20e"/>
    </style:style>
    <style:style style:name="P112" style:family="paragraph" style:parent-style-name="Text_20_body">
      <style:text-properties officeooo:paragraph-rsid="005cb323"/>
    </style:style>
    <style:style style:name="P113" style:family="paragraph" style:parent-style-name="Text_20_body">
      <style:text-properties officeooo:rsid="005cb323" officeooo:paragraph-rsid="005cb323"/>
    </style:style>
    <style:style style:name="P114" style:family="paragraph" style:parent-style-name="Text_20_body">
      <style:text-properties officeooo:rsid="005e6dfe" officeooo:paragraph-rsid="005e6dfe"/>
    </style:style>
    <style:style style:name="P115" style:family="paragraph" style:parent-style-name="Text_20_body">
      <style:text-properties officeooo:paragraph-rsid="00612d00"/>
    </style:style>
    <style:style style:name="P116" style:family="paragraph" style:parent-style-name="Text_20_body">
      <style:text-properties officeooo:rsid="00612d00" officeooo:paragraph-rsid="00612d00"/>
    </style:style>
    <style:style style:name="P117" style:family="paragraph" style:parent-style-name="Text_20_body">
      <style:text-properties officeooo:paragraph-rsid="0062bbe3"/>
    </style:style>
    <style:style style:name="P118" style:family="paragraph" style:parent-style-name="Text_20_body">
      <style:text-properties officeooo:rsid="0064f607" officeooo:paragraph-rsid="0072a359"/>
    </style:style>
    <style:style style:name="P119" style:family="paragraph" style:parent-style-name="Text_20_body">
      <style:text-properties officeooo:paragraph-rsid="00676bf0"/>
    </style:style>
    <style:style style:name="P120" style:family="paragraph" style:parent-style-name="Text_20_body">
      <style:text-properties officeooo:paragraph-rsid="00688e77"/>
    </style:style>
    <style:style style:name="P121" style:family="paragraph" style:parent-style-name="Text_20_body">
      <style:text-properties officeooo:rsid="00688e77" officeooo:paragraph-rsid="00688e77"/>
    </style:style>
    <style:style style:name="P122" style:family="paragraph" style:parent-style-name="Text_20_body">
      <style:text-properties officeooo:paragraph-rsid="006a03c7"/>
    </style:style>
    <style:style style:name="P123" style:family="paragraph" style:parent-style-name="Text_20_body">
      <style:text-properties officeooo:paragraph-rsid="006b6b11"/>
    </style:style>
    <style:style style:name="P124" style:family="paragraph" style:parent-style-name="Text_20_body">
      <style:text-properties officeooo:paragraph-rsid="006cbae1"/>
    </style:style>
    <style:style style:name="P125" style:family="paragraph" style:parent-style-name="Text_20_body">
      <style:text-properties officeooo:rsid="006cbae1" officeooo:paragraph-rsid="006cbae1"/>
    </style:style>
    <style:style style:name="P126" style:family="paragraph" style:parent-style-name="Text_20_body">
      <style:text-properties officeooo:paragraph-rsid="006db2e6"/>
    </style:style>
    <style:style style:name="P127" style:family="paragraph" style:parent-style-name="Text_20_body">
      <style:text-properties officeooo:rsid="006eb2fb" officeooo:paragraph-rsid="006eb2fb"/>
    </style:style>
    <style:style style:name="P128" style:family="paragraph" style:parent-style-name="Text_20_body">
      <style:text-properties officeooo:paragraph-rsid="006eb2fb"/>
    </style:style>
    <style:style style:name="P129" style:family="paragraph" style:parent-style-name="Text_20_body">
      <style:text-properties officeooo:paragraph-rsid="006f69c2"/>
    </style:style>
    <style:style style:name="P130" style:family="paragraph" style:parent-style-name="Text_20_body">
      <style:text-properties officeooo:rsid="006f69c2" officeooo:paragraph-rsid="006f69c2"/>
    </style:style>
    <style:style style:name="P131" style:family="paragraph" style:parent-style-name="Text_20_body">
      <style:text-properties officeooo:rsid="006fb9cf" officeooo:paragraph-rsid="006fb9cf"/>
    </style:style>
    <style:style style:name="P132" style:family="paragraph" style:parent-style-name="Text_20_body">
      <style:text-properties officeooo:paragraph-rsid="0072a359"/>
    </style:style>
    <style:style style:name="P133" style:family="paragraph" style:parent-style-name="Text_20_body">
      <style:text-properties officeooo:rsid="0072a359" officeooo:paragraph-rsid="0072a359"/>
    </style:style>
    <style:style style:name="P134" style:family="paragraph" style:parent-style-name="Text_20_body">
      <style:text-properties officeooo:rsid="0072a359" officeooo:paragraph-rsid="007364d8"/>
    </style:style>
    <style:style style:name="P135" style:family="paragraph" style:parent-style-name="Text_20_body">
      <style:text-properties officeooo:rsid="0072a359" officeooo:paragraph-rsid="0073fe64"/>
    </style:style>
    <style:style style:name="P136" style:family="paragraph" style:parent-style-name="Text_20_body">
      <style:text-properties officeooo:rsid="0073fe64" officeooo:paragraph-rsid="0073fe64"/>
    </style:style>
    <style:style style:name="P137" style:family="paragraph" style:parent-style-name="Text_20_body">
      <style:text-properties officeooo:paragraph-rsid="00765772"/>
    </style:style>
    <style:style style:name="P138" style:family="paragraph" style:parent-style-name="Text_20_body">
      <style:text-properties officeooo:rsid="0078f5e0" officeooo:paragraph-rsid="0078f5e0"/>
    </style:style>
    <style:style style:name="P139" style:family="paragraph" style:parent-style-name="Text_20_body">
      <style:text-properties officeooo:paragraph-rsid="0078f5e0"/>
    </style:style>
    <style:style style:name="P140" style:family="paragraph" style:parent-style-name="Text_20_body">
      <style:text-properties officeooo:paragraph-rsid="00804650"/>
    </style:style>
    <style:style style:name="P141" style:family="paragraph" style:parent-style-name="Text_20_body">
      <style:text-properties officeooo:rsid="00823344" officeooo:paragraph-rsid="00823344"/>
    </style:style>
    <style:style style:name="P142" style:family="paragraph" style:parent-style-name="Text_20_body">
      <style:text-properties officeooo:paragraph-rsid="00823344"/>
    </style:style>
    <style:style style:name="P143" style:family="paragraph" style:parent-style-name="Text_20_body">
      <style:text-properties officeooo:paragraph-rsid="00885c79"/>
    </style:style>
    <style:style style:name="P144" style:family="paragraph" style:parent-style-name="Text_20_body">
      <style:text-properties officeooo:rsid="00891ff5" officeooo:paragraph-rsid="00891ff5"/>
    </style:style>
    <style:style style:name="P145" style:family="paragraph" style:parent-style-name="Text_20_body">
      <style:text-properties officeooo:paragraph-rsid="00891ff5"/>
    </style:style>
    <style:style style:name="P146" style:family="paragraph" style:parent-style-name="Text_20_body">
      <style:text-properties officeooo:paragraph-rsid="008a02ff"/>
    </style:style>
    <style:style style:name="P147" style:family="paragraph" style:parent-style-name="Text_20_body">
      <style:text-properties officeooo:rsid="008a02ff" officeooo:paragraph-rsid="008a02ff"/>
    </style:style>
    <style:style style:name="P148" style:family="paragraph" style:parent-style-name="Text_20_body">
      <style:text-properties officeooo:paragraph-rsid="008adc93"/>
    </style:style>
    <style:style style:name="P149" style:family="paragraph" style:parent-style-name="Text_20_body">
      <style:text-properties officeooo:paragraph-rsid="008cfca4"/>
    </style:style>
    <style:style style:name="P150" style:family="paragraph" style:parent-style-name="Text_20_body">
      <style:text-properties officeooo:paragraph-rsid="008d6838"/>
    </style:style>
    <style:style style:name="P151" style:family="paragraph" style:parent-style-name="Text_20_body">
      <style:text-properties officeooo:paragraph-rsid="008f75ed"/>
    </style:style>
    <style:style style:name="P152" style:family="paragraph" style:parent-style-name="Text_20_body">
      <style:text-properties officeooo:paragraph-rsid="007c9412"/>
    </style:style>
    <style:style style:name="P153" style:family="paragraph" style:parent-style-name="Text_20_body">
      <style:text-properties officeooo:paragraph-rsid="009994c5"/>
    </style:style>
    <style:style style:name="P154" style:family="paragraph" style:parent-style-name="Text_20_body">
      <style:text-properties officeooo:paragraph-rsid="007ac1f9"/>
    </style:style>
    <style:style style:name="P155" style:family="paragraph" style:parent-style-name="Text_20_body">
      <style:text-properties officeooo:paragraph-rsid="009a6416"/>
    </style:style>
    <style:style style:name="P156" style:family="paragraph" style:parent-style-name="Text_20_body">
      <style:text-properties officeooo:paragraph-rsid="009c3a7b"/>
    </style:style>
    <style:style style:name="P157" style:family="paragraph" style:parent-style-name="Text_20_body">
      <style:text-properties officeooo:paragraph-rsid="009dd3be"/>
    </style:style>
    <style:style style:name="P158" style:family="paragraph" style:parent-style-name="Text_20_body">
      <style:text-properties officeooo:paragraph-rsid="00a6b104"/>
    </style:style>
    <style:style style:name="P159" style:family="paragraph" style:parent-style-name="Text_20_body">
      <style:text-properties officeooo:paragraph-rsid="00a7a935"/>
    </style:style>
    <style:style style:name="P160" style:family="paragraph" style:parent-style-name="Text_20_body">
      <style:text-properties officeooo:paragraph-rsid="00ad738f"/>
    </style:style>
    <style:style style:name="P161" style:family="paragraph" style:parent-style-name="Text_20_body">
      <style:text-properties officeooo:paragraph-rsid="00b0a58b"/>
    </style:style>
    <style:style style:name="P162" style:family="paragraph" style:parent-style-name="Text_20_body">
      <style:text-properties officeooo:paragraph-rsid="00b4c595"/>
    </style:style>
    <style:style style:name="P163" style:family="paragraph" style:parent-style-name="Text_20_body">
      <style:text-properties officeooo:paragraph-rsid="003608ea"/>
    </style:style>
    <style:style style:name="P164" style:family="paragraph" style:parent-style-name="Text_20_body">
      <style:text-properties officeooo:paragraph-rsid="00c9b467"/>
    </style:style>
    <style:style style:name="P165" style:family="paragraph" style:parent-style-name="Text_20_body">
      <style:text-properties officeooo:paragraph-rsid="00cb43ab"/>
    </style:style>
    <style:style style:name="P166" style:family="paragraph" style:parent-style-name="Text_20_body">
      <style:text-properties officeooo:rsid="00cb43ab" officeooo:paragraph-rsid="00cb43ab"/>
    </style:style>
    <style:style style:name="P167" style:family="paragraph" style:parent-style-name="Text_20_body">
      <style:text-properties officeooo:rsid="00cba211" officeooo:paragraph-rsid="00cba211"/>
    </style:style>
    <style:style style:name="P168" style:family="paragraph" style:parent-style-name="Text_20_body">
      <style:text-properties officeooo:rsid="00cbfbc0" officeooo:paragraph-rsid="00cbfbc0"/>
    </style:style>
    <style:style style:name="P169" style:family="paragraph" style:parent-style-name="Text_20_body" style:master-page-name="">
      <style:paragraph-properties style:page-number="auto" fo:keep-with-next="always"/>
    </style:style>
    <style:style style:name="P170" style:family="paragraph" style:parent-style-name="Text_20_body" style:master-page-name="">
      <style:paragraph-properties style:page-number="auto" fo:keep-with-next="always"/>
      <style:text-properties fo:font-weight="normal" officeooo:paragraph-rsid="0027e569" style:font-weight-asian="normal" style:font-weight-complex="normal"/>
    </style:style>
    <style:style style:name="P171" style:family="paragraph" style:parent-style-name="Text_20_body" style:master-page-name="">
      <style:paragraph-properties style:page-number="auto" fo:keep-with-next="always"/>
      <style:text-properties fo:font-weight="normal" officeooo:paragraph-rsid="0039cd33" style:font-weight-asian="normal" style:font-weight-complex="normal"/>
    </style:style>
    <style:style style:name="P172" style:family="paragraph" style:parent-style-name="Text_20_body" style:master-page-name="">
      <style:paragraph-properties style:page-number="auto" fo:keep-with-next="always"/>
      <style:text-properties fo:font-weight="normal" officeooo:paragraph-rsid="00b9d7ff" style:font-weight-asian="normal" style:font-weight-complex="normal"/>
    </style:style>
    <style:style style:name="P173" style:family="paragraph" style:parent-style-name="Text_20_body" style:master-page-name="">
      <style:paragraph-properties style:page-number="auto" fo:keep-with-next="always"/>
      <style:text-properties fo:language="en" fo:country="US" officeooo:rsid="0021689e" officeooo:paragraph-rsid="0021689e"/>
    </style:style>
    <style:style style:name="P174" style:family="paragraph" style:parent-style-name="Text_20_body" style:master-page-name="">
      <style:paragraph-properties style:page-number="auto" fo:keep-with-next="always"/>
      <style:text-properties officeooo:paragraph-rsid="00ce3a4e"/>
    </style:style>
    <style:style style:name="P175" style:family="paragraph" style:parent-style-name="Standard">
      <style:text-properties fo:language="en" fo:country="US"/>
    </style:style>
    <style:style style:name="P176" style:family="paragraph" style:parent-style-name="Standard">
      <style:text-properties officeooo:paragraph-rsid="0021689e"/>
    </style:style>
    <style:style style:name="P177" style:family="paragraph" style:parent-style-name="Standard">
      <style:text-properties officeooo:paragraph-rsid="00217b4b"/>
    </style:style>
    <style:style style:name="P178" style:family="paragraph" style:parent-style-name="Standard">
      <style:text-properties officeooo:paragraph-rsid="00229221"/>
    </style:style>
    <style:style style:name="P179" style:family="paragraph" style:parent-style-name="Standard">
      <style:text-properties officeooo:paragraph-rsid="0022a1c4"/>
    </style:style>
    <style:style style:name="P180" style:family="paragraph" style:parent-style-name="Standard">
      <style:text-properties officeooo:paragraph-rsid="0027e569"/>
    </style:style>
    <style:style style:name="P181" style:family="paragraph" style:parent-style-name="Standard">
      <style:text-properties fo:color="#000000" style:font-name="Consolas" fo:font-size="10pt" officeooo:rsid="0024c9bd" officeooo:paragraph-rsid="0024c9bd" style:font-size-asian="10pt"/>
    </style:style>
    <style:style style:name="P182" style:family="paragraph" style:parent-style-name="Standard">
      <style:text-properties fo:color="#000000" style:font-name="Consolas" fo:font-size="10pt" officeooo:paragraph-rsid="0024c9bd" style:font-size-asian="10pt"/>
    </style:style>
    <style:style style:name="P183" style:family="paragraph" style:parent-style-name="Standard">
      <style:text-properties fo:color="#000000" style:font-name="Consolas" fo:font-size="10pt" officeooo:paragraph-rsid="00a7a935" style:font-size-asian="10pt"/>
    </style:style>
    <style:style style:name="P184" style:family="paragraph" style:parent-style-name="Standard">
      <style:text-properties fo:color="#000000" style:font-name="Consolas" fo:font-size="10pt" officeooo:rsid="0037981a" officeooo:paragraph-rsid="00cb43ab" style:font-size-asian="10pt"/>
    </style:style>
    <style:style style:name="P185" style:family="paragraph" style:parent-style-name="Standard">
      <style:text-properties fo:color="#000000" style:font-name="Consolas" fo:font-size="10pt" officeooo:rsid="00671244" officeooo:paragraph-rsid="00671244" fo:background-color="#e8f2fe" style:font-size-asian="10pt"/>
    </style:style>
    <style:style style:name="P186" style:family="paragraph" style:parent-style-name="Standard">
      <style:text-properties fo:color="#000000" style:font-name="Consolas" fo:font-size="10pt" fo:font-weight="normal" officeooo:paragraph-rsid="0039cd33" style:font-size-asian="10pt" style:font-weight-asian="normal" style:font-weight-complex="normal"/>
    </style:style>
    <style:style style:name="P187" style:family="paragraph" style:parent-style-name="Standard">
      <style:text-properties fo:color="#000000" style:font-name="Consolas" fo:font-size="10pt" fo:language="en" fo:country="US" officeooo:rsid="0063fb7e" officeooo:paragraph-rsid="0072a359" fo:background-color="#e8f2fe" style:font-size-asian="10pt"/>
    </style:style>
    <style:style style:name="P188" style:family="paragraph" style:parent-style-name="Standard">
      <style:text-properties fo:color="#000000" style:font-name="Consolas" fo:font-size="10pt" fo:language="en" fo:country="US" officeooo:paragraph-rsid="0072a359" fo:background-color="#e8f2fe" style:font-size-asian="10pt"/>
    </style:style>
    <style:style style:name="P189" style:family="paragraph" style:parent-style-name="Standard">
      <style:text-properties fo:font-weight="normal" officeooo:paragraph-rsid="0027e569" style:font-weight-asian="normal" style:font-weight-complex="normal"/>
    </style:style>
    <style:style style:name="P190" style:family="paragraph" style:parent-style-name="Standard">
      <style:text-properties fo:font-weight="normal" officeooo:rsid="0027e569" officeooo:paragraph-rsid="0027e569" style:font-weight-asian="normal" style:font-weight-complex="normal"/>
    </style:style>
    <style:style style:name="P191" style:family="paragraph" style:parent-style-name="Standard">
      <style:text-properties fo:font-weight="normal" officeooo:paragraph-rsid="0039cd33" style:font-weight-asian="normal" style:font-weight-complex="normal"/>
    </style:style>
    <style:style style:name="P192" style:family="paragraph" style:parent-style-name="Standard">
      <style:text-properties officeooo:rsid="0032fc74" officeooo:paragraph-rsid="0032fc74"/>
    </style:style>
    <style:style style:name="P193" style:family="paragraph" style:parent-style-name="Standard">
      <style:text-properties officeooo:paragraph-rsid="0039cd33"/>
    </style:style>
    <style:style style:name="P194" style:family="paragraph" style:parent-style-name="Standard">
      <style:text-properties officeooo:paragraph-rsid="00532357"/>
    </style:style>
    <style:style style:name="P195" style:family="paragraph" style:parent-style-name="Standard">
      <style:text-properties officeooo:paragraph-rsid="0072a359"/>
    </style:style>
    <style:style style:name="P196" style:family="paragraph" style:parent-style-name="Standard">
      <style:text-properties officeooo:paragraph-rsid="007d2776"/>
    </style:style>
    <style:style style:name="P197" style:family="paragraph" style:parent-style-name="Standard">
      <style:text-properties officeooo:paragraph-rsid="008ba4b2"/>
    </style:style>
    <style:style style:name="P198" style:family="paragraph" style:parent-style-name="Standard">
      <style:text-properties fo:font-weight="bold" officeooo:paragraph-rsid="009a6416" style:font-weight-asian="bold" style:font-weight-complex="bold"/>
    </style:style>
    <style:style style:name="P199" style:family="paragraph" style:parent-style-name="Standard">
      <style:text-properties officeooo:paragraph-rsid="00a7a935"/>
    </style:style>
    <style:style style:name="P200" style:family="paragraph" style:parent-style-name="Standard">
      <style:text-properties officeooo:paragraph-rsid="00c9b467"/>
    </style:style>
    <style:style style:name="P201" style:family="paragraph" style:parent-style-name="Standard">
      <style:text-properties officeooo:rsid="0037981a" officeooo:paragraph-rsid="00cb43ab"/>
    </style:style>
    <style:style style:name="P202" style:family="paragraph" style:parent-style-name="Standard">
      <style:paragraph-properties fo:margin-left="0cm" fo:margin-right="0cm" fo:text-align="start" style:justify-single-word="false" fo:text-indent="0cm" style:auto-text-indent="false"/>
    </style:style>
    <style:style style:name="P203" style:family="paragraph" style:parent-style-name="Standard">
      <style:paragraph-properties fo:margin-left="0cm" fo:margin-right="0cm" fo:text-align="start" style:justify-single-word="false" fo:text-indent="0cm" style:auto-text-indent="false"/>
      <style:text-properties officeooo:paragraph-rsid="0063ab76"/>
    </style:style>
    <style:style style:name="P204"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63ab76"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style:font-name="Consolas" fo:font-size="10pt" fo:background-color="#e8f2fe" style:font-size-asian="10pt"/>
    </style:style>
    <style:style style:name="P207" style:family="paragraph" style:parent-style-name="Title">
      <style:text-properties fo:language="en" fo:country="US" officeooo:rsid="001db99f" officeooo:paragraph-rsid="001db99f"/>
    </style:style>
    <style:style style:name="P208" style:family="paragraph" style:parent-style-name="Subtitle">
      <style:text-properties fo:language="en" fo:country="US" officeooo:rsid="001db99f" officeooo:paragraph-rsid="001db99f"/>
    </style:style>
    <style:style style:name="P209" style:family="paragraph" style:parent-style-name="Standard">
      <style:text-properties officeooo:paragraph-rsid="00d3da36"/>
    </style:style>
    <style:style style:name="P210" style:family="paragraph" style:parent-style-name="Standard">
      <style:text-properties fo:color="#000000" style:font-name="Consolas" fo:font-size="10pt" fo:language="en" fo:country="US" officeooo:rsid="0063fb7e" officeooo:paragraph-rsid="00d3da36" fo:background-color="#e8f2fe" style:font-size-asian="10pt"/>
    </style:style>
    <style:style style:name="P211" style:family="paragraph" style:parent-style-name="Standard">
      <style:text-properties fo:color="#000000" style:font-name="Consolas" fo:font-size="10pt" fo:language="en" fo:country="US" officeooo:rsid="0063fb7e" officeooo:paragraph-rsid="00d72f98" fo:background-color="#e8f2fe" style:font-size-asian="10pt"/>
    </style:style>
    <style:style style:name="P212" style:family="paragraph" style:parent-style-name="Standard">
      <style:text-properties fo:color="#000000" style:font-name="Consolas" fo:font-size="10pt" fo:language="en" fo:country="US" officeooo:paragraph-rsid="00d72f98" fo:background-color="#e8f2fe" style:font-size-asian="10pt"/>
    </style:style>
    <style:style style:name="P213" style:family="paragraph" style:parent-style-name="Standard">
      <style:text-properties fo:language="en" fo:country="US" officeooo:paragraph-rsid="00d72f98"/>
    </style:style>
    <style:style style:name="P214" style:family="paragraph" style:parent-style-name="Standard">
      <style:text-properties officeooo:paragraph-rsid="00d72f98"/>
    </style:style>
    <style:style style:name="P215" style:family="paragraph" style:parent-style-name="Heading_20_3">
      <style:text-properties officeooo:paragraph-rsid="0053e20e"/>
    </style:style>
    <style:style style:name="P216" style:family="paragraph" style:parent-style-name="Heading_20_3">
      <style:text-properties fo:language="en" fo:country="US"/>
    </style:style>
    <style:style style:name="P217" style:family="paragraph" style:parent-style-name="Heading_20_3">
      <style:text-properties fo:language="en" fo:country="US" officeooo:rsid="0032797d" officeooo:paragraph-rsid="0032797d"/>
    </style:style>
    <style:style style:name="P218" style:family="paragraph" style:parent-style-name="Heading_20_3">
      <style:text-properties fo:language="en" fo:country="US" officeooo:rsid="0032797d" officeooo:paragraph-rsid="0078283a"/>
    </style:style>
    <style:style style:name="P219" style:family="paragraph" style:parent-style-name="Heading_20_3">
      <style:text-properties fo:language="en" fo:country="US" officeooo:rsid="0073fe64" officeooo:paragraph-rsid="00885c79"/>
    </style:style>
    <style:style style:name="P220" style:family="paragraph" style:parent-style-name="Heading_20_3">
      <style:text-properties fo:language="en" fo:country="US" officeooo:rsid="0073fe64" officeooo:paragraph-rsid="00804650"/>
    </style:style>
    <style:style style:name="P221" style:family="paragraph" style:parent-style-name="Heading_20_3">
      <style:text-properties fo:language="en" fo:country="US" officeooo:paragraph-rsid="00d72f98"/>
    </style:style>
    <style:style style:name="P222" style:family="paragraph" style:parent-style-name="Heading_20_3">
      <style:text-properties officeooo:paragraph-rsid="006eb2fb"/>
    </style:style>
    <style:style style:name="P223" style:family="paragraph" style:parent-style-name="Heading_20_3">
      <style:text-properties officeooo:paragraph-rsid="00765772"/>
    </style:style>
    <style:style style:name="P224" style:family="paragraph" style:parent-style-name="Heading_20_3">
      <style:text-properties officeooo:paragraph-rsid="00b4c595"/>
    </style:style>
    <style:style style:name="P225" style:family="paragraph" style:parent-style-name="Heading_20_3">
      <style:text-properties officeooo:paragraph-rsid="00a7a935"/>
    </style:style>
    <style:style style:name="P226" style:family="paragraph" style:parent-style-name="Heading_20_3">
      <style:text-properties officeooo:rsid="007c9412" officeooo:paragraph-rsid="007c9412"/>
    </style:style>
    <style:style style:name="P227" style:family="paragraph" style:parent-style-name="Heading_20_3">
      <style:text-properties officeooo:rsid="0037981a" officeooo:paragraph-rsid="00cb43ab"/>
    </style:style>
    <style:style style:name="P228" style:family="paragraph" style:parent-style-name="Heading_20_4">
      <style:text-properties officeooo:paragraph-rsid="00b9d7ff"/>
    </style:style>
    <style:style style:name="P229" style:family="paragraph" style:parent-style-name="Heading_20_4">
      <style:text-properties officeooo:paragraph-rsid="00baf67c"/>
    </style:style>
    <style:style style:name="P230" style:family="paragraph" style:parent-style-name="Heading_20_4">
      <style:text-properties officeooo:paragraph-rsid="00bb4a53"/>
    </style:style>
    <style:style style:name="P231" style:family="paragraph" style:parent-style-name="Heading_20_4">
      <style:text-properties officeooo:paragraph-rsid="00be45e0"/>
    </style:style>
    <style:style style:name="P232" style:family="paragraph" style:parent-style-name="Heading_20_4">
      <style:text-properties officeooo:rsid="00cb43ab" officeooo:paragraph-rsid="00cba211"/>
    </style:style>
    <style:style style:name="P233" style:family="paragraph" style:parent-style-name="Heading_20_4">
      <style:text-properties officeooo:rsid="00cb43ab" officeooo:paragraph-rsid="00cbfbc0"/>
    </style:style>
    <style:style style:name="P234" style:family="paragraph" style:parent-style-name="Heading_20_4">
      <style:text-properties officeooo:paragraph-rsid="00891ff5"/>
    </style:style>
    <style:style style:name="P235" style:family="paragraph" style:parent-style-name="Heading_20_4">
      <style:text-properties officeooo:paragraph-rsid="00d6feb1"/>
    </style:style>
    <style:style style:name="P236" style:family="paragraph" style:parent-style-name="Heading_20_4">
      <style:text-properties officeooo:paragraph-rsid="00d72f98"/>
    </style:style>
    <style:style style:name="P237" style:family="paragraph">
      <style:text-properties fo:language="en" fo:country="US"/>
    </style:style>
    <style:style style:name="P238" style:family="paragraph" style:parent-style-name="Contents_20_2">
      <style:paragraph-properties>
        <style:tab-stops>
          <style:tab-stop style:position="17.59cm" style:type="right" style:leader-style="dotted" style:leader-text="."/>
        </style:tab-stops>
      </style:paragraph-properties>
    </style:style>
    <style:style style:name="P239" style:family="paragraph" style:parent-style-name="Heading_20_2" style:list-style-name=""/>
    <style:style style:name="P240" style:family="paragraph" style:parent-style-name="Heading_20_2">
      <style:paragraph-properties fo:break-before="page"/>
    </style:style>
    <style:style style:name="P241" style:family="paragraph" style:parent-style-name="Contents_20_4">
      <style:paragraph-properties>
        <style:tab-stops>
          <style:tab-stop style:position="17.59cm" style:type="right" style:leader-style="dotted" style:leader-text="."/>
        </style:tab-stops>
      </style:paragraph-properties>
    </style:style>
    <style:style style:name="P242" style:family="paragraph" style:parent-style-name="Contents_20_1">
      <style:paragraph-properties>
        <style:tab-stops>
          <style:tab-stop style:position="17.59cm" style:type="right" style:leader-style="dotted" style:leader-text="."/>
        </style:tab-stops>
      </style:paragraph-properties>
    </style:style>
    <style:style style:name="P243" style:family="paragraph" style:parent-style-name="Contents_20_3">
      <style:paragraph-properties>
        <style:tab-stops>
          <style:tab-stop style:position="17.59cm" style:type="right" style:leader-style="dotted" style:leader-text="."/>
        </style:tab-stops>
      </style:paragraph-properties>
    </style:style>
    <style:style style:name="P244" style:family="paragraph" style:parent-style-name="Heading_20_1" style:list-style-name="">
      <style:text-properties fo:language="en" fo:country="US" officeooo:rsid="001db99f" officeooo:paragraph-rsid="001db99f"/>
    </style:style>
    <style:style style:name="P245" style:family="paragraph" style:parent-style-name="Heading_20_1">
      <style:paragraph-properties fo:break-before="page"/>
    </style:style>
    <style:style style:name="P246" style:family="paragraph" style:parent-style-name="Heading_20_1">
      <style:paragraph-properties fo:break-before="page"/>
      <style:text-properties fo:language="en" fo:country="US" officeooo:rsid="001db99f" officeooo:paragraph-rsid="001db99f"/>
    </style:style>
    <style:style style:name="P247" style:family="paragraph" style:parent-style-name="Heading_20_1" style:master-page-name="">
      <style:paragraph-properties style:page-number="auto" fo:break-before="auto" fo:break-after="auto"/>
      <style:text-properties officeooo:rsid="001ee786" officeooo:paragraph-rsid="00207232"/>
    </style:style>
    <style:style style:name="P248" style:family="paragraph" style:parent-style-name="Text_20_body" style:list-style-name="L1"/>
    <style:style style:name="P249" style:family="paragraph" style:parent-style-name="Text_20_body" style:list-style-name="L1">
      <style:text-properties officeooo:paragraph-rsid="00207232"/>
    </style:style>
    <style:style style:name="P250" style:family="paragraph" style:parent-style-name="Text_20_body" style:list-style-name="L2">
      <style:text-properties officeooo:rsid="00ce3a4e" officeooo:paragraph-rsid="00d10f91"/>
    </style:style>
    <style:style style:name="P251" style:family="paragraph" style:parent-style-name="Text_20_body" style:list-style-name="L2">
      <style:text-properties officeooo:rsid="00ce3a4e" officeooo:paragraph-rsid="00d8bb6d"/>
    </style:style>
    <style:style style:name="P252" style:family="paragraph" style:parent-style-name="Text_20_body">
      <style:text-properties fo:language="en" fo:country="US" fo:font-style="normal" fo:font-weight="normal" officeooo:rsid="003a8846" style:font-style-asian="normal" style:font-weight-asian="normal" style:font-style-complex="normal" style:font-weight-complex="normal"/>
    </style:style>
    <style:style style:name="P253" style:family="paragraph" style:parent-style-name="Text_20_body">
      <style:text-properties fo:language="en" fo:country="US" officeooo:paragraph-rsid="00d72f98"/>
    </style:style>
    <style:style style:name="P254" style:family="paragraph" style:parent-style-name="Text_20_body">
      <style:text-properties fo:language="en" fo:country="US" officeooo:paragraph-rsid="00d8bb6d"/>
    </style:style>
    <style:style style:name="P255" style:family="paragraph" style:parent-style-name="Text_20_body">
      <style:text-properties officeooo:paragraph-rsid="00d3da36"/>
    </style:style>
    <style:style style:name="P256" style:family="paragraph" style:parent-style-name="Text_20_body">
      <style:text-properties officeooo:paragraph-rsid="00d607dd"/>
    </style:style>
    <style:style style:name="P257" style:family="paragraph" style:parent-style-name="Text_20_body">
      <style:text-properties officeooo:rsid="00d607dd" officeooo:paragraph-rsid="00d607dd"/>
    </style:style>
    <style:style style:name="P258" style:family="paragraph" style:parent-style-name="Text_20_body">
      <style:text-properties officeooo:paragraph-rsid="00d6feb1"/>
    </style:style>
    <style:style style:name="P259" style:family="paragraph" style:parent-style-name="Text_20_body">
      <style:text-properties officeooo:rsid="00d6feb1" officeooo:paragraph-rsid="00d6feb1"/>
    </style:style>
    <style:style style:name="P260" style:family="paragraph" style:parent-style-name="Text_20_body">
      <style:text-properties officeooo:rsid="0064f607" officeooo:paragraph-rsid="00d72f98"/>
    </style:style>
    <style:style style:name="P261" style:family="paragraph" style:parent-style-name="Text_20_body">
      <style:text-properties officeooo:rsid="0065cada" officeooo:paragraph-rsid="00d72f98"/>
    </style:style>
    <style:style style:name="P262" style:family="paragraph" style:parent-style-name="Text_20_body">
      <style:text-properties fo:color="#000000" style:font-name="Consolas" fo:font-size="10pt" officeooo:rsid="0065cada" officeooo:paragraph-rsid="00d72f98" fo:background-color="#e8f2fe" style:font-size-asian="10pt"/>
    </style:style>
    <style:style style:name="P263" style:family="paragraph" style:parent-style-name="Text_20_body">
      <style:text-properties officeooo:paragraph-rsid="00d72f98"/>
    </style:style>
    <style:style style:name="P264" style:family="paragraph" style:parent-style-name="Text_20_body">
      <style:text-properties fo:font-weight="normal" officeooo:rsid="00207232" officeooo:paragraph-rsid="00207232" style:font-weight-asian="normal" style:font-weight-complex="normal"/>
    </style:style>
    <style:style style:name="T1" style:family="text">
      <style:text-properties officeooo:rsid="008fce11"/>
    </style:style>
    <style:style style:name="T2" style:family="text">
      <style:text-properties fo:font-weight="normal" style:font-weight-asian="normal" style:font-weight-complex="normal"/>
    </style:style>
    <style:style style:name="T3" style:family="text">
      <style:text-properties fo:font-weight="normal" officeooo:rsid="00207232" style:font-weight-asian="normal" style:font-weight-complex="normal"/>
    </style:style>
    <style:style style:name="T4" style:family="text">
      <style:text-properties fo:font-weight="normal" officeooo:rsid="0025f58f" style:font-weight-asian="normal" style:font-weight-complex="normal"/>
    </style:style>
    <style:style style:name="T5" style:family="text">
      <style:text-properties fo:font-weight="normal" officeooo:rsid="0027e569" style:font-weight-asian="normal" style:font-weight-complex="normal"/>
    </style:style>
    <style:style style:name="T6" style:family="text">
      <style:text-properties fo:font-weight="normal" officeooo:rsid="00765772" style:font-weight-asian="normal" style:font-weight-complex="normal"/>
    </style:style>
    <style:style style:name="T7" style:family="text">
      <style:text-properties fo:font-weight="normal" officeooo:rsid="007ac1f9" style:font-weight-asian="normal" style:font-weight-complex="normal"/>
    </style:style>
    <style:style style:name="T8" style:family="text">
      <style:text-properties fo:font-weight="normal" officeooo:rsid="007c9412" style:font-weight-asian="normal" style:font-weight-complex="normal"/>
    </style:style>
    <style:style style:name="T9" style:family="text">
      <style:text-properties fo:font-weight="normal" officeooo:rsid="008ba4b2" style:font-weight-asian="normal" style:font-weight-complex="normal"/>
    </style:style>
    <style:style style:name="T10" style:family="text">
      <style:text-properties fo:font-weight="normal" officeooo:rsid="00a7a935" style:font-weight-asian="normal" style:font-weight-complex="normal"/>
    </style:style>
    <style:style style:name="T11" style:family="text">
      <style:text-properties fo:font-weight="normal" officeooo:rsid="00ab9ffb" style:font-weight-asian="normal" style:font-weight-complex="normal"/>
    </style:style>
    <style:style style:name="T12" style:family="text">
      <style:text-properties fo:font-weight="normal" officeooo:rsid="002ad0ac" style:font-weight-asian="normal" style:font-weight-complex="normal"/>
    </style:style>
    <style:style style:name="T13" style:family="text">
      <style:text-properties fo:font-weight="normal" officeooo:rsid="00ac5706" style:font-weight-asian="normal" style:font-weight-complex="normal"/>
    </style:style>
    <style:style style:name="T14" style:family="text">
      <style:text-properties fo:font-weight="normal" officeooo:rsid="00be45e0" style:font-weight-asian="normal" style:font-weight-complex="normal"/>
    </style:style>
    <style:style style:name="T15" style:family="text">
      <style:text-properties fo:font-weight="normal" officeooo:rsid="00cb43ab" style:font-weight-asian="normal" style:font-weight-complex="normal"/>
    </style:style>
    <style:style style:name="T16" style:family="text">
      <style:text-properties fo:font-weight="normal" officeooo:rsid="002445b8" style:font-weight-asian="normal" style:font-weight-complex="normal"/>
    </style:style>
    <style:style style:name="T17" style:family="text">
      <style:text-properties fo:font-weight="normal" officeooo:rsid="00cba211" style:font-weight-asian="normal" style:font-weight-complex="normal"/>
    </style:style>
    <style:style style:name="T18" style:family="text">
      <style:text-properties fo:font-weight="normal" officeooo:rsid="00cec46b" style:font-weight-asian="normal" style:font-weight-complex="normal"/>
    </style:style>
    <style:style style:name="T19" style:family="text">
      <style:text-properties fo:font-weight="normal" officeooo:rsid="00d8bb6d" style:font-weight-asian="normal" style:font-weight-complex="normal"/>
    </style:style>
    <style:style style:name="T20" style:family="text">
      <style:text-properties officeooo:rsid="001db99f"/>
    </style:style>
    <style:style style:name="T21" style:family="text">
      <style:text-properties fo:color="#000000" style:font-name="Consolas" fo:font-size="10pt" fo:background-color="#e8f2fe" loext:char-shading-value="0" style:font-size-asian="10pt"/>
    </style:style>
    <style:style style:name="T22" style:family="text">
      <style:text-properties fo:color="#000000" style:font-name="Consolas" fo:font-size="10pt" officeooo:rsid="002e1f6e" fo:background-color="#e8f2fe" loext:char-shading-value="0" style:font-size-asian="10pt"/>
    </style:style>
    <style:style style:name="T23" style:family="text">
      <style:text-properties fo:color="#000000" style:font-name="Consolas" fo:font-size="10pt" officeooo:rsid="0032797d" fo:background-color="#e8f2fe" loext:char-shading-value="0" style:font-size-asian="10pt"/>
    </style:style>
    <style:style style:name="T24" style:family="text">
      <style:text-properties fo:color="#000000" style:font-name="Consolas" fo:font-size="10pt" officeooo:rsid="003e12af" fo:background-color="#e8f2fe" loext:char-shading-value="0" style:font-size-asian="10pt"/>
    </style:style>
    <style:style style:name="T25" style:family="text">
      <style:text-properties fo:color="#000000" style:font-name="Consolas" fo:font-size="10pt" officeooo:rsid="002f6090" fo:background-color="#e8f2fe" loext:char-shading-value="0" style:font-size-asian="10pt"/>
    </style:style>
    <style:style style:name="T26" style:family="text">
      <style:text-properties fo:color="#000000" style:font-name="Consolas" fo:font-size="10pt" officeooo:rsid="0042a348" fo:background-color="#e8f2fe" loext:char-shading-value="0" style:font-size-asian="10pt"/>
    </style:style>
    <style:style style:name="T27" style:family="text">
      <style:text-properties fo:color="#000000" style:font-name="Consolas" fo:font-size="10pt" officeooo:rsid="002ad0ac" fo:background-color="#e8f2fe" loext:char-shading-value="0" style:font-size-asian="10pt"/>
    </style:style>
    <style:style style:name="T28" style:family="text">
      <style:text-properties fo:color="#000000" style:font-name="Consolas" fo:font-size="10pt" officeooo:rsid="00612d00" fo:background-color="#e8f2fe" loext:char-shading-value="0" style:font-size-asian="10pt"/>
    </style:style>
    <style:style style:name="T29" style:family="text">
      <style:text-properties fo:color="#000000" style:font-name="Consolas" fo:font-size="10pt" officeooo:rsid="0063e7fa" fo:background-color="#e8f2fe" loext:char-shading-value="0" style:font-size-asian="10pt"/>
    </style:style>
    <style:style style:name="T30" style:family="text">
      <style:text-properties fo:color="#000000" style:font-name="Consolas" fo:font-size="10pt" officeooo:rsid="0064f607" fo:background-color="#e8f2fe" loext:char-shading-value="0" style:font-size-asian="10pt"/>
    </style:style>
    <style:style style:name="T31" style:family="text">
      <style:text-properties fo:color="#000000" style:font-name="Consolas" fo:font-size="10pt" officeooo:rsid="0065cada" fo:background-color="#e8f2fe" loext:char-shading-value="0" style:font-size-asian="10pt"/>
    </style:style>
    <style:style style:name="T32" style:family="text">
      <style:text-properties fo:color="#000000" style:font-name="Consolas" fo:font-size="10pt" officeooo:rsid="00671244" fo:background-color="#e8f2fe" loext:char-shading-value="0" style:font-size-asian="10pt"/>
    </style:style>
    <style:style style:name="T33" style:family="text">
      <style:text-properties fo:color="#000000" style:font-name="Consolas" fo:font-size="10pt" officeooo:rsid="00688e77" fo:background-color="#e8f2fe" loext:char-shading-value="0" style:font-size-asian="10pt"/>
    </style:style>
    <style:style style:name="T34" style:family="text">
      <style:text-properties fo:color="#000000" style:font-name="Consolas" fo:font-size="10pt" officeooo:rsid="006cbae1" fo:background-color="#e8f2fe" loext:char-shading-value="0" style:font-size-asian="10pt"/>
    </style:style>
    <style:style style:name="T35" style:family="text">
      <style:text-properties fo:color="#000000" style:font-name="Consolas" fo:font-size="10pt" officeooo:rsid="00823344" fo:background-color="#e8f2fe" loext:char-shading-value="0" style:font-size-asian="10pt"/>
    </style:style>
    <style:style style:name="T36" style:family="text">
      <style:text-properties fo:color="#000000" style:font-name="Consolas" fo:font-size="10pt" officeooo:rsid="00891ff5" fo:background-color="#e8f2fe" loext:char-shading-value="0" style:font-size-asian="10pt"/>
    </style:style>
    <style:style style:name="T37" style:family="text">
      <style:text-properties fo:color="#000000" style:font-name="Consolas" fo:font-size="10pt" officeooo:rsid="0037981a" fo:background-color="#e8f2fe" loext:char-shading-value="0" style:font-size-asian="10pt"/>
    </style:style>
    <style:style style:name="T38" style:family="text">
      <style:text-properties fo:color="#000000" style:font-name="Consolas" fo:font-size="10pt" officeooo:rsid="00b0a58b" fo:background-color="#e8f2fe" loext:char-shading-value="0" style:font-size-asian="10pt"/>
    </style:style>
    <style:style style:name="T39" style:family="text">
      <style:text-properties fo:color="#000000" style:font-name="Consolas" fo:font-size="10pt" fo:background-color="#e8f2fe" loext:char-shading-value="0" style:font-size-asian="10pt" style:font-size-complex="10pt"/>
    </style:style>
    <style:style style:name="T40" style:family="text">
      <style:text-properties fo:color="#000000" style:font-name="Consolas" fo:font-size="10pt" fo:background-color="#e8f2fe" loext:char-shading-value="0" style:font-size-asian="10pt"/>
    </style:style>
    <style:style style:name="T41" style:family="text">
      <style:text-properties fo:color="#000000" style:font-name="Consolas" fo:font-size="10pt" fo:language="en" fo:country="US" fo:background-color="#e8f2fe" loext:char-shading-value="0" style:font-size-asian="10pt"/>
    </style:style>
    <style:style style:name="T42" style:family="text">
      <style:text-properties fo:color="#000000" style:font-name="Consolas" fo:font-size="10pt" fo:language="en" fo:country="US" officeooo:rsid="001ee786" fo:background-color="#e8f2fe" loext:char-shading-value="0" style:font-size-asian="10pt"/>
    </style:style>
    <style:style style:name="T43" style:family="text">
      <style:text-properties fo:color="#000000" style:font-name="Consolas" fo:font-size="10pt" fo:language="en" fo:country="US" officeooo:rsid="0032797d" fo:background-color="#e8f2fe" loext:char-shading-value="0" style:font-size-asian="10pt"/>
    </style:style>
    <style:style style:name="T44" style:family="text">
      <style:text-properties fo:color="#000000" style:font-name="Consolas" fo:font-size="10pt" fo:language="en" fo:country="US" officeooo:rsid="0042a348" fo:background-color="#e8f2fe" loext:char-shading-value="0" style:font-size-asian="10pt"/>
    </style:style>
    <style:style style:name="T45" style:family="text">
      <style:text-properties fo:color="#000000" style:font-name="Consolas" fo:font-size="10pt" fo:language="en" fo:country="US" officeooo:rsid="0030a80c" fo:background-color="#e8f2fe" loext:char-shading-value="0" style:font-size-asian="10pt"/>
    </style:style>
    <style:style style:name="T46" style:family="text">
      <style:text-properties fo:color="#000000" style:font-name="Consolas" fo:font-size="10pt" fo:language="en" fo:country="US" officeooo:rsid="00612d00" fo:background-color="#e8f2fe" loext:char-shading-value="0" style:font-size-asian="10pt"/>
    </style:style>
    <style:style style:name="T47" style:family="text">
      <style:text-properties fo:color="#000000" style:font-name="Consolas" fo:font-size="10pt" fo:language="en" fo:country="US" officeooo:rsid="0063fb7e" fo:background-color="#e8f2fe" loext:char-shading-value="0" style:font-size-asian="10pt"/>
    </style:style>
    <style:style style:name="T48" style:family="text">
      <style:text-properties fo:color="#000000" style:font-name="Consolas" fo:font-size="10pt" fo:language="en" fo:country="US" fo:background-color="#e8f2fe" loext:char-shading-value="0" style:font-size-asian="10pt"/>
    </style:style>
    <style:style style:name="T49" style:family="text">
      <style:text-properties fo:color="#000000" style:font-name="Consolas" fo:font-size="10pt" fo:language="en" fo:country="US" fo:font-weight="normal" officeooo:rsid="002c6630" fo:background-color="#e8f2fe" loext:char-shading-value="0" style:font-size-asian="10pt" style:font-weight-asian="normal" style:font-weight-complex="normal"/>
    </style:style>
    <style:style style:name="T50" style:family="text">
      <style:text-properties fo:color="#000000" style:font-name="Consolas" fo:font-size="10pt" fo:language="en" fo:country="US" fo:font-weight="normal" style:font-size-asian="10pt" style:font-weight-asian="normal" style:font-weight-complex="normal"/>
    </style:style>
    <style:style style:name="T51" style:family="text">
      <style:text-properties fo:color="#000000" style:font-name="Consolas" fo:font-size="10pt" fo:language="en" fo:country="US" fo:font-style="italic" fo:background-color="#e8f2fe" loext:char-shading-value="0" style:font-size-asian="10pt" style:font-style-asian="italic" style:font-style-complex="italic"/>
    </style:style>
    <style:style style:name="T52" style:family="text">
      <style:text-properties fo:color="#000000" style:font-name="Consolas" fo:font-size="10pt" fo:language="en" fo:country="US" style:font-size-asian="10pt"/>
    </style:style>
    <style:style style:name="T53" style:family="text">
      <style:text-properties fo:color="#000000" style:font-name="Consolas" fo:font-size="10pt" fo:font-weight="normal" style:font-size-asian="10pt" style:font-weight-asian="normal" style:font-weight-complex="normal"/>
    </style:style>
    <style:style style:name="T54" style:family="text">
      <style:text-properties fo:color="#000000" style:font-name="Consolas" fo:font-size="10pt" fo:font-weight="normal" officeooo:rsid="00cb43ab" style:font-size-asian="10pt" style:font-weight-asian="normal" style:font-weight-complex="normal"/>
    </style:style>
    <style:style style:name="T55" style:family="text">
      <style:text-properties fo:color="#000000" style:font-name="Consolas" fo:font-size="10pt" style:font-size-asian="10pt"/>
    </style:style>
    <style:style style:name="T56" style:family="text">
      <style:text-properties fo:color="#000000" style:font-name="Consolas" fo:font-size="10pt" officeooo:rsid="0024c9bd" style:font-size-asian="10pt"/>
    </style:style>
    <style:style style:name="T57" style:family="text">
      <style:text-properties fo:color="#000000" style:font-name="Consolas" fo:font-size="10pt" officeooo:rsid="003415ff" style:font-size-asian="10pt"/>
    </style:style>
    <style:style style:name="T58" style:family="text">
      <style:text-properties fo:color="#000000" style:font-name="Consolas" fo:font-size="10pt" style:font-size-asian="10pt"/>
    </style:style>
    <style:style style:name="T59" style:family="text">
      <style:text-properties fo:color="#000000" style:font-name="Consolas" fo:font-size="10pt" fo:background-color="#d4d4d4" loext:char-shading-value="0" style:font-size-asian="10pt"/>
    </style:style>
    <style:style style:name="T60" style:family="text">
      <style:text-properties fo:color="#000000" style:font-name="Consolas" fo:font-size="10pt" fo:font-style="italic" fo:background-color="#e8f2fe" loext:char-shading-value="0" style:font-size-asian="10pt" style:font-style-asian="italic"/>
    </style:style>
    <style:style style:name="T61" style:family="text">
      <style:text-properties fo:color="#000000" style:font-name="Consolas" fo:font-size="10pt" fo:font-style="italic" officeooo:rsid="0032797d" fo:background-color="#e8f2fe" loext:char-shading-value="0" style:font-size-asian="10pt" style:font-style-asian="italic"/>
    </style:style>
    <style:style style:name="T62" style:family="text">
      <style:text-properties fo:color="#000000" style:font-name="Consolas" fo:font-size="10pt" fo:font-style="italic" officeooo:rsid="003e12af" fo:background-color="#e8f2fe" loext:char-shading-value="0" style:font-size-asian="10pt" style:font-style-asian="italic"/>
    </style:style>
    <style:style style:name="T63" style:family="text">
      <style:text-properties fo:color="#000000" style:font-name="Consolas" fo:font-size="10pt" fo:font-style="italic" officeooo:rsid="0042a348" fo:background-color="#e8f2fe" loext:char-shading-value="0" style:font-size-asian="10pt" style:font-style-asian="italic"/>
    </style:style>
    <style:style style:name="T64" style:family="text">
      <style:text-properties fo:color="#000000" style:font-name="Consolas" fo:font-size="10pt" fo:font-style="italic" officeooo:rsid="00612d00" fo:background-color="#e8f2fe" loext:char-shading-value="0" style:font-size-asian="10pt" style:font-style-asian="italic"/>
    </style:style>
    <style:style style:name="T65" style:family="text">
      <style:text-properties fo:color="#000000" style:font-name="Consolas" fo:font-size="10pt" fo:font-style="italic" officeooo:rsid="00823344" fo:background-color="#e8f2fe" loext:char-shading-value="0" style:font-size-asian="10pt" style:font-style-asian="italic"/>
    </style:style>
    <style:style style:name="T66" style:family="text">
      <style:text-properties fo:color="#000000" style:font-name="Consolas" fo:font-size="10pt" fo:font-style="italic" officeooo:rsid="00891ff5" fo:background-color="#e8f2fe" loext:char-shading-value="0" style:font-size-asian="10pt" style:font-style-asian="italic"/>
    </style:style>
    <style:style style:name="T67" style:family="text">
      <style:text-properties fo:color="#000000" style:font-name="Consolas" fo:font-size="10pt" fo:font-style="italic" style:font-size-asian="10pt" style:font-style-asian="italic"/>
    </style:style>
    <style:style style:name="T68" style:family="text">
      <style:text-properties fo:color="#000000" style:font-name="Consolas" fo:font-size="10pt" fo:font-style="italic" officeooo:rsid="003415ff" style:font-size-asian="10pt" style:font-style-asian="italic"/>
    </style:style>
    <style:style style:name="T69" style:family="text">
      <style:text-properties fo:color="#000000" style:font-name="Consolas" fo:font-size="10pt" fo:font-style="italic" fo:font-weight="bold" style:font-size-asian="10pt" style:font-style-asian="italic" style:font-weight-asian="bold" style:font-weight-complex="bold"/>
    </style:style>
    <style:style style:name="T70" style:family="text">
      <style:text-properties fo:color="#000000" style:font-name="Consolas" fo:font-size="10pt" fo:font-style="italic" fo:font-weight="bold" fo:background-color="#e8f2fe" loext:char-shading-value="0" style:font-size-asian="10pt" style:font-style-asian="italic" style:font-weight-asian="bold"/>
    </style:style>
    <style:style style:name="T71" style:family="text">
      <style:text-properties fo:color="#000000" style:font-name="Consolas" fo:font-size="10pt" fo:font-weight="bold" style:font-size-asian="10pt" style:font-weight-asian="bold" style:font-weight-complex="bold"/>
    </style:style>
    <style:style style:name="T72" style:family="text">
      <style:text-properties fo:color="#000000" style:font-name="Consolas" fo:font-size="10pt" fo:font-weight="bold" fo:background-color="#e8f2fe" loext:char-shading-value="0" style:font-size-asian="10pt" style:font-weight-asian="bold" style:font-weight-complex="bold"/>
    </style:style>
    <style:style style:name="T73" style:family="text">
      <style:text-properties fo:color="#000000" style:font-name="Consolas" fo:font-size="9pt" fo:background-color="#e8f2fe" loext:char-shading-value="0" style:font-size-asian="9pt" style:font-size-complex="9pt"/>
    </style:style>
    <style:style style:name="T74" style:family="text">
      <style:text-properties fo:color="#000000" style:font-name="Consolas" fo:font-size="9pt" officeooo:rsid="003e12af" fo:background-color="#e8f2fe" loext:char-shading-value="0" style:font-size-asian="9pt" style:font-size-complex="9pt"/>
    </style:style>
    <style:style style:name="T75" style:family="text">
      <style:text-properties fo:color="#000000" style:font-name="Consolas" fo:font-size="9pt" officeooo:rsid="004ac3ab" fo:background-color="#e8f2fe" loext:char-shading-value="0" style:font-size-asian="9pt" style:font-size-complex="9pt"/>
    </style:style>
    <style:style style:name="T76" style:family="text">
      <style:text-properties fo:color="#000000" style:font-name="Consolas" fo:font-size="9pt" fo:language="en" fo:country="US" fo:background-color="#e8f2fe" loext:char-shading-value="0" style:font-size-asian="9pt" style:font-size-complex="9pt"/>
    </style:style>
    <style:style style:name="T77" style:family="text">
      <style:text-properties fo:color="#000000" style:font-name="Consolas" fo:font-size="9pt" style:font-size-asian="9pt" style:font-size-complex="9pt"/>
    </style:style>
    <style:style style:name="T78" style:family="text">
      <style:text-properties fo:color="#000000" style:font-name="Consolas" fo:font-size="9pt" officeooo:rsid="004ce86f" style:font-size-asian="9pt" style:font-size-complex="9pt"/>
    </style:style>
    <style:style style:name="T79" style:family="text">
      <style:text-properties fo:language="en" fo:country="US"/>
    </style:style>
    <style:style style:name="T80" style:family="text">
      <style:text-properties fo:language="en" fo:country="US" officeooo:rsid="001db99f"/>
    </style:style>
    <style:style style:name="T81" style:family="text">
      <style:text-properties fo:language="en" fo:country="US" fo:font-weight="bold" style:font-weight-asian="bold" style:font-weight-complex="bold"/>
    </style:style>
    <style:style style:name="T82" style:family="text">
      <style:text-properties fo:language="en" fo:country="US" fo:font-weight="bold" officeooo:rsid="00245e25" style:font-weight-asian="bold" style:font-weight-complex="bold"/>
    </style:style>
    <style:style style:name="T83" style:family="text">
      <style:text-properties fo:language="en" fo:country="US" fo:font-weight="bold" officeooo:rsid="002d3040" style:font-weight-asian="bold" style:font-weight-complex="bold"/>
    </style:style>
    <style:style style:name="T84" style:family="text">
      <style:text-properties fo:language="en" fo:country="US" fo:font-weight="bold" officeooo:rsid="003b63d9" style:font-weight-asian="bold" style:font-weight-complex="bold"/>
    </style:style>
    <style:style style:name="T85" style:family="text">
      <style:text-properties fo:language="en" fo:country="US" fo:font-weight="bold" officeooo:rsid="007ac1f9" style:font-weight-asian="bold" style:font-weight-complex="bold"/>
    </style:style>
    <style:style style:name="T86" style:family="text">
      <style:text-properties fo:language="en" fo:country="US" officeooo:rsid="001ee786"/>
    </style:style>
    <style:style style:name="T87" style:family="text">
      <style:text-properties fo:language="en" fo:country="US" fo:font-weight="normal" style:font-weight-asian="normal" style:font-weight-complex="normal"/>
    </style:style>
    <style:style style:name="T88" style:family="text">
      <style:text-properties fo:language="en" fo:country="US" fo:font-weight="normal" officeooo:rsid="0027e569" style:font-weight-asian="normal" style:font-weight-complex="normal"/>
    </style:style>
    <style:style style:name="T89" style:family="text">
      <style:text-properties fo:language="en" fo:country="US" fo:font-weight="normal" officeooo:rsid="0029946b" style:font-weight-asian="normal" style:font-weight-complex="normal"/>
    </style:style>
    <style:style style:name="T90" style:family="text">
      <style:text-properties fo:language="en" fo:country="US" fo:font-weight="normal" officeooo:rsid="002ad0ac" style:font-weight-asian="normal" style:font-weight-complex="normal"/>
    </style:style>
    <style:style style:name="T91" style:family="text">
      <style:text-properties fo:language="en" fo:country="US" fo:font-weight="normal" officeooo:rsid="002c6630" style:font-weight-asian="normal" style:font-weight-complex="normal"/>
    </style:style>
    <style:style style:name="T92" style:family="text">
      <style:text-properties fo:language="en" fo:country="US" fo:font-weight="normal" officeooo:rsid="007ac1f9" style:font-weight-asian="normal" style:font-weight-complex="normal"/>
    </style:style>
    <style:style style:name="T93" style:family="text">
      <style:text-properties fo:language="en" fo:country="US" fo:font-weight="normal" officeooo:rsid="0073fe64" style:font-weight-asian="normal" style:font-weight-complex="normal"/>
    </style:style>
    <style:style style:name="T94" style:family="text">
      <style:text-properties fo:language="en" fo:country="US" fo:font-weight="normal" officeooo:rsid="00ab9ffb" style:font-weight-asian="normal" style:font-weight-complex="normal"/>
    </style:style>
    <style:style style:name="T95" style:family="text">
      <style:text-properties fo:language="en" fo:country="US" fo:font-weight="normal" officeooo:rsid="00ac5706" style:font-weight-asian="normal" style:font-weight-complex="normal"/>
    </style:style>
    <style:style style:name="T96" style:family="text">
      <style:text-properties fo:language="en" fo:country="US" fo:font-weight="normal" officeooo:rsid="00b9d7ff" style:font-weight-asian="normal" style:font-weight-complex="normal"/>
    </style:style>
    <style:style style:name="T97" style:family="text">
      <style:text-properties fo:language="en" fo:country="US" fo:font-weight="normal" officeooo:rsid="00baf67c" style:font-weight-asian="normal" style:font-weight-complex="normal"/>
    </style:style>
    <style:style style:name="T98" style:family="text">
      <style:text-properties fo:language="en" fo:country="US" fo:font-weight="normal" officeooo:rsid="00d3da36" style:font-weight-asian="normal" style:font-weight-complex="normal"/>
    </style:style>
    <style:style style:name="T99" style:family="text">
      <style:text-properties fo:language="en" fo:country="US" officeooo:rsid="002445b8"/>
    </style:style>
    <style:style style:name="T100" style:family="text">
      <style:text-properties fo:language="en" fo:country="US" officeooo:rsid="00245e25"/>
    </style:style>
    <style:style style:name="T101" style:family="text">
      <style:text-properties fo:language="en" fo:country="US" fo:font-style="italic" fo:font-weight="normal" officeooo:rsid="002e1f6e" style:font-style-asian="italic" style:font-weight-asian="normal" style:font-style-complex="italic" style:font-weight-complex="normal"/>
    </style:style>
    <style:style style:name="T102" style:family="text">
      <style:text-properties fo:language="en" fo:country="US" fo:font-style="italic" fo:font-weight="normal" officeooo:rsid="002c6630" style:font-style-asian="italic" style:font-weight-asian="normal" style:font-style-complex="italic" style:font-weight-complex="normal"/>
    </style:style>
    <style:style style:name="T103" style:family="text">
      <style:text-properties fo:language="en" fo:country="US" fo:font-style="italic" fo:font-weight="normal" officeooo:rsid="006b6b11" style:font-style-asian="italic" style:font-weight-asian="normal" style:font-style-complex="italic" style:font-weight-complex="normal"/>
    </style:style>
    <style:style style:name="T104" style:family="text">
      <style:text-properties fo:language="en" fo:country="US" fo:font-style="italic" fo:font-weight="normal" officeooo:rsid="003a8846" style:font-style-asian="italic" style:font-weight-asian="normal" style:font-style-complex="italic" style:font-weight-complex="normal"/>
    </style:style>
    <style:style style:name="T105" style:family="text">
      <style:text-properties fo:language="en" fo:country="US" fo:font-style="italic" fo:font-weight="normal" officeooo:rsid="00ab9ffb" style:font-style-asian="italic" style:font-weight-asian="normal" style:font-style-complex="italic" style:font-weight-complex="normal"/>
    </style:style>
    <style:style style:name="T106" style:family="text">
      <style:text-properties fo:language="en" fo:country="US" fo:font-style="italic" fo:font-weight="normal" officeooo:rsid="002ad0ac" style:font-style-asian="italic" style:font-weight-asian="normal" style:font-style-complex="italic" style:font-weight-complex="normal"/>
    </style:style>
    <style:style style:name="T107" style:family="text">
      <style:text-properties fo:language="en" fo:country="US" fo:font-style="italic" fo:font-weight="normal" officeooo:rsid="00ac5706" style:font-style-asian="italic" style:font-weight-asian="normal" style:font-style-complex="italic" style:font-weight-complex="normal"/>
    </style:style>
    <style:style style:name="T108" style:family="text">
      <style:text-properties fo:language="en" fo:country="US" fo:font-style="italic" fo:font-weight="normal" officeooo:rsid="00aee644" style:font-style-asian="italic" style:font-weight-asian="normal" style:font-style-complex="italic" style:font-weight-complex="normal"/>
    </style:style>
    <style:style style:name="T109" style:family="text">
      <style:text-properties fo:language="en" fo:country="US" fo:font-style="italic" style:font-style-asian="italic" style:font-style-complex="italic"/>
    </style:style>
    <style:style style:name="T110" style:family="text">
      <style:text-properties fo:language="en" fo:country="US" fo:font-style="italic" officeooo:rsid="00245e25" style:font-style-asian="italic" style:font-style-complex="italic"/>
    </style:style>
    <style:style style:name="T111" style:family="text">
      <style:text-properties fo:language="en" fo:country="US" fo:font-style="italic" officeooo:rsid="002f6090" style:font-style-asian="italic" style:font-style-complex="italic"/>
    </style:style>
    <style:style style:name="T112" style:family="text">
      <style:text-properties fo:language="en" fo:country="US" fo:font-style="italic" officeooo:rsid="002f9b5f" style:font-style-asian="italic" style:font-style-complex="italic"/>
    </style:style>
    <style:style style:name="T113" style:family="text">
      <style:text-properties fo:language="en" fo:country="US" fo:font-style="italic" officeooo:rsid="002e1f6e" style:font-style-asian="italic" style:font-style-complex="italic"/>
    </style:style>
    <style:style style:name="T114" style:family="text">
      <style:text-properties fo:language="en" fo:country="US" fo:font-style="italic" officeooo:rsid="0029946b" style:font-style-asian="italic" style:font-style-complex="italic"/>
    </style:style>
    <style:style style:name="T115" style:family="text">
      <style:text-properties fo:language="en" fo:country="US" fo:font-style="italic" officeooo:rsid="0032797d" style:font-style-asian="italic" style:font-style-complex="italic"/>
    </style:style>
    <style:style style:name="T116" style:family="text">
      <style:text-properties fo:language="en" fo:country="US" fo:font-style="italic" officeooo:rsid="0030a80c" style:font-style-asian="italic" style:font-style-complex="italic"/>
    </style:style>
    <style:style style:name="T117" style:family="text">
      <style:text-properties fo:language="en" fo:country="US" fo:font-style="italic" officeooo:rsid="003e12af" style:font-style-asian="italic" style:font-style-complex="italic"/>
    </style:style>
    <style:style style:name="T118" style:family="text">
      <style:text-properties fo:language="en" fo:country="US" fo:font-style="italic" officeooo:rsid="003fd05f" style:font-style-asian="italic" style:font-style-complex="italic"/>
    </style:style>
    <style:style style:name="T119" style:family="text">
      <style:text-properties fo:language="en" fo:country="US" fo:font-style="italic" officeooo:rsid="0042a348" style:font-style-asian="italic" style:font-style-complex="italic"/>
    </style:style>
    <style:style style:name="T120" style:family="text">
      <style:text-properties fo:language="en" fo:country="US" fo:font-style="italic" officeooo:rsid="0045a1bb" style:font-style-asian="italic" style:font-style-complex="italic"/>
    </style:style>
    <style:style style:name="T121" style:family="text">
      <style:text-properties fo:language="en" fo:country="US" fo:font-style="italic" officeooo:rsid="004ab43e" style:font-style-asian="italic" style:font-style-complex="italic"/>
    </style:style>
    <style:style style:name="T122" style:family="text">
      <style:text-properties fo:language="en" fo:country="US" fo:font-style="italic" officeooo:rsid="004ac3ab" style:font-style-asian="italic" style:font-style-complex="italic"/>
    </style:style>
    <style:style style:name="T123" style:family="text">
      <style:text-properties fo:language="en" fo:country="US" fo:font-style="italic" officeooo:rsid="0050cba9" style:font-style-asian="italic" style:font-style-complex="italic"/>
    </style:style>
    <style:style style:name="T124" style:family="text">
      <style:text-properties fo:language="en" fo:country="US" fo:font-style="italic" officeooo:rsid="0051a73c" style:font-style-asian="italic" style:font-style-complex="italic"/>
    </style:style>
    <style:style style:name="T125" style:family="text">
      <style:text-properties fo:language="en" fo:country="US" fo:font-style="italic" officeooo:rsid="005cb323" style:font-style-asian="italic" style:font-style-complex="italic"/>
    </style:style>
    <style:style style:name="T126" style:family="text">
      <style:text-properties fo:language="en" fo:country="US" fo:font-style="italic" officeooo:rsid="0060b3f9" style:font-style-asian="italic" style:font-style-complex="italic"/>
    </style:style>
    <style:style style:name="T127" style:family="text">
      <style:text-properties fo:language="en" fo:country="US" fo:font-style="italic" officeooo:rsid="006b6b11" style:font-style-asian="italic" style:font-style-complex="italic"/>
    </style:style>
    <style:style style:name="T128" style:family="text">
      <style:text-properties fo:language="en" fo:country="US" fo:font-style="italic" officeooo:rsid="0072a359" style:font-style-asian="italic" style:font-style-complex="italic"/>
    </style:style>
    <style:style style:name="T129" style:family="text">
      <style:text-properties fo:language="en" fo:country="US" fo:font-style="italic" officeooo:rsid="0073fe64" style:font-style-asian="italic" style:font-style-complex="italic"/>
    </style:style>
    <style:style style:name="T130" style:family="text">
      <style:text-properties fo:language="en" fo:country="US" fo:font-style="italic" officeooo:rsid="0064f607" style:font-style-asian="italic" style:font-style-complex="italic"/>
    </style:style>
    <style:style style:name="T131" style:family="text">
      <style:text-properties fo:language="en" fo:country="US" fo:font-style="italic" officeooo:rsid="0078283a" style:font-style-asian="italic" style:font-style-complex="italic"/>
    </style:style>
    <style:style style:name="T132" style:family="text">
      <style:text-properties fo:language="en" fo:country="US" fo:font-style="italic" officeooo:rsid="0078f5e0" style:font-style-asian="italic" style:font-style-complex="italic"/>
    </style:style>
    <style:style style:name="T133" style:family="text">
      <style:text-properties fo:language="en" fo:country="US" fo:font-style="italic" officeooo:rsid="00804650" style:font-style-asian="italic" style:font-style-complex="italic"/>
    </style:style>
    <style:style style:name="T134" style:family="text">
      <style:text-properties fo:language="en" fo:country="US" fo:font-style="italic" officeooo:rsid="00823344" style:font-style-asian="italic" style:font-style-complex="italic"/>
    </style:style>
    <style:style style:name="T135" style:family="text">
      <style:text-properties fo:language="en" fo:country="US" fo:font-style="italic" officeooo:rsid="00891ff5" style:font-style-asian="italic" style:font-style-complex="italic"/>
    </style:style>
    <style:style style:name="T136" style:family="text">
      <style:text-properties fo:language="en" fo:country="US" fo:font-style="italic" officeooo:rsid="008adc93" style:font-style-asian="italic" style:font-style-complex="italic"/>
    </style:style>
    <style:style style:name="T137" style:family="text">
      <style:text-properties fo:language="en" fo:country="US" fo:font-style="italic" officeooo:rsid="008d6838" style:font-style-asian="italic" style:font-style-complex="italic"/>
    </style:style>
    <style:style style:name="T138" style:family="text">
      <style:text-properties fo:language="en" fo:country="US" fo:font-style="italic" officeooo:rsid="008f75ed" style:font-style-asian="italic" style:font-style-complex="italic"/>
    </style:style>
    <style:style style:name="T139" style:family="text">
      <style:text-properties fo:language="en" fo:country="US" fo:font-style="italic" officeooo:rsid="009994c5" style:font-style-asian="italic" style:font-style-complex="italic"/>
    </style:style>
    <style:style style:name="T140" style:family="text">
      <style:text-properties fo:language="en" fo:country="US" fo:font-style="italic" officeooo:rsid="009a215c" style:font-style-asian="italic" style:font-style-complex="italic"/>
    </style:style>
    <style:style style:name="T141" style:family="text">
      <style:text-properties fo:language="en" fo:country="US" fo:font-style="italic" officeooo:rsid="001ee786" style:font-style-asian="italic" style:font-style-complex="italic"/>
    </style:style>
    <style:style style:name="T142" style:family="text">
      <style:text-properties fo:language="en" fo:country="US" fo:font-style="italic" officeooo:rsid="0048c247" style:font-style-asian="italic" style:font-style-complex="italic"/>
    </style:style>
    <style:style style:name="T143" style:family="text">
      <style:text-properties fo:language="en" fo:country="US" fo:font-style="italic" officeooo:rsid="009c3a7b" style:font-style-asian="italic" style:font-style-complex="italic"/>
    </style:style>
    <style:style style:name="T144" style:family="text">
      <style:text-properties fo:language="en" fo:country="US" fo:font-style="italic" officeooo:rsid="009f8027" style:font-style-asian="italic" style:font-style-complex="italic"/>
    </style:style>
    <style:style style:name="T145" style:family="text">
      <style:text-properties fo:language="en" fo:country="US" fo:font-style="italic" officeooo:rsid="00a0ed9d" style:font-style-asian="italic" style:font-style-complex="italic"/>
    </style:style>
    <style:style style:name="T146" style:family="text">
      <style:text-properties fo:language="en" fo:country="US" fo:font-style="italic" officeooo:rsid="00a24e51" style:font-style-asian="italic" style:font-style-complex="italic"/>
    </style:style>
    <style:style style:name="T147" style:family="text">
      <style:text-properties fo:language="en" fo:country="US" fo:font-style="italic" officeooo:rsid="00a50c6b" style:font-style-asian="italic" style:font-style-complex="italic"/>
    </style:style>
    <style:style style:name="T148" style:family="text">
      <style:text-properties fo:language="en" fo:country="US" fo:font-style="italic" officeooo:rsid="00a6b104" style:font-style-asian="italic" style:font-style-complex="italic"/>
    </style:style>
    <style:style style:name="T149" style:family="text">
      <style:text-properties fo:language="en" fo:country="US" fo:font-style="italic" officeooo:rsid="00ac5706" style:font-style-asian="italic" style:font-style-complex="italic"/>
    </style:style>
    <style:style style:name="T150" style:family="text">
      <style:text-properties fo:language="en" fo:country="US" fo:font-style="italic" officeooo:rsid="00ad551d" style:font-style-asian="italic" style:font-style-complex="italic"/>
    </style:style>
    <style:style style:name="T151" style:family="text">
      <style:text-properties fo:language="en" fo:country="US" fo:font-style="italic" officeooo:rsid="00ad738f" style:font-style-asian="italic" style:font-style-complex="italic"/>
    </style:style>
    <style:style style:name="T152" style:family="text">
      <style:text-properties fo:language="en" fo:country="US" fo:font-style="italic" officeooo:rsid="00af9d19" style:font-style-asian="italic" style:font-style-complex="italic"/>
    </style:style>
    <style:style style:name="T153" style:family="text">
      <style:text-properties fo:language="en" fo:country="US" fo:font-style="italic" officeooo:rsid="00b0d1ed" style:font-style-asian="italic" style:font-style-complex="italic"/>
    </style:style>
    <style:style style:name="T154" style:family="text">
      <style:text-properties fo:language="en" fo:country="US" fo:font-style="italic" officeooo:rsid="00b2beda" style:font-style-asian="italic" style:font-style-complex="italic"/>
    </style:style>
    <style:style style:name="T155" style:family="text">
      <style:text-properties fo:language="en" fo:country="US" fo:font-style="italic" officeooo:rsid="002c6630" style:font-style-asian="italic" style:font-style-complex="italic"/>
    </style:style>
    <style:style style:name="T156" style:family="text">
      <style:text-properties fo:language="en" fo:country="US" fo:font-style="italic" officeooo:rsid="00d607dd" style:font-style-asian="italic" style:font-style-complex="italic"/>
    </style:style>
    <style:style style:name="T157" style:family="text">
      <style:text-properties fo:language="en" fo:country="US" fo:font-style="italic" officeooo:rsid="00d3da36" style:font-style-asian="italic" style:font-style-complex="italic"/>
    </style:style>
    <style:style style:name="T158" style:family="text">
      <style:text-properties fo:language="en" fo:country="US" fo:font-style="italic" officeooo:rsid="00d6feb1" style:font-style-asian="italic" style:font-style-complex="italic"/>
    </style:style>
    <style:style style:name="T159" style:family="text">
      <style:text-properties fo:language="en" fo:country="US" fo:font-style="italic" fo:font-weight="bold" style:font-style-asian="italic" style:font-weight-asian="bold" style:font-style-complex="italic" style:font-weight-complex="bold"/>
    </style:style>
    <style:style style:name="T160" style:family="text">
      <style:text-properties fo:language="en" fo:country="US" fo:font-style="italic" fo:font-weight="bold" officeooo:rsid="0030dd98" style:font-style-asian="italic" style:font-weight-asian="bold" style:font-style-complex="italic" style:font-weight-complex="bold"/>
    </style:style>
    <style:style style:name="T161" style:family="text">
      <style:text-properties fo:language="en" fo:country="US" fo:font-style="italic" fo:font-weight="bold" officeooo:rsid="002e1f6e" style:font-style-asian="italic" style:font-weight-asian="bold" style:font-style-complex="italic" style:font-weight-complex="bold"/>
    </style:style>
    <style:style style:name="T162" style:family="text">
      <style:text-properties fo:language="en" fo:country="US" fo:font-style="italic" fo:font-weight="bold" officeooo:rsid="0029946b" style:font-style-asian="italic" style:font-weight-asian="bold" style:font-style-complex="italic" style:font-weight-complex="bold"/>
    </style:style>
    <style:style style:name="T163" style:family="text">
      <style:text-properties fo:language="en" fo:country="US" fo:font-style="italic" fo:font-weight="bold" officeooo:rsid="0032797d" style:font-style-asian="italic" style:font-weight-asian="bold" style:font-style-complex="italic" style:font-weight-complex="bold"/>
    </style:style>
    <style:style style:name="T164" style:family="text">
      <style:text-properties fo:language="en" fo:country="US" fo:font-style="italic" fo:font-weight="bold" officeooo:rsid="0030a80c" style:font-style-asian="italic" style:font-weight-asian="bold" style:font-style-complex="italic" style:font-weight-complex="bold"/>
    </style:style>
    <style:style style:name="T165" style:family="text">
      <style:text-properties fo:language="en" fo:country="US" fo:font-style="italic" fo:font-weight="bold" officeooo:rsid="0032fc74" style:font-style-asian="italic" style:font-weight-asian="bold" style:font-style-complex="italic" style:font-weight-complex="bold"/>
    </style:style>
    <style:style style:name="T166" style:family="text">
      <style:text-properties fo:language="en" fo:country="US" fo:font-style="italic" fo:font-weight="bold" officeooo:rsid="002f9b5f" style:font-style-asian="italic" style:font-weight-asian="bold" style:font-style-complex="italic" style:font-weight-complex="bold"/>
    </style:style>
    <style:style style:name="T167" style:family="text">
      <style:text-properties fo:language="en" fo:country="US" fo:font-style="italic" fo:font-weight="bold" officeooo:rsid="0045a1bb" style:font-style-asian="italic" style:font-weight-asian="bold" style:font-style-complex="italic" style:font-weight-complex="bold"/>
    </style:style>
    <style:style style:name="T168" style:family="text">
      <style:text-properties fo:language="en" fo:country="US" fo:font-style="italic" fo:font-weight="bold" officeooo:rsid="006b6b11" style:font-style-asian="italic" style:font-weight-asian="bold" style:font-style-complex="italic" style:font-weight-complex="bold"/>
    </style:style>
    <style:style style:name="T169" style:family="text">
      <style:text-properties fo:language="en" fo:country="US" fo:font-style="italic" fo:font-weight="bold" officeooo:rsid="009c3a7b" style:font-style-asian="italic" style:font-weight-asian="bold" style:font-style-complex="italic" style:font-weight-complex="bold"/>
    </style:style>
    <style:style style:name="T170" style:family="text">
      <style:text-properties fo:language="en" fo:country="US" fo:font-style="italic" fo:font-weight="bold" officeooo:rsid="00a24e51" style:font-style-asian="italic" style:font-weight-asian="bold" style:font-style-complex="italic" style:font-weight-complex="bold"/>
    </style:style>
    <style:style style:name="T171" style:family="text">
      <style:text-properties fo:language="en" fo:country="US" fo:font-style="italic" fo:font-weight="bold" officeooo:rsid="00b9d7ff" style:font-style-asian="italic" style:font-weight-asian="bold" style:font-style-complex="italic" style:font-weight-complex="bold"/>
    </style:style>
    <style:style style:name="T172" style:family="text">
      <style:text-properties fo:language="en" fo:country="US" officeooo:rsid="002ad0ac"/>
    </style:style>
    <style:style style:name="T173" style:family="text">
      <style:text-properties fo:language="en" fo:country="US" officeooo:rsid="002d3040"/>
    </style:style>
    <style:style style:name="T174" style:family="text">
      <style:text-properties fo:language="en" fo:country="US" officeooo:rsid="002f6090"/>
    </style:style>
    <style:style style:name="T175" style:family="text">
      <style:text-properties fo:language="en" fo:country="US" officeooo:rsid="0030a80c"/>
    </style:style>
    <style:style style:name="T176" style:family="text">
      <style:text-properties fo:language="en" fo:country="US" fo:font-style="normal" style:font-style-asian="normal" style:font-style-complex="normal"/>
    </style:style>
    <style:style style:name="T177" style:family="text">
      <style:text-properties fo:language="en" fo:country="US" fo:font-style="normal" officeooo:rsid="0032797d" style:font-style-asian="normal" style:font-style-complex="normal"/>
    </style:style>
    <style:style style:name="T178" style:family="text">
      <style:text-properties fo:language="en" fo:country="US" fo:font-style="normal" officeooo:rsid="00b9d7ff" style:font-style-asian="normal" style:font-style-complex="normal"/>
    </style:style>
    <style:style style:name="T179" style:family="text">
      <style:text-properties fo:language="en" fo:country="US" fo:font-style="normal" fo:font-weight="normal" officeooo:rsid="003a8846" style:font-style-asian="normal" style:font-weight-asian="normal" style:font-style-complex="normal" style:font-weight-complex="normal"/>
    </style:style>
    <style:style style:name="T180" style:family="text">
      <style:text-properties fo:language="en" fo:country="US" fo:font-style="normal" fo:font-weight="normal" officeooo:rsid="006b6b11" style:font-style-asian="normal" style:font-weight-asian="normal" style:font-style-complex="normal" style:font-weight-complex="normal"/>
    </style:style>
    <style:style style:name="T181" style:family="text">
      <style:text-properties fo:language="en" fo:country="US" fo:font-style="normal" fo:font-weight="normal" officeooo:rsid="006cbae1" style:font-style-asian="normal" style:font-weight-asian="normal" style:font-style-complex="normal" style:font-weight-complex="normal"/>
    </style:style>
    <style:style style:name="T182" style:family="text">
      <style:text-properties fo:language="en" fo:country="US" fo:font-style="normal" fo:font-weight="normal" officeooo:rsid="00aee644" style:font-style-asian="normal" style:font-weight-asian="normal" style:font-style-complex="normal" style:font-weight-complex="normal"/>
    </style:style>
    <style:style style:name="T183" style:family="text">
      <style:text-properties fo:language="en" fo:country="US" officeooo:rsid="002c6630"/>
    </style:style>
    <style:style style:name="T184" style:family="text">
      <style:text-properties fo:language="en" fo:country="US" officeooo:rsid="0029946b"/>
    </style:style>
    <style:style style:name="T185" style:family="text">
      <style:text-properties fo:language="en" fo:country="US" officeooo:rsid="0032797d"/>
    </style:style>
    <style:style style:name="T186" style:family="text">
      <style:text-properties fo:language="en" fo:country="US" officeooo:rsid="0032fc74"/>
    </style:style>
    <style:style style:name="T187" style:family="text">
      <style:text-properties fo:language="en" fo:country="US" officeooo:rsid="003b4d83"/>
    </style:style>
    <style:style style:name="T188" style:family="text">
      <style:text-properties fo:language="en" fo:country="US" officeooo:rsid="003d4ced"/>
    </style:style>
    <style:style style:name="T189" style:family="text">
      <style:text-properties fo:language="en" fo:country="US" officeooo:rsid="0042a348"/>
    </style:style>
    <style:style style:name="T190" style:family="text">
      <style:text-properties fo:language="en" fo:country="US" officeooo:rsid="003e12af"/>
    </style:style>
    <style:style style:name="T191" style:family="text">
      <style:text-properties fo:language="en" fo:country="US" officeooo:rsid="003fd05f"/>
    </style:style>
    <style:style style:name="T192" style:family="text">
      <style:text-properties fo:language="en" fo:country="US" officeooo:rsid="0043f36a"/>
    </style:style>
    <style:style style:name="T193" style:family="text">
      <style:text-properties fo:language="en" fo:country="US" officeooo:rsid="0045a1bb"/>
    </style:style>
    <style:style style:name="T194" style:family="text">
      <style:text-properties fo:language="en" fo:country="US" officeooo:rsid="00477a3b"/>
    </style:style>
    <style:style style:name="T195" style:family="text">
      <style:text-properties fo:language="en" fo:country="US" officeooo:rsid="0048ab68"/>
    </style:style>
    <style:style style:name="T196" style:family="text">
      <style:text-properties fo:language="en" fo:country="US" officeooo:rsid="0048c247"/>
    </style:style>
    <style:style style:name="T197" style:family="text">
      <style:text-properties fo:language="en" fo:country="US" officeooo:rsid="004940b9"/>
    </style:style>
    <style:style style:name="T198" style:family="text">
      <style:text-properties fo:language="en" fo:country="US" officeooo:rsid="0049d441"/>
    </style:style>
    <style:style style:name="T199" style:family="text">
      <style:text-properties fo:language="en" fo:country="US" officeooo:rsid="004ab43e"/>
    </style:style>
    <style:style style:name="T200" style:family="text">
      <style:text-properties fo:language="en" fo:country="US" officeooo:rsid="004ac3ab"/>
    </style:style>
    <style:style style:name="T201" style:family="text">
      <style:text-properties fo:language="en" fo:country="US" officeooo:rsid="004ce86f"/>
    </style:style>
    <style:style style:name="T202" style:family="text">
      <style:text-properties fo:language="en" fo:country="US" officeooo:rsid="0050cba9"/>
    </style:style>
    <style:style style:name="T203" style:family="text">
      <style:text-properties fo:language="en" fo:country="US" officeooo:rsid="0051a73c"/>
    </style:style>
    <style:style style:name="T204" style:family="text">
      <style:text-properties fo:language="en" fo:country="US" officeooo:rsid="0053037d"/>
    </style:style>
    <style:style style:name="T205" style:family="text">
      <style:text-properties fo:language="en" fo:country="US" officeooo:rsid="00532357"/>
    </style:style>
    <style:style style:name="T206" style:family="text">
      <style:text-properties fo:language="en" fo:country="US" officeooo:rsid="0053e20e"/>
    </style:style>
    <style:style style:name="T207" style:family="text">
      <style:text-properties fo:language="en" fo:country="US" officeooo:rsid="0054cbe9"/>
    </style:style>
    <style:style style:name="T208" style:family="text">
      <style:text-properties fo:language="en" fo:country="US" officeooo:rsid="00586679"/>
    </style:style>
    <style:style style:name="T209" style:family="text">
      <style:text-properties fo:language="en" fo:country="US" officeooo:rsid="005a4ebe"/>
    </style:style>
    <style:style style:name="T210" style:family="text">
      <style:text-properties fo:language="en" fo:country="US" officeooo:rsid="005ada19"/>
    </style:style>
    <style:style style:name="T211" style:family="text">
      <style:text-properties fo:language="en" fo:country="US" officeooo:rsid="0060ac12"/>
    </style:style>
    <style:style style:name="T212" style:family="text">
      <style:text-properties fo:language="en" fo:country="US" officeooo:rsid="00612d00"/>
    </style:style>
    <style:style style:name="T213" style:family="text">
      <style:text-properties fo:language="en" fo:country="US" officeooo:rsid="0063ab76"/>
    </style:style>
    <style:style style:name="T214" style:family="text">
      <style:text-properties fo:language="en" fo:country="US" officeooo:rsid="0065cada"/>
    </style:style>
    <style:style style:name="T215" style:family="text">
      <style:text-properties fo:language="en" fo:country="US" officeooo:rsid="0072a359"/>
    </style:style>
    <style:style style:name="T216" style:family="text">
      <style:text-properties fo:language="en" fo:country="US" officeooo:rsid="0073fe64"/>
    </style:style>
    <style:style style:name="T217" style:family="text">
      <style:text-properties fo:language="en" fo:country="US" officeooo:rsid="0064f607"/>
    </style:style>
    <style:style style:name="T218" style:family="text">
      <style:text-properties fo:language="en" fo:country="US" officeooo:rsid="0078f5e0"/>
    </style:style>
    <style:style style:name="T219" style:family="text">
      <style:text-properties fo:language="en" fo:country="US" officeooo:rsid="007c9412"/>
    </style:style>
    <style:style style:name="T220" style:family="text">
      <style:text-properties fo:language="en" fo:country="US" officeooo:rsid="00804650"/>
    </style:style>
    <style:style style:name="T221" style:family="text">
      <style:text-properties fo:language="en" fo:country="US" officeooo:rsid="00823344"/>
    </style:style>
    <style:style style:name="T222" style:family="text">
      <style:text-properties fo:language="en" fo:country="US" officeooo:rsid="0083b068"/>
    </style:style>
    <style:style style:name="T223" style:family="text">
      <style:text-properties fo:language="en" fo:country="US" officeooo:rsid="0086ea90"/>
    </style:style>
    <style:style style:name="T224" style:family="text">
      <style:text-properties fo:language="en" fo:country="US" officeooo:rsid="00885c79"/>
    </style:style>
    <style:style style:name="T225" style:family="text">
      <style:text-properties fo:language="en" fo:country="US" officeooo:rsid="00891ff5"/>
    </style:style>
    <style:style style:name="T226" style:family="text">
      <style:text-properties fo:language="en" fo:country="US" officeooo:rsid="008a02ff"/>
    </style:style>
    <style:style style:name="T227" style:family="text">
      <style:text-properties fo:language="en" fo:country="US" officeooo:rsid="008adc93"/>
    </style:style>
    <style:style style:name="T228" style:family="text">
      <style:text-properties fo:language="en" fo:country="US" officeooo:rsid="008d6838"/>
    </style:style>
    <style:style style:name="T229" style:family="text">
      <style:text-properties fo:language="en" fo:country="US" officeooo:rsid="008f75ed"/>
    </style:style>
    <style:style style:name="T230" style:family="text">
      <style:text-properties fo:language="en" fo:country="US" officeooo:rsid="009994c5"/>
    </style:style>
    <style:style style:name="T231" style:family="text">
      <style:text-properties fo:language="en" fo:country="US" officeooo:rsid="009a215c"/>
    </style:style>
    <style:style style:name="T232" style:family="text">
      <style:text-properties fo:language="en" fo:country="US" officeooo:rsid="0021689e"/>
    </style:style>
    <style:style style:name="T233" style:family="text">
      <style:text-properties fo:language="en" fo:country="US" officeooo:rsid="009a6416"/>
    </style:style>
    <style:style style:name="T234" style:family="text">
      <style:text-properties fo:language="en" fo:country="US" officeooo:rsid="009c3a7b"/>
    </style:style>
    <style:style style:name="T235" style:family="text">
      <style:text-properties fo:language="en" fo:country="US" officeooo:rsid="00a0ed9d"/>
    </style:style>
    <style:style style:name="T236" style:family="text">
      <style:text-properties fo:language="en" fo:country="US" officeooo:rsid="00a24e51"/>
    </style:style>
    <style:style style:name="T237" style:family="text">
      <style:text-properties fo:language="en" fo:country="US" officeooo:rsid="00a50c6b"/>
    </style:style>
    <style:style style:name="T238" style:family="text">
      <style:text-properties fo:language="en" fo:country="US" officeooo:rsid="00a6b104"/>
    </style:style>
    <style:style style:name="T239" style:family="text">
      <style:text-properties fo:language="en" fo:country="US" officeooo:rsid="00ac5706"/>
    </style:style>
    <style:style style:name="T240" style:family="text">
      <style:text-properties fo:language="en" fo:country="US" officeooo:rsid="00ad551d"/>
    </style:style>
    <style:style style:name="T241" style:family="text">
      <style:text-properties fo:language="en" fo:country="US" officeooo:rsid="00ad738f"/>
    </style:style>
    <style:style style:name="T242" style:family="text">
      <style:text-properties fo:language="en" fo:country="US" officeooo:rsid="00af9d19"/>
    </style:style>
    <style:style style:name="T243" style:family="text">
      <style:text-properties fo:language="en" fo:country="US" officeooo:rsid="00b0d1ed"/>
    </style:style>
    <style:style style:name="T244" style:family="text">
      <style:text-properties fo:language="en" fo:country="US" officeooo:rsid="00b2beda"/>
    </style:style>
    <style:style style:name="T245" style:family="text">
      <style:text-properties fo:language="en" fo:country="US" officeooo:rsid="00b9d7ff"/>
    </style:style>
    <style:style style:name="T246" style:family="text">
      <style:text-properties fo:language="en" fo:country="US" officeooo:rsid="00d3da36"/>
    </style:style>
    <style:style style:name="T247" style:family="text">
      <style:text-properties fo:language="en" fo:country="US" officeooo:rsid="00d607dd"/>
    </style:style>
    <style:style style:name="T248" style:family="text">
      <style:text-properties fo:language="en" fo:country="US" officeooo:rsid="00d6feb1"/>
    </style:style>
    <style:style style:name="T249" style:family="text">
      <style:text-properties fo:font-weight="bold" style:font-weight-asian="bold" style:font-weight-complex="bold"/>
    </style:style>
    <style:style style:name="T250" style:family="text">
      <style:text-properties fo:font-weight="bold" officeooo:rsid="00207232" style:font-weight-asian="bold" style:font-weight-complex="bold"/>
    </style:style>
    <style:style style:name="T251" style:family="text">
      <style:text-properties fo:font-weight="bold" officeooo:rsid="006eb2fb" style:font-weight-asian="bold" style:font-weight-complex="bold"/>
    </style:style>
    <style:style style:name="T252" style:family="text">
      <style:text-properties fo:font-weight="bold" officeooo:rsid="006fb9cf" style:font-weight-asian="bold" style:font-weight-complex="bold"/>
    </style:style>
    <style:style style:name="T253" style:family="text">
      <style:text-properties officeooo:rsid="001ee786"/>
    </style:style>
    <style:style style:name="T254" style:family="text">
      <style:text-properties officeooo:rsid="00207232"/>
    </style:style>
    <style:style style:name="T255" style:family="text">
      <style:text-properties fo:font-style="italic" style:font-style-asian="italic" style:font-style-complex="italic"/>
    </style:style>
    <style:style style:name="T256" style:family="text">
      <style:text-properties fo:font-style="italic" officeooo:rsid="0021689e" style:font-style-asian="italic" style:font-style-complex="italic"/>
    </style:style>
    <style:style style:name="T257" style:family="text">
      <style:text-properties fo:font-style="italic" officeooo:rsid="00245e25" style:font-style-asian="italic" style:font-style-complex="italic"/>
    </style:style>
    <style:style style:name="T258" style:family="text">
      <style:text-properties fo:font-style="italic" officeooo:rsid="002d3040" style:font-style-asian="italic" style:font-style-complex="italic"/>
    </style:style>
    <style:style style:name="T259" style:family="text">
      <style:text-properties fo:font-style="italic" officeooo:rsid="002e1f6e" style:font-style-asian="italic" style:font-style-complex="italic"/>
    </style:style>
    <style:style style:name="T260" style:family="text">
      <style:text-properties fo:font-style="italic" officeooo:rsid="003608ea" style:font-style-asian="italic" style:font-style-complex="italic"/>
    </style:style>
    <style:style style:name="T261" style:family="text">
      <style:text-properties fo:font-style="italic" officeooo:rsid="0037981a" style:font-style-asian="italic" style:font-style-complex="italic"/>
    </style:style>
    <style:style style:name="T262" style:family="text">
      <style:text-properties fo:font-style="italic" officeooo:rsid="003e12af" style:font-style-asian="italic" style:font-style-complex="italic"/>
    </style:style>
    <style:style style:name="T263" style:family="text">
      <style:text-properties fo:font-style="italic" officeooo:rsid="003ece1b" style:font-style-asian="italic" style:font-style-complex="italic"/>
    </style:style>
    <style:style style:name="T264" style:family="text">
      <style:text-properties fo:font-style="italic" officeooo:rsid="003fd05f" style:font-style-asian="italic" style:font-style-complex="italic"/>
    </style:style>
    <style:style style:name="T265" style:family="text">
      <style:text-properties fo:font-style="italic" officeooo:rsid="002f6090" style:font-style-asian="italic" style:font-style-complex="italic"/>
    </style:style>
    <style:style style:name="T266" style:family="text">
      <style:text-properties fo:font-style="italic" officeooo:rsid="004ce86f" style:font-style-asian="italic" style:font-style-complex="italic"/>
    </style:style>
    <style:style style:name="T267" style:family="text">
      <style:text-properties fo:font-style="italic" officeooo:rsid="00532357" style:font-style-asian="italic" style:font-style-complex="italic"/>
    </style:style>
    <style:style style:name="T268" style:family="text">
      <style:text-properties fo:font-style="italic" officeooo:rsid="00688e77" style:font-style-asian="italic" style:font-style-complex="italic"/>
    </style:style>
    <style:style style:name="T269" style:family="text">
      <style:text-properties fo:font-style="italic" officeooo:rsid="006a03c7" style:font-style-asian="italic" style:font-style-complex="italic"/>
    </style:style>
    <style:style style:name="T270" style:family="text">
      <style:text-properties fo:font-style="italic" officeooo:rsid="006b6b11" style:font-style-asian="italic" style:font-style-complex="italic"/>
    </style:style>
    <style:style style:name="T271" style:family="text">
      <style:text-properties fo:font-style="italic" officeooo:rsid="006f69c2" style:font-style-asian="italic" style:font-style-complex="italic"/>
    </style:style>
    <style:style style:name="T272" style:family="text">
      <style:text-properties fo:font-style="italic" officeooo:rsid="0078283a" style:font-style-asian="italic" style:font-style-complex="italic"/>
    </style:style>
    <style:style style:name="T273" style:family="text">
      <style:text-properties fo:font-style="italic" officeooo:rsid="0079d669" style:font-style-asian="italic" style:font-style-complex="italic"/>
    </style:style>
    <style:style style:name="T274" style:family="text">
      <style:text-properties fo:font-style="italic" officeooo:rsid="00217b4b" style:font-style-asian="italic" style:font-style-complex="italic"/>
    </style:style>
    <style:style style:name="T275" style:family="text">
      <style:text-properties fo:font-style="italic" officeooo:rsid="00854447" style:font-style-asian="italic" style:font-style-complex="italic"/>
    </style:style>
    <style:style style:name="T276" style:family="text">
      <style:text-properties fo:font-style="italic" officeooo:rsid="008ba4b2" style:font-style-asian="italic" style:font-style-complex="italic"/>
    </style:style>
    <style:style style:name="T277" style:family="text">
      <style:text-properties fo:font-style="italic" officeooo:rsid="009a215c" style:font-style-asian="italic" style:font-style-complex="italic"/>
    </style:style>
    <style:style style:name="T278" style:family="text">
      <style:text-properties fo:font-style="italic" officeooo:rsid="009a6416" style:font-style-asian="italic" style:font-style-complex="italic"/>
    </style:style>
    <style:style style:name="T279" style:family="text">
      <style:text-properties fo:font-style="italic" officeooo:rsid="009c1898" style:font-style-asian="italic" style:font-style-complex="italic"/>
    </style:style>
    <style:style style:name="T280" style:family="text">
      <style:text-properties fo:font-style="italic" officeooo:rsid="00676bf0" style:font-style-asian="italic" style:font-style-complex="italic"/>
    </style:style>
    <style:style style:name="T281" style:family="text">
      <style:text-properties fo:font-style="italic" officeooo:rsid="009dd3be" style:font-style-asian="italic" style:font-style-complex="italic"/>
    </style:style>
    <style:style style:name="T282" style:family="text">
      <style:text-properties fo:font-style="italic" officeooo:rsid="00a7a935" style:font-style-asian="italic" style:font-style-complex="italic"/>
    </style:style>
    <style:style style:name="T283" style:family="text">
      <style:text-properties fo:font-style="italic" officeooo:rsid="00aa86c8" style:font-style-asian="italic" style:font-style-complex="italic"/>
    </style:style>
    <style:style style:name="T284" style:family="text">
      <style:text-properties fo:font-style="italic" officeooo:rsid="00aacd85" style:font-style-asian="italic" style:font-style-complex="italic"/>
    </style:style>
    <style:style style:name="T285" style:family="text">
      <style:text-properties fo:font-style="italic" officeooo:rsid="00ab9ffb" style:font-style-asian="italic" style:font-style-complex="italic"/>
    </style:style>
    <style:style style:name="T286" style:family="text">
      <style:text-properties fo:font-style="italic" officeooo:rsid="00ad551d" style:font-style-asian="italic" style:font-style-complex="italic"/>
    </style:style>
    <style:style style:name="T287" style:family="text">
      <style:text-properties fo:font-style="italic" officeooo:rsid="00ad738f" style:font-style-asian="italic" style:font-style-complex="italic"/>
    </style:style>
    <style:style style:name="T288" style:family="text">
      <style:text-properties fo:font-style="italic" officeooo:rsid="00aee644" style:font-style-asian="italic" style:font-style-complex="italic"/>
    </style:style>
    <style:style style:name="T289" style:family="text">
      <style:text-properties fo:font-style="italic" officeooo:rsid="00b0a58b" style:font-style-asian="italic" style:font-style-complex="italic"/>
    </style:style>
    <style:style style:name="T290" style:family="text">
      <style:text-properties fo:font-style="italic" officeooo:rsid="0065cada" style:font-style-asian="italic" style:font-style-complex="italic"/>
    </style:style>
    <style:style style:name="T291" style:family="text">
      <style:text-properties fo:font-style="italic" officeooo:rsid="00b4c595" style:font-style-asian="italic" style:font-style-complex="italic"/>
    </style:style>
    <style:style style:name="T292" style:family="text">
      <style:text-properties fo:font-style="italic" officeooo:rsid="0029946b" style:font-style-asian="italic" style:font-style-complex="italic"/>
    </style:style>
    <style:style style:name="T293" style:family="text">
      <style:text-properties fo:font-style="italic" officeooo:rsid="00c9b467" style:font-style-asian="italic" style:font-style-complex="italic"/>
    </style:style>
    <style:style style:name="T294" style:family="text">
      <style:text-properties fo:font-style="italic" officeooo:rsid="00cb43ab" style:font-style-asian="italic" style:font-style-complex="italic"/>
    </style:style>
    <style:style style:name="T295" style:family="text">
      <style:text-properties fo:font-style="italic" officeooo:rsid="00cec46b" style:font-style-asian="italic" style:font-style-complex="italic"/>
    </style:style>
    <style:style style:name="T296" style:family="text">
      <style:text-properties fo:font-style="italic" fo:font-weight="bold" style:font-style-asian="italic" style:font-weight-asian="bold" style:font-style-complex="italic" style:font-weight-complex="bold"/>
    </style:style>
    <style:style style:name="T297" style:family="text">
      <style:text-properties fo:font-style="italic" fo:font-weight="bold" officeooo:rsid="003e12af" style:font-style-asian="italic" style:font-weight-asian="bold" style:font-style-complex="italic" style:font-weight-complex="bold"/>
    </style:style>
    <style:style style:name="T298" style:family="text">
      <style:text-properties fo:font-style="italic" fo:font-weight="bold" officeooo:rsid="003ece1b" style:font-style-asian="italic" style:font-weight-asian="bold" style:font-style-complex="italic" style:font-weight-complex="bold"/>
    </style:style>
    <style:style style:name="T299" style:family="text">
      <style:text-properties fo:font-style="italic" fo:font-weight="bold" officeooo:rsid="00676bf0" style:font-style-asian="italic" style:font-weight-asian="bold" style:font-style-complex="italic" style:font-weight-complex="bold"/>
    </style:style>
    <style:style style:name="T300" style:family="text">
      <style:text-properties fo:font-style="italic" fo:font-weight="normal" style:font-style-asian="italic" style:font-weight-asian="normal" style:font-style-complex="italic" style:font-weight-complex="normal"/>
    </style:style>
    <style:style style:name="T301" style:family="text">
      <style:text-properties fo:font-style="italic" fo:font-weight="normal" officeooo:rsid="00a7a935" style:font-style-asian="italic" style:font-weight-asian="normal" style:font-style-complex="italic" style:font-weight-complex="normal"/>
    </style:style>
    <style:style style:name="T302" style:family="text">
      <style:text-properties fo:font-style="italic" fo:font-weight="normal" officeooo:rsid="009c3a7b" style:font-style-asian="italic" style:font-weight-asian="normal" style:font-style-complex="italic" style:font-weight-complex="normal"/>
    </style:style>
    <style:style style:name="T303" style:family="text">
      <style:text-properties fo:font-style="italic" fo:font-weight="normal" officeooo:rsid="00ab9ffb" style:font-style-asian="italic" style:font-weight-asian="normal" style:font-style-complex="italic" style:font-weight-complex="normal"/>
    </style:style>
    <style:style style:name="T304" style:family="text">
      <style:text-properties fo:font-style="italic" fo:font-weight="normal" officeooo:rsid="002ad0ac" style:font-style-asian="italic" style:font-weight-asian="normal" style:font-style-complex="italic" style:font-weight-complex="normal"/>
    </style:style>
    <style:style style:name="T305" style:family="text">
      <style:text-properties fo:font-style="italic" fo:font-weight="normal" officeooo:rsid="002e1f6e" style:font-style-asian="italic" style:font-weight-asian="normal" style:font-style-complex="italic" style:font-weight-complex="normal"/>
    </style:style>
    <style:style style:name="T306" style:family="text">
      <style:text-properties fo:font-style="italic" fo:font-weight="normal" officeooo:rsid="00ac5706" style:font-style-asian="italic" style:font-weight-asian="normal" style:font-style-complex="italic" style:font-weight-complex="normal"/>
    </style:style>
    <style:style style:name="T307" style:family="text">
      <style:text-properties officeooo:rsid="0021689e"/>
    </style:style>
    <style:style style:name="T308" style:family="text">
      <style:text-properties officeooo:rsid="00217b4b"/>
    </style:style>
    <style:style style:name="T309" style:family="text">
      <style:text-properties officeooo:rsid="00229221"/>
    </style:style>
    <style:style style:name="T310" style:family="text">
      <style:text-properties officeooo:rsid="0022a1c4"/>
    </style:style>
    <style:style style:name="T311" style:family="text">
      <style:text-properties officeooo:rsid="002445b8"/>
    </style:style>
    <style:style style:name="T312" style:family="text">
      <style:text-properties fo:color="#7f0055" style:font-name="Consolas" fo:font-size="10pt" fo:font-weight="bold" fo:background-color="#e8f2fe" loext:char-shading-value="0" style:font-size-asian="10pt" style:font-weight-asian="bold"/>
    </style:style>
    <style:style style:name="T313" style:family="text">
      <style:text-properties fo:color="#7f0055" style:font-name="Consolas" fo:font-size="10pt" fo:font-weight="bold" officeooo:rsid="002e1f6e" fo:background-color="#e8f2fe" loext:char-shading-value="0" style:font-size-asian="10pt" style:font-weight-asian="bold"/>
    </style:style>
    <style:style style:name="T314" style:family="text">
      <style:text-properties fo:color="#7f0055" style:font-name="Consolas" fo:font-size="10pt" fo:font-weight="bold" officeooo:rsid="0032797d" fo:background-color="#e8f2fe" loext:char-shading-value="0" style:font-size-asian="10pt" style:font-weight-asian="bold"/>
    </style:style>
    <style:style style:name="T315" style:family="text">
      <style:text-properties fo:color="#7f0055" style:font-name="Consolas" fo:font-size="10pt" fo:font-weight="bold" officeooo:rsid="003e12af" fo:background-color="#e8f2fe" loext:char-shading-value="0" style:font-size-asian="10pt" style:font-weight-asian="bold"/>
    </style:style>
    <style:style style:name="T316" style:family="text">
      <style:text-properties fo:color="#7f0055" style:font-name="Consolas" fo:font-size="10pt" fo:font-weight="bold" officeooo:rsid="002f6090" fo:background-color="#e8f2fe" loext:char-shading-value="0" style:font-size-asian="10pt" style:font-weight-asian="bold"/>
    </style:style>
    <style:style style:name="T317" style:family="text">
      <style:text-properties fo:color="#7f0055" style:font-name="Consolas" fo:font-size="10pt" fo:font-weight="bold" officeooo:rsid="0042a348" fo:background-color="#e8f2fe" loext:char-shading-value="0" style:font-size-asian="10pt" style:font-weight-asian="bold"/>
    </style:style>
    <style:style style:name="T318" style:family="text">
      <style:text-properties fo:color="#7f0055" style:font-name="Consolas" fo:font-size="10pt" fo:font-weight="bold" officeooo:rsid="002ad0ac" fo:background-color="#e8f2fe" loext:char-shading-value="0" style:font-size-asian="10pt" style:font-weight-asian="bold"/>
    </style:style>
    <style:style style:name="T319" style:family="text">
      <style:text-properties fo:color="#7f0055" style:font-name="Consolas" fo:font-size="10pt" fo:font-weight="bold" officeooo:rsid="00688e77" fo:background-color="#e8f2fe" loext:char-shading-value="0" style:font-size-asian="10pt" style:font-weight-asian="bold"/>
    </style:style>
    <style:style style:name="T320" style:family="text">
      <style:text-properties fo:color="#7f0055" style:font-name="Consolas" fo:font-size="10pt" fo:font-weight="bold" officeooo:rsid="006cbae1" fo:background-color="#e8f2fe" loext:char-shading-value="0" style:font-size-asian="10pt" style:font-weight-asian="bold"/>
    </style:style>
    <style:style style:name="T321" style:family="text">
      <style:text-properties fo:color="#7f0055" style:font-name="Consolas" fo:font-size="10pt" fo:font-weight="bold" officeooo:rsid="004ac3ab" fo:background-color="#e8f2fe" loext:char-shading-value="0" style:font-size-asian="10pt" style:font-weight-asian="bold" style:font-size-complex="9pt"/>
    </style:style>
    <style:style style:name="T322" style:family="text">
      <style:text-properties fo:color="#7f0055" style:font-name="Consolas" fo:font-size="10pt" fo:font-weight="bold" fo:background-color="#e8f2fe" loext:char-shading-value="0" style:font-size-asian="10pt" style:font-weight-asian="bold" style:font-size-complex="10pt"/>
    </style:style>
    <style:style style:name="T323" style:family="text">
      <style:text-properties fo:color="#7f0055" style:font-name="Consolas" fo:font-size="10pt" fo:font-weight="bold" fo:background-color="#e8f2fe" loext:char-shading-value="0" style:font-size-asian="10pt" style:font-weight-asian="bold" style:font-size-complex="10pt" style:font-weight-complex="normal"/>
    </style:style>
    <style:style style:name="T324" style:family="text">
      <style:text-properties fo:color="#7f0055" style:font-name="Consolas" fo:font-size="10pt" fo:font-weight="bold" fo:background-color="#e8f2fe" loext:char-shading-value="0" style:font-size-asian="10pt" style:font-weight-asian="bold"/>
    </style:style>
    <style:style style:name="T325" style:family="text">
      <style:text-properties fo:color="#7f0055" style:font-name="Consolas" fo:font-size="10pt" fo:font-weight="bold" style:font-size-asian="10pt" style:font-weight-asian="bold"/>
    </style:style>
    <style:style style:name="T326" style:family="text">
      <style:text-properties fo:color="#7f0055" style:font-name="Consolas" fo:font-size="10pt" fo:font-weight="bold" style:font-size-asian="10pt" style:font-weight-asian="bold" style:font-weight-complex="normal"/>
    </style:style>
    <style:style style:name="T327" style:family="text">
      <style:text-properties fo:color="#7f0055" style:font-name="Consolas" fo:font-size="10pt" fo:font-weight="bold" officeooo:rsid="00cb43ab" style:font-size-asian="10pt" style:font-weight-asian="bold" style:font-weight-complex="normal"/>
    </style:style>
    <style:style style:name="T328" style:family="text">
      <style:text-properties fo:color="#7f0055" style:font-name="Consolas" fo:font-size="10pt" fo:font-weight="bold" style:font-size-asian="10pt" style:font-weight-asian="bold"/>
    </style:style>
    <style:style style:name="T329" style:family="text">
      <style:text-properties fo:color="#7f0055" style:font-name="Consolas" fo:font-size="10pt" fo:language="en" fo:country="US" fo:font-weight="bold" fo:background-color="#e8f2fe" loext:char-shading-value="0" style:font-size-asian="10pt" style:font-weight-asian="bold"/>
    </style:style>
    <style:style style:name="T330" style:family="text">
      <style:text-properties fo:color="#7f0055" style:font-name="Consolas" fo:font-size="10pt" fo:language="en" fo:country="US" fo:font-weight="bold" fo:background-color="#e8f2fe" loext:char-shading-value="0" style:font-size-asian="10pt" style:font-weight-asian="bold" style:font-weight-complex="normal"/>
    </style:style>
    <style:style style:name="T331" style:family="text">
      <style:text-properties fo:color="#7f0055" style:font-name="Consolas" fo:font-size="10pt" fo:language="en" fo:country="US" fo:font-weight="bold" officeooo:rsid="002c6630" fo:background-color="#e8f2fe" loext:char-shading-value="0" style:font-size-asian="10pt" style:font-weight-asian="bold" style:font-weight-complex="normal"/>
    </style:style>
    <style:style style:name="T332" style:family="text">
      <style:text-properties fo:color="#7f0055" style:font-name="Consolas" fo:font-size="10pt" fo:language="en" fo:country="US" fo:font-weight="bold" officeooo:rsid="002ad0ac" fo:background-color="#e8f2fe" loext:char-shading-value="0" style:font-size-asian="10pt" style:font-weight-asian="bold" style:font-weight-complex="normal"/>
    </style:style>
    <style:style style:name="T333" style:family="text">
      <style:text-properties fo:color="#7f0055" style:font-name="Consolas" fo:font-size="10pt" fo:language="en" fo:country="US" fo:font-weight="bold" officeooo:rsid="002ad0ac" fo:background-color="#e8f2fe" loext:char-shading-value="0" style:font-size-asian="10pt" style:font-weight-asian="bold"/>
    </style:style>
    <style:style style:name="T334" style:family="text">
      <style:text-properties fo:color="#7f0055" style:font-name="Consolas" fo:font-size="10pt" fo:language="en" fo:country="US" fo:font-weight="bold" officeooo:rsid="0030a80c" fo:background-color="#e8f2fe" loext:char-shading-value="0" style:font-size-asian="10pt" style:font-weight-asian="bold"/>
    </style:style>
    <style:style style:name="T335" style:family="text">
      <style:text-properties fo:color="#7f0055" style:font-name="Consolas" fo:font-size="10pt" fo:language="en" fo:country="US" fo:font-weight="bold" officeooo:rsid="0032797d" fo:background-color="#e8f2fe" loext:char-shading-value="0" style:font-size-asian="10pt" style:font-weight-asian="bold"/>
    </style:style>
    <style:style style:name="T336" style:family="text">
      <style:text-properties fo:color="#7f0055" style:font-name="Consolas" fo:font-size="10pt" fo:language="en" fo:country="US" fo:font-weight="bold" officeooo:rsid="002f6090" fo:background-color="#e8f2fe" loext:char-shading-value="0" style:font-size-asian="10pt" style:font-weight-asian="bold"/>
    </style:style>
    <style:style style:name="T337" style:family="text">
      <style:text-properties fo:color="#7f0055" style:font-name="Consolas" fo:font-size="10pt" fo:language="en" fo:country="US" fo:font-weight="bold" officeooo:rsid="0073fe64" fo:background-color="#e8f2fe" loext:char-shading-value="0" style:font-size-asian="10pt" style:font-weight-asian="bold"/>
    </style:style>
    <style:style style:name="T338" style:family="text">
      <style:text-properties fo:color="#7f0055" style:font-name="Consolas" fo:font-size="10pt" fo:language="en" fo:country="US" fo:font-weight="bold" officeooo:rsid="00804650" fo:background-color="#e8f2fe" loext:char-shading-value="0" style:font-size-asian="10pt" style:font-weight-asian="bold"/>
    </style:style>
    <style:style style:name="T339" style:family="text">
      <style:text-properties fo:color="#7f0055" style:font-name="Consolas" fo:font-size="10pt" fo:language="en" fo:country="US" fo:font-weight="bold" officeooo:rsid="00823344" fo:background-color="#e8f2fe" loext:char-shading-value="0" style:font-size-asian="10pt" style:font-weight-asian="bold"/>
    </style:style>
    <style:style style:name="T340" style:family="text">
      <style:text-properties fo:color="#7f0055" style:font-name="Consolas" fo:font-size="10pt" fo:language="en" fo:country="US" fo:font-weight="bold" officeooo:rsid="00891ff5" fo:background-color="#e8f2fe" loext:char-shading-value="0" style:font-size-asian="10pt" style:font-weight-asian="bold"/>
    </style:style>
    <style:style style:name="T341" style:family="text">
      <style:text-properties fo:color="#7f0055" style:font-name="Consolas" fo:font-size="10pt" fo:language="en" fo:country="US" fo:font-weight="bold" officeooo:rsid="008adc93" fo:background-color="#e8f2fe" loext:char-shading-value="0" style:font-size-asian="10pt" style:font-weight-asian="bold"/>
    </style:style>
    <style:style style:name="T342" style:family="text">
      <style:text-properties fo:color="#7f0055" style:font-name="Consolas" fo:font-size="10pt" fo:language="en" fo:country="US" fo:font-weight="bold" officeooo:rsid="00d3da36" fo:background-color="#e8f2fe" loext:char-shading-value="0" style:font-size-asian="10pt" style:font-weight-asian="bold"/>
    </style:style>
    <style:style style:name="T343" style:family="text">
      <style:text-properties fo:color="#7f0055" style:font-name="Consolas" fo:font-size="10pt" fo:language="en" fo:country="US" fo:font-weight="bold" fo:background-color="#e8f2fe" loext:char-shading-value="0" style:font-size-asian="10pt" style:font-weight-asian="bold"/>
    </style:style>
    <style:style style:name="T344" style:family="text">
      <style:text-properties fo:color="#7f0055" style:font-name="Consolas" fo:font-size="10pt" fo:language="en" fo:country="US" fo:font-weight="bold" style:font-size-asian="10pt" style:font-weight-asian="bold"/>
    </style:style>
    <style:style style:name="T345" style:family="text">
      <style:text-properties fo:color="#7f0055" style:font-name="Consolas" fo:font-size="10pt" fo:language="en" fo:country="US" fo:font-weight="normal" fo:background-color="#e8f2fe" loext:char-shading-value="0" style:font-size-asian="10pt" style:font-weight-asian="normal" style:font-weight-complex="normal"/>
    </style:style>
    <style:style style:name="T346" style:family="text">
      <style:text-properties fo:color="#7f0055" style:font-name="Consolas" fo:font-size="10pt" fo:font-style="italic" fo:font-weight="bold" fo:background-color="#e8f2fe" loext:char-shading-value="0" style:font-size-asian="10pt" style:font-style-asian="italic" style:font-weight-asian="bold" style:font-style-complex="italic"/>
    </style:style>
    <style:style style:name="T347" style:family="text">
      <style:text-properties fo:color="#7f0055" style:font-name="Consolas" fo:font-size="9pt" fo:font-weight="bold" fo:background-color="#e8f2fe" loext:char-shading-value="0" style:font-size-asian="9pt" style:font-weight-asian="bold" style:font-size-complex="9pt"/>
    </style:style>
    <style:style style:name="T348" style:family="text">
      <style:text-properties fo:color="#7f0055" style:font-name="Consolas" fo:font-size="9pt" fo:font-weight="bold" officeooo:rsid="003e12af" fo:background-color="#e8f2fe" loext:char-shading-value="0" style:font-size-asian="9pt" style:font-weight-asian="bold" style:font-size-complex="9pt"/>
    </style:style>
    <style:style style:name="T349" style:family="text">
      <style:text-properties fo:color="#7f0055" style:font-name="Consolas" fo:font-size="9pt" fo:font-weight="bold" officeooo:rsid="004ac3ab" fo:background-color="#e8f2fe" loext:char-shading-value="0" style:font-size-asian="9pt" style:font-weight-asian="bold" style:font-size-complex="9pt"/>
    </style:style>
    <style:style style:name="T350" style:family="text">
      <style:text-properties fo:color="#7f0055" style:font-name="Consolas" fo:font-size="9pt" fo:font-weight="bold" style:font-size-asian="9pt" style:font-weight-asian="bold" style:font-size-complex="9pt"/>
    </style:style>
    <style:style style:name="T351" style:family="text">
      <style:text-properties fo:color="#7f0055" style:font-name="Consolas" fo:font-size="9pt" fo:font-weight="bold" officeooo:rsid="004ce86f" style:font-size-asian="9pt" style:font-weight-asian="bold" style:font-size-complex="9pt"/>
    </style:style>
    <style:style style:name="T352" style:family="text">
      <style:text-properties fo:color="#7f0055" style:font-name="Consolas" fo:font-size="9pt" fo:language="en" fo:country="US" fo:font-weight="bold" fo:background-color="#e8f2fe" loext:char-shading-value="0" style:font-size-asian="9pt" style:font-weight-asian="bold" style:font-size-complex="9pt"/>
    </style:style>
    <style:style style:name="T353" style:family="text">
      <style:text-properties fo:color="#7f0055" style:font-name="Consolas" fo:font-size="9pt" fo:language="en" fo:country="US" fo:font-weight="bold" officeooo:rsid="004ac3ab" fo:background-color="#e8f2fe" loext:char-shading-value="0" style:font-size-asian="9pt" style:font-weight-asian="bold" style:font-size-complex="9pt"/>
    </style:style>
    <style:style style:name="T354" style:family="text">
      <style:text-properties fo:color="#7f0055" style:font-name="Consolas" fo:font-size="9pt" fo:language="en" fo:country="US" fo:font-weight="bold" style:font-size-asian="9pt" style:font-weight-asian="bold" style:font-size-complex="9pt"/>
    </style:style>
    <style:style style:name="T355" style:family="text">
      <style:text-properties fo:color="#7f0055" fo:font-weight="bold" style:font-weight-asian="bold"/>
    </style:style>
    <style:style style:name="T356" style:family="text">
      <style:text-properties fo:color="#7f0055" fo:font-weight="bold" fo:background-color="#e8f2fe" loext:char-shading-value="0" style:font-weight-asian="bold"/>
    </style:style>
    <style:style style:name="T357" style:family="text">
      <style:text-properties fo:color="#0000c0" style:font-name="Consolas" fo:font-size="10pt" fo:font-style="italic" fo:font-weight="bold" style:font-size-asian="10pt" style:font-style-asian="italic" style:font-weight-asian="bold"/>
    </style:style>
    <style:style style:name="T358" style:family="text">
      <style:text-properties fo:color="#0000c0" style:font-name="Consolas" fo:font-size="10pt" fo:font-style="italic" fo:font-weight="bold" style:font-size-asian="10pt" style:font-style-asian="italic" style:font-weight-asian="bold" style:font-weight-complex="bold"/>
    </style:style>
    <style:style style:name="T359" style:family="text">
      <style:text-properties fo:color="#0000c0" style:font-name="Consolas" fo:font-size="10pt" fo:font-style="italic" fo:font-weight="bold" style:font-size-asian="10pt" style:font-style-asian="italic" style:font-weight-asian="bold"/>
    </style:style>
    <style:style style:name="T360" style:family="text">
      <style:text-properties fo:color="#0000c0" style:font-name="Consolas" fo:font-size="10pt" fo:font-style="italic" fo:font-weight="bold" fo:background-color="#e8f2fe" loext:char-shading-value="0" style:font-size-asian="10pt" style:font-style-asian="italic" style:font-weight-asian="bold"/>
    </style:style>
    <style:style style:name="T361" style:family="text">
      <style:text-properties fo:color="#0000c0" style:font-name="Consolas" fo:font-size="10pt" fo:font-style="italic" fo:font-weight="bold" officeooo:rsid="0032797d" fo:background-color="#e8f2fe" loext:char-shading-value="0" style:font-size-asian="10pt" style:font-style-asian="italic" style:font-weight-asian="bold"/>
    </style:style>
    <style:style style:name="T362" style:family="text">
      <style:text-properties fo:color="#0000c0" style:font-name="Consolas" fo:font-size="10pt" fo:font-style="italic" fo:font-weight="bold" officeooo:rsid="0042a348" fo:background-color="#e8f2fe" loext:char-shading-value="0" style:font-size-asian="10pt" style:font-style-asian="italic" style:font-weight-asian="bold"/>
    </style:style>
    <style:style style:name="T363" style:family="text">
      <style:text-properties fo:color="#0000c0" style:font-name="Consolas" fo:font-size="10pt" fo:font-style="italic" fo:font-weight="bold" officeooo:rsid="00612d00" fo:background-color="#e8f2fe" loext:char-shading-value="0" style:font-size-asian="10pt" style:font-style-asian="italic" style:font-weight-asian="bold"/>
    </style:style>
    <style:style style:name="T364" style:family="text">
      <style:text-properties fo:color="#0000c0" style:font-name="Consolas" fo:font-size="10pt" fo:font-style="italic" fo:font-weight="bold" fo:background-color="#d4d4d4" loext:char-shading-value="0" style:font-size-asian="10pt" style:font-style-asian="italic" style:font-weight-asian="bold"/>
    </style:style>
    <style:style style:name="T365" style:family="text">
      <style:text-properties fo:color="#0000c0" style:font-name="Consolas" fo:font-size="10pt" fo:font-style="italic" style:font-size-asian="10pt" style:font-style-asian="italic"/>
    </style:style>
    <style:style style:name="T366" style:family="text">
      <style:text-properties fo:color="#0000c0" style:font-name="Consolas" fo:font-size="10pt" fo:font-style="italic" officeooo:rsid="003415ff" style:font-size-asian="10pt" style:font-style-asian="italic"/>
    </style:style>
    <style:style style:name="T367" style:family="text">
      <style:text-properties fo:color="#0000c0" style:font-name="Consolas" fo:font-size="10pt" fo:font-style="italic" fo:background-color="#e8f2fe" loext:char-shading-value="0" style:font-size-asian="10pt" style:font-style-asian="italic"/>
    </style:style>
    <style:style style:name="T368" style:family="text">
      <style:text-properties fo:color="#0000c0" style:font-name="Consolas" fo:font-size="10pt" fo:font-style="italic" officeooo:rsid="006f69c2" fo:background-color="#e8f2fe" loext:char-shading-value="0" style:font-size-asian="10pt" style:font-style-asian="italic" style:font-style-complex="italic"/>
    </style:style>
    <style:style style:name="T369" style:family="text">
      <style:text-properties fo:color="#0000c0" style:font-name="Consolas" fo:font-size="10pt" fo:language="en" fo:country="US" fo:font-style="italic" fo:font-weight="bold" fo:background-color="#e8f2fe" loext:char-shading-value="0" style:font-size-asian="10pt" style:font-style-asian="italic" style:font-weight-asian="bold"/>
    </style:style>
    <style:style style:name="T370" style:family="text">
      <style:text-properties fo:color="#0000c0" style:font-name="Consolas" fo:font-size="10pt" fo:language="en" fo:country="US" fo:font-style="italic" fo:font-weight="bold" officeooo:rsid="002445b8" fo:background-color="#e8f2fe" loext:char-shading-value="0" style:font-size-asian="10pt" style:font-style-asian="italic" style:font-weight-asian="bold"/>
    </style:style>
    <style:style style:name="T371" style:family="text">
      <style:text-properties fo:color="#0000c0" style:font-name="Consolas" fo:font-size="10pt" fo:language="en" fo:country="US" fo:font-style="italic" officeooo:rsid="008adc93" fo:background-color="#e8f2fe" loext:char-shading-value="0" style:font-size-asian="10pt" style:font-style-asian="italic"/>
    </style:style>
    <style:style style:name="T372" style:family="text">
      <style:text-properties fo:color="#0000c0" fo:font-style="italic" fo:font-weight="bold" fo:background-color="#e8f2fe" loext:char-shading-value="0" style:font-style-asian="italic" style:font-weight-asian="bold"/>
    </style:style>
    <style:style style:name="T373" style:family="text">
      <style:text-properties fo:color="#6a3e3e" style:font-name="Consolas" fo:font-size="10pt" fo:background-color="#e8f2fe" loext:char-shading-value="0" style:font-size-asian="10pt"/>
    </style:style>
    <style:style style:name="T374" style:family="text">
      <style:text-properties fo:color="#6a3e3e" style:font-name="Consolas" fo:font-size="10pt" officeooo:rsid="002e1f6e" fo:background-color="#e8f2fe" loext:char-shading-value="0" style:font-size-asian="10pt"/>
    </style:style>
    <style:style style:name="T375" style:family="text">
      <style:text-properties fo:color="#6a3e3e" style:font-name="Consolas" fo:font-size="10pt" officeooo:rsid="0032797d" fo:background-color="#e8f2fe" loext:char-shading-value="0" style:font-size-asian="10pt"/>
    </style:style>
    <style:style style:name="T376" style:family="text">
      <style:text-properties fo:color="#6a3e3e" style:font-name="Consolas" fo:font-size="10pt" officeooo:rsid="002f6090" fo:background-color="#e8f2fe" loext:char-shading-value="0" style:font-size-asian="10pt"/>
    </style:style>
    <style:style style:name="T377" style:family="text">
      <style:text-properties fo:color="#6a3e3e" style:font-name="Consolas" fo:font-size="10pt" officeooo:rsid="002ad0ac" fo:background-color="#e8f2fe" loext:char-shading-value="0" style:font-size-asian="10pt"/>
    </style:style>
    <style:style style:name="T378" style:family="text">
      <style:text-properties fo:color="#6a3e3e" style:font-name="Consolas" fo:font-size="10pt" officeooo:rsid="0060ac12" fo:background-color="#e8f2fe" loext:char-shading-value="0" style:font-size-asian="10pt"/>
    </style:style>
    <style:style style:name="T379" style:family="text">
      <style:text-properties fo:color="#6a3e3e" style:font-name="Consolas" fo:font-size="10pt" officeooo:rsid="0064f607" fo:background-color="#e8f2fe" loext:char-shading-value="0" style:font-size-asian="10pt"/>
    </style:style>
    <style:style style:name="T380" style:family="text">
      <style:text-properties fo:color="#6a3e3e" style:font-name="Consolas" fo:font-size="10pt" officeooo:rsid="0065cada" fo:background-color="#e8f2fe" loext:char-shading-value="0" style:font-size-asian="10pt"/>
    </style:style>
    <style:style style:name="T381" style:family="text">
      <style:text-properties fo:color="#6a3e3e" style:font-name="Consolas" fo:font-size="10pt" officeooo:rsid="00688e77" fo:background-color="#e8f2fe" loext:char-shading-value="0" style:font-size-asian="10pt"/>
    </style:style>
    <style:style style:name="T382" style:family="text">
      <style:text-properties fo:color="#6a3e3e" style:font-name="Consolas" fo:font-size="10pt" officeooo:rsid="006cbae1" fo:background-color="#e8f2fe" loext:char-shading-value="0" style:font-size-asian="10pt"/>
    </style:style>
    <style:style style:name="T383" style:family="text">
      <style:text-properties fo:color="#6a3e3e" style:font-name="Consolas" fo:font-size="10pt" officeooo:rsid="00823344" fo:background-color="#e8f2fe" loext:char-shading-value="0" style:font-size-asian="10pt"/>
    </style:style>
    <style:style style:name="T384" style:family="text">
      <style:text-properties fo:color="#6a3e3e" style:font-name="Consolas" fo:font-size="10pt" officeooo:rsid="00891ff5" fo:background-color="#e8f2fe" loext:char-shading-value="0" style:font-size-asian="10pt"/>
    </style:style>
    <style:style style:name="T385" style:family="text">
      <style:text-properties fo:color="#6a3e3e" style:font-name="Consolas" fo:font-size="10pt" fo:background-color="#e8f2fe" loext:char-shading-value="0" style:font-size-asian="10pt" style:font-size-complex="10pt"/>
    </style:style>
    <style:style style:name="T386" style:family="text">
      <style:text-properties fo:color="#6a3e3e" style:font-name="Consolas" fo:font-size="10pt" fo:background-color="#e8f2fe" loext:char-shading-value="0" style:font-size-asian="10pt"/>
    </style:style>
    <style:style style:name="T387" style:family="text">
      <style:text-properties fo:color="#6a3e3e" style:font-name="Consolas" fo:font-size="10pt" fo:language="en" fo:country="US" fo:background-color="#e8f2fe" loext:char-shading-value="0" style:font-size-asian="10pt"/>
    </style:style>
    <style:style style:name="T388" style:family="text">
      <style:text-properties fo:color="#6a3e3e" style:font-name="Consolas" fo:font-size="10pt" fo:language="en" fo:country="US" fo:background-color="#e8f2fe" loext:char-shading-value="0" style:font-size-asian="10pt"/>
    </style:style>
    <style:style style:name="T389" style:family="text">
      <style:text-properties fo:color="#6a3e3e" style:font-name="Consolas" fo:font-size="10pt" fo:language="en" fo:country="US" fo:font-weight="normal" fo:background-color="#e8f2fe" loext:char-shading-value="0" style:font-size-asian="10pt" style:font-weight-asian="normal" style:font-weight-complex="normal"/>
    </style:style>
    <style:style style:name="T390" style:family="text">
      <style:text-properties fo:color="#6a3e3e" style:font-name="Consolas" fo:font-size="10pt" fo:language="en" fo:country="US" fo:font-weight="normal" officeooo:rsid="002c6630" fo:background-color="#e8f2fe" loext:char-shading-value="0" style:font-size-asian="10pt" style:font-weight-asian="normal" style:font-weight-complex="normal"/>
    </style:style>
    <style:style style:name="T391" style:family="text">
      <style:text-properties fo:color="#6a3e3e" style:font-name="Consolas" fo:font-size="10pt" style:font-size-asian="10pt"/>
    </style:style>
    <style:style style:name="T392" style:family="text">
      <style:text-properties fo:color="#6a3e3e" style:font-name="Consolas" fo:font-size="10pt" style:font-size-asian="10pt"/>
    </style:style>
    <style:style style:name="T393" style:family="text">
      <style:text-properties fo:color="#6a3e3e" style:font-name="Consolas" fo:font-size="10pt" fo:background-color="#d4d4d4" loext:char-shading-value="0" style:font-size-asian="10pt"/>
    </style:style>
    <style:style style:name="T394" style:family="text">
      <style:text-properties fo:color="#6a3e3e" style:font-name="Consolas" fo:font-size="10pt" officeooo:rsid="002f6090" fo:background-color="#d4d4d4" loext:char-shading-value="0" style:font-size-asian="10pt"/>
    </style:style>
    <style:style style:name="T395" style:family="text">
      <style:text-properties fo:color="#6a3e3e" style:font-name="Consolas" fo:font-size="10pt" fo:font-weight="normal" fo:background-color="#e8f2fe" loext:char-shading-value="0" style:font-size-asian="10pt" style:font-weight-asian="normal" style:font-weight-complex="normal"/>
    </style:style>
    <style:style style:name="T396" style:family="text">
      <style:text-properties fo:color="#6a3e3e" style:font-name="Consolas" fo:font-size="9pt" fo:background-color="#e8f2fe" loext:char-shading-value="0" style:font-size-asian="9pt" style:font-size-complex="9pt"/>
    </style:style>
    <style:style style:name="T397" style:family="text">
      <style:text-properties fo:color="#6a3e3e" style:font-name="Consolas" fo:font-size="9pt" officeooo:rsid="003e12af" fo:background-color="#e8f2fe" loext:char-shading-value="0" style:font-size-asian="9pt" style:font-size-complex="9pt"/>
    </style:style>
    <style:style style:name="T398" style:family="text">
      <style:text-properties fo:color="#6a3e3e" style:font-name="Consolas" fo:font-size="9pt" officeooo:rsid="0042a348" fo:background-color="#e8f2fe" loext:char-shading-value="0" style:font-size-asian="9pt" style:font-size-complex="9pt"/>
    </style:style>
    <style:style style:name="T399" style:family="text">
      <style:text-properties fo:color="#6a3e3e" style:font-name="Consolas" fo:font-size="9pt" officeooo:rsid="004ac3ab" fo:background-color="#e8f2fe" loext:char-shading-value="0" style:font-size-asian="9pt" style:font-size-complex="9pt"/>
    </style:style>
    <style:style style:name="T400" style:family="text">
      <style:text-properties fo:color="#6a3e3e" style:font-name="Consolas" fo:font-size="9pt" style:font-size-asian="9pt" style:font-size-complex="9pt"/>
    </style:style>
    <style:style style:name="T401" style:family="text">
      <style:text-properties fo:color="#6a3e3e" style:font-name="Consolas" fo:font-size="9pt" officeooo:rsid="004ce86f" style:font-size-asian="9pt" style:font-size-complex="9pt"/>
    </style:style>
    <style:style style:name="T402" style:family="text">
      <style:text-properties officeooo:rsid="00245e25"/>
    </style:style>
    <style:style style:name="T403" style:family="text">
      <style:text-properties fo:color="#2a00ff" style:font-name="Consolas" fo:font-size="10pt" fo:background-color="#e8f2fe" loext:char-shading-value="0" style:font-size-asian="10pt"/>
    </style:style>
    <style:style style:name="T404" style:family="text">
      <style:text-properties fo:color="#2a00ff" style:font-name="Consolas" fo:font-size="10pt" officeooo:rsid="0032797d" fo:background-color="#e8f2fe" loext:char-shading-value="0" style:font-size-asian="10pt"/>
    </style:style>
    <style:style style:name="T405" style:family="text">
      <style:text-properties fo:color="#2a00ff" style:font-name="Consolas" fo:font-size="10pt" officeooo:rsid="003ece1b" fo:background-color="#e8f2fe" loext:char-shading-value="0" style:font-size-asian="10pt"/>
    </style:style>
    <style:style style:name="T406" style:family="text">
      <style:text-properties fo:color="#2a00ff" style:font-name="Consolas" fo:font-size="10pt" officeooo:rsid="0042a348" fo:background-color="#e8f2fe" loext:char-shading-value="0" style:font-size-asian="10pt"/>
    </style:style>
    <style:style style:name="T407" style:family="text">
      <style:text-properties fo:color="#2a00ff" style:font-name="Consolas" fo:font-size="10pt" officeooo:rsid="0053037d" fo:background-color="#e8f2fe" loext:char-shading-value="0" style:font-size-asian="10pt"/>
    </style:style>
    <style:style style:name="T408" style:family="text">
      <style:text-properties fo:color="#2a00ff" style:font-name="Consolas" fo:font-size="10pt" officeooo:rsid="00532357" fo:background-color="#e8f2fe" loext:char-shading-value="0" style:font-size-asian="10pt"/>
    </style:style>
    <style:style style:name="T409" style:family="text">
      <style:text-properties fo:color="#2a00ff" style:font-name="Consolas" fo:font-size="10pt" officeooo:rsid="0060ac12" fo:background-color="#e8f2fe" loext:char-shading-value="0" style:font-size-asian="10pt"/>
    </style:style>
    <style:style style:name="T410" style:family="text">
      <style:text-properties fo:color="#2a00ff" style:font-name="Consolas" fo:font-size="10pt" style:font-size-asian="10pt"/>
    </style:style>
    <style:style style:name="T411" style:family="text">
      <style:text-properties officeooo:rsid="0027e569"/>
    </style:style>
    <style:style style:name="T412" style:family="text">
      <style:text-properties officeooo:rsid="002ad0ac"/>
    </style:style>
    <style:style style:name="T413" style:family="text">
      <style:text-properties officeooo:rsid="0032fc74"/>
    </style:style>
    <style:style style:name="T414" style:family="text">
      <style:text-properties officeooo:rsid="003415ff"/>
    </style:style>
    <style:style style:name="T415" style:family="text">
      <style:text-properties style:font-name="Consolas1" fo:font-size="10pt" officeooo:rsid="003415ff" style:font-size-asian="10pt" style:font-size-complex="10pt"/>
    </style:style>
    <style:style style:name="T416" style:family="text">
      <style:text-properties officeooo:rsid="003608ea"/>
    </style:style>
    <style:style style:name="T417" style:family="text">
      <style:text-properties officeooo:rsid="0039cd33"/>
    </style:style>
    <style:style style:name="T418" style:family="text">
      <style:text-properties officeooo:rsid="003a8846"/>
    </style:style>
    <style:style style:name="T419" style:family="text">
      <style:text-properties officeooo:rsid="003b4d83"/>
    </style:style>
    <style:style style:name="T420" style:family="text">
      <style:text-properties officeooo:rsid="003e12af"/>
    </style:style>
    <style:style style:name="T421" style:family="text">
      <style:text-properties officeooo:rsid="003ece1b"/>
    </style:style>
    <style:style style:name="T422" style:family="text">
      <style:text-properties officeooo:rsid="003fd05f"/>
    </style:style>
    <style:style style:name="T423" style:family="text">
      <style:text-properties officeooo:rsid="0042a348"/>
    </style:style>
    <style:style style:name="T424" style:family="text">
      <style:text-properties fo:font-size="11pt" fo:language="en" fo:country="US" fo:font-style="italic" officeooo:rsid="00586679" style:font-size-asian="11pt" style:font-style-asian="italic" style:font-size-complex="11pt" style:font-style-complex="italic"/>
    </style:style>
    <style:style style:name="T425" style:family="text">
      <style:text-properties officeooo:rsid="005af35f"/>
    </style:style>
    <style:style style:name="T426" style:family="text">
      <style:text-properties officeooo:rsid="0063ab76"/>
    </style:style>
    <style:style style:name="T427" style:family="text">
      <style:text-properties officeooo:rsid="0063fb7e"/>
    </style:style>
    <style:style style:name="T428" style:family="text">
      <style:text-properties officeooo:rsid="0064f607"/>
    </style:style>
    <style:style style:name="T429" style:family="text">
      <style:text-properties officeooo:rsid="0065cada"/>
    </style:style>
    <style:style style:name="T430" style:family="text">
      <style:text-properties style:text-position="super 58%" officeooo:rsid="0065cada"/>
    </style:style>
    <style:style style:name="T431" style:family="text">
      <style:text-properties style:text-position="super 58%" officeooo:rsid="006a03c7"/>
    </style:style>
    <style:style style:name="T432" style:family="text">
      <style:text-properties officeooo:rsid="00676bf0"/>
    </style:style>
    <style:style style:name="T433" style:family="text">
      <style:text-properties officeooo:rsid="00688e77"/>
    </style:style>
    <style:style style:name="T434" style:family="text">
      <style:text-properties officeooo:rsid="006a03c7"/>
    </style:style>
    <style:style style:name="T435" style:family="text">
      <style:text-properties officeooo:rsid="006b6b11"/>
    </style:style>
    <style:style style:name="T436" style:family="text">
      <style:text-properties fo:font-style="normal" style:font-style-asian="normal" style:font-style-complex="normal"/>
    </style:style>
    <style:style style:name="T437" style:family="text">
      <style:text-properties fo:font-style="normal" officeooo:rsid="00ad551d" style:font-style-asian="normal" style:font-style-complex="normal"/>
    </style:style>
    <style:style style:name="T438" style:family="text">
      <style:text-properties fo:font-style="normal" officeooo:rsid="00c9b467" style:font-style-asian="normal" style:font-style-complex="normal"/>
    </style:style>
    <style:style style:name="T439" style:family="text">
      <style:text-properties fo:font-style="normal" officeooo:rsid="00cec46b" style:font-style-asian="normal" style:font-style-complex="normal"/>
    </style:style>
    <style:style style:name="T440" style:family="text">
      <style:text-properties fo:font-style="normal" officeooo:rsid="0021689e" style:font-style-asian="normal" style:font-style-complex="normal"/>
    </style:style>
    <style:style style:name="T441" style:family="text">
      <style:text-properties officeooo:rsid="006cbae1"/>
    </style:style>
    <style:style style:name="T442" style:family="text">
      <style:text-properties officeooo:rsid="006f69c2"/>
    </style:style>
    <style:style style:name="T443" style:family="text">
      <style:text-properties fo:background-color="#e8f2fe" loext:char-shading-value="0"/>
    </style:style>
    <style:style style:name="T444" style:family="text">
      <style:text-properties officeooo:rsid="00765772"/>
    </style:style>
    <style:style style:name="T445" style:family="text">
      <style:text-properties officeooo:rsid="0078283a"/>
    </style:style>
    <style:style style:name="T446" style:family="text">
      <style:text-properties officeooo:rsid="007c9412"/>
    </style:style>
    <style:style style:name="T447" style:family="text">
      <style:text-properties officeooo:rsid="00804650"/>
    </style:style>
    <style:style style:name="T448" style:family="text">
      <style:text-properties officeooo:rsid="00885c79"/>
    </style:style>
    <style:style style:name="T449" style:family="text">
      <style:text-properties officeooo:rsid="008ba4b2"/>
    </style:style>
    <style:style style:name="T450" style:family="text">
      <style:text-properties officeooo:rsid="008d6838"/>
    </style:style>
    <style:style style:name="T451" style:family="text">
      <style:text-properties officeooo:rsid="008f75ed"/>
    </style:style>
    <style:style style:name="T452" style:family="text">
      <style:text-properties officeooo:rsid="00997a2a"/>
    </style:style>
    <style:style style:name="T453" style:family="text">
      <style:text-properties fo:font-size="10.5pt" fo:language="en" fo:country="US" style:font-size-asian="10.5pt" style:font-size-complex="10.5pt"/>
    </style:style>
    <style:style style:name="T454" style:family="text">
      <style:text-properties officeooo:rsid="009a6416"/>
    </style:style>
    <style:style style:name="T455" style:family="text">
      <style:text-properties officeooo:rsid="009c3a7b"/>
    </style:style>
    <style:style style:name="T456" style:family="text">
      <style:text-properties officeooo:rsid="0037981a"/>
    </style:style>
    <style:style style:name="T457" style:family="text">
      <style:text-properties officeooo:rsid="00a0ed9d"/>
    </style:style>
    <style:style style:name="T458" style:family="text">
      <style:text-properties officeooo:rsid="00a7a935"/>
    </style:style>
    <style:style style:name="T459" style:family="text">
      <style:text-properties officeooo:rsid="00aa86c8"/>
    </style:style>
    <style:style style:name="T460" style:family="text">
      <style:text-properties officeooo:rsid="00aacd85"/>
    </style:style>
    <style:style style:name="T461" style:family="text">
      <style:text-properties officeooo:rsid="00ab9ffb"/>
    </style:style>
    <style:style style:name="T462" style:family="text">
      <style:text-properties officeooo:rsid="00ac5706"/>
    </style:style>
    <style:style style:name="T463" style:family="text">
      <style:text-properties officeooo:rsid="00ad551d"/>
    </style:style>
    <style:style style:name="T464" style:family="text">
      <style:text-properties officeooo:rsid="00ad738f"/>
    </style:style>
    <style:style style:name="T465" style:family="text">
      <style:text-properties officeooo:rsid="00aee644"/>
    </style:style>
    <style:style style:name="T466" style:family="text">
      <style:text-properties officeooo:rsid="00b0a58b"/>
    </style:style>
    <style:style style:name="T467" style:family="text">
      <style:text-properties officeooo:rsid="00b2beda"/>
    </style:style>
    <style:style style:name="T468" style:family="text">
      <style:text-properties officeooo:rsid="00b4c595"/>
    </style:style>
    <style:style style:name="T469" style:family="text">
      <style:text-properties officeooo:rsid="00b6c1c0"/>
    </style:style>
    <style:style style:name="T470" style:family="text">
      <style:text-properties officeooo:rsid="0025f58f"/>
    </style:style>
    <style:style style:name="T471" style:family="text">
      <style:text-properties officeooo:rsid="00b6dade"/>
    </style:style>
    <style:style style:name="T472" style:family="text">
      <style:text-properties officeooo:rsid="00b8c8b7"/>
    </style:style>
    <style:style style:name="T473" style:family="text">
      <style:text-properties officeooo:rsid="00b9d7ff"/>
    </style:style>
    <style:style style:name="T474" style:family="text">
      <style:text-properties officeooo:rsid="0029946b"/>
    </style:style>
    <style:style style:name="T475" style:family="text">
      <style:text-properties officeooo:rsid="00c2a5a5"/>
    </style:style>
    <style:style style:name="T476" style:family="text">
      <style:text-properties officeooo:rsid="00c33378"/>
    </style:style>
    <style:style style:name="T477" style:family="text">
      <style:text-properties officeooo:rsid="00c880d1"/>
    </style:style>
    <style:style style:name="T478" style:family="text">
      <style:text-properties officeooo:rsid="00c9b467"/>
    </style:style>
    <style:style style:name="T479" style:family="text">
      <style:text-properties officeooo:rsid="00cb43ab"/>
    </style:style>
    <style:style style:name="T480" style:family="text">
      <style:text-properties officeooo:rsid="00cba211"/>
    </style:style>
    <style:style style:name="T481" style:family="text">
      <style:text-properties officeooo:rsid="00cbfbc0"/>
    </style:style>
    <style:style style:name="T482" style:family="text">
      <style:text-properties officeooo:rsid="00ce3a4e"/>
    </style:style>
    <style:style style:name="T483" style:family="text">
      <style:text-properties officeooo:rsid="00cec46b"/>
    </style:style>
    <style:style style:name="T484" style:family="text">
      <style:text-properties officeooo:rsid="00d10f91"/>
    </style:style>
    <style:style style:name="T485" style:family="text">
      <style:text-properties officeooo:rsid="00d8bb6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fo:margin-left="0cm" fo:margin-right="0cm"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
      <text:p text:style-name="P175"/>
      <text:p text:style-name="P175"/>
      <text:p text:style-name="P175"/>
      <text:p text:style-name="P175"/>
      <text:p text:style-name="P207">L<text:span text:style-name="T452">e</text:span>2LeJ<text:span text:style-name="T452">os</text:span>E<text:span text:style-name="T452">v</text:span>3<text:line-break/>Library</text:p>
      <text:p text:style-name="P2"/>
      <text:p text:style-name="P208"/>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h text:style-name="P245" text:outline-level="1">Table of Contents</text:h>
          </text:index-title>
          <text:p text:style-name="P242"><text:a xlink:type="simple" xlink:href="#__RefHeading___Toc5861_2306771322" text:style-name="Index_20_Link" text:visited-style-name="Index_20_Link">Introduction<text:tab/>4</text:a></text:p>
          <text:p text:style-name="P242"><text:a xlink:type="simple" xlink:href="#__RefHeading___Toc5863_2306771322" text:style-name="Index_20_Link" text:visited-style-name="Index_20_Link">Le2LeJosEv3 Library<text:tab/>4</text:a></text:p>
          <text:p text:style-name="P238"><text:a xlink:type="simple" xlink:href="#__RefHeading___Toc5865_2306771322" text:style-name="Index_20_Link" text:visited-style-name="Index_20_Link">How to use the Library<text:tab/>5</text:a></text:p>
          <text:p text:style-name="P238"><text:a xlink:type="simple" xlink:href="#__RefHeading___Toc5867_2306771322" text:style-name="Index_20_Link" text:visited-style-name="Index_20_Link">Programming Blocks<text:tab/>6</text:a></text:p>
          <text:p text:style-name="P243"><text:a xlink:type="simple" xlink:href="#__RefHeading___Toc5869_2306771322" text:style-name="Index_20_Link" text:visited-style-name="Index_20_Link">Performance Hints<text:tab/>7</text:a></text:p>
          <text:p text:style-name="P243"><text:a xlink:type="simple" xlink:href="#__RefHeading___Toc5871_2306771322" text:style-name="Index_20_Link" text:visited-style-name="Index_20_Link">Logging Mechanism<text:tab/>7</text:a></text:p>
          <text:p text:style-name="P243"><text:a xlink:type="simple" xlink:href="#__RefHeading___Toc604_1145136116" text:style-name="Index_20_Link" text:visited-style-name="Index_20_Link">MediumMotor Class<text:tab/>8</text:a></text:p>
          <text:p text:style-name="P241"><text:a xlink:type="simple" xlink:href="#__RefHeading___Toc5873_2306771322" text:style-name="Index_20_Link" text:visited-style-name="Index_20_Link">Medium Motor Mode On:<text:tab/>9</text:a></text:p>
          <text:p text:style-name="P241"><text:a xlink:type="simple" xlink:href="#__RefHeading___Toc5875_2306771322" text:style-name="Index_20_Link" text:visited-style-name="Index_20_Link">Medium Motor Mode Off:<text:tab/>9</text:a></text:p>
          <text:p text:style-name="P241"><text:a xlink:type="simple" xlink:href="#__RefHeading___Toc5877_2306771322" text:style-name="Index_20_Link" text:visited-style-name="Index_20_Link">Medium Motor Mode On For Seconds:<text:tab/>9</text:a></text:p>
          <text:p text:style-name="P241"><text:a xlink:type="simple" xlink:href="#__RefHeading___Toc5879_2306771322" text:style-name="Index_20_Link" text:visited-style-name="Index_20_Link">Medium Motor Mode On For Degrees:<text:tab/>10</text:a></text:p>
          <text:p text:style-name="P241"><text:a xlink:type="simple" xlink:href="#__RefHeading___Toc5881_2306771322" text:style-name="Index_20_Link" text:visited-style-name="Index_20_Link">Medium Motor Mode On For Rotations:<text:tab/>10</text:a></text:p>
          <text:p text:style-name="P243"><text:a xlink:type="simple" xlink:href="#__RefHeading___Toc4712_3568313896" text:style-name="Index_20_Link" text:visited-style-name="Index_20_Link">LargeMotor Class<text:tab/>10</text:a></text:p>
          <text:p text:style-name="P243"><text:a xlink:type="simple" xlink:href="#__RefHeading___Toc4861_2632823145" text:style-name="Index_20_Link" text:visited-style-name="Index_20_Link">UnregulatedMotor Class<text:tab/>11</text:a></text:p>
          <text:p text:style-name="P243"><text:a xlink:type="simple" xlink:href="#__RefHeading___Toc4794_3568313896" text:style-name="Index_20_Link" text:visited-style-name="Index_20_Link">Motor Rotation Block<text:tab/>11</text:a></text:p>
          <text:p text:style-name="P241"><text:a xlink:type="simple" xlink:href="#__RefHeading___Toc5883_2306771322" text:style-name="Index_20_Link" text:visited-style-name="Index_20_Link">Motor Rotation Mode Measure-Degrees:<text:tab/>11</text:a></text:p>
          <text:p text:style-name="P241"><text:a xlink:type="simple" xlink:href="#__RefHeading___Toc5885_2306771322" text:style-name="Index_20_Link" text:visited-style-name="Index_20_Link">Motor Rotation Mode Measure-Rotations:<text:tab/>11</text:a></text:p>
          <text:p text:style-name="P241"><text:a xlink:type="simple" xlink:href="#__RefHeading___Toc5887_2306771322" text:style-name="Index_20_Link" text:visited-style-name="Index_20_Link">Motor Rotation Mode Measure-Current Power:<text:tab/>12</text:a></text:p>
          <text:p text:style-name="P241"><text:a xlink:type="simple" xlink:href="#__RefHeading___Toc5889_2306771322" text:style-name="Index_20_Link" text:visited-style-name="Index_20_Link">Motor Rotation Mode Reset:<text:tab/>12</text:a></text:p>
          <text:p text:style-name="P243"><text:a xlink:type="simple" xlink:href="#__RefHeading___Toc620_1145136116" text:style-name="Index_20_Link" text:visited-style-name="Index_20_Link">MoveSteering Class<text:tab/>12</text:a></text:p>
          <text:p text:style-name="P241"><text:a xlink:type="simple" xlink:href="#__RefHeading___Toc5891_2306771322" text:style-name="Index_20_Link" text:visited-style-name="Index_20_Link">Move Steering Mode On:<text:tab/>13</text:a></text:p>
          <text:p text:style-name="P241"><text:a xlink:type="simple" xlink:href="#__RefHeading___Toc5893_2306771322" text:style-name="Index_20_Link" text:visited-style-name="Index_20_Link">Move Steering Mode Off:<text:tab/>13</text:a></text:p>
          <text:p text:style-name="P241"><text:a xlink:type="simple" xlink:href="#__RefHeading___Toc5895_2306771322" text:style-name="Index_20_Link" text:visited-style-name="Index_20_Link">Move Steering Mode On For Seconds:<text:tab/>14</text:a></text:p>
          <text:p text:style-name="P241"><text:a xlink:type="simple" xlink:href="#__RefHeading___Toc5897_2306771322" text:style-name="Index_20_Link" text:visited-style-name="Index_20_Link">Move Steering Mode On For Degrees:<text:tab/>14</text:a></text:p>
          <text:p text:style-name="P241"><text:a xlink:type="simple" xlink:href="#__RefHeading___Toc5899_2306771322" text:style-name="Index_20_Link" text:visited-style-name="Index_20_Link">Move Steering Mode On For Rotations:<text:tab/>14</text:a></text:p>
          <text:p text:style-name="P243"><text:a xlink:type="simple" xlink:href="#__RefHeading___Toc7054_2391891304" text:style-name="Index_20_Link" text:visited-style-name="Index_20_Link">MoveSteeringUnregulated Class<text:tab/>15</text:a></text:p>
          <text:p text:style-name="P243"><text:a xlink:type="simple" xlink:href="#__RefHeading___Toc6529_715417931" text:style-name="Index_20_Link" text:visited-style-name="Index_20_Link">MoveTank Class<text:tab/>15</text:a></text:p>
          <text:p text:style-name="P241"><text:a xlink:type="simple" xlink:href="#__RefHeading___Toc8956_2391891304" text:style-name="Index_20_Link" text:visited-style-name="Index_20_Link">Move Tank Mode On:<text:tab/>16</text:a></text:p>
          <text:p text:style-name="P241"><text:a xlink:type="simple" xlink:href="#__RefHeading___Toc8958_2391891304" text:style-name="Index_20_Link" text:visited-style-name="Index_20_Link">Move Tank Mode Off:<text:tab/>16</text:a></text:p>
          <text:p text:style-name="P241"><text:a xlink:type="simple" xlink:href="#__RefHeading___Toc8960_2391891304" text:style-name="Index_20_Link" text:visited-style-name="Index_20_Link">Move Tank Mode On For Seconds:<text:tab/>16</text:a></text:p>
          <text:p text:style-name="P241"><text:a xlink:type="simple" xlink:href="#__RefHeading___Toc8962_2391891304" text:style-name="Index_20_Link" text:visited-style-name="Index_20_Link">Move Tank Mode On For Degrees:<text:tab/>17</text:a></text:p>
          <text:p text:style-name="P241"><text:a xlink:type="simple" xlink:href="#__RefHeading___Toc8964_2391891304" text:style-name="Index_20_Link" text:visited-style-name="Index_20_Link">Move Steering Mode On For Rotations:<text:tab/>17</text:a></text:p>
          <text:p text:style-name="P243"><text:a xlink:type="simple" xlink:href="#__RefHeading___Toc7351_2391891304" text:style-name="Index_20_Link" text:visited-style-name="Index_20_Link">MoveTankUnregulated Class<text:tab/>17</text:a></text:p>
          <text:p text:style-name="P243"><text:a xlink:type="simple" xlink:href="#__RefHeading___Toc1888_108391516" text:style-name="Index_20_Link" text:visited-style-name="Index_20_Link">Display Class<text:tab/>18</text:a></text:p>
          <text:p text:style-name="P241"><text:a xlink:type="simple" xlink:href="#__RefHeading___Toc5901_2306771322" text:style-name="Index_20_Link" text:visited-style-name="Index_20_Link">Display Mode Text-Pixels:<text:tab/>18</text:a></text:p>
          <text:p text:style-name="P241"><text:a xlink:type="simple" xlink:href="#__RefHeading___Toc5903_2306771322" text:style-name="Index_20_Link" text:visited-style-name="Index_20_Link">Display Mode Text-Grid:<text:tab/>19</text:a></text:p>
          <text:p text:style-name="P241"><text:a xlink:type="simple" xlink:href="#__RefHeading___Toc5905_2306771322" text:style-name="Index_20_Link" text:visited-style-name="Index_20_Link">Display Mode Shapes-Line:<text:tab/>19</text:a></text:p>
          <text:p text:style-name="P241"><text:a xlink:type="simple" xlink:href="#__RefHeading___Toc5907_2306771322" text:style-name="Index_20_Link" text:visited-style-name="Index_20_Link">Display Mode Shapes-Circle:<text:tab/>20</text:a></text:p>
          <text:p text:style-name="P241"><text:a xlink:type="simple" xlink:href="#__RefHeading___Toc5909_2306771322" text:style-name="Index_20_Link" text:visited-style-name="Index_20_Link">Display Mode Shapes-Rectangle:<text:tab/>20</text:a></text:p>
          <text:p text:style-name="P241"><text:a xlink:type="simple" xlink:href="#__RefHeading___Toc5911_2306771322" text:style-name="Index_20_Link" text:visited-style-name="Index_20_Link">Display Mode Shapes-Point:<text:tab/>21</text:a></text:p>
          <text:p text:style-name="P241"><text:a xlink:type="simple" xlink:href="#__RefHeading___Toc5913_2306771322" text:style-name="Index_20_Link" text:visited-style-name="Index_20_Link">Display Mode Image:<text:tab/>21</text:a></text:p>
          <text:p text:style-name="P241"><text:a xlink:type="simple" xlink:href="#__RefHeading___Toc5915_2306771322" text:style-name="Index_20_Link" text:visited-style-name="Index_20_Link">Display Mode Reset Screen:<text:tab/>22</text:a></text:p>
          <text:p text:style-name="P243"><text:a xlink:type="simple" xlink:href="#__RefHeading___Toc2121_108391516" text:style-name="Index_20_Link" text:visited-style-name="Index_20_Link">Sound Class<text:tab/>22</text:a></text:p>
          <text:p text:style-name="P241"><text:a xlink:type="simple" xlink:href="#__RefHeading___Toc5917_2306771322" text:style-name="Index_20_Link" text:visited-style-name="Index_20_Link">Sound Mode Play File:<text:tab/>23</text:a></text:p>
          <text:p text:style-name="P241"><text:a xlink:type="simple" xlink:href="#__RefHeading___Toc5919_2306771322" text:style-name="Index_20_Link" text:visited-style-name="Index_20_Link">Sound Mode Play Tone:<text:tab/>23</text:a></text:p>
          <text:p text:style-name="P241"><text:a xlink:type="simple" xlink:href="#__RefHeading___Toc5921_2306771322" text:style-name="Index_20_Link" text:visited-style-name="Index_20_Link">Sound Mode Play Note:<text:tab/>24</text:a></text:p>
          <text:p text:style-name="P241"><text:a xlink:type="simple" xlink:href="#__RefHeading___Toc5923_2306771322" text:style-name="Index_20_Link" text:visited-style-name="Index_20_Link">Sound Mode Stop:<text:tab/>24</text:a></text:p>
          <text:p text:style-name="P243"><text:a xlink:type="simple" xlink:href="#__RefHeading___Toc5033_2632823145" text:style-name="Index_20_Link" text:visited-style-name="Index_20_Link">BrickStatusLight Class<text:tab/>24</text:a></text:p>
          <text:p text:style-name="P241"><text:a xlink:type="simple" xlink:href="#__RefHeading___Toc5925_2306771322" text:style-name="Index_20_Link" text:visited-style-name="Index_20_Link">Brick Status Light Mode On:<text:tab/>24</text:a></text:p>
          <text:p text:style-name="P241"><text:a xlink:type="simple" xlink:href="#__RefHeading___Toc5927_2306771322" text:style-name="Index_20_Link" text:visited-style-name="Index_20_Link">Brick Status Light Mode Off:<text:tab/>25</text:a></text:p>
          <text:p text:style-name="P241"><text:a xlink:type="simple" xlink:href="#__RefHeading___Toc5929_2306771322" text:style-name="Index_20_Link" text:visited-style-name="Index_20_Link">Brick Status Light Mode Reset:<text:tab/>25</text:a></text:p>
          <text:p text:style-name="P243"><text:a xlink:type="simple" xlink:href="#__RefHeading___Toc2168_108391516" text:style-name="Index_20_Link" text:visited-style-name="Index_20_Link">Wait Class<text:tab/>26</text:a></text:p>
          <text:p text:style-name="P241"><text:a xlink:type="simple" xlink:href="#__RefHeading___Toc5931_2306771322" text:style-name="Index_20_Link" text:visited-style-name="Index_20_Link">Wait Mode Time:<text:tab/>26</text:a></text:p>
          <text:p text:style-name="P243"><text:a xlink:type="simple" xlink:href="#__RefHeading___Toc8412_3528714158" text:style-name="Index_20_Link" text:visited-style-name="Index_20_Link">UltrasonicSensor Class<text:tab/>26</text:a></text:p>
          <text:p text:style-name="P241"><text:a xlink:type="simple" xlink:href="#__RefHeading___Toc8414_3528714158" text:style-name="Index_20_Link" text:visited-style-name="Index_20_Link">Ultrasonic Sensor Mode Measure-Distance Centimeters:<text:tab/>26</text:a></text:p>
          <text:p text:style-name="P241"><text:a xlink:type="simple" xlink:href="#__RefHeading___Toc8416_3528714158" text:style-name="Index_20_Link" text:visited-style-name="Index_20_Link">Ultrasonic Sensor Mode Measure-Distance Inches:<text:tab/>27</text:a></text:p>
          <text:p text:style-name="P241"><text:a xlink:type="simple" xlink:href="#__RefHeading___Toc8418_3528714158" text:style-name="Index_20_Link" text:visited-style-name="Index_20_Link">Ultrasonic Sensor Mode Measure-Presence:<text:tab/>27</text:a></text:p>
          <text:p text:style-name="P243"><text:a xlink:type="simple" xlink:href="#__RefHeading___Toc2199_108391516" text:style-name="Index_20_Link" text:visited-style-name="Index_20_Link">InfraredSensor Class<text:tab/>27</text:a></text:p>
          <text:p text:style-name="P241"><text:a xlink:type="simple" xlink:href="#__RefHeading___Toc5933_2306771322" text:style-name="Index_20_Link" text:visited-style-name="Index_20_Link">Infrared Sensor Mode Measure-Proximity:<text:tab/>28</text:a></text:p>
          <text:p text:style-name="P241"><text:a xlink:type="simple" xlink:href="#__RefHeading___Toc5935_2306771322" text:style-name="Index_20_Link" text:visited-style-name="Index_20_Link">Infrared Sensor Mode Measure-Beacon:<text:tab/>28</text:a></text:p>
          <text:p text:style-name="P241"><text:a xlink:type="simple" xlink:href="#__RefHeading___Toc5937_2306771322" text:style-name="Index_20_Link" text:visited-style-name="Index_20_Link">Infrared Sensor Mode Measure-Remote:<text:tab/>28</text:a></text:p>
          <text:p text:style-name="P241"><text:a xlink:type="simple" xlink:href="#__RefHeading___Toc5939_2306771322" text:style-name="Index_20_Link" text:visited-style-name="Index_20_Link">Infrared Sensor Mode Wait for Change of Proximity:<text:tab/>29</text:a></text:p>
          <text:p text:style-name="P243"><text:a xlink:type="simple" xlink:href="#__RefHeading___Toc8950_3923079842" text:style-name="Index_20_Link" text:visited-style-name="Index_20_Link">GyroSensor Class<text:tab/>30</text:a></text:p>
          <text:p text:style-name="P241"><text:a xlink:type="simple" xlink:href="#__RefHeading___Toc5941_2306771322" text:style-name="Index_20_Link" text:visited-style-name="Index_20_Link">Gyro Sensor Mode Measure-Angle:<text:tab/>30</text:a></text:p>
          <text:p text:style-name="P241"><text:a xlink:type="simple" xlink:href="#__RefHeading___Toc5943_2306771322" text:style-name="Index_20_Link" text:visited-style-name="Index_20_Link">Gyro Sensor Mode Measure-Rate:<text:tab/>30</text:a></text:p>
          <text:p text:style-name="P241"><text:a xlink:type="simple" xlink:href="#__RefHeading___Toc5945_2306771322" text:style-name="Index_20_Link" text:visited-style-name="Index_20_Link">Gyro Sensor Mode Measure-Angle and Rate:<text:tab/>31</text:a></text:p>
          <text:p text:style-name="P243"><text:a xlink:type="simple" xlink:href="#__RefHeading___Toc8858_3923079842" text:style-name="Index_20_Link" text:visited-style-name="Index_20_Link">ColorSensor Class<text:tab/>31</text:a></text:p>
          <text:p text:style-name="P241"><text:a xlink:type="simple" xlink:href="#__RefHeading___Toc9207_3923079842" text:style-name="Index_20_Link" text:visited-style-name="Index_20_Link">Color Sensor Mode Measure-Color:<text:tab/>31</text:a></text:p>
          <text:p text:style-name="P241"><text:a xlink:type="simple" xlink:href="#__RefHeading___Toc9209_3923079842" text:style-name="Index_20_Link" text:visited-style-name="Index_20_Link">Color Sensor Mode Measure-Reflected Light Intensity:<text:tab/>32</text:a></text:p>
          <text:p text:style-name="P241"><text:a xlink:type="simple" xlink:href="#__RefHeading___Toc9211_3923079842" text:style-name="Index_20_Link" text:visited-style-name="Index_20_Link">Color Sensor Mode Measure-Ambient Light Intensity:<text:tab/>32</text:a></text:p>
          <text:p text:style-name="P243"><text:a xlink:type="simple" xlink:href="#__RefHeading___Toc5044_3568313896" text:style-name="Index_20_Link" text:visited-style-name="Index_20_Link">TouchSensor Class<text:tab/>33</text:a></text:p>
          <text:p text:style-name="P241"><text:a xlink:type="simple" xlink:href="#__RefHeading___Toc5947_2306771322" text:style-name="Index_20_Link" text:visited-style-name="Index_20_Link">Touch Sensor Mode Measure-State:<text:tab/>33</text:a></text:p>
          <text:p text:style-name="P241"><text:soft-page-break/><text:a xlink:type="simple" xlink:href="#__RefHeading___Toc5949_2306771322" text:style-name="Index_20_Link" text:visited-style-name="Index_20_Link">Touch Sensor Mode Compare-State:<text:tab/>33</text:a></text:p>
          <text:p text:style-name="P243"><text:a xlink:type="simple" xlink:href="#__RefHeading___Toc5370_2533640708" text:style-name="Index_20_Link" text:visited-style-name="Index_20_Link">Timer Class<text:tab/>34</text:a></text:p>
          <text:p text:style-name="P241"><text:a xlink:type="simple" xlink:href="#__RefHeading___Toc5951_2306771322" text:style-name="Index_20_Link" text:visited-style-name="Index_20_Link">Timer Mode Measure:<text:tab/>34</text:a></text:p>
          <text:p text:style-name="P241"><text:a xlink:type="simple" xlink:href="#__RefHeading___Toc5953_2306771322" text:style-name="Index_20_Link" text:visited-style-name="Index_20_Link">Timer Mode Reset:<text:tab/>34</text:a></text:p>
          <text:p text:style-name="P243"><text:a xlink:type="simple" xlink:href="#__RefHeading___Toc5487_3994481132" text:style-name="Index_20_Link" text:visited-style-name="Index_20_Link">Random Class<text:tab/>35</text:a></text:p>
          <text:p text:style-name="P241"><text:a xlink:type="simple" xlink:href="#__RefHeading___Toc5955_2306771322" text:style-name="Index_20_Link" text:visited-style-name="Index_20_Link">Random Mode Numeric:<text:tab/>35</text:a></text:p>
          <text:p text:style-name="P241"><text:a xlink:type="simple" xlink:href="#__RefHeading___Toc5957_2306771322" text:style-name="Index_20_Link" text:visited-style-name="Index_20_Link">Random Mode Logic:<text:tab/>35</text:a></text:p>
        </text:index-body>
      </text:table-of-content>
      <text:h text:style-name="P244" text:outline-level="1"/>
      <text:h text:style-name="P246" text:outline-level="1"><text:bookmark-start text:name="__RefHeading___Toc5861_2306771322"/>Introduction<text:bookmark-end text:name="__RefHeading___Toc5861_2306771322"/></text:h>
      <text:p text:style-name="P153"><text:span text:style-name="T79">The </text:span><text:a xlink:type="simple" xlink:href="https://github.com/robl0377/Le2LeJosEv3" text:style-name="Internet_20_link" text:visited-style-name="Visited_20_Internet_20_Link"><text:span text:style-name="T145">Le2LeJosEv3</text:span></text:a><text:span text:style-name="T231"> </text:span><text:span text:style-name="T230">L</text:span><text:span text:style-name="T79">ibrary </text:span><text:span text:style-name="T80">is intended to make it easy to port programs from the LEGO</text:span>®<text:span text:style-name="T79"> </text:span><text:span text:style-name="T80">icon-based (LabView-based) programming system for the LEGO® Mindstorms EV3 Brick to the Java programming language and the LeJOS EV3 framework.</text:span></text:p>
      <text:p text:style-name="P154"><text:span text:style-name="T85">Authors:<text:line-break/></text:span><text:a xlink:type="simple" xlink:href="https://github.com/robl0377" text:style-name="Internet_20_link" text:visited-style-name="Visited_20_Internet_20_Link"><text:span text:style-name="T222">Roland Blochberger</text:span></text:a></text:p>
      <text:p text:style-name="P37"/>
      <text:p text:style-name="Text_20_body"><text:span text:style-name="T139">Disclaimer:</text:span><text:span text:style-name="T230"><text:line-break/></text:span><text:span text:style-name="T453">LEGO® is a trademark of the LEGO Group of companies which does not sponsor, authorize or endorse this project. </text:span></text:p>
      <text:p text:style-name="P1"/>
      <text:p text:style-name="P34"/>
      <text:h text:style-name="P247" text:outline-level="1"><text:bookmark-start text:name="__RefHeading___Toc5863_2306771322"/><text:span text:style-name="T79">L</text:span><text:span text:style-name="T230">e</text:span><text:span text:style-name="T79">2LeJ</text:span><text:span text:style-name="T230">os</text:span><text:span text:style-name="T79">E</text:span><text:span text:style-name="T230">v</text:span><text:span text:style-name="T79">3 </text:span>Library<text:bookmark-end text:name="__RefHeading___Toc5863_2306771322"/></text:h>
      <text:p text:style-name="P254">The <text:span text:style-name="T255">L</text:span><text:span text:style-name="T277">e</text:span><text:span text:style-name="T255">2LeJ</text:span><text:span text:style-name="T277">os</text:span><text:span text:style-name="T255">E</text:span><text:span text:style-name="T277">v</text:span><text:span text:style-name="T255">3</text:span> <text:span text:style-name="T20">L</text:span>ibrary <text:span text:style-name="T253">offers Java Developers various classes whose methods are similar to use as the LEGO® icon-based Programming Blocks.</text:span></text:p>
      <text:p text:style-name="P53"><text:span text:style-name="T79">The </text:span><text:span text:style-name="T109">L</text:span><text:span text:style-name="T140">e</text:span><text:span text:style-name="T109">2LeJ</text:span><text:span text:style-name="T140">os</text:span><text:span text:style-name="T109">E</text:span><text:span text:style-name="T140">v</text:span><text:span text:style-name="T109">3</text:span><text:span text:style-name="T79"> </text:span><text:span text:style-name="T80">L</text:span><text:span text:style-name="T79">ibrary </text:span><text:span text:style-name="T86">depends on the </text:span><text:a xlink:type="simple" xlink:href="https://sourceforge.net/projects/ev3.lejos.p/" text:style-name="Internet_20_link" text:visited-style-name="Visited_20_Internet_20_Link">LeJOS EV3 framework</text:a><text:span text:style-name="T86"> version </text:span><text:span text:style-name="T42">v0.9.1beta.</text:span></text:p>
      <text:p text:style-name="P155"><text:span text:style-name="T86">You can find </text:span><text:span text:style-name="T188">the </text:span><text:span text:style-name="T141">L</text:span><text:span text:style-name="T140">e</text:span><text:span text:style-name="T141">2LeJ</text:span><text:span text:style-name="T140">os</text:span><text:span text:style-name="T141">E</text:span><text:span text:style-name="T140">v</text:span><text:span text:style-name="T141">3</text:span><text:span text:style-name="T86"> </text:span><text:span text:style-name="T80">L</text:span><text:span text:style-name="T86">ibrary at </text:span><text:span text:style-name="T231">GitHub: </text:span><text:span text:style-name="T86"><text:s/></text:span><text:a xlink:type="simple" xlink:href="https://github.com/robl0377/Le2LeJosEv3" text:style-name="Internet_20_link" text:visited-style-name="Visited_20_Internet_20_Link"><text:span text:style-name="T235">https://github.com/robl0377/Le2LeJosEv3</text:span></text:a>.</text:p>
      <text:p text:style-name="P155"><text:span text:style-name="T253">The </text:span><text:span text:style-name="T141">L</text:span><text:span text:style-name="T140">e</text:span><text:span text:style-name="T141">2LeJ</text:span><text:span text:style-name="T140">os</text:span><text:span text:style-name="T141">E</text:span><text:span text:style-name="T140">v</text:span><text:span text:style-name="T141">3</text:span><text:span text:style-name="T86"> </text:span><text:span text:style-name="T80">L</text:span><text:span text:style-name="T86">ibrary </text:span><text:span text:style-name="T253">project contains the following Java packages:</text:span></text:p>
      <text:list xml:id="list4042980616" text:style-name="L1">
        <text:list-item>
          <text:p text:style-name="P248"><text:span text:style-name="T249">le2lejosev3.pblocks</text:span> This is the package of the <text:span text:style-name="T485">programming block</text:span> classes.</text:p>
        </text:list-item>
        <text:list-item>
          <text:p text:style-name="P248"><text:span text:style-name="T249">le2lejosev3.logging</text:span> This package contains some helper classes to use the standard java.util.logging package to write <text:span text:style-name="T254">debug or error </text:span>messages into a log file.</text:p>
        </text:list-item>
        <text:list-item>
          <text:p text:style-name="P249"><text:span text:style-name="T249">le2lejosev3.</text:span><text:span text:style-name="T250">tests</text:span><text:span text:style-name="T3"> This package contains </text:span><text:span text:style-name="T9">test</text:span><text:span text:style-name="T3"> programs </text:span><text:span text:style-name="T9">for</text:span><text:span text:style-name="T3"> </text:span><text:span text:style-name="T19">most of the</text:span><text:span text:style-name="T3"> features of the library.</text:span></text:p>
        </text:list-item>
      </text:list>
      <text:p text:style-name="P81">Additionally there is an ANT build file <text:span text:style-name="T255">build.xml</text:span> that compiles all sources and packs the class files and sources in separate archives to be included in application projects (see below) <text:span text:style-name="T485">in your Integrated Development Environment</text:span>.</text:p>
      <text:p text:style-name="P69"/>
      <text:p text:style-name="P69"/>
      <text:p text:style-name="P69"/>
      <text:h text:style-name="Heading_20_2" text:outline-level="2"><text:bookmark-start text:name="__RefHeading___Toc5865_2306771322"/><text:soft-page-break/><text:span text:style-name="T426">H</text:span>ow to use the Library<text:bookmark-end text:name="__RefHeading___Toc5865_2306771322"/></text:h>
      <text:p text:style-name="P174">If you want to use the <text:span text:style-name="T255">L</text:span><text:span text:style-name="T277">e</text:span><text:span text:style-name="T255">2LeJ</text:span><text:span text:style-name="T277">os</text:span><text:span text:style-name="T255">E</text:span><text:span text:style-name="T277">v</text:span><text:span text:style-name="T255">3</text:span> <text:span text:style-name="T307">L</text:span>ibrary in your own LeJOS EV3 project, <text:span text:style-name="T482">there are two possible ways to do it:</text:span></text:p>
      <text:list xml:id="list2049060557" text:style-name="L2">
        <text:list-item>
          <text:p text:style-name="P250">Just <text:span text:style-name="T484">add</text:span> the class JAR file <text:span text:style-name="T249">le2lejosev3.jar</text:span> and its associated source ZIP file <text:span text:style-name="T249">le2lejosev3-src.zip</text:span> <text:span text:style-name="T484">into your (Eclipse) project’s </text:span><text:span text:style-name="T255">Java Build Path</text:span><text:span text:style-name="T484">.</text:span><text:line-break/><text:span text:style-name="T416">The LeJOS EV3 Eclipse Plugin will </text:span>download the <text:span text:style-name="T2">le2lejosev3.jar file to the EV3 brick’s </text:span><text:span text:style-name="T300">/home/lejos/lib</text:span><text:span text:style-name="T2"> directory. Then it will </text:span><text:span text:style-name="T18">compile and </text:span><text:span text:style-name="T416">pack only </text:span>your <text:span text:style-name="T483">own sources and download the resulting class JAR file to the EV3 brick’s </text:span><text:span text:style-name="T295">/home/lejos/programs</text:span><text:span text:style-name="T483"> directory and run it.</text:span></text:p>
        </text:list-item>
        <text:list-item>
          <text:p text:style-name="P251">Just copy the <text:span text:style-name="T255">L</text:span><text:span text:style-name="T277">e</text:span><text:span text:style-name="T255">2LeJ</text:span><text:span text:style-name="T277">os</text:span><text:span text:style-name="T255">E</text:span><text:span text:style-name="T277">v</text:span><text:span text:style-name="T255">3</text:span> <text:span text:style-name="T307">L</text:span>ibrary classes in the packages <text:span text:style-name="T249">le2lejosev3.pblocks</text:span> and <text:span text:style-name="T249">le2lejosev3.logging</text:span> <text:span text:style-name="T485">that you need </text:span>into your project’<text:span text:style-name="T416">s source location</text:span>.<text:line-break/><text:span text:style-name="T416">The LeJOS EV3 Eclipse Plugin will compile and pack them together with your own sources and download the whole JAR file to the EV3 brick’s </text:span><text:span text:style-name="T255">/home/lejos/programs</text:span><text:span text:style-name="T439"> directory</text:span><text:span text:style-name="T416"> and run it.</text:span> </text:p>
        </text:list-item>
      </text:list>
      <text:p text:style-name="Text_20_body"/>
      <text:p text:style-name="Text_20_body"/>
      <text:p text:style-name="Text_20_body"/>
      <text:h text:style-name="P239" text:outline-level="2"/>
      <text:h text:style-name="P240" text:outline-level="2"><text:bookmark-start text:name="__RefHeading___Toc5867_2306771322"/>Programming Blocks<text:bookmark-end text:name="__RefHeading___Toc5867_2306771322"/></text:h>
      <text:p text:style-name="P155"><text:span text:style-name="T307">LEGO</text:span>®<text:span text:style-name="T307"> provides descriptions of their icon-based Programming Blocks in their </text:span><text:a xlink:type="simple" xlink:href="https://ev3-help-online.api.education.lego.com/Education/en-us/index.html" text:style-name="Internet_20_link" text:visited-style-name="Visited_20_Internet_20_Link"><text:span text:style-name="T307">web-based help pages</text:span></text:a><text:span text:style-name="T307"> for the </text:span><text:span text:style-name="T80">LEGO</text:span><text:span text:style-name="T79">®</text:span><text:span text:style-name="T80"> Mindstorms </text:span><text:span text:style-name="T232">Education </text:span><text:span text:style-name="T80">Programming Environment. </text:span></text:p>
      <text:p text:style-name="P173">There are the following Programming Blocks and their respective classes in the <text:span text:style-name="T255">Le2LeJ</text:span><text:span text:style-name="T278">os</text:span><text:span text:style-name="T255">E</text:span><text:span text:style-name="T278">v</text:span><text:span text:style-name="T255">3</text:span> Library:</text:p>
      <text:section text:style-name="Sect2" text:name="links_programming">
        <text:section text:style-name="Sect3" text:name="ActionBlocks">
          <text:p text:style-name="P198"><text:span text:style-name="T454">LEGO</text:span><text:span text:style-name="T233">®</text:span><text:span text:style-name="T454"> </text:span>Action Blocks<text:tab/><text:span text:style-name="T457">Le2</text:span>LeJ<text:span text:style-name="T454">os</text:span>E<text:span text:style-name="T454">v</text:span>3 Library <text:span text:style-name="T454">equivalent:</text:span></text:p>
          <text:p text:style-name="P194"><text:a xlink:type="simple" xlink:href="https://ev3-help-online.api.education.lego.com/Education/en-us/page.html?Path=blocks%2FLEGO%2FMediumMotor.html" text:style-name="Internet_20_link" text:visited-style-name="Visited_20_Internet_20_Link">Medium Motor</text:a><text:tab/><text:tab/><text:bookmark-ref text:reference-format="text" text:ref-name="__RefHeading___Toc604_1145136116">MediumMotor Class</text:bookmark-ref> <text:span text:style-name="T267">(complete)</text:span></text:p>
          <text:p text:style-name="P194"><text:a xlink:type="simple" xlink:href="https://ev3-help-online.api.education.lego.com/Education/en-us/page.html?Path=blocks%2FLEGO%2FMotor.html" text:style-name="Internet_20_link" text:visited-style-name="Visited_20_Internet_20_Link">Large Motor</text:a><text:tab/><text:tab/><text:tab/><text:bookmark-ref text:reference-format="text" text:ref-name="__RefHeading___Toc4712_3568313896">LargeMotor Class</text:bookmark-ref> <text:span text:style-name="T267">(complete)</text:span></text:p>
          <text:p text:style-name="P194"><text:a xlink:type="simple" xlink:href="https://ev3-help-online.api.education.lego.com/Education/en-us/page.html?Path=blocks%2FLEGO%2FMove.html" text:style-name="Internet_20_link" text:visited-style-name="Visited_20_Internet_20_Link">Move Steering</text:a><text:tab/><text:tab/><text:tab/><text:bookmark-ref text:reference-format="text" text:ref-name="__RefHeading___Toc620_1145136116">MoveSteering Class</text:bookmark-ref> <text:span text:style-name="T478">or </text:span><text:span text:style-name="T478"><text:bookmark-ref text:reference-format="text" text:ref-name="__RefHeading___Toc7054_2391891304">MoveSteeringUnregulated Class</text:bookmark-ref></text:span><text:span text:style-name="T478"><text:s/></text:span><text:span text:style-name="T267">(complete)</text:span></text:p>
          <text:p text:style-name="Standard"><text:a xlink:type="simple" xlink:href="https://ev3-help-online.api.education.lego.com/Education/en-us/page.html?Path=blocks%2FLEGO%2FMoveTank.html" text:style-name="Internet_20_link" text:visited-style-name="Visited_20_Internet_20_Link">Move Tank</text:a><text:tab/><text:tab/><text:tab/><text:span text:style-name="T440"><text:bookmark-ref text:reference-format="text" text:ref-name="__RefHeading___Toc6529_715417931">MoveTank Class</text:bookmark-ref></text:span><text:span text:style-name="T440"> </text:span><text:span text:style-name="T438">or </text:span><text:span text:style-name="T438"><text:bookmark-ref text:reference-format="text" text:ref-name="__RefHeading___Toc7351_2391891304">MoveTankUnregulated Class</text:bookmark-ref></text:span><text:span text:style-name="T438"><text:s/></text:span><text:span text:style-name="T293">(complete)</text:span></text:p>
          <text:p text:style-name="Standard"><text:a xlink:type="simple" xlink:href="https://ev3-help-online.api.education.lego.com/Education/en-us/page.html?Path=blocks%2FLEGO%2FDisplay.html" text:style-name="Internet_20_link" text:visited-style-name="Visited_20_Internet_20_Link">Display</text:a><text:tab/><text:tab/><text:tab/><text:bookmark-ref text:reference-format="text" text:ref-name="__RefHeading___Toc1888_108391516">Display Class</text:bookmark-ref> <text:span text:style-name="T267">(complete)</text:span></text:p>
          <text:p text:style-name="Standard"><text:a xlink:type="simple" xlink:href="https://ev3-help-online.api.education.lego.com/Education/en-us/page.html?Path=blocks%2FLEGO%2FSound.html" text:style-name="Internet_20_link" text:visited-style-name="Visited_20_Internet_20_Link">Sound</text:a><text:tab/><text:tab/><text:tab/><text:tab/><text:bookmark-ref text:reference-format="text" text:ref-name="__RefHeading___Toc2121_108391516">Sound Class</text:bookmark-ref> <text:span text:style-name="T426">(complete)</text:span></text:p>
          <text:p text:style-name="P176"><text:a xlink:type="simple" xlink:href="https://ev3-help-online.api.education.lego.com/Education/en-us/page.html?Path=blocks%2FLEGO%2FLED.html" text:style-name="Internet_20_link" text:visited-style-name="Visited_20_Internet_20_Link">Brick Status Light</text:a><text:tab/><text:tab/><text:span text:style-name="T440"><text:bookmark-ref text:reference-format="text" text:ref-name="__RefHeading___Toc5033_2632823145">BrickStatusLight Class</text:bookmark-ref></text:span><text:span text:style-name="T440"> </text:span><text:span text:style-name="T273">(complete)</text:span></text:p>
        </text:section>
        <text:section text:style-name="Sect3" text:name="FlowBlocks">
          <text:p text:style-name="P198"><text:span text:style-name="T454"><text:line-break/>LEGO</text:span><text:span text:style-name="T233">®</text:span><text:span text:style-name="T454"> </text:span>Flow Blocks<text:tab/>L<text:span text:style-name="T454">ego2</text:span>LeJ<text:span text:style-name="T454">os</text:span>E<text:span text:style-name="T454">v</text:span>3 Library <text:span text:style-name="T454">equivalent:</text:span></text:p>
          <text:p text:style-name="Standard"><text:a xlink:type="simple" xlink:href="https://ev3-help-online.api.education.lego.com/Education/en-us/page.html?Path=blocks%2FLEGO%2FStartBlock.html" text:style-name="Internet_20_link" text:visited-style-name="Visited_20_Internet_20_Link">Start</text:a><text:tab/><text:tab/><text:tab/><text:tab/><text:span text:style-name="T308">use Java main method and Threads instead </text:span></text:p>
          <text:p text:style-name="P196"><text:a xlink:type="simple" xlink:href="https://ev3-help-online.api.education.lego.com/Education/en-us/page.html?Path=blocks%2FLEGO%2FWait.html" text:style-name="Internet_20_link" text:visited-style-name="Visited_20_Internet_20_Link">Wait</text:a><text:tab/><text:tab/><text:tab/><text:tab/><text:span text:style-name="T308"><text:bookmark-ref text:reference-format="text" text:ref-name="__RefHeading___Toc2168_108391516">Wait Class</text:bookmark-ref></text:span><text:span text:style-name="T274"> (not complete, use Java wait loop constructs instead)</text:span></text:p>
          <text:p text:style-name="P177"><text:a xlink:type="simple" xlink:href="https://ev3-help-online.api.education.lego.com/Education/en-us/page.html?Path=blocks%2FLEGO%2FLoopCondition.html" text:style-name="Internet_20_link" text:visited-style-name="Visited_20_Internet_20_Link">Loop</text:a><text:tab/><text:tab/><text:tab/><text:tab/><text:span text:style-name="T308">use Java loop constructs instead</text:span></text:p>
          <text:p text:style-name="P177"><text:a xlink:type="simple" xlink:href="https://ev3-help-online.api.education.lego.com/Education/en-us/page.html?Path=blocks%2FLEGO%2FCaseSelector.html" text:style-name="Internet_20_link" text:visited-style-name="Visited_20_Internet_20_Link">Switch</text:a><text:tab/><text:tab/><text:tab/><text:tab/><text:span text:style-name="T308">use Java switch construct instead</text:span></text:p>
          <text:p text:style-name="P177"><text:a xlink:type="simple" xlink:href="https://ev3-help-online.api.education.lego.com/Education/en-us/page.html?Path=blocks%2FLEGO%2FInterrupt.html" text:style-name="Internet_20_link" text:visited-style-name="Visited_20_Internet_20_Link">Loop Interrupt</text:a><text:tab/><text:tab/><text:tab/><text:span text:style-name="T308">use Java break command instead</text:span></text:p>
        </text:section>
        <text:section text:style-name="Sect3" text:name="SensorBlocks">
          <text:p text:style-name="P198"><text:span text:style-name="T454"><text:line-break/>LEGO</text:span><text:span text:style-name="T233">®</text:span><text:span text:style-name="T454"> </text:span>Sensor Blocks<text:tab/>Le2LeJ<text:span text:style-name="T454">os</text:span>E<text:span text:style-name="T454">v</text:span>3 Library <text:span text:style-name="T454">equivalent:</text:span></text:p>
          <text:p text:style-name="P177"><text:a xlink:type="simple" xlink:href="https://ev3-help-online.api.education.lego.com/Education/en-us/page.html?Path=blocks%2FLEGO%2FUltrasonicSensor.html" text:style-name="Internet_20_link" text:visited-style-name="Visited_20_Internet_20_Link">Ultrasonic</text:a><text:tab/><text:tab/><text:tab/><text:span text:style-name="T440"><text:bookmark-ref text:reference-format="text" text:ref-name="__RefHeading___Toc8412_3528714158">UltrasonicSensor Class</text:bookmark-ref></text:span></text:p>
          <text:p text:style-name="Standard"><text:a xlink:type="simple" xlink:href="https://ev3-help-online.api.education.lego.com/Education/en-us/page.html?Path=blocks%2FLEGO%2FInfraredSensor.html" text:style-name="Internet_20_link" text:visited-style-name="Visited_20_Internet_20_Link">Infrared</text:a><text:tab/><text:tab/><text:tab/><text:bookmark-ref text:reference-format="text" text:ref-name="__RefHeading___Toc2199_108391516">InfraredSensor Class</text:bookmark-ref> </text:p>
          <text:p text:style-name="P177"><text:a xlink:type="simple" xlink:href="https://ev3-help-online.api.education.lego.com/Education/en-us/page.html?Path=blocks%2FLEGO%2FGyro.html" text:style-name="Internet_20_link" text:visited-style-name="Visited_20_Internet_20_Link">Gyro</text:a><text:tab/><text:tab/><text:tab/><text:tab/><text:span text:style-name="T440"><text:bookmark-ref text:reference-format="text" text:ref-name="__RefHeading___Toc8950_3923079842">GyroSensor Class</text:bookmark-ref></text:span></text:p>
          <text:p text:style-name="P177"><text:a xlink:type="simple" xlink:href="https://ev3-help-online.api.education.lego.com/Education/en-us/page.html?Path=blocks%2FLEGO%2FColorSensor.html" text:style-name="Internet_20_link" text:visited-style-name="Visited_20_Internet_20_Link">Color</text:a><text:tab/><text:tab/><text:tab/><text:tab/><text:span text:style-name="T440"><text:bookmark-ref text:reference-format="text" text:ref-name="__RefHeading___Toc8858_3923079842">ColorSensor Class</text:bookmark-ref></text:span></text:p>
          <text:p text:style-name="P177"><text:a xlink:type="simple" xlink:href="https://ev3-help-online.api.education.lego.com/Education/en-us/page.html?Path=blocks%2FLEGO%2FRotationSensor.html" text:style-name="Internet_20_link" text:visited-style-name="Visited_20_Internet_20_Link">Motor Rotation</text:a><text:tab/><text:tab/><text:span text:style-name="T440"><text:bookmark-ref text:reference-format="text" text:ref-name="__RefHeading___Toc4794_3568313896">Motor Rotation Block</text:bookmark-ref></text:span><text:span text:style-name="T256"> </text:span></text:p>
          <text:p text:style-name="P177"><text:a xlink:type="simple" xlink:href="https://ev3-help-online.api.education.lego.com/Education/en-us/page.html?Path=blocks%2FLEGO%2FTouchSensor.html" text:style-name="Internet_20_link" text:visited-style-name="Visited_20_Internet_20_Link">Touch</text:a><text:tab/><text:tab/><text:tab/><text:tab/><text:span text:style-name="T440"><text:bookmark-ref text:reference-format="text" text:ref-name="__RefHeading___Toc5044_3568313896">TouchSensor Class</text:bookmark-ref></text:span></text:p>
          <text:p text:style-name="P177"><text:a xlink:type="simple" xlink:href="https://ev3-help-online.api.education.lego.com/Education/en-us/page.html?Path=blocks%2FLEGO%2FTemperatureSensor.html" text:style-name="Internet_20_link" text:visited-style-name="Visited_20_Internet_20_Link">Temperature</text:a><text:tab/><text:tab/><text:tab/><text:span text:style-name="T256">not implemented </text:span><text:span text:style-name="T276">because I cannot test it</text:span></text:p>
          <text:p text:style-name="P200"><text:a xlink:type="simple" xlink:href="https://ev3-help-online.api.education.lego.com/Education/en-us/page.html?Path=blocks%2FLEGO%2FTimer.html" text:style-name="Internet_20_link" text:visited-style-name="Visited_20_Internet_20_Link">Timer</text:a><text:tab/><text:tab/><text:tab/><text:tab/><text:span text:style-name="T440"><text:bookmark-ref text:reference-format="text" text:ref-name="__RefHeading___Toc5370_2533640708">Timer Class</text:bookmark-ref></text:span><text:span text:style-name="T256"> </text:span><text:span text:style-name="T273">(complete)</text:span></text:p>
          <text:p text:style-name="P177"><text:a xlink:type="simple" xlink:href="https://ev3-help-online.api.education.lego.com/Education/en-us/page.html?Path=blocks%2FLEGO%2FBrickButton.html" text:style-name="Internet_20_link" text:visited-style-name="Visited_20_Internet_20_Link">Brick Buttons</text:a><text:tab/><text:tab/><text:tab/><text:span text:style-name="T256">not yet implemented</text:span></text:p>
          <text:p text:style-name="P197"><text:a xlink:type="simple" xlink:href="https://ev3-help-online.api.education.lego.com/Education/en-us/page.html?Path=blocks%2FLEGO%2FEnergyMeter.html" text:style-name="Internet_20_link" text:visited-style-name="Visited_20_Internet_20_Link">Energy Meter</text:a><text:tab/><text:tab/><text:tab/><text:span text:style-name="T256">not implemented </text:span><text:span text:style-name="T276">because I cannot test it</text:span></text:p>
          <text:p text:style-name="P197"><text:a xlink:type="simple" xlink:href="https://ev3-help-online.api.education.lego.com/Education/en-us/page.html?Path=blocks%2FLEGO%2FSoundSensor.html" text:style-name="Internet_20_link" text:visited-style-name="Visited_20_Internet_20_Link">NXT Sound</text:a><text:tab/><text:tab/><text:tab/><text:span text:style-name="T256">not implemented </text:span><text:span text:style-name="T276">because I cannot test it</text:span></text:p>
        </text:section>
        <text:section text:style-name="Sect3" text:name="DataBlock">
          <text:p text:style-name="P198"><text:span text:style-name="T454"><text:line-break/>LEGO</text:span><text:span text:style-name="T233">®</text:span><text:span text:style-name="T454"> </text:span>Data Blocks<text:tab/>Le2LeJ<text:span text:style-name="T454">os</text:span>E<text:span text:style-name="T454">v</text:span>3 Library <text:span text:style-name="T454">equivalent:</text:span></text:p>
          <text:p text:style-name="P177"><text:a xlink:type="simple" xlink:href="https://ev3-help-online.api.education.lego.com/Education/en-us/page.html?Path=blocks%2FLEGO%2FVariable.html" text:style-name="Internet_20_link" text:visited-style-name="Visited_20_Internet_20_Link">Variable</text:a><text:tab/><text:tab/><text:tab/><text:span text:style-name="T308">use Java global variables instead</text:span></text:p>
          <text:p text:style-name="P177"><text:a xlink:type="simple" xlink:href="https://ev3-help-online.api.education.lego.com/Education/en-us/page.html?Path=blocks%2FLEGO%2FConstant.html" text:style-name="Internet_20_link" text:visited-style-name="Visited_20_Internet_20_Link">Constant</text:a><text:tab/><text:tab/><text:tab/><text:span text:style-name="T308">use Java global static final variables instead</text:span></text:p>
          <text:p text:style-name="Standard"><text:a xlink:type="simple" xlink:href="https://ev3-help-online.api.education.lego.com/Education/en-us/page.html?Path=blocks%2FLEGO%2FArrayOperations.html" text:style-name="Internet_20_link" text:visited-style-name="Visited_20_Internet_20_Link">Array Operations</text:a><text:tab/><text:tab/><text:span text:style-name="T309">use Java array operations instead</text:span></text:p>
          <text:p text:style-name="P178"><text:a xlink:type="simple" xlink:href="https://ev3-help-online.api.education.lego.com/Education/en-us/page.html?Path=blocks%2FLEGO%2FBooleanOperations.html" text:style-name="Internet_20_link" text:visited-style-name="Visited_20_Internet_20_Link">Logic Operations</text:a><text:tab/><text:tab/><text:span text:style-name="T309">use Java logic operations instead</text:span></text:p>
          <text:p text:style-name="P178"><text:a xlink:type="simple" xlink:href="https://ev3-help-online.api.education.lego.com/Education/en-us/page.html?Path=blocks%2FLEGO%2FMath.html" text:style-name="Internet_20_link" text:visited-style-name="Visited_20_Internet_20_Link">Math</text:a><text:tab/><text:tab/><text:tab/><text:tab/><text:span text:style-name="T309">use Java math operations instead</text:span></text:p>
          <text:p text:style-name="P178"><text:a xlink:type="simple" xlink:href="https://ev3-help-online.api.education.lego.com/Education/en-us/page.html?Path=blocks%2FLEGO%2FRound.html" text:style-name="Internet_20_link" text:visited-style-name="Visited_20_Internet_20_Link">Round</text:a><text:tab/><text:tab/><text:tab/><text:tab/><text:span text:style-name="T309">use Java round operations instead</text:span></text:p>
          <text:p text:style-name="P178"><text:a xlink:type="simple" xlink:href="https://ev3-help-online.api.education.lego.com/Education/en-us/page.html?Path=blocks%2FLEGO%2FCompare.html" text:style-name="Internet_20_link" text:visited-style-name="Visited_20_Internet_20_Link">Compare</text:a><text:tab/><text:tab/><text:tab/><text:span text:style-name="T309">use Java compare operations instead</text:span></text:p>
          <text:p text:style-name="P178"><text:a xlink:type="simple" xlink:href="https://ev3-help-online.api.education.lego.com/Education/en-us/page.html?Path=blocks%2FLEGO%2FRange.html" text:style-name="Internet_20_link" text:visited-style-name="Visited_20_Internet_20_Link">Range</text:a><text:tab/><text:tab/><text:tab/><text:tab/><text:span text:style-name="T309">use Java compare operations instead</text:span></text:p>
          <text:p text:style-name="P179"><text:a xlink:type="simple" xlink:href="https://ev3-help-online.api.education.lego.com/Education/en-us/page.html?Path=blocks%2FLEGO%2FText.html" text:style-name="Internet_20_link" text:visited-style-name="Visited_20_Internet_20_Link">Text</text:a><text:tab/><text:tab/><text:tab/><text:tab/><text:span text:style-name="T309">use Java String operations instead</text:span></text:p>
          <text:p text:style-name="P179"><text:a xlink:type="simple" xlink:href="https://ev3-help-online.api.education.lego.com/Education/en-us/page.html?Path=blocks%2FLEGO%2FRandom.html" text:style-name="Internet_20_link" text:visited-style-name="Visited_20_Internet_20_Link">Random</text:a><text:tab/><text:tab/><text:tab/><text:bookmark-ref text:reference-format="text" text:ref-name="__RefHeading___Toc5487_3994481132">Random Class</text:bookmark-ref> <text:span text:style-name="T275">(complete)</text:span></text:p>
        </text:section>
        <text:section text:style-name="Sect3" text:name="AdvancedBlocks">
          <text:p text:style-name="P198"><text:soft-page-break/><text:span text:style-name="T454"><text:line-break/>LEGO</text:span><text:span text:style-name="T233">®</text:span><text:span text:style-name="T454"> </text:span>Advanced Blocks<text:tab/>Le2LeJ<text:span text:style-name="T454">os</text:span>E<text:span text:style-name="T454">v</text:span>3 Library <text:span text:style-name="T454">equivalent:</text:span></text:p>
          <text:p text:style-name="P179"><text:a xlink:type="simple" xlink:href="https://ev3-help-online.api.education.lego.com/Education/en-us/page.html?Path=blocks%2FLEGO%2FFileAccess.html" text:style-name="Internet_20_link" text:visited-style-name="Visited_20_Internet_20_Link">File Access</text:a><text:tab/><text:tab/><text:tab/><text:span text:style-name="T308">use Java file operations instead</text:span></text:p>
          <text:p text:style-name="P179"><text:a xlink:type="simple" xlink:href="https://ev3-help-online.api.education.lego.com/Education/en-us/page.html?Path=blocks%2FLEGO%2FDataLogging.html" text:style-name="Internet_20_link" text:visited-style-name="Visited_20_Internet_20_Link">Data Logging</text:a><text:tab/><text:tab/><text:tab/><text:span text:style-name="T308">use Java file operations instead</text:span></text:p>
          <text:p text:style-name="P197"><text:a xlink:type="simple" xlink:href="https://ev3-help-online.api.education.lego.com/Education/en-us/page.html?Path=blocks%2FLEGO%2FMessaging.html" text:style-name="Internet_20_link" text:visited-style-name="Visited_20_Internet_20_Link">Messaging</text:a><text:tab/><text:tab/><text:tab/><text:span text:style-name="T256">not implemented</text:span></text:p>
          <text:p text:style-name="P179"><text:a xlink:type="simple" xlink:href="https://ev3-help-online.api.education.lego.com/Education/en-us/page.html?Path=blocks%2FLEGO%2FBluetooth.html" text:style-name="Internet_20_link" text:visited-style-name="Visited_20_Internet_20_Link">Bluetooth Connection</text:a><text:tab/><text:tab/><text:span text:style-name="T256">not implemented</text:span></text:p>
          <text:p text:style-name="Standard"><text:a xlink:type="simple" xlink:href="https://ev3-help-online.api.education.lego.com/Education/en-us/page.html?Path=blocks%2FLEGO%2FCommentBlock.html" text:style-name="Internet_20_link" text:visited-style-name="Visited_20_Internet_20_Link">Comment</text:a><text:tab/><text:tab/><text:tab/><text:span text:style-name="T310">use Java comments instead</text:span></text:p>
          <text:p text:style-name="P179"><text:a xlink:type="simple" xlink:href="https://ev3-help-online.api.education.lego.com/Education/en-us/page.html?Path=blocks%2FLEGO%2FKeepAlive.html" text:style-name="Internet_20_link" text:visited-style-name="Visited_20_Internet_20_Link">Keep Awake</text:a><text:tab/><text:tab/><text:tab/><text:span text:style-name="T256">not yet implemented</text:span></text:p>
          <text:p text:style-name="P179"><text:a xlink:type="simple" xlink:href="https://ev3-help-online.api.education.lego.com/Education/en-us/page.html?Path=blocks%2FLEGO%2FRawSensorValue.html" text:style-name="Internet_20_link" text:visited-style-name="Visited_20_Internet_20_Link">Raw Sensor Value</text:a><text:tab/><text:tab/><text:span text:style-name="T256">not implemented</text:span></text:p>
          <text:p text:style-name="Standard"><text:a xlink:type="simple" xlink:href="https://ev3-help-online.api.education.lego.com/Education/en-us/page.html?Path=blocks%2FLEGO%2FStopBlock.html" text:style-name="Internet_20_link" text:visited-style-name="Visited_20_Internet_20_Link">Stop</text:a><text:tab/><text:tab/><text:tab/><text:tab/><text:span text:style-name="T310">use System.exit method instead</text:span></text:p>
          <text:p text:style-name="P179"><text:a xlink:type="simple" xlink:href="https://ev3-help-online.api.education.lego.com/Education/en-us/page.html?Path=blocks%2FLEGO%2FInvertMotor.html" text:style-name="Internet_20_link" text:visited-style-name="Visited_20_Internet_20_Link">Invert Motor</text:a><text:tab/><text:tab/><text:tab/><text:span text:style-name="T256">not yet implemented</text:span></text:p>
          <text:p text:style-name="P179"><text:a xlink:type="simple" xlink:href="https://ev3-help-online.api.education.lego.com/Education/en-us/page.html?Path=blocks%2FLEGO%2FUnregulatedMotor.html" text:style-name="Internet_20_link" text:visited-style-name="Visited_20_Internet_20_Link">Unregulated Motor</text:a><text:tab/><text:tab/><text:span text:style-name="T256"><text:bookmark-ref text:reference-format="text" text:ref-name="__RefHeading___Toc4861_2632823145">UnregulatedMotor Class</text:bookmark-ref></text:span><text:span text:style-name="T256"> </text:span><text:span text:style-name="T272">(complete)</text:span></text:p>
        </text:section>
      </text:section>
      <text:p text:style-name="P3"/>
      <text:p text:style-name="Text_20_body"/>
      <text:p text:style-name="Text_20_body"/>
      <text:h text:style-name="P215" text:outline-level="3"><text:bookmark-start text:name="__RefHeading___Toc5869_2306771322"/><text:span text:style-name="T84">Performance Hints</text:span><text:span text:style-name="T79"> </text:span><text:bookmark-end text:name="__RefHeading___Toc5869_2306771322"/></text:h>
      <text:p text:style-name="P54"><text:span text:style-name="T100">Since numeric operations in Java on the EV3 Brick are faster with </text:span><text:span text:style-name="T110">float</text:span><text:span text:style-name="T100"> numbers than </text:span><text:span text:style-name="T110">double</text:span><text:span text:style-name="T100"> numbers, </text:span><text:span text:style-name="T187">please </text:span><text:span text:style-name="T100">use </text:span><text:span text:style-name="T82">float</text:span><text:span text:style-name="T100"> </text:span><text:span text:style-name="T173">or </text:span><text:span text:style-name="T83">int</text:span><text:span text:style-name="T173"> </text:span><text:span text:style-name="T100">numbers whenever possible.</text:span></text:p>
      <text:p text:style-name="P28">Also avoid excessive object creations, for example in loop bodies: Create the necessary objects or local variables outside of loops.</text:p>
      <text:p text:style-name="P29"/>
      <text:p text:style-name="P29"/>
      <text:h text:style-name="Heading_20_3" text:outline-level="3"><text:bookmark-start text:name="__RefHeading___Toc5871_2306771322"/>Logging Mechanism<text:bookmark-end text:name="__RefHeading___Toc5871_2306771322"/></text:h>
      <text:p text:style-name="P95">The <text:span text:style-name="T255">Le2LeJ</text:span><text:span text:style-name="T278">os</text:span><text:span text:style-name="T255">E</text:span><text:span text:style-name="T278">v</text:span><text:span text:style-name="T255">3</text:span> Library uses the classes of the package <text:span text:style-name="T255">java.util.logging</text:span>, that come with the Java Runtime System, to write log, warning or error messages to <text:span text:style-name="T413">log </text:span>files. <text:span text:style-name="T413">You can use this logging mechanism for debugging, warning or error messages in your own classes as well.</text:span></text:p>
      <text:p text:style-name="P86">To <text:span text:style-name="T414">use</text:span> the logging mechanism it <text:span text:style-name="T414">should</text:span> be initialized as early in the program execution as possible. Here is an example:</text:p>
      <text:p text:style-name="P192"><text:span text:style-name="T325">import</text:span><text:span text:style-name="T55"> java.util.logging.Logger;</text:span></text:p>
      <text:p text:style-name="P202"><text:span text:style-name="T325">import</text:span><text:span text:style-name="T55"> lego2lejosev3.logging.Setup;</text:span></text:p>
      <text:p text:style-name="P204"/>
      <text:p text:style-name="P202"><text:span text:style-name="T312">public</text:span><text:span text:style-name="T21"> </text:span><text:span text:style-name="T312">class</text:span><text:span text:style-name="T21"> </text:span><text:span text:style-name="T72">Gripp3rM1</text:span><text:span text:style-name="T21"> {</text:span></text:p>
      <text:p text:style-name="P202"><text:span text:style-name="T55"><text:tab/></text:span><text:span text:style-name="T312">private</text:span><text:span text:style-name="T21"> </text:span><text:span text:style-name="T312">static</text:span><text:span text:style-name="T21"> Class&lt;?&gt; </text:span><text:span text:style-name="T367">clazz</text:span><text:span text:style-name="T21"> = </text:span><text:span text:style-name="T72">Gripp3rM1</text:span><text:span text:style-name="T21">.</text:span><text:span text:style-name="T312">class</text:span><text:span text:style-name="T21">;</text:span></text:p>
      <text:p text:style-name="P202"><text:span text:style-name="T55"><text:tab/></text:span><text:span text:style-name="T325">private</text:span><text:span text:style-name="T55"> </text:span><text:span text:style-name="T325">static</text:span><text:span text:style-name="T55"> </text:span><text:span text:style-name="T325">final</text:span><text:span text:style-name="T55"> Logger </text:span><text:span text:style-name="T357">log</text:span><text:span text:style-name="T55"> = Logger.</text:span><text:span text:style-name="T67">getLogger</text:span><text:span text:style-name="T55">(</text:span><text:span text:style-name="T365">clazz</text:span><text:span text:style-name="T55">.getName());</text:span></text:p>
      <text:p text:style-name="P204"/>
      <text:p text:style-name="P202"><text:span text:style-name="T55"><text:tab/></text:span><text:span text:style-name="T325">public</text:span><text:span text:style-name="T55"> </text:span><text:span text:style-name="T325">static</text:span><text:span text:style-name="T55"> </text:span><text:span text:style-name="T325">void</text:span><text:span text:style-name="T55"> main(String[] </text:span><text:span text:style-name="T391">args</text:span><text:span text:style-name="T55">) {</text:span></text:p>
      <text:p text:style-name="P202"><text:span text:style-name="T55"><text:tab/><text:tab/></text:span><text:span text:style-name="T71">Setup.</text:span><text:span text:style-name="T69">log2File</text:span><text:span text:style-name="T71">(</text:span><text:span text:style-name="T358">clazz</text:span><text:span text:style-name="T71">);</text:span></text:p>
      <text:p text:style-name="P202"><text:span text:style-name="T55"><text:tab/><text:tab/></text:span><text:span text:style-name="T357">log</text:span><text:span text:style-name="T55">.fine(</text:span><text:span text:style-name="T410">"Starting ..."</text:span><text:span text:style-name="T55">);</text:span></text:p>
      <text:p text:style-name="P205"><text:tab/><text:tab/>...</text:p>
      <text:p text:style-name="P205"><text:tab/><text:tab/>...</text:p>
      <text:p text:style-name="P203"><text:soft-page-break/><text:span text:style-name="T55"><text:tab/><text:tab/></text:span><text:span text:style-name="T357">log</text:span><text:span text:style-name="T55">.fine(</text:span><text:span text:style-name="T410">"The End"</text:span><text:span text:style-name="T55">);</text:span></text:p>
      <text:p text:style-name="P204"><text:tab/>}</text:p>
      <text:p text:style-name="P204">}</text:p>
      <text:p text:style-name="P204"/>
      <text:p text:style-name="Text_20_body">In this example the main class of the program <text:span text:style-name="T414">instantiates</text:span> a logger with the class’ name and initializes logging to files with the method <text:span text:style-name="T57">Setup.</text:span><text:span text:style-name="T68">log2File</text:span><text:span text:style-name="T57">(</text:span><text:span text:style-name="T366">clazz</text:span><text:span text:style-name="T57">)</text:span>. <text:span text:style-name="T414">This initialization only needs to be done once in a program at the beginning of the </text:span><text:span text:style-name="T415">main()</text:span><text:span text:style-name="T414"> method.</text:span><text:line-break/>Then you can use the logger’s methods, such as <text:span text:style-name="T57">fine()</text:span> to write messages to the log file.</text:p>
      <text:p text:style-name="P89">Other classes <text:span text:style-name="T414">just need to instantiate a logger with their class name to use its methods.</text:span></text:p>
      <text:p text:style-name="P88">The initialization sets a simple custom log formatter and configures the log files for 3 generations with a maximum of 2MBytes size each. Each run of the program starts a new <text:span text:style-name="T255">log file</text:span> <text:span text:style-name="T418">in the same directory where the program’s JAR file is located (/home/lejos/programs/)</text:span>. <text:span text:style-name="T419">You can download the log files with SCP or with the LeJOS EV3 Control Center.</text:span></text:p>
      <text:p text:style-name="P163"><text:span text:style-name="T416">For more information about the </text:span><text:span text:style-name="T260">java.util.logging</text:span><text:span text:style-name="T416"> package, see </text:span><text:a xlink:type="simple" xlink:href="https://docs.oracle.com/javase/7/docs/technotes/guides/logging/overview.html" text:style-name="Internet_20_link" text:visited-style-name="Visited_20_Internet_20_Link"><text:span text:style-name="T416">Java™ Logging Overview</text:span></text:a>.</text:p>
      <text:p text:style-name="P164"><text:span text:style-name="T478">Some classes of the </text:span><text:span text:style-name="T293">Le2LeJosEv3</text:span><text:span text:style-name="T478"> Library package </text:span><text:span text:style-name="T255">le2lejosev3.pblocks</text:span> <text:span text:style-name="T478">write some debugging information to the log file with the FINEST log level. Messages of this level are not written to the log file, unless you initialize the logging mechanism with the method <text:line-break/></text:span><text:span text:style-name="T21">Setup.</text:span><text:span text:style-name="T60">log2File</text:span><text:span text:style-name="T21">(</text:span><text:span text:style-name="T367">clazz</text:span><text:span text:style-name="T21">, Level.</text:span><text:span text:style-name="T360">ALL</text:span><text:span text:style-name="T21">);</text:span><text:span text:style-name="T477">. </text:span></text:p>
      <text:p text:style-name="P164"><text:span text:style-name="T477">You can see this in the library’s test programs. However, in other programs it is usually not necessary to see the </text:span><text:span text:style-name="T293">Le2LeJosEv3</text:span><text:span text:style-name="T478"> Library debugging log messages. </text:span></text:p>
      <text:p text:style-name="Text_20_body"/>
      <text:p text:style-name="P30"/>
      <text:p text:style-name="P30"/>
      <text:h text:style-name="P216" text:outline-level="3"><text:bookmark-start text:name="__RefHeading___Toc604_1145136116"/>MediumMotor Class<text:bookmark-end text:name="__RefHeading___Toc604_1145136116"/></text:h>
      <text:p text:style-name="Text_20_body">The <text:span text:style-name="T255">MediumMotor</text:span> <text:span text:style-name="T459">class</text:span> controls the Medium Motor. You can turn the motor on or off, control its power level, or turn the motor on for a specified amount of time or rotations. <text:span text:style-name="T444">The MediumMotor class uses the LeJOS EV3MediumRegulatedMotor class.</text:span></text:p>
      <text:p text:style-name="Text_20_body">The MediumMotor class needs to be instantiated <text:span text:style-name="T311">before its methods can be used</text:span>, for example at the beginning of the program:</text:p>
      <text:p text:style-name="P206"><text:span text:style-name="T355">public</text:span> <text:span text:style-name="T355">class</text:span> MediumMotorTest {</text:p>
      <text:p text:style-name="P206"/>
      <text:p text:style-name="P182"><text:tab/><text:span text:style-name="T356">static</text:span><text:span text:style-name="T443"> </text:span><text:span text:style-name="T356">final</text:span><text:span text:style-name="T443"> Port </text:span><text:span text:style-name="T372">gripMotorPort</text:span><text:span text:style-name="T443"> = MotorPort.</text:span><text:span text:style-name="T372">A</text:span><text:span text:style-name="T443">;</text:span></text:p>
      <text:p text:style-name="P182"/>
      <text:p text:style-name="Standard"><text:tab/><text:span text:style-name="T325">public</text:span><text:span text:style-name="T55"> </text:span><text:span text:style-name="T325">static</text:span><text:span text:style-name="T55"> </text:span><text:span text:style-name="T325">void</text:span><text:span text:style-name="T55"> </text:span><text:span text:style-name="T59">main</text:span><text:span text:style-name="T55">(String[] </text:span><text:span text:style-name="T391">args</text:span><text:span text:style-name="T55">) {</text:span></text:p>
      <text:p text:style-name="Standard"><text:span text:style-name="T55"><text:tab/><text:tab/></text:span><text:span text:style-name="T21">MediumMotor </text:span><text:span text:style-name="T373">mot</text:span><text:span text:style-name="T21"> = </text:span><text:span text:style-name="T312">new</text:span><text:span text:style-name="T21"> MediumMotor(</text:span><text:span text:style-name="T364">gripMotorPort</text:span><text:span text:style-name="T21">);</text:span></text:p>
      <text:p text:style-name="Standard"><text:tab/><text:tab/><text:span text:style-name="T21">...</text:span></text:p>
      <text:p text:style-name="Standard"><text:span text:style-name="T55"><text:tab/></text:span><text:span text:style-name="T56">}</text:span></text:p>
      <text:p text:style-name="P181">}</text:p>
      <text:p text:style-name="P181"><text:soft-page-break/></text:p>
      <text:p text:style-name="P169">Several of the following <text:span text:style-name="T459">class methods</text:span> have <text:span text:style-name="T159">power</text:span><text:span text:style-name="T79"> or </text:span><text:span text:style-name="T159">brake</text:span><text:span text:style-name="T79"> inputs: </text:span></text:p>
      <text:p text:style-name="Text_20_body">You can control the speed and direction of the motor using the <text:span text:style-name="T296">power</text:span> input. The power input accepts a number from -100 to 100. A positive number turns the motor clockwise, and a negative number turns it counter-clockwise.</text:p>
      <text:p text:style-name="Text_20_body">If <text:span text:style-name="T296">brake</text:span> <text:span text:style-name="T462">(at end) </text:span>is true, the motor is stopped immediately. The motor will be held in its stopped position until another Motor block starts that motor, or until the program ends. If brake is false, power to the motor is simply turned off. The motor will coast using any remaining momentum until it stops, or until another Motor block starts.</text:p>
      <text:p text:style-name="Text_20_body"/>
      <text:h text:style-name="Heading_20_4" text:outline-level="4"><text:bookmark-start text:name="__RefHeading___Toc5873_2306771322"/><text:span text:style-name="T92">Medium Motor </text:span><text:span text:style-name="T87">Mode </text:span><text:span text:style-name="T81">On</text:span><text:span text:style-name="T79">: </text:span><text:bookmark-end text:name="__RefHeading___Toc5873_2306771322"/></text:h>
      <text:p text:style-name="P4">The <text:span text:style-name="T283">motor</text:span><text:span text:style-name="T255">On</text:span> m<text:span text:style-name="T459">ethod</text:span> turns the motor on, then immediately continues to the next block in the program. <text:s/>The motor will run until it is stopped or changed by another <text:span text:style-name="T459">method</text:span> later in the program, or until the program ends. </text:p>
      <text:p text:style-name="P58"><text:span text:style-name="T172">Signature:<text:line-break/></text:span><text:span text:style-name="T79"><text:tab/><text:tab/></text:span><text:span text:style-name="T333">public</text:span><text:span text:style-name="T21"> </text:span><text:span text:style-name="T312">void</text:span><text:span text:style-name="T21"> motorOn(</text:span><text:span text:style-name="T312">int</text:span><text:span text:style-name="T21"> </text:span><text:span text:style-name="T373">power</text:span><text:span text:style-name="T21">)</text:span><text:span text:style-name="T79"><text:line-break/></text:span><text:span text:style-name="T99">Example:<text:line-break/></text:span><text:span text:style-name="T79"><text:tab/><text:tab/></text:span><text:span text:style-name="T370">backMotor</text:span><text:span text:style-name="T21">.motorOn(20);</text:span></text:p>
      <text:p text:style-name="Text_20_body"/>
      <text:h text:style-name="Heading_20_4" text:outline-level="4"><text:bookmark-start text:name="__RefHeading___Toc5875_2306771322"/><text:span text:style-name="T92">Medium Motor </text:span><text:span text:style-name="T87">Mode </text:span><text:span text:style-name="T81">Off</text:span><text:span text:style-name="T79">:</text:span><text:bookmark-end text:name="__RefHeading___Toc5875_2306771322"/></text:h>
      <text:p text:style-name="P1">The <text:span text:style-name="T283">motor</text:span><text:span text:style-name="T255">Off</text:span> m<text:span text:style-name="T459">ethod</text:span> turns the motor off. It is usually used to stop a motor that was started by the <text:span text:style-name="T459">motor</text:span>On m<text:span text:style-name="T459">ethod</text:span>. <text:s/></text:p>
      <text:p text:style-name="P59"><text:span text:style-name="T79">Signature:<text:line-break/><text:tab/><text:tab/></text:span><text:span text:style-name="T329">public</text:span><text:span text:style-name="T21"> </text:span><text:span text:style-name="T312">void</text:span><text:span text:style-name="T21"> motorOff(</text:span><text:span text:style-name="T312">boolean</text:span><text:span text:style-name="T21"> </text:span><text:span text:style-name="T373">brake</text:span><text:span text:style-name="T21">)</text:span></text:p>
      <text:p text:style-name="P60"><text:span text:style-name="T99">Example:<text:line-break/></text:span><text:span text:style-name="T79"><text:tab/><text:tab/></text:span><text:span text:style-name="T370">backMotor</text:span><text:span text:style-name="T21">.motorOff(</text:span><text:span text:style-name="T312">true</text:span><text:span text:style-name="T21">);</text:span></text:p>
      <text:p text:style-name="Text_20_body"/>
      <text:h text:style-name="Heading_20_4" text:outline-level="4"><text:bookmark-start text:name="__RefHeading___Toc5877_2306771322"/><text:span text:style-name="T7">Medium Motor </text:span><text:span text:style-name="T2">Mode </text:span><text:span text:style-name="T249">On For Seconds</text:span>:<text:bookmark-end text:name="__RefHeading___Toc5877_2306771322"/></text:h>
      <text:p text:style-name="P55"><text:span text:style-name="T459">The </text:span><text:span text:style-name="T283">motor</text:span><text:span text:style-name="T255">On</text:span><text:span text:style-name="T283">F</text:span><text:span text:style-name="T255">orSeconds</text:span> <text:span text:style-name="T459">method </text:span>turns the motor on for the number of seconds in the <text:span text:style-name="T258">period</text:span> input, then turns it off. The block will wait until the time has passed before the program will continue to the next block. Use <text:span text:style-name="T258">t</text:span><text:span text:style-name="T255">rue</text:span> for <text:span text:style-name="T258">b</text:span><text:span text:style-name="T255">rake</text:span> to stop the motor after exactly the specified number of seconds. </text:p>
      <text:p text:style-name="P59">Signature:<text:line-break/><text:tab/><text:span text:style-name="T312">public</text:span><text:span text:style-name="T21"> </text:span><text:span text:style-name="T312">void</text:span><text:span text:style-name="T21"> motorOnForSeconds(</text:span><text:span text:style-name="T312">int</text:span><text:span text:style-name="T21"> </text:span><text:span text:style-name="T373">power</text:span><text:span text:style-name="T21">, </text:span><text:span text:style-name="T312">float</text:span><text:span text:style-name="T21"> </text:span><text:span text:style-name="T373">period</text:span><text:span text:style-name="T21">, </text:span><text:span text:style-name="T312">boolean</text:span><text:span text:style-name="T21"> </text:span><text:span text:style-name="T373">brake</text:span><text:span text:style-name="T21">)</text:span></text:p>
      <text:p text:style-name="P96"><text:soft-page-break/>Example:<text:line-break/><text:tab/><text:span text:style-name="T370">backMotor</text:span><text:span text:style-name="T21">.motorOnForSeconds(100, 0.9F, </text:span><text:span text:style-name="T312">true</text:span><text:span text:style-name="T21">);</text:span></text:p>
      <text:p text:style-name="Text_20_body"/>
      <text:h text:style-name="Heading_20_4" text:outline-level="4"><text:bookmark-start text:name="__RefHeading___Toc5879_2306771322"/><text:span text:style-name="T7">Medium Motor </text:span><text:span text:style-name="T2">Mode </text:span><text:span text:style-name="T249">On For Degrees</text:span>:<text:bookmark-end text:name="__RefHeading___Toc5879_2306771322"/></text:h>
      <text:p text:style-name="P58"><text:span text:style-name="T459">The </text:span><text:span text:style-name="T283">motor</text:span><text:span text:style-name="T255">On</text:span><text:span text:style-name="T283">F</text:span><text:span text:style-name="T255">orDegrees</text:span> <text:span text:style-name="T459">method </text:span>turns the motor on for the number of degrees specified in the <text:span text:style-name="T258">d</text:span><text:span text:style-name="T255">egrees</text:span> input, then turns it off. 360 degrees results in one full turn or rotation of the motor. Use <text:span text:style-name="T258">t</text:span><text:span text:style-name="T255">rue</text:span> for <text:span text:style-name="T258">b</text:span><text:span text:style-name="T255">rake </text:span>to stop the motor after exactly the specified number of degrees.</text:p>
      <text:p text:style-name="P58"><text:span text:style-name="T412">Signature:<text:line-break/><text:tab/></text:span><text:span text:style-name="T312">public</text:span><text:span text:style-name="T21"> </text:span><text:span text:style-name="T312">void</text:span><text:span text:style-name="T21"> motorOnForDegrees(</text:span><text:span text:style-name="T312">int</text:span><text:span text:style-name="T21"> </text:span><text:span text:style-name="T373">power</text:span><text:span text:style-name="T21">, </text:span><text:span text:style-name="T312">int</text:span><text:span text:style-name="T21"> </text:span><text:span text:style-name="T373">degrees</text:span><text:span text:style-name="T21">, </text:span><text:span text:style-name="T312">boolean</text:span><text:span text:style-name="T21"> </text:span><text:span text:style-name="T373">brake</text:span><text:span text:style-name="T21">)</text:span> </text:p>
      <text:p text:style-name="P96">Example:<text:line-break/><text:span text:style-name="T55"><text:tab/></text:span><text:span text:style-name="T370">backMotor</text:span><text:span text:style-name="T55">.motorOnForDegrees(100, 850, </text:span><text:span text:style-name="T325">true</text:span><text:span text:style-name="T55">);</text:span></text:p>
      <text:p text:style-name="Text_20_body"/>
      <text:h text:style-name="Heading_20_4" text:outline-level="4"><text:bookmark-start text:name="__RefHeading___Toc5881_2306771322"/><text:span text:style-name="T7">Medium Motor </text:span><text:span text:style-name="T2">Mode</text:span> <text:span text:style-name="T249">On For Rotations</text:span>:<text:bookmark-end text:name="__RefHeading___Toc5881_2306771322"/></text:h>
      <text:p text:style-name="P56"><text:span text:style-name="T459">The </text:span><text:span text:style-name="T283">motorOnForRotations</text:span><text:span text:style-name="T459"> method turns the motor on for the number of rotations in the </text:span><text:span text:style-name="T257">rotations</text:span><text:span text:style-name="T402"> input, then turns it off. Use </text:span><text:span text:style-name="T257">true</text:span><text:span text:style-name="T402"> for </text:span><text:span text:style-name="T257">brake</text:span><text:span text:style-name="T402"> to stop the motor after exactly the specified number of rotations. </text:span></text:p>
      <text:p text:style-name="P59">Signature:<text:line-break/><text:tab/><text:span text:style-name="T312">public</text:span><text:span text:style-name="T21"> </text:span><text:span text:style-name="T312">void</text:span><text:span text:style-name="T21"> motorOnForRotations(</text:span><text:span text:style-name="T312">int</text:span><text:span text:style-name="T21"> </text:span><text:span text:style-name="T373">power</text:span><text:span text:style-name="T21">, </text:span><text:span text:style-name="T312">int</text:span><text:span text:style-name="T21"> </text:span><text:span text:style-name="T373">rotations</text:span><text:span text:style-name="T21">, </text:span><text:span text:style-name="T312">boolean</text:span><text:span text:style-name="T21"> </text:span><text:span text:style-name="T373">brake</text:span><text:span text:style-name="T21">)</text:span></text:p>
      <text:p text:style-name="P99">Example:<text:line-break/><text:span text:style-name="T55"><text:tab/></text:span><text:span text:style-name="T370">backMotor</text:span><text:span text:style-name="T55">.motorOnForRotations(75, 3, </text:span><text:span text:style-name="T325">true</text:span><text:span text:style-name="T55">);</text:span></text:p>
      <text:p text:style-name="Text_20_body"/>
      <text:p text:style-name="Text_20_body"/>
      <text:p text:style-name="Text_20_body"/>
      <text:h text:style-name="P222" text:outline-level="3"><text:bookmark-start text:name="__RefHeading___Toc4712_3568313896"/>LargeMotor Class<text:bookmark-end text:name="__RefHeading___Toc4712_3568313896"/></text:h>
      <text:p text:style-name="P72">The <text:span text:style-name="T255">LargeMotor</text:span> <text:span text:style-name="T459">class</text:span> controls a Large Motor. You can turn a motor on or off, control its power level, or turn the motor on for a specified amount of time or rotation. <text:line-break/><text:span text:style-name="T444">The LargeMotor class uses the LeJOS EV3LargeRegulatedMotor class.</text:span></text:p>
      <text:p text:style-name="P128"><text:span text:style-name="T2">The </text:span><text:span text:style-name="T4">Large</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70"/>
      <text:p text:style-name="P70"/>
      <text:h text:style-name="P223" text:outline-level="3"><text:bookmark-start text:name="__RefHeading___Toc4861_2632823145"/><text:soft-page-break/><text:span text:style-name="T444">Unregulated</text:span>Motor Class<text:bookmark-end text:name="__RefHeading___Toc4861_2632823145"/></text:h>
      <text:p text:style-name="P72">The <text:span text:style-name="T255">UnregulatedMotor</text:span> <text:span text:style-name="T459">class</text:span> controls both the Medium Motor and the Large Motor. You can turn a motor on or off, control its power level, or turn the motor on for a specified amount of time or rotation. <text:line-break/><text:span text:style-name="T444">The UnregulatedMotor class uses the LeJOS UnregulatedMotor class.</text:span></text:p>
      <text:p text:style-name="P137"><text:span text:style-name="T2">The </text:span><text:span text:style-name="T6">Unregulated</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71"/>
      <text:p text:style-name="P71"/>
      <text:h text:style-name="P223" text:outline-level="3"><text:bookmark-start text:name="__RefHeading___Toc4794_3568313896"/>Motor Rotation Block<text:bookmark-end text:name="__RefHeading___Toc4794_3568313896"/></text:h>
      <text:p text:style-name="Text_20_body">The Motor Rotation block gets data from the Motor Rotation sensor that is built into the Medium Motor, Large Motor, and NXT Motors. You can measure how far a motor has turned in degrees or rotations. You can also get the current power level that a motor is running at. </text:p>
      <text:p text:style-name="P127">The <text:span text:style-name="T255">Le2LeJ</text:span><text:span text:style-name="T279">os</text:span><text:span text:style-name="T255">E</text:span><text:span text:style-name="T279">v</text:span><text:span text:style-name="T255">3</text:span> Library includes the Motor Rotation block <text:span text:style-name="T459">as methods </text:span>in<text:span text:style-name="T449">side</text:span> the <text:bookmark-ref text:reference-format="text" text:ref-name="__RefHeading___Toc604_1145136116">MediumMotor Class</text:bookmark-ref>, <text:span text:style-name="T442">the</text:span> <text:bookmark-ref text:reference-format="text" text:ref-name="__RefHeading___Toc4712_3568313896">LargeMotor Class</text:bookmark-ref>, <text:span text:style-name="T444">and the </text:span><text:span text:style-name="T444"><text:bookmark-ref text:reference-format="text" text:ref-name="__RefHeading___Toc4861_2632823145">UnregulatedMotor Class</text:bookmark-ref></text:span><text:span text:style-name="T444">.</text:span></text:p>
      <text:p text:style-name="P127"/>
      <text:h text:style-name="Heading_20_4" text:outline-level="4"><text:bookmark-start text:name="__RefHeading___Toc5883_2306771322"/><text:span text:style-name="T7">Motor Rotation </text:span><text:span text:style-name="T2">Mode</text:span> <text:span text:style-name="T251">Measure-Degrees</text:span>:<text:bookmark-end text:name="__RefHeading___Toc5883_2306771322"/></text:h>
      <text:p text:style-name="P97">The <text:span text:style-name="T284">m</text:span><text:span text:style-name="T255">easureDegrees</text:span> m<text:span text:style-name="T460">ethod</text:span> outputs the current motor rotation amount in degrees, relative to the last time it was reset with the Reset mode. </text:p>
      <text:p text:style-name="P127">Signature:<text:line-break/><text:tab/><text:span text:style-name="T312">public</text:span><text:span text:style-name="T21"> </text:span><text:span text:style-name="T312">int</text:span><text:span text:style-name="T21"> measureDegrees()</text:span></text:p>
      <text:p text:style-name="P127">Example:<text:line-break/><text:tab/><text:span text:style-name="T346">int</text:span><text:span text:style-name="T21"> </text:span><text:span text:style-name="T373">degs</text:span><text:span text:style-name="T21"> = </text:span><text:span text:style-name="T373">mot</text:span><text:span text:style-name="T21">.measureDegrees();</text:span></text:p>
      <text:p text:style-name="P97"/>
      <text:h text:style-name="Heading_20_4" text:outline-level="4"><text:bookmark-start text:name="__RefHeading___Toc5885_2306771322"/><text:span text:style-name="T2">Motor Rotation Mode</text:span> Measure-Rotations:<text:bookmark-end text:name="__RefHeading___Toc5885_2306771322"/></text:h>
      <text:p text:style-name="P98">The <text:span text:style-name="T284">m</text:span><text:span text:style-name="T255">easureRotations</text:span> m<text:span text:style-name="T460">ethod</text:span> outputs the current motor rotation amount in rotations, relative to the last time it was reset with the Reset mode.</text:p>
      <text:p text:style-name="P129"><text:span text:style-name="T442">Signature:<text:line-break/><text:tab/></text:span><text:span text:style-name="T312">public</text:span><text:span text:style-name="T21"> </text:span><text:span text:style-name="T312">float</text:span><text:span text:style-name="T21"> measureRotations()</text:span></text:p>
      <text:p text:style-name="P129"><text:span text:style-name="T442">Example:<text:line-break/> <text:tab/></text:span><text:span text:style-name="T271">currently not available</text:span></text:p>
      <text:p text:style-name="P97"/>
      <text:h text:style-name="Heading_20_4" text:outline-level="4"><text:bookmark-start text:name="__RefHeading___Toc5887_2306771322"/><text:soft-page-break/><text:span text:style-name="T2">Motor Rotation Mode </text:span>Measure-Current Power:<text:bookmark-end text:name="__RefHeading___Toc5887_2306771322"/></text:h>
      <text:p text:style-name="P98">The <text:span text:style-name="T285">m</text:span><text:span text:style-name="T255">easureCurrentPower</text:span> me<text:span text:style-name="T461">thod</text:span> outputs the current power level of the motor.</text:p>
      <text:p text:style-name="P130">Signature:<text:line-break/><text:tab/><text:span text:style-name="T312">public</text:span><text:span text:style-name="T21"> </text:span><text:span text:style-name="T312">int</text:span><text:span text:style-name="T21"> measureCurrentPower()</text:span></text:p>
      <text:p text:style-name="P130">Example:<text:line-break/><text:tab/><text:span text:style-name="T255">currently not available</text:span></text:p>
      <text:p text:style-name="P98"/>
      <text:h text:style-name="Heading_20_4" text:outline-level="4"><text:bookmark-start text:name="__RefHeading___Toc5889_2306771322"/><text:span text:style-name="T2">Mo</text:span><text:span text:style-name="T7">tor Rotation Mo</text:span><text:span text:style-name="T2">de </text:span><text:span text:style-name="T252">Reset</text:span>:<text:bookmark-end text:name="__RefHeading___Toc5889_2306771322"/></text:h>
      <text:p text:style-name="P98">The <text:span text:style-name="T285">rotation</text:span><text:span text:style-name="T255">Reset</text:span> m<text:span text:style-name="T461">ethod</text:span> resets the rotation amount to zero (0 degrees or rotations). Future measurements of the motor’s rotation amount using the Motor Rotation sensor will be measured relative to th<text:span text:style-name="T461">is</text:span> reset position.<text:line-break/>Resetting a Motor Rotation sensor has no effect on the power level or position of the motor. Only Motor Rotation sensor readings are affected. </text:p>
      <text:p text:style-name="P131">Signature:<text:line-break/><text:tab/><text:span text:style-name="T312">public</text:span><text:span text:style-name="T21"> </text:span><text:span text:style-name="T312">void</text:span><text:span text:style-name="T21"> rotationReset()</text:span></text:p>
      <text:p text:style-name="P131">Example:<text:line-break/><text:tab/><text:span text:style-name="T368">mot</text:span><text:span text:style-name="T21">.rotationReset();</text:span></text:p>
      <text:p text:style-name="P98"/>
      <text:p text:style-name="P98"/>
      <text:p text:style-name="P98"/>
      <text:h text:style-name="Heading_20_3" text:outline-level="3"><text:bookmark-start text:name="__RefHeading___Toc620_1145136116"/>MoveSteering Class<text:bookmark-end text:name="__RefHeading___Toc620_1145136116"/></text:h>
      <text:p text:style-name="P65"><text:span text:style-name="T411">T</text:span>he <text:span text:style-name="T255">MoveSteering</text:span> <text:span text:style-name="T458">class</text:span> can make your robot drive forward, backward, turn, or stop. You can adjust the steering to make your robot go straight, drive in arcs, or make tight turns.<text:line-break/>Use the MoveSteering <text:span text:style-name="T458">class</text:span> for robot vehicles that have two <text:span text:style-name="T475">l</text:span>arge <text:span text:style-name="T475">m</text:span>otors, with one motor driving the left side of the vehicle and the other the right side. The MoveSteering <text:span text:style-name="T458">class</text:span> will control both motors at the same time, to drive your vehicle in the direction that you choose. </text:p>
      <text:p text:style-name="P159"><text:span text:style-name="T301">Note:</text:span><text:span text:style-name="T10"> </text:span>Robot vehicles with two drive motors can also be controlled by the <text:bookmark-ref text:reference-format="text" text:ref-name="__RefHeading___Toc6529_715417931">MoveTank Class</text:bookmark-ref>. The MoveTank <text:span text:style-name="T458">class</text:span> is similar to the MoveSteering <text:span text:style-name="T458">class</text:span>, but has a different way of controlling turns. </text:p>
      <text:p text:style-name="P78">The MoveSteering class uses the LeJOS <text:span text:style-name="T255">EV3</text:span><text:span text:style-name="T291">LargeR</text:span><text:span text:style-name="T255">egulatedMotor</text:span> class. <text:span text:style-name="T468">If you want to use the LeJOS <text:s/>UnregulatedMotor class instead, please take the </text:span><text:span text:style-name="T468"><text:bookmark-ref text:reference-format="text" text:ref-name="__RefHeading___Toc7054_2391891304">MoveSteeringUnregulated Class</text:bookmark-ref></text:span><text:span text:style-name="T468">.</text:span></text:p>
      <text:p text:style-name="P170">The M<text:span text:style-name="T411">oveSteering</text:span> class needs to be instantiated <text:span text:style-name="T311">before its methods can be used</text:span>, for example at the beginning of the program:</text:p>
      <text:p text:style-name="P180"><text:span text:style-name="T326">public</text:span><text:span text:style-name="T55"> </text:span><text:span text:style-name="T325">class</text:span><text:span text:style-name="T55"> Gripp3rM2 {</text:span></text:p>
      <text:p text:style-name="P180"><text:soft-page-break/><text:span text:style-name="T53"><text:tab/></text:span><text:span text:style-name="T325">static</text:span><text:span text:style-name="T55"> </text:span><text:span text:style-name="T325">final</text:span><text:span text:style-name="T55"> Port </text:span><text:span text:style-name="T357">leftMotorPort</text:span><text:span text:style-name="T55"> = MotorPort.</text:span><text:span text:style-name="T357">B</text:span><text:span text:style-name="T55">;</text:span></text:p>
      <text:p text:style-name="P202"><text:span text:style-name="T55"><text:tab/></text:span><text:span text:style-name="T325">static</text:span><text:span text:style-name="T55"> </text:span><text:span text:style-name="T325">final</text:span><text:span text:style-name="T55"> Port </text:span><text:span text:style-name="T357">rightMotorPort</text:span><text:span text:style-name="T55"> = MotorPort.</text:span><text:span text:style-name="T357">C</text:span><text:span text:style-name="T55">;</text:span></text:p>
      <text:p text:style-name="P189"/>
      <text:p text:style-name="P180"><text:span text:style-name="T53"><text:tab/></text:span><text:span text:style-name="T325">public</text:span><text:span text:style-name="T55"> </text:span><text:span text:style-name="T325">static</text:span><text:span text:style-name="T55"> </text:span><text:span text:style-name="T325">void</text:span><text:span text:style-name="T55"> main(String[] </text:span><text:span text:style-name="T391">args</text:span><text:span text:style-name="T55">) {</text:span></text:p>
      <text:p text:style-name="P180"><text:tab/><text:tab/><text:span text:style-name="T21">MoveSteering </text:span><text:span text:style-name="T391">mst</text:span><text:span text:style-name="T55"> = </text:span><text:span text:style-name="T325">new</text:span><text:span text:style-name="T55"> MoveSteering(</text:span><text:span text:style-name="T357">leftMotorPort</text:span><text:span text:style-name="T55">, </text:span><text:span text:style-name="T357">rightMotorPort</text:span><text:span text:style-name="T55">);</text:span></text:p>
      <text:p text:style-name="P180"><text:tab/><text:tab/><text:span text:style-name="T21">...</text:span></text:p>
      <text:p text:style-name="P180"><text:span text:style-name="T2"><text:tab/></text:span><text:span text:style-name="T5">}</text:span></text:p>
      <text:p text:style-name="P190">}</text:p>
      <text:p text:style-name="P190"/>
      <text:p text:style-name="P66">Several of the following <text:span text:style-name="T461">methods</text:span> have <text:span text:style-name="T159">power</text:span><text:span text:style-name="T176">, </text:span><text:span text:style-name="T160">steering</text:span><text:span text:style-name="T79"> or </text:span><text:span text:style-name="T159">brake</text:span><text:span text:style-name="T79"> inputs: </text:span></text:p>
      <text:p text:style-name="P66"><text:span text:style-name="T79">You can control the speed and direction of the motors using the </text:span><text:span text:style-name="T113">p</text:span><text:span text:style-name="T109">ower</text:span><text:span text:style-name="T79"> and </text:span><text:span text:style-name="T113">s</text:span><text:span text:style-name="T109">teering</text:span><text:span text:style-name="T79"> inputs. The </text:span><text:span text:style-name="T161">p</text:span><text:span text:style-name="T159">ower</text:span><text:span text:style-name="T79"> input accepts a number from -100 to 100. Positive and negative numbers for </text:span><text:span text:style-name="T113">p</text:span><text:span text:style-name="T109">ower</text:span><text:span text:style-name="T79"> make the </text:span><text:span text:style-name="T183">m</text:span><text:span text:style-name="T79">otor turn in different directions. </text:span></text:p>
      <text:p text:style-name="P66"><text:span text:style-name="T79">The </text:span><text:span text:style-name="T161">s</text:span><text:span text:style-name="T159">teering</text:span><text:span text:style-name="T79"> input accepts a number from -100 to 100. A value of 0 (zero) will make your robot drive straight. A positive number (greater than zero) will make your robot turn to the right, and a negative number will make your robot turn to the left. The farther the steering value is from zero, the tighter the turn will be. </text:span></text:p>
      <text:p text:style-name="P66"><text:span text:style-name="T184">If </text:span><text:span text:style-name="T161">b</text:span><text:span text:style-name="T162">rake</text:span><text:span text:style-name="T114"> </text:span><text:span text:style-name="T149">(</text:span><text:span text:style-name="T114">at </text:span><text:span text:style-name="T113">e</text:span><text:span text:style-name="T114">nd</text:span><text:span text:style-name="T149">)</text:span><text:span text:style-name="T184"> is </text:span><text:span text:style-name="T113">t</text:span><text:span text:style-name="T114">rue</text:span><text:span text:style-name="T184">, the motors are stopped immediately. The motors will be held in their stopped position until another </text:span><text:span text:style-name="T239">method</text:span><text:span text:style-name="T184"> starts them, or until the program ends. If </text:span><text:span text:style-name="T113">b</text:span><text:span text:style-name="T114">rake</text:span><text:span text:style-name="T184"> is </text:span><text:span text:style-name="T113">f</text:span><text:span text:style-name="T114">alse</text:span><text:span text:style-name="T184">, power to the motors is simply turned off. The motors will coast using any remaining momentum until they stop, or until another </text:span><text:span text:style-name="T239">method</text:span><text:span text:style-name="T184"> starts </text:span><text:span text:style-name="T239">them</text:span><text:span text:style-name="T184">.</text:span></text:p>
      <text:p text:style-name="Text_20_body"/>
      <text:h text:style-name="Heading_20_4" text:outline-level="4"><text:bookmark-start text:name="__RefHeading___Toc5891_2306771322"/><text:span text:style-name="T87">Move Steering Mode </text:span><text:span text:style-name="T79">On:</text:span><text:bookmark-end text:name="__RefHeading___Toc5891_2306771322"/></text:h>
      <text:p text:style-name="P5">The <text:span text:style-name="T285">motors</text:span><text:span text:style-name="T255">On</text:span> me<text:span text:style-name="T461">thod</text:span> turns both motors on, then immediately continues to the next block in the program. The motors will run until they are stopped or changed by another <text:span text:style-name="T461">method</text:span> later in the program, or until the program ends. </text:p>
      <text:p text:style-name="P58"><text:span text:style-name="T88">S</text:span><text:span text:style-name="T90">ignature:<text:line-break/></text:span><text:span text:style-name="T79"><text:tab/></text:span><text:span text:style-name="T332">public</text:span><text:span text:style-name="T27"> </text:span><text:span text:style-name="T318">void</text:span><text:span text:style-name="T27"> motorsOn(</text:span><text:span text:style-name="T318">int</text:span><text:span text:style-name="T27"> </text:span><text:span text:style-name="T377">steering</text:span><text:span text:style-name="T27">, </text:span><text:span text:style-name="T318">int</text:span><text:span text:style-name="T27"> </text:span><text:span text:style-name="T377">power</text:span><text:span text:style-name="T27">)</text:span></text:p>
      <text:p text:style-name="P57"><text:span text:style-name="T88">E</text:span><text:span text:style-name="T87">xample:<text:line-break/></text:span><text:span text:style-name="T50"><text:tab/></text:span><text:span text:style-name="T391">mst</text:span><text:span text:style-name="T55">.motorsOn(0, 75);</text:span></text:p>
      <text:p text:style-name="Text_20_body"/>
      <text:h text:style-name="Heading_20_4" text:outline-level="4"><text:bookmark-start text:name="__RefHeading___Toc5893_2306771322"/><text:span text:style-name="T87">Move Steering Mode </text:span><text:span text:style-name="T79">Off:</text:span><text:bookmark-end text:name="__RefHeading___Toc5893_2306771322"/></text:h>
      <text:p text:style-name="P7">The <text:span text:style-name="T285">motors</text:span><text:span text:style-name="T255">Off</text:span> me<text:span text:style-name="T461">thod</text:span> turns both motors off. Use the Off mode to stop a robot that was started by the <text:span text:style-name="T461">motors</text:span>On me<text:span text:style-name="T461">thod</text:span> earlier in the program. See the example above. </text:p>
      <text:p text:style-name="P59"><text:span text:style-name="T89">S</text:span><text:span text:style-name="T87">ignature:<text:line-break/></text:span><text:span text:style-name="T345"><text:tab/></text:span><text:span text:style-name="T330">public</text:span><text:span text:style-name="T21"> </text:span><text:span text:style-name="T312">void</text:span><text:span text:style-name="T21"> motorsOff(</text:span><text:span text:style-name="T312">boolean</text:span><text:span text:style-name="T21"> </text:span><text:span text:style-name="T373">brake</text:span><text:span text:style-name="T21">)</text:span></text:p>
      <text:p text:style-name="P59"><text:soft-page-break/><text:span text:style-name="T89">E</text:span><text:span text:style-name="T87">xample:<text:line-break/></text:span><text:span text:style-name="T50"><text:tab/></text:span><text:span text:style-name="T393">mst</text:span><text:span text:style-name="T55">.motorsOff(</text:span><text:span text:style-name="T325">true</text:span><text:span text:style-name="T55">);</text:span></text:p>
      <text:p text:style-name="Text_20_body"/>
      <text:h text:style-name="Heading_20_4" text:outline-level="4"><text:bookmark-start text:name="__RefHeading___Toc5895_2306771322"/><text:span text:style-name="T2">Move Steering Mode</text:span> On For Seconds:<text:bookmark-end text:name="__RefHeading___Toc5895_2306771322"/></text:h>
      <text:p text:style-name="P61"><text:span text:style-name="T94">The </text:span><text:span text:style-name="T105">motors</text:span><text:span text:style-name="T106">On</text:span><text:span text:style-name="T105">F</text:span><text:span text:style-name="T106">orSeconds</text:span><text:span text:style-name="T90"> </text:span><text:span text:style-name="T94">method </text:span><text:span text:style-name="T90">turns both motors on for the number of seconds in the </text:span><text:span text:style-name="T101">period</text:span><text:span text:style-name="T90"> input, then turns them off. The </text:span><text:span text:style-name="T95">method</text:span><text:span text:style-name="T90"> will wait until the time has passed before the program will continue to the next block. Use </text:span><text:span text:style-name="T107">b</text:span><text:span text:style-name="T106">rake</text:span><text:span text:style-name="T90"> to stop your robot after exactly the specified number of seconds.</text:span></text:p>
      <text:p text:style-name="P61"><text:span text:style-name="T91">Signature:<text:line-break/><text:tab/></text:span><text:span text:style-name="T331">public</text:span><text:span text:style-name="T21"> </text:span><text:span text:style-name="T312">void</text:span><text:span text:style-name="T21"> motorsOnForSeconds(</text:span><text:span text:style-name="T312">int</text:span><text:span text:style-name="T21"> </text:span><text:span text:style-name="T373">steering</text:span><text:span text:style-name="T21">, </text:span><text:span text:style-name="T312">int</text:span><text:span text:style-name="T21"> </text:span><text:span text:style-name="T373">power</text:span><text:span text:style-name="T21">, </text:span><text:span text:style-name="T312">float</text:span><text:span text:style-name="T21"> </text:span><text:span text:style-name="T373">period</text:span><text:span text:style-name="T21">, </text:span><text:span text:style-name="T312">boolean</text:span><text:span text:style-name="T21"> </text:span><text:span text:style-name="T373">brake</text:span><text:span text:style-name="T21">)</text:span><text:span text:style-name="T90"> </text:span></text:p>
      <text:p text:style-name="P61"><text:span text:style-name="T90">E</text:span><text:span text:style-name="T91">xample:<text:line-break/><text:tab/></text:span><text:span text:style-name="T389">mst</text:span><text:span text:style-name="T21">.motorsOnForSeconds(0, -75, 2.0F, </text:span><text:span text:style-name="T312">true</text:span><text:span text:style-name="T21">);</text:span></text:p>
      <text:p text:style-name="P82"/>
      <text:h text:style-name="Heading_20_4" text:outline-level="4"><text:bookmark-start text:name="__RefHeading___Toc5897_2306771322"/><text:span text:style-name="T2">Move Steering Mode </text:span>On For Degrees:<text:bookmark-end text:name="__RefHeading___Toc5897_2306771322"/></text:h>
      <text:p text:style-name="P61"><text:span text:style-name="T95">The </text:span><text:span text:style-name="T107">motors</text:span><text:span text:style-name="T102">On</text:span><text:span text:style-name="T107">F</text:span><text:span text:style-name="T102">orDegrees</text:span><text:span text:style-name="T91"> turns both motors on, waits until one of them has turned for the number of degrees of rotation in the </text:span><text:span text:style-name="T101">d</text:span><text:span text:style-name="T102">egrees</text:span><text:span text:style-name="T91"> input, and then turns both motors off. This can be used to make your robot travel a specific distance or turn a specific amount. 360 degrees of rotation corresponds to one full turn of a motor.</text:span><text:span text:style-name="T88"> </text:span><text:span text:style-name="T91">Use </text:span><text:span text:style-name="T101">b</text:span><text:span text:style-name="T102">rake</text:span><text:span text:style-name="T91"> to stop your robot after exactly the specified number of degrees. </text:span></text:p>
      <text:p text:style-name="P61"><text:span text:style-name="T91">Signature:<text:line-break/><text:tab/></text:span><text:span text:style-name="T330">public</text:span><text:span text:style-name="T21"> </text:span><text:span text:style-name="T312">void</text:span><text:span text:style-name="T21"> motorsOnForDegrees(</text:span><text:span text:style-name="T312">int</text:span><text:span text:style-name="T21"> </text:span><text:span text:style-name="T373">steering</text:span><text:span text:style-name="T21">, </text:span><text:span text:style-name="T312">int</text:span><text:span text:style-name="T21"> </text:span><text:span text:style-name="T373">power</text:span><text:span text:style-name="T21">, </text:span><text:span text:style-name="T312">int</text:span><text:span text:style-name="T21"> </text:span><text:span text:style-name="T373">degrees</text:span><text:span text:style-name="T21">, </text:span><text:span text:style-name="T312">boolean</text:span><text:span text:style-name="T21"> </text:span><text:span text:style-name="T373">brake</text:span><text:span text:style-name="T21">)</text:span></text:p>
      <text:p text:style-name="P61"><text:span text:style-name="T79">Example:</text:span><text:span text:style-name="T49"><text:line-break/></text:span><text:span text:style-name="T79"><text:tab/></text:span><text:span text:style-name="T390">mst</text:span><text:span text:style-name="T21">.motorsOnForDegrees(100, 75, 850, </text:span><text:span text:style-name="T312">true</text:span><text:span text:style-name="T21">);</text:span></text:p>
      <text:p text:style-name="P82"/>
      <text:h text:style-name="Heading_20_4" text:outline-level="4"><text:bookmark-start text:name="__RefHeading___Toc5899_2306771322"/><text:span text:style-name="T2">Move Steering Mode </text:span>On For Rotations:<text:bookmark-end text:name="__RefHeading___Toc5899_2306771322"/></text:h>
      <text:p text:style-name="P62"><text:span text:style-name="T463">The motors</text:span>On<text:span text:style-name="T463">F</text:span>orRotations <text:span text:style-name="T463">method </text:span>turns both motors on, waits until one of them has turned for the number of rotations in the <text:span text:style-name="T259">r</text:span><text:span text:style-name="T255">otations</text:span> input, then turns both motors off. This can be used to make your robot travel a specific distance or turn a specific amount.<text:span text:style-name="T88"> </text:span>Use <text:span text:style-name="T259">b</text:span><text:span text:style-name="T255">rake</text:span> to stop your robot after exactly the specified number of motor rotations. </text:p>
      <text:p text:style-name="P63">Signature:<text:line-break/><text:tab/><text:span text:style-name="T347">public</text:span><text:span text:style-name="T73"> </text:span><text:span text:style-name="T347">void</text:span><text:span text:style-name="T73"> motorsOnForRotations(</text:span><text:span text:style-name="T347">int</text:span><text:span text:style-name="T73"> </text:span><text:span text:style-name="T396">steering</text:span><text:span text:style-name="T73">, </text:span><text:span text:style-name="T347">int</text:span><text:span text:style-name="T73"> </text:span><text:span text:style-name="T396">power</text:span><text:span text:style-name="T73">, </text:span><text:span text:style-name="T347">int</text:span><text:span text:style-name="T73"> </text:span><text:span text:style-name="T396">rotations</text:span><text:span text:style-name="T73">, </text:span><text:span text:style-name="T347">boolean</text:span><text:span text:style-name="T73"> </text:span><text:span text:style-name="T396">brake</text:span><text:span text:style-name="T73">)</text:span></text:p>
      <text:p text:style-name="P62">Example:<text:span text:style-name="T22"><text:line-break/></text:span><text:tab/><text:span text:style-name="T374">mst</text:span><text:span text:style-name="T22">.motorsOnForRotations(0, 75, 3, </text:span><text:span text:style-name="T313">true</text:span><text:span text:style-name="T22">);</text:span></text:p>
      <text:p text:style-name="Text_20_body"/>
      <text:p text:style-name="Text_20_body"/>
      <text:p text:style-name="Text_20_body"><text:soft-page-break/></text:p>
      <text:h text:style-name="P224" text:outline-level="3"><text:bookmark-start text:name="__RefHeading___Toc7054_2391891304"/><text:span text:style-name="T468">MoveSteeringUnregulated</text:span> Class<text:bookmark-end text:name="__RefHeading___Toc7054_2391891304"/></text:h>
      <text:p text:style-name="P73"><text:span text:style-name="T411">T</text:span>he <text:span text:style-name="T255">MoveSteering</text:span><text:span text:style-name="T291">Unregulated</text:span> <text:span text:style-name="T458">class</text:span> can make your robot drive forward, backward, turn, or stop. You can adjust the steering to make your robot go straight, drive in arcs, or make tight turns.</text:p>
      <text:p text:style-name="P74">The MoveSteering<text:span text:style-name="T468">Unregulated</text:span> class uses the LeJOS <text:span text:style-name="T291">UnregulatedMotor</text:span> class. <text:span text:style-name="T468">If you want to use the LeJOS </text:span><text:span text:style-name="T255">EV3</text:span><text:span text:style-name="T291">LargeR</text:span><text:span text:style-name="T255">egulatedMotor </text:span><text:span text:style-name="T468">class instead, please take the </text:span><text:span text:style-name="T468"><text:bookmark-ref text:reference-format="text" text:ref-name="__RefHeading___Toc620_1145136116">MoveSteering Class</text:bookmark-ref></text:span><text:span text:style-name="T468">.</text:span></text:p>
      <text:p text:style-name="P75">The MoveSteering<text:span text:style-name="T468">Unregulated</text:span> class <text:span text:style-name="T470">has the same methods as the </text:span><text:span text:style-name="T470"><text:bookmark-ref text:reference-format="text" text:ref-name="__RefHeading___Toc620_1145136116">MoveSteering Class</text:bookmark-ref></text:span><text:span text:style-name="T470">.</text:span></text:p>
      <text:p text:style-name="P74"/>
      <text:p text:style-name="P74"/>
      <text:p text:style-name="P74"/>
      <text:h text:style-name="P225" text:outline-level="3"><text:bookmark-start text:name="__RefHeading___Toc6529_715417931"/>Move<text:span text:style-name="T458">Tank</text:span> Class<text:bookmark-end text:name="__RefHeading___Toc6529_715417931"/></text:h>
      <text:p text:style-name="P159">The <text:span text:style-name="T255">MoveTank</text:span> <text:span text:style-name="T458">class</text:span> can make a robot drive forward, backward, turn, or stop. Use the MoveTank <text:span text:style-name="T458">class</text:span> for robot vehicles that have two <text:span text:style-name="T476">l</text:span>arge <text:span text:style-name="T476">m</text:span>otors, with one motor driving the left side of the vehicle and the other the right side. You can make the two motors go at different speeds or in different directions to make your robot turn. </text:p>
      <text:p text:style-name="P159"><text:span text:style-name="T282">Note: </text:span>Robot vehicles with two drive motors can also be controlled by the <text:bookmark-ref text:reference-format="text" text:ref-name="__RefHeading___Toc620_1145136116">MoveSteering Class</text:bookmark-ref>. The MoveSteering <text:span text:style-name="T458">class</text:span> is similar to the MoveTank <text:span text:style-name="T458">class</text:span>, but has a different way of controlling turns. </text:p>
      <text:p text:style-name="P77">The Move<text:span text:style-name="T472">Tank</text:span> class uses the LeJOS <text:span text:style-name="T255">EV3</text:span><text:span text:style-name="T291">LargeR</text:span><text:span text:style-name="T255">egulatedMotor</text:span> class. <text:span text:style-name="T468">If you want to use the LeJOS UnregulatedMotor class instead, please take the </text:span><text:span text:style-name="T468"><text:bookmark-ref text:reference-format="text" text:ref-name="__RefHeading___Toc7351_2391891304">MoveTankUnregulated Class</text:bookmark-ref></text:span><text:span text:style-name="T468">.</text:span></text:p>
      <text:p text:style-name="P172">The M<text:span text:style-name="T411">oveTank</text:span> class needs to be instantiated <text:span text:style-name="T311">before its methods can be used</text:span>, for example at the beginning of the program:</text:p>
      <text:p text:style-name="P199"><text:span text:style-name="T325">public</text:span><text:span text:style-name="T55"> </text:span><text:span text:style-name="T325">class</text:span><text:span text:style-name="T55"> MoveTankTest {</text:span></text:p>
      <text:p text:style-name="P199"><text:span text:style-name="T55"><text:tab/></text:span><text:span text:style-name="T325">static</text:span><text:span text:style-name="T55"> </text:span><text:span text:style-name="T325">final</text:span><text:span text:style-name="T55"> Port </text:span><text:span text:style-name="T357">leftMotorPort</text:span><text:span text:style-name="T55"> = MotorPort.</text:span><text:span text:style-name="T357">B</text:span><text:span text:style-name="T55">;</text:span></text:p>
      <text:p text:style-name="P202"><text:span text:style-name="T55"><text:tab/></text:span><text:span text:style-name="T325">static</text:span><text:span text:style-name="T55"> </text:span><text:span text:style-name="T325">final</text:span><text:span text:style-name="T55"> Port </text:span><text:span text:style-name="T357">rightMotorPort</text:span><text:span text:style-name="T55"> = MotorPort.</text:span><text:span text:style-name="T357">C</text:span><text:span text:style-name="T55">;</text:span></text:p>
      <text:p text:style-name="P199"/>
      <text:p text:style-name="P199"><text:span text:style-name="T55"><text:tab/></text:span><text:span text:style-name="T325">public</text:span><text:span text:style-name="T55"> </text:span><text:span text:style-name="T325">static</text:span><text:span text:style-name="T55"> </text:span><text:span text:style-name="T325">void</text:span><text:span text:style-name="T55"> main(String[] </text:span><text:span text:style-name="T391">args</text:span><text:span text:style-name="T55">) {</text:span></text:p>
      <text:p text:style-name="P199"><text:span text:style-name="T55"><text:tab/><text:tab/>MoveTank </text:span><text:span text:style-name="T391">mst</text:span><text:span text:style-name="T55"> = </text:span><text:span text:style-name="T325">new</text:span><text:span text:style-name="T55"> MoveTank(</text:span><text:span text:style-name="T357">leftMotorPort</text:span><text:span text:style-name="T55">, </text:span><text:span text:style-name="T357">rightMotorPort</text:span><text:span text:style-name="T55">);</text:span></text:p>
      <text:p text:style-name="P199"><text:tab/><text:tab/>...</text:p>
      <text:p text:style-name="P183"><text:tab/>}</text:p>
      <text:p text:style-name="P204">}</text:p>
      <text:p text:style-name="Text_20_body"/>
      <text:p text:style-name="P67">Several of the following <text:span text:style-name="T461">methods</text:span> have <text:span text:style-name="T159">power</text:span><text:span text:style-name="T171">Left</text:span><text:span text:style-name="T176">, </text:span><text:span text:style-name="T171">powerRight</text:span><text:span text:style-name="T79"> or </text:span><text:span text:style-name="T159">brake</text:span><text:span text:style-name="T79"> inputs: </text:span></text:p>
      <text:p text:style-name="P67"><text:span text:style-name="T79">You can control the speed and direction of the motors using the </text:span><text:span text:style-name="T113">p</text:span><text:span text:style-name="T109">ower</text:span><text:span text:style-name="T79"> inputs. The </text:span><text:span text:style-name="T161">p</text:span><text:span text:style-name="T159">ower</text:span><text:span text:style-name="T171">Left</text:span><text:span text:style-name="T178"> or </text:span><text:span text:style-name="T171">powerRight</text:span><text:span text:style-name="T79"> input</text:span><text:span text:style-name="T245">s</text:span><text:span text:style-name="T79"> accepts a number from -100 to 100. Positive and negative numbers for </text:span><text:span text:style-name="T113">p</text:span><text:span text:style-name="T109">ower</text:span><text:span text:style-name="T79"> make the </text:span><text:span text:style-name="T183">m</text:span><text:span text:style-name="T79">otor turn in different directions. </text:span></text:p>
      <text:p text:style-name="P67"><text:soft-page-break/><text:span text:style-name="T184">If </text:span><text:span text:style-name="T161">b</text:span><text:span text:style-name="T162">rake</text:span><text:span text:style-name="T114"> </text:span><text:span text:style-name="T149">(</text:span><text:span text:style-name="T114">at </text:span><text:span text:style-name="T113">e</text:span><text:span text:style-name="T114">nd</text:span><text:span text:style-name="T149">)</text:span><text:span text:style-name="T184"> is </text:span><text:span text:style-name="T113">t</text:span><text:span text:style-name="T114">rue</text:span><text:span text:style-name="T184">, the motors are stopped immediately. The motors will be held in their stopped position until another </text:span><text:span text:style-name="T239">method</text:span><text:span text:style-name="T184"> starts them, or until the program ends. If </text:span><text:span text:style-name="T113">b</text:span><text:span text:style-name="T114">rake</text:span><text:span text:style-name="T184"> is </text:span><text:span text:style-name="T113">f</text:span><text:span text:style-name="T114">alse</text:span><text:span text:style-name="T184">, power to the motors is simply turned off. The motors will coast using any remaining momentum until they stop, or until another </text:span><text:span text:style-name="T239">method</text:span><text:span text:style-name="T184"> starts </text:span><text:span text:style-name="T239">them</text:span><text:span text:style-name="T184">.</text:span></text:p>
      <text:p text:style-name="P8"/>
      <text:h text:style-name="P228" text:outline-level="4"><text:bookmark-start text:name="__RefHeading___Toc8956_2391891304"/><text:span text:style-name="T87">Move </text:span><text:span text:style-name="T96">Tank</text:span><text:span text:style-name="T87"> Mode </text:span><text:span text:style-name="T79">On:</text:span><text:bookmark-end text:name="__RefHeading___Toc8956_2391891304"/></text:h>
      <text:p text:style-name="P6"><text:span text:style-name="T474">The </text:span><text:span text:style-name="T285">motors</text:span><text:span text:style-name="T292">On</text:span><text:span text:style-name="T474"> method turns both motors on, then immediately continues to the next block in the program. The motors will run until they are stopped or changed by another method later in the program, or until the program ends.</text:span></text:p>
      <text:p text:style-name="P6"><text:span text:style-name="T473">Signature:<text:line-break/><text:tab/></text:span><text:span text:style-name="T312">public</text:span><text:span text:style-name="T21"> </text:span><text:span text:style-name="T312">void</text:span><text:span text:style-name="T21"> motorsOn(</text:span><text:span text:style-name="T312">int</text:span><text:span text:style-name="T21"> </text:span><text:span text:style-name="T373">powerLeft</text:span><text:span text:style-name="T21">, </text:span><text:span text:style-name="T312">int</text:span><text:span text:style-name="T21"> </text:span><text:span text:style-name="T373">powerRight</text:span><text:span text:style-name="T21">)</text:span></text:p>
      <text:p text:style-name="P6"><text:span text:style-name="T473">Example:<text:line-break/><text:tab/></text:span><text:span text:style-name="T373">mst</text:span><text:span text:style-name="T21">.motorsOn(0, 75);</text:span></text:p>
      <text:p text:style-name="P83"/>
      <text:h text:style-name="P229" text:outline-level="4"><text:bookmark-start text:name="__RefHeading___Toc8958_2391891304"/><text:span text:style-name="T87">Move </text:span><text:span text:style-name="T97">Tank</text:span><text:span text:style-name="T87"> Mode </text:span><text:span text:style-name="T79">Off:</text:span><text:bookmark-end text:name="__RefHeading___Toc8958_2391891304"/></text:h>
      <text:p text:style-name="P1">The <text:span text:style-name="T255">motorsOff</text:span> method turns both motors off. Use the Off mode to stop a robot that was started by the motorsOn method earlier in the program. See the example above.</text:p>
      <text:p text:style-name="P50">Signature:<text:line-break/><text:tab/><text:span text:style-name="T312">public</text:span><text:span text:style-name="T21"> </text:span><text:span text:style-name="T312">void</text:span><text:span text:style-name="T21"> motorsOff(</text:span><text:span text:style-name="T312">boolean</text:span><text:span text:style-name="T21"> </text:span><text:span text:style-name="T373">brake</text:span><text:span text:style-name="T21">)</text:span></text:p>
      <text:p text:style-name="P50">Example:<text:line-break/><text:tab/><text:span text:style-name="T373">mst</text:span><text:span text:style-name="T21">.motorsOff(</text:span><text:span text:style-name="T312">false</text:span><text:span text:style-name="T21">);</text:span></text:p>
      <text:p text:style-name="P50"/>
      <text:h text:style-name="P230" text:outline-level="4"><text:bookmark-start text:name="__RefHeading___Toc8960_2391891304"/><text:span text:style-name="T2">Move </text:span><text:span text:style-name="T14">Tank</text:span><text:span text:style-name="T2"> Mode</text:span> On For Seconds:<text:bookmark-end text:name="__RefHeading___Toc8960_2391891304"/></text:h>
      <text:p text:style-name="P51"><text:span text:style-name="T11">The </text:span><text:span text:style-name="T303">motors</text:span><text:span text:style-name="T304">On</text:span><text:span text:style-name="T303">F</text:span><text:span text:style-name="T304">orSeconds</text:span><text:span text:style-name="T12"> </text:span><text:span text:style-name="T11">method </text:span><text:span text:style-name="T12">turns both motors on for the number of seconds in the </text:span><text:span text:style-name="T305">period</text:span><text:span text:style-name="T12"> input, then turns them off. The </text:span><text:span text:style-name="T13">method</text:span><text:span text:style-name="T12"> will wait until the time has passed before the program will continue to the next block. Use </text:span><text:span text:style-name="T306">b</text:span><text:span text:style-name="T304">rake</text:span><text:span text:style-name="T12"> to stop your robot after exactly the specified number of seconds.</text:span></text:p>
      <text:p text:style-name="P52"><text:span text:style-name="T12">S</text:span><text:span text:style-name="T2">ignature:<text:line-break/></text:span><text:span text:style-name="T323">public</text:span><text:span text:style-name="T39"> </text:span><text:span text:style-name="T322">void</text:span><text:span text:style-name="T39"> motorsOnForSeconds(</text:span><text:span text:style-name="T322">int</text:span><text:span text:style-name="T39"> </text:span><text:span text:style-name="T385">powerLeft</text:span><text:span text:style-name="T39">, </text:span><text:span text:style-name="T322">int</text:span><text:span text:style-name="T39"> </text:span><text:span text:style-name="T385">powerRight</text:span><text:span text:style-name="T39">, </text:span><text:span text:style-name="T322">float</text:span><text:span text:style-name="T39"> </text:span><text:span text:style-name="T385">period</text:span><text:span text:style-name="T39">, </text:span><text:span text:style-name="T322">boolean</text:span><text:span text:style-name="T39"> </text:span><text:span text:style-name="T385">brake</text:span><text:span text:style-name="T39">)</text:span></text:p>
      <text:p text:style-name="P52"><text:span text:style-name="T2">Example:<text:line-break/><text:tab/></text:span><text:span text:style-name="T395">mst</text:span><text:span text:style-name="T21">.motorsOnForSeconds(75, 75, 2.5F, </text:span><text:span text:style-name="T312">true</text:span><text:span text:style-name="T21">);</text:span></text:p>
      <text:p text:style-name="P1"><text:s/></text:p>
      <text:h text:style-name="P231" text:outline-level="4"><text:bookmark-start text:name="__RefHeading___Toc8962_2391891304"/><text:soft-page-break/><text:span text:style-name="T2">Move </text:span><text:span text:style-name="T14">Tank</text:span><text:span text:style-name="T2"> Mode </text:span>On For Degrees:<text:bookmark-end text:name="__RefHeading___Toc8962_2391891304"/></text:h>
      <text:p text:style-name="P68"><text:span text:style-name="T239">The </text:span><text:span text:style-name="T149">motors</text:span><text:span text:style-name="T155">On</text:span><text:span text:style-name="T149">F</text:span><text:span text:style-name="T155">orDegrees</text:span><text:span text:style-name="T183"> turns both motors on, waits until one of them has turned for the number of degrees of rotation in the </text:span><text:span text:style-name="T113">d</text:span><text:span text:style-name="T155">egrees</text:span><text:span text:style-name="T183"> input, and then turns both motors off. This can be used to make your robot travel a specific distance or turn a specific amount. 360 degrees of rotation corresponds to one full turn of a motor.</text:span><text:span text:style-name="T79"> </text:span><text:span text:style-name="T183">Use </text:span><text:span text:style-name="T113">b</text:span><text:span text:style-name="T155">rake</text:span><text:span text:style-name="T183"> to stop your robot after exactly the specified number of degrees.</text:span></text:p>
      <text:p text:style-name="P79"><text:span text:style-name="T183">S</text:span><text:span text:style-name="T79">ignature:<text:line-break/></text:span><text:span text:style-name="T329">public</text:span><text:span text:style-name="T21"> </text:span><text:span text:style-name="T312">void</text:span><text:span text:style-name="T21"> motorsOnForDegrees(</text:span><text:span text:style-name="T312">int</text:span><text:span text:style-name="T21"> </text:span><text:span text:style-name="T373">powerLeft</text:span><text:span text:style-name="T21">, </text:span><text:span text:style-name="T312">int</text:span><text:span text:style-name="T21"> </text:span><text:span text:style-name="T373">powerRight</text:span><text:span text:style-name="T21">, </text:span><text:span text:style-name="T312">int</text:span><text:span text:style-name="T21"> </text:span><text:span text:style-name="T373">degrees</text:span><text:span text:style-name="T21">, </text:span><text:span text:style-name="T312">boolean</text:span><text:span text:style-name="T21"> </text:span><text:span text:style-name="T373">brake</text:span><text:span text:style-name="T21">)</text:span></text:p>
      <text:p text:style-name="P79"><text:span text:style-name="T79">Example:<text:line-break/><text:tab/></text:span><text:span text:style-name="T387">mst</text:span><text:span text:style-name="T21">.motorsOnForDegrees(75, -75, 180, </text:span><text:span text:style-name="T312">false</text:span><text:span text:style-name="T21">);</text:span></text:p>
      <text:p text:style-name="P8"/>
      <text:h text:style-name="P231" text:outline-level="4"><text:bookmark-start text:name="__RefHeading___Toc8964_2391891304"/><text:span text:style-name="T2">Move Steering Mode </text:span>On For Rotations:<text:bookmark-end text:name="__RefHeading___Toc8964_2391891304"/></text:h>
      <text:p text:style-name="P68"><text:span text:style-name="T240">The motors</text:span><text:span text:style-name="T184">On</text:span><text:span text:style-name="T240">F</text:span><text:span text:style-name="T184">orRotations </text:span><text:span text:style-name="T240">method </text:span><text:span text:style-name="T184">turns both motors on, waits until one of them has turned for the number of rotations in the </text:span><text:span text:style-name="T113">r</text:span><text:span text:style-name="T114">otations</text:span><text:span text:style-name="T184"> input, then turns both motors off. This can be used to make your robot travel a specific distance or turn a specific amount.</text:span><text:span text:style-name="T79"> </text:span><text:span text:style-name="T184">Use </text:span><text:span text:style-name="T113">b</text:span><text:span text:style-name="T114">rake</text:span><text:span text:style-name="T184"> to stop your robot after exactly the specified number of motor rotations. </text:span></text:p>
      <text:p text:style-name="P80"><text:span text:style-name="T184">S</text:span><text:span text:style-name="T79">ignature:<text:line-break/></text:span><text:span text:style-name="T329">public</text:span><text:span text:style-name="T21"> </text:span><text:span text:style-name="T312">void</text:span><text:span text:style-name="T21"> motorsOnForRotations(</text:span><text:span text:style-name="T312">int</text:span><text:span text:style-name="T21"> </text:span><text:span text:style-name="T373">powerLeft</text:span><text:span text:style-name="T21">,</text:span><text:span text:style-name="T312">int</text:span><text:span text:style-name="T21"> </text:span><text:span text:style-name="T373">powerRight</text:span><text:span text:style-name="T21">,</text:span><text:span text:style-name="T312">int</text:span><text:span text:style-name="T21"> </text:span><text:span text:style-name="T373">rotations</text:span><text:span text:style-name="T21">,</text:span><text:span text:style-name="T312">boolean</text:span><text:span text:style-name="T21"> </text:span><text:span text:style-name="T373">brake</text:span><text:span text:style-name="T21">)</text:span></text:p>
      <text:p text:style-name="P80"><text:span text:style-name="T79">Example:<text:line-break/><text:tab/></text:span><text:span text:style-name="T387">mst</text:span><text:span text:style-name="T21">.motorsOnForRotations(37, 75, 3, </text:span><text:span text:style-name="T312">true</text:span><text:span text:style-name="T21">);</text:span></text:p>
      <text:p text:style-name="P8"/>
      <text:p text:style-name="Text_20_body"/>
      <text:p text:style-name="Text_20_body"/>
      <text:h text:style-name="P224" text:outline-level="3"><text:bookmark-start text:name="__RefHeading___Toc7351_2391891304"/>Move<text:span text:style-name="T458">TankUnregulated</text:span> Class<text:bookmark-end text:name="__RefHeading___Toc7351_2391891304"/></text:h>
      <text:p text:style-name="P162">The <text:span text:style-name="T255">MoveTank</text:span><text:span text:style-name="T291">Unregulated</text:span> <text:span text:style-name="T458">class</text:span> can make a robot drive forward, backward, turn, or stop. Use the MoveTank<text:span text:style-name="T468">Unregulated</text:span> <text:span text:style-name="T458">class</text:span> for robot vehicles that have two <text:span text:style-name="T468">m</text:span>otors, with one motor driving the left side of the vehicle and the other the right side. You can make the two motors go at different speeds or in different directions to make your robot turn. </text:p>
      <text:p text:style-name="P75">The Move<text:span text:style-name="T469">TankUnregulated</text:span> class uses the LeJOS <text:span text:style-name="T291">UnregulatedMotor</text:span> class. <text:span text:style-name="T468">If you want to use the LeJOS </text:span><text:span text:style-name="T255">EV3</text:span><text:span text:style-name="T291">LargeR</text:span><text:span text:style-name="T255">egulatedMotor </text:span><text:span text:style-name="T468">class instead, please take the </text:span><text:span text:style-name="T468"><text:bookmark-ref text:reference-format="text" text:ref-name="__RefHeading___Toc6529_715417931">MoveTank Class</text:bookmark-ref></text:span><text:span text:style-name="T468">.</text:span></text:p>
      <text:p text:style-name="P76">The Move<text:span text:style-name="T471">TankUnregulated</text:span> class <text:span text:style-name="T470">has the same methods as the </text:span><text:span text:style-name="T470"><text:bookmark-ref text:reference-format="text" text:ref-name="__RefHeading___Toc6529_715417931">MoveTank Class</text:bookmark-ref></text:span><text:span text:style-name="T470">.</text:span></text:p>
      <text:p text:style-name="P159"/>
      <text:p text:style-name="P159"/>
      <text:p text:style-name="P159"><text:soft-page-break/></text:p>
      <text:h text:style-name="P216" text:outline-level="3"><text:bookmark-start text:name="__RefHeading___Toc1888_108391516"/>Display Class<text:bookmark-end text:name="__RefHeading___Toc1888_108391516"/></text:h>
      <text:p text:style-name="P1">The Display <text:span text:style-name="T463">class</text:span> can display text or graphics on the EV3 Brick display. </text:p>
      <text:p text:style-name="Text_20_body"><text:span text:style-name="T79">Many of the Display </text:span><text:span text:style-name="T240">methods</text:span><text:span text:style-name="T79"> use </text:span><text:span text:style-name="T166">x</text:span><text:span text:style-name="T79"> and </text:span><text:span text:style-name="T166">y</text:span><text:span text:style-name="T79"> coordinates to specify where to draw an item. The coordinates specify a pixel position on the EV3 Brick display. The position (0, 0) is at the upper left corner of the display. <text:line-break/>The display is 178 pixels wide and 128 pixels high. X coordinate values range from 0 at the left of the display to 177 at the right. Y coordinate values range from 0 at the top to 127 at the bottom. </text:span></text:p>
      <text:p text:style-name="P17">Some of the Display <text:span text:style-name="T463">methods</text:span> use the <text:span text:style-name="T297">c</text:span><text:span text:style-name="T296">olor</text:span> Input to choose the color of the text. <text:line-break/>If you choose <text:span text:style-name="T421">Display.COLOR_BLACK (= false)</text:span>, the text will display in black on a white background. If you choose <text:span text:style-name="T421">Display.COLOR_</text:span>W<text:span text:style-name="T421">HITE (= true)</text:span>, the text will display in white on a black background.</text:p>
      <text:p text:style-name="P18">Some of the Display <text:span text:style-name="T463">methods</text:span> use the <text:span text:style-name="T298">f</text:span><text:span text:style-name="T296">ont</text:span> input to choose from different typefaces: <text:line-break/><text:span text:style-name="T421">Display.FONT_</text:span>N<text:span text:style-name="T421">ORMAL<text:tab/>(= 0): </text:span>LeJOS shows a 10x16 pixel font, <text:line-break/><text:span text:style-name="T421">Display.FONT_BOLD<text:tab/>(= 1): LeJOS shows a 10x16 pixel font,</text:span><text:line-break/><text:span text:style-name="T421">Display.FONT_LARGE<text:tab/>(= 2): LeJOS shows a 20x32 pixel font,<text:line-break/>Display.FONT_SMALL<text:tab/>(= 3): LeJOS shows a 6x8 pixel font.</text:span> </text:p>
      <text:p text:style-name="P18"><text:span text:style-name="T263">Note1:</text:span><text:span text:style-name="T421"> Since LeJOS EV3 does not support a bold font, the normal and bold fonts are the same.<text:line-break/></text:span><text:span text:style-name="T263">Note2:</text:span><text:span text:style-name="T421"> LeJOS EV3 additionally supports a small font.</text:span></text:p>
      <text:p text:style-name="P17"/>
      <text:h text:style-name="Heading_20_4" text:outline-level="4"><text:bookmark-start text:name="__RefHeading___Toc5901_2306771322"/><text:span text:style-name="T2">Display Mode </text:span>Text-Pixels:<text:bookmark-end text:name="__RefHeading___Toc5901_2306771322"/></text:h>
      <text:p text:style-name="P19">The <text:span text:style-name="T286">t</text:span><text:span text:style-name="T255">extPixels</text:span> me<text:span text:style-name="T463">thod</text:span> can display text at any location on the EV3 Brick display.</text:p>
      <text:p text:style-name="P123">The <text:span text:style-name="T262">t</text:span><text:span text:style-name="T255">ext </text:span><text:span text:style-name="T437">or</text:span><text:span text:style-name="T286"> number</text:span> input<text:span text:style-name="T463">s</text:span> contain the text <text:span text:style-name="T255">string</text:span> <text:span text:style-name="T422">or an </text:span><text:span text:style-name="T264">integer</text:span><text:span text:style-name="T422"> or </text:span><text:span text:style-name="T264">float</text:span><text:span text:style-name="T422"> number </text:span>to display. <text:line-break/><text:span text:style-name="T79">If </text:span><text:span text:style-name="T111">c</text:span><text:span text:style-name="T117">lrScr</text:span><text:span text:style-name="T79"> is </text:span><text:span text:style-name="T112">t</text:span><text:span text:style-name="T109">rue</text:span><text:span text:style-name="T79">, the display will be cleared before the </text:span><text:span text:style-name="T189">text</text:span><text:span text:style-name="T79"> is d</text:span><text:span text:style-name="T189">isplayed</text:span><text:span text:style-name="T79">. </text:span><text:line-break/>The <text:span text:style-name="T262">x</text:span> and <text:span text:style-name="T262">y</text:span> inputs specify the <text:span text:style-name="T420">d</text:span>isplay <text:span text:style-name="T420">c</text:span>oordinates of the starting point of the text, which is the upper-left corner of the displayed text.<text:line-break/><text:span text:style-name="T270">Note: </text:span><text:span text:style-name="T435">The display area where the text is to appear is cleared with the inverse color of the text color just before writing the text.</text:span></text:p>
      <text:p text:style-name="P149"><text:span text:style-name="T420">Signatures:<text:line-break/></text:span><text:span text:style-name="T348">public</text:span><text:span text:style-name="T74"> </text:span><text:span text:style-name="T348">static</text:span><text:span text:style-name="T74"> </text:span><text:span text:style-name="T348">void</text:span><text:span text:style-name="T74"> textPixels(String </text:span><text:span text:style-name="T397">text</text:span><text:span text:style-name="T74">, </text:span><text:span text:style-name="T348">boolean</text:span><text:span text:style-name="T74"> </text:span><text:span text:style-name="T398">clrScr</text:span><text:span text:style-name="T74">, </text:span><text:span text:style-name="T348">int</text:span><text:span text:style-name="T74"> </text:span><text:span text:style-name="T397">x</text:span><text:span text:style-name="T74">, </text:span><text:span text:style-name="T348">int</text:span><text:span text:style-name="T74"> </text:span><text:span text:style-name="T397">y</text:span><text:span text:style-name="T74">, </text:span><text:span text:style-name="T348">boolean</text:span><text:span text:style-name="T74"> </text:span><text:span text:style-name="T397">color</text:span><text:span text:style-name="T74">, </text:span><text:span text:style-name="T348">int</text:span><text:span text:style-name="T74"> </text:span><text:span text:style-name="T397">font</text:span><text:span text:style-name="T74">)<text:line-break/></text:span><text:span text:style-name="T348">public</text:span><text:span text:style-name="T74"> </text:span><text:span text:style-name="T348">static</text:span><text:span text:style-name="T74"> </text:span><text:span text:style-name="T348">void</text:span><text:span text:style-name="T74"> textPixels(</text:span><text:span text:style-name="T348">int</text:span><text:span text:style-name="T74"> </text:span><text:span text:style-name="T397">number</text:span><text:span text:style-name="T74">, </text:span><text:span text:style-name="T348">boolean</text:span><text:span text:style-name="T74"> </text:span><text:span text:style-name="T398">clrScr</text:span><text:span text:style-name="T74">, </text:span><text:span text:style-name="T348">int</text:span><text:span text:style-name="T74"> </text:span><text:span text:style-name="T397">x</text:span><text:span text:style-name="T74">, </text:span><text:span text:style-name="T348">int</text:span><text:span text:style-name="T74"> </text:span><text:span text:style-name="T397">y</text:span><text:span text:style-name="T74">, </text:span><text:span text:style-name="T348">boolean</text:span><text:span text:style-name="T74"> </text:span><text:span text:style-name="T397">color</text:span><text:span text:style-name="T74">, </text:span><text:span text:style-name="T348">int</text:span><text:span text:style-name="T74"> </text:span><text:span text:style-name="T397">font</text:span><text:span text:style-name="T74">)<text:line-break/></text:span><text:span text:style-name="T348">public</text:span><text:span text:style-name="T74"> </text:span><text:span text:style-name="T348">static</text:span><text:span text:style-name="T74"> </text:span><text:span text:style-name="T348">void</text:span><text:span text:style-name="T74"> textPixels(</text:span><text:span text:style-name="T348">float</text:span><text:span text:style-name="T74"> </text:span><text:span text:style-name="T397">number</text:span><text:span text:style-name="T74">, </text:span><text:span text:style-name="T348">boolean</text:span><text:span text:style-name="T74"> </text:span><text:span text:style-name="T398">clrScr</text:span><text:span text:style-name="T74">,</text:span><text:span text:style-name="T348">int</text:span><text:span text:style-name="T74"> </text:span><text:span text:style-name="T397">x</text:span><text:span text:style-name="T74">, </text:span><text:span text:style-name="T348">int</text:span><text:span text:style-name="T74"> </text:span><text:span text:style-name="T397">y</text:span><text:span text:style-name="T74">, </text:span><text:span text:style-name="T348">boolean</text:span><text:span text:style-name="T74"> </text:span><text:span text:style-name="T397">color</text:span><text:span text:style-name="T74">, </text:span><text:span text:style-name="T348">int</text:span><text:span text:style-name="T74"> </text:span><text:span text:style-name="T397">font</text:span><text:span text:style-name="T74">)</text:span></text:p>
      <text:p text:style-name="P149"><text:span text:style-name="T420">Examples:<text:line-break/><text:tab/></text:span><text:span text:style-name="T24">Display.</text:span><text:span text:style-name="T62">textPixels</text:span><text:span text:style-name="T24">(</text:span><text:span text:style-name="T403">"</text:span><text:span text:style-name="T405">EV3</text:span><text:span text:style-name="T403">"</text:span><text:span text:style-name="T24">, </text:span><text:span text:style-name="T315">true</text:span><text:span text:style-name="T24">, 80, 50, </text:span><text:span text:style-name="T315">false</text:span><text:span text:style-name="T24">, 2);<text:line-break/></text:span><text:tab/><text:span text:style-name="T24">Display.</text:span><text:span text:style-name="T60">textPixels</text:span><text:span text:style-name="T21">(</text:span><text:span text:style-name="T367">steps</text:span><text:span text:style-name="T21">, </text:span><text:span text:style-name="T312">true</text:span><text:span text:style-name="T21">, 80, 50, Display.</text:span><text:span text:style-name="T362">COLOR_BLACK</text:span><text:span text:style-name="T21">, Display.</text:span><text:span text:style-name="T360">FONT_LARGE</text:span><text:span text:style-name="T21">);</text:span></text:p>
      <text:p text:style-name="P100"/>
      <text:h text:style-name="Heading_20_4" text:outline-level="4"><text:bookmark-start text:name="__RefHeading___Toc5903_2306771322"/><text:soft-page-break/><text:span text:style-name="T2">Display Mode </text:span>Text-Grid:<text:bookmark-end text:name="__RefHeading___Toc5903_2306771322"/></text:h>
      <text:p text:style-name="P16">The <text:span text:style-name="T286">t</text:span><text:span text:style-name="T255">extGrid</text:span> me<text:span text:style-name="T463">thod</text:span> displays text aligned to a grid of rows and columns. This makes it easy to display and align multiple lines of text. The height of a row is enough space to display a line of text in the <text:span text:style-name="T423">n</text:span>ormal font, and each character in these fonts is one column wide.</text:p>
      <text:p text:style-name="P104"><text:span text:style-name="T190">The </text:span><text:span text:style-name="T117">text</text:span><text:span text:style-name="T190"> </text:span><text:span text:style-name="T240">or </text:span><text:span text:style-name="T150">number</text:span><text:span text:style-name="T240"> </text:span><text:span text:style-name="T190">input</text:span><text:span text:style-name="T240">s</text:span><text:span text:style-name="T190"> contain the text </text:span><text:span text:style-name="T117">string</text:span><text:span text:style-name="T190"> </text:span><text:span text:style-name="T191">or an </text:span><text:span text:style-name="T118">integer</text:span><text:span text:style-name="T191"> or </text:span><text:span text:style-name="T118">float</text:span><text:span text:style-name="T191"> number </text:span><text:span text:style-name="T190">to display. <text:line-break/>If </text:span><text:span text:style-name="T111">c</text:span><text:span text:style-name="T117">lrScr</text:span><text:span text:style-name="T190"> is </text:span><text:span text:style-name="T112">t</text:span><text:span text:style-name="T117">rue</text:span><text:span text:style-name="T190">, the display will be cleared before the </text:span><text:span text:style-name="T189">text</text:span><text:span text:style-name="T190"> is d</text:span><text:span text:style-name="T189">isplayed</text:span><text:span text:style-name="T190">. <text:line-break/>The </text:span><text:span text:style-name="T119">c</text:span><text:span text:style-name="T117">olumn</text:span><text:span text:style-name="T190"> </text:span><text:span text:style-name="T192">(x)</text:span><text:span text:style-name="T190"> input specifies the starting column (horizontal position) for the text. Each column is </text:span><text:span text:style-name="T194">10</text:span><text:span text:style-name="T190"> pixels wide. The columns are numbered from 0 at the left to </text:span><text:span text:style-name="T194">17</text:span><text:span text:style-name="T190"> at the right.<text:line-break/>The </text:span><text:span text:style-name="T119">r</text:span><text:span text:style-name="T117">ow</text:span><text:span text:style-name="T190"> </text:span><text:span text:style-name="T192">(y) </text:span><text:span text:style-name="T190">input specifies the row or “line number” (vertical position) for the text. Each row is 1</text:span><text:span text:style-name="T195">8</text:span><text:span text:style-name="T190"> pixels high. Row 0 is at the top of the display, and row </text:span><text:span text:style-name="T197">6</text:span><text:span text:style-name="T190"> is near the bottom of the display.</text:span></text:p>
      <text:p text:style-name="P156"><text:span text:style-name="T103">Note1:</text:span><text:span text:style-name="T127"> The display area where the text is to appear is cleared with the inverse color of the text color just before writing the text.<text:line-break/></text:span><text:span text:style-name="T120">Note</text:span><text:span text:style-name="T127">2</text:span><text:span text:style-name="T120">:</text:span><text:span text:style-name="T193"> Characters in the Large font are twice as wide and twice as tall as the Normal font, so each character occupies two columns and two rows. </text:span><text:span text:style-name="T196">Nevertheless the row and column values denote the upper left grid position of the text.<text:line-break/></text:span><text:span text:style-name="T167">Note</text:span><text:span text:style-name="T168">3</text:span><text:span text:style-name="T167">:</text:span><text:span text:style-name="T193"> </text:span><text:span text:style-name="T196">In contrast to the </text:span><text:span text:style-name="T234">original</text:span><text:span text:style-name="T196"> LEGO</text:span><text:span text:style-name="T79">®</text:span><text:span text:style-name="T196"> EV3 Display grid </text:span><text:span text:style-name="T198">with</text:span><text:span text:style-name="T196"> column 0..21 and row 0..11, the </text:span><text:span text:style-name="T142">Le2LeJ</text:span><text:span text:style-name="T143">os</text:span><text:span text:style-name="T142">E</text:span><text:span text:style-name="T143">v</text:span><text:span text:style-name="T142">3</text:span><text:span text:style-name="T196"> Library uses a grid </text:span><text:span text:style-name="T198">with</text:span><text:span text:style-name="T196"> column 0..17 and row 0..</text:span><text:span text:style-name="T197">6 </text:span><text:span text:style-name="T198">because of the slightly bigger LeJOS EV3 Normal Font</text:span><text:span text:style-name="T196">.</text:span></text:p>
      <text:p text:style-name="P102"><text:span text:style-name="T190">S</text:span><text:span text:style-name="T79">ignatures:<text:line-break/></text:span><text:span text:style-name="T352">public</text:span><text:span text:style-name="T73"> </text:span><text:span text:style-name="T347">static</text:span><text:span text:style-name="T73"> </text:span><text:span text:style-name="T347">void</text:span><text:span text:style-name="T73"> textGrid(String </text:span><text:span text:style-name="T396">text</text:span><text:span text:style-name="T73">,</text:span><text:span text:style-name="T347">boolean</text:span><text:span text:style-name="T73"> </text:span><text:span text:style-name="T396">clrScr</text:span><text:span text:style-name="T73">, </text:span><text:span text:style-name="T347">int</text:span><text:span text:style-name="T73"> </text:span><text:span text:style-name="T396">column</text:span><text:span text:style-name="T73">,</text:span><text:span text:style-name="T347">int</text:span><text:span text:style-name="T73"> </text:span><text:span text:style-name="T396">row</text:span><text:span text:style-name="T73">, </text:span><text:span text:style-name="T347">boolean</text:span><text:span text:style-name="T73"> </text:span><text:span text:style-name="T396">color</text:span><text:span text:style-name="T73">, </text:span><text:span text:style-name="T347">int</text:span><text:span text:style-name="T73"> </text:span><text:span text:style-name="T396">font</text:span><text:span text:style-name="T73">)</text:span><text:span text:style-name="T76"><text:line-break/></text:span><text:span text:style-name="T352">public</text:span><text:span text:style-name="T73"> </text:span><text:span text:style-name="T347">static</text:span><text:span text:style-name="T73"> </text:span><text:span text:style-name="T347">void</text:span><text:span text:style-name="T73"> textGrid(</text:span><text:span text:style-name="T347">int</text:span><text:span text:style-name="T73"> </text:span><text:span text:style-name="T396">number</text:span><text:span text:style-name="T73">,</text:span><text:span text:style-name="T347">boolean</text:span><text:span text:style-name="T73"> </text:span><text:span text:style-name="T396">clrScr</text:span><text:span text:style-name="T73">, </text:span><text:span text:style-name="T347">int</text:span><text:span text:style-name="T73"> </text:span><text:span text:style-name="T396">column</text:span><text:span text:style-name="T73">,</text:span><text:span text:style-name="T347">int</text:span><text:span text:style-name="T73"> </text:span><text:span text:style-name="T396">row</text:span><text:span text:style-name="T73">, </text:span><text:span text:style-name="T347">boolean</text:span><text:span text:style-name="T73"> </text:span><text:span text:style-name="T396">color</text:span><text:span text:style-name="T73">, </text:span><text:span text:style-name="T347">int</text:span><text:span text:style-name="T73"> </text:span><text:span text:style-name="T396">font</text:span><text:span text:style-name="T73">)</text:span><text:span text:style-name="T76"><text:line-break/></text:span><text:span text:style-name="T352">public</text:span><text:span text:style-name="T73"> </text:span><text:span text:style-name="T347">static</text:span><text:span text:style-name="T73"> </text:span><text:span text:style-name="T347">void</text:span><text:span text:style-name="T73"> textGrid(</text:span><text:span text:style-name="T347">float</text:span><text:span text:style-name="T73"> </text:span><text:span text:style-name="T396">number</text:span><text:span text:style-name="T73">,</text:span><text:span text:style-name="T347">boolean</text:span><text:span text:style-name="T73"> </text:span><text:span text:style-name="T396">clrScr</text:span><text:span text:style-name="T73">,</text:span><text:span text:style-name="T347">int</text:span><text:span text:style-name="T73"> </text:span><text:span text:style-name="T396">column</text:span><text:span text:style-name="T73">,</text:span><text:span text:style-name="T347">int</text:span><text:span text:style-name="T73"> </text:span><text:span text:style-name="T396">row</text:span><text:span text:style-name="T73">, </text:span><text:span text:style-name="T347">boolean</text:span><text:span text:style-name="T73"> </text:span><text:span text:style-name="T396">color</text:span><text:span text:style-name="T73">, </text:span><text:span text:style-name="T347">int</text:span><text:span text:style-name="T73"> </text:span><text:span text:style-name="T396">font</text:span><text:span text:style-name="T73">)</text:span></text:p>
      <text:p text:style-name="P101"><text:span text:style-name="T189">Examples:<text:line-break/><text:tab/></text:span><text:span text:style-name="T44">Display.</text:span><text:span text:style-name="T63">textGrid</text:span><text:span text:style-name="T26">(</text:span><text:span text:style-name="T406">"EV3"</text:span><text:span text:style-name="T26">, </text:span><text:span text:style-name="T317">true</text:span><text:span text:style-name="T26">, 7, 3, Display.</text:span><text:span text:style-name="T362">COLOR_BLACK</text:span><text:span text:style-name="T26">, Display.</text:span><text:span text:style-name="T362">FONT_LARGE</text:span><text:span text:style-name="T26">);</text:span><text:span text:style-name="T44"><text:line-break/></text:span><text:span text:style-name="T79"><text:tab/></text:span><text:span text:style-name="T44">Display.</text:span><text:span text:style-name="T63">textGrid</text:span><text:span text:style-name="T26">(7.2F, </text:span><text:span text:style-name="T317">true</text:span><text:span text:style-name="T26">, 15, 6, Display.</text:span><text:span text:style-name="T362">COLOR_BLACK</text:span><text:span text:style-name="T26">, Display.</text:span><text:span text:style-name="T362">FONT_NORMAL</text:span><text:span text:style-name="T26">);</text:span></text:p>
      <text:p text:style-name="P1"/>
      <text:h text:style-name="Heading_20_4" text:outline-level="4"><text:bookmark-start text:name="__RefHeading___Toc5905_2306771322"/><text:span text:style-name="T2">Display Mode </text:span>Shapes-Line:<text:bookmark-end text:name="__RefHeading___Toc5905_2306771322"/></text:h>
      <text:p text:style-name="P20">The <text:span text:style-name="T286">s</text:span><text:span text:style-name="T255">hapesLine</text:span> me<text:span text:style-name="T463">thod</text:span> draws a straight line between any two points on the display.</text:p>
      <text:p text:style-name="P107"><text:span text:style-name="T79">If </text:span><text:span text:style-name="T111">c</text:span><text:span text:style-name="T117">lrScr</text:span><text:span text:style-name="T79"> is </text:span><text:span text:style-name="T121">t</text:span><text:span text:style-name="T109">rue</text:span><text:span text:style-name="T79">, the display will be cleared before the line is drawn.<text:line-break/>The </text:span><text:span text:style-name="T121">x</text:span><text:span text:style-name="T109">1</text:span><text:span text:style-name="T79"> and </text:span><text:span text:style-name="T121">y</text:span><text:span text:style-name="T109">1</text:span><text:span text:style-name="T79"> inputs specify the </text:span><text:span text:style-name="T199">d</text:span><text:span text:style-name="T79">isplay </text:span><text:span text:style-name="T199">c</text:span><text:span text:style-name="T79">oordinates of the first point in the line.<text:line-break/>The </text:span><text:span text:style-name="T121">x</text:span><text:span text:style-name="T109">2</text:span><text:span text:style-name="T79"> and </text:span><text:span text:style-name="T121">y</text:span><text:span text:style-name="T109">2</text:span><text:span text:style-name="T79"> inputs specify the coordinates of the second point.<text:line-break/>You can use the </text:span><text:span text:style-name="T121">c</text:span><text:span text:style-name="T109">olor</text:span><text:span text:style-name="T79"> input to choose either a black or white line. A white line will only be visible if </text:span><text:span text:style-name="T111">c</text:span><text:span text:style-name="T117">lrScr</text:span><text:span text:style-name="T79"> is </text:span><text:span text:style-name="T121">f</text:span><text:span text:style-name="T109">alse</text:span><text:span text:style-name="T79"> and the line draws over an area where a previous Display </text:span><text:span text:style-name="T241">method</text:span><text:span text:style-name="T79"> displayed something black in the same area of the display. </text:span></text:p>
      <text:p text:style-name="P105"><text:span text:style-name="T79">Signature:<text:line-break/><text:tab/></text:span><text:span text:style-name="T352">public</text:span><text:span text:style-name="T73"> </text:span><text:span text:style-name="T347">static</text:span><text:span text:style-name="T73"> </text:span><text:span text:style-name="T347">void</text:span><text:span text:style-name="T73"> shapesLine(</text:span><text:span text:style-name="T347">boolean</text:span><text:span text:style-name="T73"> </text:span><text:span text:style-name="T396">clrScr</text:span><text:span text:style-name="T73">, </text:span><text:span text:style-name="T347">int</text:span><text:span text:style-name="T73"> </text:span><text:span text:style-name="T396">x1</text:span><text:span text:style-name="T73">, </text:span><text:span text:style-name="T347">int</text:span><text:span text:style-name="T73"> </text:span><text:span text:style-name="T396">y1</text:span><text:span text:style-name="T73">, </text:span><text:span text:style-name="T347">int</text:span><text:span text:style-name="T73"> </text:span><text:span text:style-name="T396">x2</text:span><text:span text:style-name="T73">, </text:span><text:span text:style-name="T347">int</text:span><text:span text:style-name="T73"> </text:span><text:span text:style-name="T396">y2</text:span><text:span text:style-name="T73">, </text:span><text:span text:style-name="T347">boolean</text:span><text:span text:style-name="T73"> </text:span><text:span text:style-name="T396">color</text:span><text:span text:style-name="T73">)</text:span></text:p>
      <text:p text:style-name="P105"><text:soft-page-break/><text:span text:style-name="T79">Example:<text:line-break/><text:tab/></text:span><text:span text:style-name="T41">Display.</text:span><text:span text:style-name="T60">shapesLine</text:span><text:span text:style-name="T21">(</text:span><text:span text:style-name="T312">true</text:span><text:span text:style-name="T21">, 50, 20, 130, 100, Display.</text:span><text:span text:style-name="T360">COLOR_BLACK</text:span><text:span text:style-name="T21">);</text:span></text:p>
      <text:p text:style-name="P21"/>
      <text:h text:style-name="Heading_20_4" text:outline-level="4"><text:bookmark-start text:name="__RefHeading___Toc5907_2306771322"/><text:span text:style-name="T2">Display Mode </text:span>Shapes-Circle:<text:bookmark-end text:name="__RefHeading___Toc5907_2306771322"/></text:h>
      <text:p text:style-name="P22">The <text:span text:style-name="T286">s</text:span><text:span text:style-name="T255">hapesCircle</text:span> me<text:span text:style-name="T463">thod</text:span> draws a circle on the display. </text:p>
      <text:p text:style-name="P107"><text:span text:style-name="T199">If </text:span><text:span text:style-name="T111">c</text:span><text:span text:style-name="T117">lrScr</text:span><text:span text:style-name="T199"> is </text:span><text:span text:style-name="T121">true</text:span><text:span text:style-name="T199">, the display will be cleared before the </text:span><text:span text:style-name="T201">circle</text:span><text:span text:style-name="T199"> is drawn.<text:line-break/>The </text:span><text:span text:style-name="T121">x</text:span><text:span text:style-name="T199"> and </text:span><text:span text:style-name="T121">y</text:span><text:span text:style-name="T199"> inputs specify the display coordinates of the </text:span><text:span text:style-name="T200">center of the circle</text:span><text:span text:style-name="T199">. <text:line-break/></text:span><text:span text:style-name="T79">The </text:span><text:span text:style-name="T122">r</text:span><text:span text:style-name="T109">adius</text:span><text:span text:style-name="T79"> input specifies the radius of the circle in pixels. <text:line-break/>If </text:span><text:span text:style-name="T122">f</text:span><text:span text:style-name="T109">ill</text:span><text:span text:style-name="T79"> is </text:span><text:span text:style-name="T122">t</text:span><text:span text:style-name="T109">rue</text:span><text:span text:style-name="T79">, the interior of the circle will be filled. If </text:span><text:span text:style-name="T122">f</text:span><text:span text:style-name="T109">ill</text:span><text:span text:style-name="T79"> is </text:span><text:span text:style-name="T122">f</text:span><text:span text:style-name="T109">alse</text:span><text:span text:style-name="T79">, only the outline of the circle is drawn.<text:line-break/>You can use the </text:span><text:span text:style-name="T121">c</text:span><text:span text:style-name="T109">olor</text:span><text:span text:style-name="T79"> input to choose either a black or white </text:span><text:span text:style-name="T200">circle</text:span><text:span text:style-name="T79">. A white </text:span><text:span text:style-name="T200">circle</text:span><text:span text:style-name="T79"> will only be visible if </text:span><text:span text:style-name="T111">c</text:span><text:span text:style-name="T117">lrScr</text:span><text:span text:style-name="T79"> is </text:span><text:span text:style-name="T121">f</text:span><text:span text:style-name="T109">alse</text:span><text:span text:style-name="T79"> and the </text:span><text:span text:style-name="T200">circle</text:span><text:span text:style-name="T79"> draws over an area where a previous Display </text:span><text:span text:style-name="T241">method</text:span><text:span text:style-name="T79"> displayed something black in the same area of the display. </text:span></text:p>
      <text:p text:style-name="P150"><text:span text:style-name="T200">Signature:<text:line-break/></text:span><text:span text:style-name="T353">public</text:span><text:span text:style-name="T75"> </text:span><text:span text:style-name="T349">static</text:span><text:span text:style-name="T75"> </text:span><text:span text:style-name="T349">void</text:span><text:span text:style-name="T75"> shapesCircle(</text:span><text:span text:style-name="T349">boolean</text:span><text:span text:style-name="T75"> </text:span><text:span text:style-name="T399">clrScr</text:span><text:span text:style-name="T75">, </text:span><text:span text:style-name="T349">int</text:span><text:span text:style-name="T75"> </text:span><text:span text:style-name="T399">x</text:span><text:span text:style-name="T75">, </text:span><text:span text:style-name="T349">int</text:span><text:span text:style-name="T75"> </text:span><text:span text:style-name="T399">y</text:span><text:span text:style-name="T75">, </text:span><text:span text:style-name="T321">int</text:span><text:span text:style-name="T21"> </text:span><text:span text:style-name="T373">radius</text:span><text:span text:style-name="T21">,</text:span><text:span text:style-name="T75"> </text:span><text:span text:style-name="T349">boolean</text:span><text:span text:style-name="T75"> </text:span><text:span text:style-name="T399">fill</text:span><text:span text:style-name="T75">, </text:span><text:span text:style-name="T349">boolean</text:span><text:span text:style-name="T75"> </text:span><text:span text:style-name="T399">color</text:span><text:span text:style-name="T75">)</text:span></text:p>
      <text:p text:style-name="P106"><text:span text:style-name="T79">Example:<text:line-break/><text:tab/></text:span><text:span text:style-name="T41">Display.</text:span><text:span text:style-name="T60">shapesCircle</text:span><text:span text:style-name="T21">(</text:span><text:span text:style-name="T312">true</text:span><text:span text:style-name="T21">, 88, 63, 63, </text:span><text:span text:style-name="T312">true</text:span><text:span text:style-name="T21">, Display.</text:span><text:span text:style-name="T360">COLOR_BLACK</text:span><text:span text:style-name="T21">);</text:span></text:p>
      <text:p text:style-name="P25"/>
      <text:h text:style-name="Heading_20_4" text:outline-level="4"><text:bookmark-start text:name="__RefHeading___Toc5909_2306771322"/><text:span text:style-name="T2">Display Mode </text:span>Shapes-Rectangle:<text:bookmark-end text:name="__RefHeading___Toc5909_2306771322"/></text:h>
      <text:p text:style-name="P23">The <text:span text:style-name="T286">s</text:span><text:span text:style-name="T255">hapesRectangle</text:span> me<text:span text:style-name="T463">thod</text:span> draws a rectangle on the display. </text:p>
      <text:p text:style-name="P107"><text:span text:style-name="T199">If </text:span><text:span text:style-name="T111">c</text:span><text:span text:style-name="T117">lrScr</text:span><text:span text:style-name="T199"> is </text:span><text:span text:style-name="T121">true</text:span><text:span text:style-name="T199">, the display will be cleared before the line is drawn.<text:line-break/>The </text:span><text:span text:style-name="T121">x</text:span><text:span text:style-name="T199"> and </text:span><text:span text:style-name="T121">y</text:span><text:span text:style-name="T199"> inputs specify the display coordinates of the </text:span>upper left corner of the rectangle. <text:line-break/>The <text:span text:style-name="T266">w</text:span><text:span text:style-name="T255">idth</text:span> and <text:span text:style-name="T266">h</text:span><text:span text:style-name="T255">eight</text:span> inputs specify the size of the rectangle in pixels. <text:line-break/><text:span text:style-name="T79">If </text:span><text:span text:style-name="T122">f</text:span><text:span text:style-name="T109">ill</text:span><text:span text:style-name="T79"> is </text:span><text:span text:style-name="T122">t</text:span><text:span text:style-name="T109">rue</text:span><text:span text:style-name="T79">, the interior of the </text:span><text:span text:style-name="T199">rectangle</text:span><text:span text:style-name="T79"> will be filled. If </text:span><text:span text:style-name="T122">f</text:span><text:span text:style-name="T109">ill</text:span><text:span text:style-name="T79"> is </text:span><text:span text:style-name="T122">f</text:span><text:span text:style-name="T109">alse</text:span><text:span text:style-name="T79">, only the outline of the </text:span><text:span text:style-name="T199">rectangle</text:span><text:span text:style-name="T79"> is drawn.<text:line-break/>You can use the </text:span><text:span text:style-name="T121">c</text:span><text:span text:style-name="T109">olor</text:span><text:span text:style-name="T79"> input to choose either a black or white </text:span><text:span text:style-name="T199">rectangle</text:span><text:span text:style-name="T79">. A white </text:span><text:span text:style-name="T199">rectangle</text:span><text:span text:style-name="T79"> will only be visible if </text:span><text:span text:style-name="T111">c</text:span><text:span text:style-name="T117">lrScr</text:span><text:span text:style-name="T79"> is </text:span><text:span text:style-name="T121">f</text:span><text:span text:style-name="T109">alse</text:span><text:span text:style-name="T79"> and the </text:span><text:span text:style-name="T199">rectangle</text:span><text:span text:style-name="T79"> draws over an area where a previous Display </text:span><text:span text:style-name="T241">method</text:span><text:span text:style-name="T79"> displayed something black in the same area of the display. </text:span></text:p>
      <text:p text:style-name="P107"><text:span text:style-name="T201">Signature:<text:line-break/></text:span><text:span text:style-name="T354">public</text:span><text:span text:style-name="T77"> </text:span><text:span text:style-name="T350">static</text:span><text:span text:style-name="T77"> </text:span><text:span text:style-name="T350">void</text:span><text:span text:style-name="T77"> shapesRectangle(</text:span><text:span text:style-name="T350">boolean</text:span><text:span text:style-name="T77"> </text:span><text:span text:style-name="T400">clrScr</text:span><text:span text:style-name="T77">,</text:span><text:span text:style-name="T350">int</text:span><text:span text:style-name="T77"> </text:span><text:span text:style-name="T400">x</text:span><text:span text:style-name="T77">,</text:span><text:span text:style-name="T350">int</text:span><text:span text:style-name="T77"> </text:span><text:span text:style-name="T400">y</text:span><text:span text:style-name="T77">, </text:span><text:span text:style-name="T350">int</text:span><text:span text:style-name="T77"> </text:span><text:span text:style-name="T400">width</text:span><text:span text:style-name="T77">, </text:span><text:span text:style-name="T350">int</text:span><text:span text:style-name="T77"> </text:span><text:span text:style-name="T400">height</text:span><text:span text:style-name="T77">, </text:span><text:span text:style-name="T350">boolean</text:span><text:span text:style-name="T77"> </text:span><text:span text:style-name="T400">fill</text:span><text:span text:style-name="T77">,</text:span><text:span text:style-name="T78"> </text:span><text:span text:style-name="T351">boolean</text:span><text:span text:style-name="T78"> </text:span><text:span text:style-name="T401">color</text:span><text:span text:style-name="T78">)</text:span></text:p>
      <text:p text:style-name="P108"><text:span text:style-name="T79">Example:<text:line-break/><text:tab/></text:span><text:span text:style-name="T41">Display.</text:span><text:span text:style-name="T60">shapesRectangle</text:span><text:span text:style-name="T21">(</text:span><text:span text:style-name="T312">true</text:span><text:span text:style-name="T21">, 15, 10, 177-30, 127-20, </text:span><text:span text:style-name="T312">true</text:span><text:span text:style-name="T21">, Display.</text:span><text:span text:style-name="T360">COLOR_BLACK</text:span><text:span text:style-name="T21">);</text:span></text:p>
      <text:p text:style-name="P27"/>
      <text:h text:style-name="Heading_20_4" text:outline-level="4"><text:bookmark-start text:name="__RefHeading___Toc5911_2306771322"/><text:soft-page-break/><text:span text:style-name="T2">Display Mode </text:span>Shapes-Point:<text:bookmark-end text:name="__RefHeading___Toc5911_2306771322"/></text:h>
      <text:p text:style-name="P24">The <text:span text:style-name="T286">s</text:span><text:span text:style-name="T255">hapesPoint</text:span> me<text:span text:style-name="T463">thod</text:span> draws a single pixel on the display.</text:p>
      <text:p text:style-name="P24">If <text:span text:style-name="T265">c</text:span><text:span text:style-name="T262">lrScr</text:span> is <text:span text:style-name="T255">true</text:span>, the display will be cleared before the pixel is drawn.<text:line-break/>The <text:span text:style-name="T255">x</text:span> and <text:span text:style-name="T255">y</text:span> inputs specify the display coordinates of the pixel. <text:line-break/>You can use the <text:span text:style-name="T255">color</text:span> input to choose either a black or white pixel. A white pixel will only be visible if <text:span text:style-name="T265">c</text:span><text:span text:style-name="T262">lrScr</text:span> is <text:span text:style-name="T255">false</text:span> and the pixel draws over an area where a previous Display <text:span text:style-name="T464">method</text:span> displayed something black in the same area of the display.</text:p>
      <text:p text:style-name="P26">Signature:<text:line-break/><text:tab/><text:span text:style-name="T312">public</text:span><text:span text:style-name="T21"> </text:span><text:span text:style-name="T312">static</text:span><text:span text:style-name="T21"> </text:span><text:span text:style-name="T312">void</text:span><text:span text:style-name="T21"> shapesPoint(</text:span><text:span text:style-name="T312">boolean</text:span><text:span text:style-name="T21"> </text:span><text:span text:style-name="T373">clrScr</text:span><text:span text:style-name="T21">, </text:span><text:span text:style-name="T312">int</text:span><text:span text:style-name="T21"> </text:span><text:span text:style-name="T373">x</text:span><text:span text:style-name="T21">, </text:span><text:span text:style-name="T312">int</text:span><text:span text:style-name="T21"> </text:span><text:span text:style-name="T373">y</text:span><text:span text:style-name="T21">, </text:span><text:span text:style-name="T312">boolean</text:span><text:span text:style-name="T21"> </text:span><text:span text:style-name="T373">color</text:span><text:span text:style-name="T21">)</text:span></text:p>
      <text:p text:style-name="P26">Example:<text:line-break/><text:tab/><text:span text:style-name="T21">Display.</text:span><text:span text:style-name="T60">shapesPoint</text:span><text:span text:style-name="T21">(</text:span><text:span text:style-name="T312">false</text:span><text:span text:style-name="T21">, 88, 63, Display.</text:span><text:span text:style-name="T360">COLOR_WHITE</text:span><text:span text:style-name="T21">);</text:span></text:p>
      <text:p text:style-name="P24"/>
      <text:h text:style-name="Heading_20_4" text:outline-level="4"><text:bookmark-start text:name="__RefHeading___Toc5913_2306771322"/><text:span text:style-name="T2">Display Mode </text:span>Image:<text:bookmark-end text:name="__RefHeading___Toc5913_2306771322"/></text:h>
      <text:p text:style-name="P35">The <text:span text:style-name="T287">i</text:span><text:span text:style-name="T255">mage</text:span> me<text:span text:style-name="T464">thod</text:span> draws a graphic image file.</text:p>
      <text:p text:style-name="P160"><text:span text:style-name="T202">It accepts image files in the </text:span><text:span text:style-name="T123">LeJOS EV3 image</text:span><text:span text:style-name="T202"> format </text:span><text:span text:style-name="T241">(LNI)</text:span><text:span text:style-name="T202">. </text:span><text:span text:style-name="T211">Alas LeJOS does not </text:span><text:span text:style-name="T213">dis</text:span><text:span text:style-name="T211">play the original </text:span><text:span text:style-name="T208">LEGO® Mindstorms EV3 </text:span><text:span text:style-name="T213">image</text:span><text:span text:style-name="T211"> files of type R</text:span><text:span text:style-name="T213">GF</text:span><text:span text:style-name="T211">.</text:span></text:p>
      <text:p text:style-name="P160"><text:span text:style-name="T202">You can </text:span><text:span text:style-name="T223">convert</text:span><text:span text:style-name="T202"> </text:span><text:span text:style-name="T223">BMP image files</text:span><text:span text:style-name="T202"> </text:span><text:span text:style-name="T241">to LNI format </text:span><text:span text:style-name="T202">with the </text:span><text:span text:style-name="T123">LeJOS EV3 </text:span><text:span text:style-name="T124">I</text:span><text:span text:style-name="T123">mage </text:span><text:span text:style-name="T124">C</text:span><text:span text:style-name="T123">onverter</text:span><text:span text:style-name="T202"> program that is part of the </text:span><text:span text:style-name="T124">EV3 Control Center</text:span><text:span text:style-name="T203"> or can run stand-alone from the bin directory of the </text:span><text:span text:style-name="T202">LeJOS EV3 </text:span><text:span text:style-name="T203">installation (ev3image.bat). </text:span><text:span text:style-name="T206">Alas, t</text:span><text:span text:style-name="T203">he Image Converter is still adapted to the old Mindstorms NXT Brick and </text:span><text:span text:style-name="T206">displays a warning</text:span><text:span text:style-name="T204"> if </text:span><text:span text:style-name="T206">the </text:span><text:span text:style-name="T204">loaded</text:span><text:span text:style-name="T203"> image </text:span><text:span text:style-name="T204">exceed</text:span><text:span text:style-name="T206">s</text:span><text:span text:style-name="T203"> 100x64 pixels. </text:span><text:span text:style-name="T204">However, it correctly converts images for the</text:span><text:span text:style-name="T203"> Mindstorms EV3 </text:span><text:span text:style-name="T204">w</text:span><text:span text:style-name="T203">ith up to 178x128 pixels. </text:span></text:p>
      <text:p text:style-name="P160"><text:span text:style-name="T208">You can find the original LEGO</text:span><text:span text:style-name="T79">®</text:span><text:span text:style-name="T208"> BMP image files in the Installation directory of your LEGO® Mindstorms EV3 Software </text:span><text:span text:style-name="T209">(Education Edition or Home Edition)</text:span><text:span text:style-name="T208">:<text:line-break/></text:span><text:span text:style-name="T424">c:\Program Files (x86)\LEGO Software\LEGO MINDSTORMS Edu EV3\Resources\BrickResources\Education\Images\files\</text:span><text:span text:style-name="T208"> or<text:line-break/></text:span><text:span text:style-name="T424">c:\Program Files (x86)\LEGO Software\LEGO MINDSTORMS EV3 Home Edition\Resources\BrickResources\Retail\Images\files\</text:span><text:span text:style-name="T203">. <text:line-break/></text:span><text:span text:style-name="T204">There is </text:span><text:span text:style-name="T208">also </text:span><text:span text:style-name="T204">a great collection of right-sized BMP image files at </text:span><text:a xlink:type="simple" xlink:href="https://sites.google.com/site/ev3basic/ev3-basic-programming/using-buttons-the-screen-and-the-leds/lego-ev3-standard-bitmaps" text:style-name="Internet_20_link" text:visited-style-name="Visited_20_Internet_20_Link">Lego EV3 standard bitmaps and sounds</text:a><text:span text:style-name="T204">. <text:line-break/></text:span><text:span text:style-name="T241">However, y</text:span><text:span text:style-name="T209">ou need to convert a</text:span><text:span text:style-name="T208">ll t</text:span><text:span text:style-name="T206">h</text:span><text:span text:style-name="T209">o</text:span><text:span text:style-name="T206">se BMP image files to the LeJOS LNI format.</text:span></text:p>
      <text:p text:style-name="P160"><text:span text:style-name="T169">N</text:span><text:span text:style-name="T170">ote:</text:span><text:span text:style-name="T236"> If you want to display an existing RGF image file with LeJOS, please convert it to the BMP format first. You can use ImageMagick’s convert program (download ImageMagick from </text:span><text:a xlink:type="simple" xlink:href="https://www.imagemagick.org/script/download.php" text:style-name="Internet_20_link" text:visited-style-name="Visited_20_Internet_20_Link">https://www.imagemagick.org/script/download.php</text:a><text:span text:style-name="T236">):<text:line-break/><text:tab/></text:span><text:span text:style-name="T146">convert -monochrome &lt;input file&gt;.rgf &lt;output file&gt;.bmp</text:span></text:p>
      <text:p text:style-name="P110"><text:soft-page-break/><text:span text:style-name="T79">The </text:span><text:span text:style-name="T111">f</text:span><text:span text:style-name="T109">ile</text:span><text:span text:style-name="T111">n</text:span><text:span text:style-name="T109">ame</text:span><text:span text:style-name="T79"> input </text:span><text:span text:style-name="T205">is the name of</text:span><text:span text:style-name="T79"> </text:span><text:span text:style-name="T174">the</text:span><text:span text:style-name="T79"> image file. <text:s/></text:span><text:span text:style-name="T237">You can omit the default filename extension of “</text:span><text:span text:style-name="T147">.lni</text:span><text:span text:style-name="T237">”, it will be appended automatically before loading the image file. </text:span><text:span text:style-name="T79">The image file must already reside on the EV3 </text:span><text:span text:style-name="T234">B</text:span><text:span text:style-name="T79">rick. Please upload it</text:span> (by SCP) to the <text:span text:style-name="T255">/home/lejos/lib/</text:span> directory before using this programming block. <text:span text:style-name="T79"><text:line-break/>If </text:span><text:span text:style-name="T111">c</text:span><text:span text:style-name="T117">lrScr</text:span><text:span text:style-name="T79"> is </text:span><text:span text:style-name="T112">t</text:span><text:span text:style-name="T109">rue</text:span><text:span text:style-name="T79">, the display will be cleared before the image is drawn. <text:line-break/>The </text:span><text:span text:style-name="T111">x</text:span><text:span text:style-name="T79"> and </text:span><text:span text:style-name="T111">y</text:span><text:span text:style-name="T79"> inputs specify the Display Coordinates for the upper left corner of the image. The image will be drawn below and to the right of this point, using as much space as necessary to draw the entire image. For image files that are sized to fill the entire display, use </text:span><text:span text:style-name="T111">x</text:span><text:span text:style-name="T79"> = 0 and </text:span><text:span text:style-name="T111">y</text:span><text:span text:style-name="T79"> = 0.</text:span></text:p>
      <text:p text:style-name="P111"><text:span text:style-name="T159">Note:</text:span><text:span text:style-name="T79"> </text:span><text:span text:style-name="T207">When displaying such a</text:span><text:span text:style-name="T241">n</text:span><text:span text:style-name="T207"> image file, t</text:span><text:span text:style-name="T79">he LeJOS function that writes the image to the LCD screen (</text:span><text:span text:style-name="T109">lejos.internal.ev3.EV3LCD.bitBlt()</text:span><text:span text:style-name="T79">) thro</text:span><text:span text:style-name="T207">w</text:span><text:span text:style-name="T79">s an ArrayIndexOutOfBoundsException. However, it seems </text:span><text:span text:style-name="T207">that </text:span><text:span text:style-name="T79">the image appears correctly on the LCD. Therefore the </text:span><text:span text:style-name="T109">Le2LeJ</text:span><text:span text:style-name="T143">os</text:span><text:span text:style-name="T109">E</text:span><text:span text:style-name="T143">v</text:span><text:span text:style-name="T109">3</text:span><text:span text:style-name="T79"> Library ignores </text:span><text:span text:style-name="T207">the exception</text:span><text:span text:style-name="T79">.</text:span></text:p>
      <text:p text:style-name="P103"><text:span text:style-name="T174">Signature:<text:line-break/><text:tab/></text:span><text:span text:style-name="T336">public</text:span><text:span text:style-name="T25"> </text:span><text:span text:style-name="T316">static</text:span><text:span text:style-name="T25"> </text:span><text:span text:style-name="T316">void</text:span><text:span text:style-name="T25"> image(String </text:span><text:span text:style-name="T376">filename</text:span><text:span text:style-name="T25">, </text:span><text:span text:style-name="T316">boolean</text:span><text:span text:style-name="T25"> </text:span><text:span text:style-name="T394">clrScr</text:span><text:span text:style-name="T25">, </text:span><text:span text:style-name="T316">int</text:span><text:span text:style-name="T25"> </text:span><text:span text:style-name="T376">x</text:span><text:span text:style-name="T25">, </text:span><text:span text:style-name="T316">int</text:span><text:span text:style-name="T25"> </text:span><text:span text:style-name="T376">y</text:span><text:span text:style-name="T25">)</text:span></text:p>
      <text:p text:style-name="P109">Example:<text:line-break/><text:tab/><text:span text:style-name="T21">Display.</text:span><text:span text:style-name="T60">image</text:span><text:span text:style-name="T21">(</text:span><text:span text:style-name="T407">"</text:span><text:span text:style-name="T408">Awake.lni</text:span><text:span text:style-name="T407">"</text:span><text:span text:style-name="T21">, </text:span><text:span text:style-name="T312">true</text:span><text:span text:style-name="T21">, 0, 0);</text:span></text:p>
      <text:p text:style-name="Text_20_body"/>
      <text:h text:style-name="Heading_20_4" text:outline-level="4"><text:bookmark-start text:name="__RefHeading___Toc5915_2306771322"/><text:span text:style-name="T2">Display Mode </text:span>Reset Screen:<text:bookmark-end text:name="__RefHeading___Toc5915_2306771322"/></text:h>
      <text:p text:style-name="P64"><text:span text:style-name="T79">The </text:span><text:span text:style-name="T151">r</text:span><text:span text:style-name="T109">esetScreen</text:span><text:span text:style-name="T79"> me</text:span><text:span text:style-name="T241">thod</text:span><text:span text:style-name="T79"> </text:span><text:span text:style-name="T175">clears the EV3 Brick display.</text:span></text:p>
      <text:p text:style-name="P64"><text:span text:style-name="T175">Signature:<text:line-break/><text:tab/></text:span><text:span text:style-name="T334">public</text:span><text:span text:style-name="T21"> </text:span><text:span text:style-name="T312">static</text:span><text:span text:style-name="T21"> </text:span><text:span text:style-name="T312">void</text:span><text:span text:style-name="T21"> resetScreen()</text:span></text:p>
      <text:p text:style-name="P64"><text:span text:style-name="T79">Example:<text:line-break/><text:tab/></text:span><text:span text:style-name="T45">Display.</text:span><text:span text:style-name="T60">resetScreen</text:span><text:span text:style-name="T21">();</text:span></text:p>
      <text:p text:style-name="P9"/>
      <text:p text:style-name="P9"/>
      <text:p text:style-name="P9"/>
      <text:h text:style-name="P217" text:outline-level="3"><text:bookmark-start text:name="__RefHeading___Toc2121_108391516"/>Sound Class<text:bookmark-end text:name="__RefHeading___Toc2121_108391516"/></text:h>
      <text:p text:style-name="P10">The <text:span text:style-name="T255">Sound</text:span> <text:span text:style-name="T464">class</text:span> makes sound using the speaker inside the EV3 Brick. You can play pre-recorded sound files or specify a musical note or tone. </text:p>
      <text:p text:style-name="P169"><text:span text:style-name="T79">Several of the following </text:span><text:span text:style-name="T241">methods</text:span><text:span text:style-name="T79"> have </text:span><text:span text:style-name="T159">volume</text:span><text:span text:style-name="T79"> or </text:span><text:span text:style-name="T159">playType</text:span><text:span text:style-name="T79"> inputs:</text:span></text:p>
      <text:p text:style-name="P87"><text:span text:style-name="T175">The </text:span><text:span text:style-name="T163">v</text:span><text:span text:style-name="T164">olume</text:span><text:span text:style-name="T175"> input controls how loud the sound will be. </text:span><text:span text:style-name="T185">Set it from 0 to 100 percent of full volume.</text:span></text:p>
      <text:p text:style-name="P87"><text:span text:style-name="T175">The </text:span><text:span text:style-name="T165">p</text:span><text:span text:style-name="T164">layType</text:span><text:span text:style-name="T175"> input controls whether the block will wait for the sound to finish before the program continues to the next block, and whether the sound will repeat:<text:line-break/></text:span><text:soft-page-break/><text:span text:style-name="T79">Sound.WAIT </text:span><text:span text:style-name="T228">(</text:span><text:span text:style-name="T79">= </text:span><text:span text:style-name="T175">0</text:span><text:span text:style-name="T228">)</text:span><text:span text:style-name="T175">: Wait for Completion: The sound plays once, and the program waits for the sound to finish before continuing.<text:line-break/>Sound.</text:span><text:span text:style-name="T186">ONCE </text:span><text:span text:style-name="T228">(</text:span><text:span text:style-name="T175">= 1</text:span><text:span text:style-name="T228">)</text:span><text:span text:style-name="T175">: Play Once: The sound plays once, and the program continues immediately.<text:line-break/>Sound.</text:span><text:span text:style-name="T186">REPEAT </text:span><text:span text:style-name="T228">(</text:span><text:span text:style-name="T175">= 2</text:span><text:span text:style-name="T228">)</text:span><text:span text:style-name="T175">: Repeat: The sound will be repeated continuously until another Sound Block is executed, and the program continues immediately. </text:span></text:p>
      <text:p text:style-name="P11"/>
      <text:h text:style-name="Heading_20_4" text:outline-level="4"><text:bookmark-start text:name="__RefHeading___Toc5917_2306771322"/><text:span text:style-name="T2">Sound Mode </text:span>Play File:<text:bookmark-end text:name="__RefHeading___Toc5917_2306771322"/></text:h>
      <text:p text:style-name="P15">The <text:span text:style-name="T287">p</text:span><text:span text:style-name="T255">layFile</text:span> me<text:span text:style-name="T464">thod</text:span> plays a pre-recorded sound file.</text:p>
      <text:p text:style-name="P156"><text:span text:style-name="T208">It accepts sound files </text:span><text:span text:style-name="T210">in WAV format: </text:span><text:span text:style-name="T79">mono, from 8kHz to 48kHz, and 8</text:span>-bit or 16-bit <text:span text:style-name="T425">PWM</text:span>. <text:line-break/><text:span text:style-name="T455">Alas LeJOS does not play the original </text:span><text:span text:style-name="T208">LEGO® Mindstorms EV3 </text:span><text:span text:style-name="T211">sound files of type RSF.</text:span></text:p>
      <text:p text:style-name="P152"><text:span text:style-name="T211">Y</text:span><text:span text:style-name="T219">ou can find a great </text:span><text:span text:style-name="T204">collection of </text:span><text:span text:style-name="T219">MP3 sound</text:span><text:span text:style-name="T204"> files at </text:span><text:a xlink:type="simple" xlink:href="http://www.thumb.com.tw/article/LEGO%20EV3%20Sounds%20Play%20Online" text:style-name="Internet_20_link" text:visited-style-name="Visited_20_Internet_20_Link"><text:span text:style-name="T219">LEGO Mindstorms EV3 Sounds Play Online</text:span></text:a>. <text:span text:style-name="T446">The ZIP file is at </text:span><text:a xlink:type="simple" xlink:href="http://www.thumb.com.tw/images/blog/lego_ev3_sound_files/ev3_sounds.zip" text:style-name="Internet_20_link" text:visited-style-name="Visited_20_Internet_20_Link"><text:span text:style-name="T446">http://www.thumb.com.tw/images/blog/lego_ev3_sound_files/ev3_sounds.zip</text:span></text:a>. <text:span text:style-name="T446">There are several ways to convert the MP3 sound files to WAV. I am using the online converter at </text:span><text:a xlink:type="simple" xlink:href="https://audio.online-convert.com/convert-to-wav" text:style-name="Internet_20_link" text:visited-style-name="Visited_20_Internet_20_Link"><text:span text:style-name="T446">Convert audio to WAV</text:span></text:a>. Be sure to set <text:span text:style-name="T255">Change audio channels:</text:span> to <text:span text:style-name="T255">mono</text:span>.</text:p>
      <text:p text:style-name="P158"><text:span text:style-name="T175">The </text:span><text:span text:style-name="T115">f</text:span><text:span text:style-name="T116">ile</text:span><text:span text:style-name="T115">n</text:span><text:span text:style-name="T116">ame</text:span><text:span text:style-name="T175"> input lets you choose the sound file t</text:span><text:span text:style-name="T185">o play</text:span><text:span text:style-name="T175">. </text:span><text:span text:style-name="T237">You can omit the default filename extension of “</text:span><text:span text:style-name="T147">.</text:span><text:span text:style-name="T148">wav</text:span><text:span text:style-name="T237">”, it will be appended automatically before loading the </text:span><text:span text:style-name="T238">sound</text:span><text:span text:style-name="T237"> file. </text:span><text:span text:style-name="T175">The </text:span><text:span text:style-name="T185">sound</text:span><text:span text:style-name="T175"> file must already reside on the EV3 </text:span><text:span text:style-name="T234">B</text:span><text:span text:style-name="T175">rick. Please upload it (by SCP) to the </text:span><text:span text:style-name="T116">/home/lejos/lib/</text:span><text:span text:style-name="T175"> directory before using this programming block. </text:span></text:p>
      <text:p text:style-name="P92"><text:span text:style-name="T175">S</text:span><text:span text:style-name="T185">ignature:<text:line-break/><text:tab/></text:span><text:span text:style-name="T335">public</text:span><text:span text:style-name="T23"> </text:span><text:span text:style-name="T314">static</text:span><text:span text:style-name="T23"> </text:span><text:span text:style-name="T314">void</text:span><text:span text:style-name="T23"> playFile(String </text:span><text:span text:style-name="T375">filename</text:span><text:span text:style-name="T23">, </text:span><text:span text:style-name="T314">int</text:span><text:span text:style-name="T23"> </text:span><text:span text:style-name="T375">volume</text:span><text:span text:style-name="T23">, </text:span><text:span text:style-name="T314">int</text:span><text:span text:style-name="T23"> </text:span><text:span text:style-name="T375">playType</text:span><text:span text:style-name="T23">)</text:span></text:p>
      <text:p text:style-name="P85"><text:span text:style-name="T79">Example:</text:span><text:span text:style-name="T43"><text:line-break/></text:span><text:span text:style-name="T79"><text:tab/></text:span><text:span text:style-name="T43">Sound.</text:span><text:span text:style-name="T61">playFile</text:span><text:span text:style-name="T23">(</text:span><text:span text:style-name="T404">"airhiss</text:span><text:span text:style-name="T409">2</text:span><text:span text:style-name="T404">.wav"</text:span><text:span text:style-name="T23">, 100, Sound.</text:span><text:span text:style-name="T361">ONCE</text:span><text:span text:style-name="T23">);</text:span></text:p>
      <text:p text:style-name="Text_20_body"/>
      <text:h text:style-name="Heading_20_4" text:outline-level="4"><text:bookmark-start text:name="__RefHeading___Toc5919_2306771322"/><text:span text:style-name="T8">Sound </text:span><text:span text:style-name="T2">Mode </text:span>Play Tone:<text:bookmark-end text:name="__RefHeading___Toc5919_2306771322"/></text:h>
      <text:p text:style-name="P12">The <text:span text:style-name="T287">p</text:span><text:span text:style-name="T255">layTone</text:span> me<text:span text:style-name="T464">thod</text:span> plays a tone of a specified frequency. The frequency of the tone controls the pitch, in other words, how high or low the sound is.</text:p>
      <text:p text:style-name="P112"><text:span text:style-name="T175">The </text:span><text:span text:style-name="T125">f</text:span><text:span text:style-name="T116">requency</text:span><text:span text:style-name="T175"> input specifies the frequency of the tone in Hz (cycles per second). <text:line-break/>The </text:span><text:span text:style-name="T125">d</text:span><text:span text:style-name="T116">uration</text:span><text:span text:style-name="T175"> input controls how long the tone will last, in seconds. </text:span></text:p>
      <text:p text:style-name="P113"><text:span text:style-name="T175">S</text:span><text:span text:style-name="T79">ignature:<text:line-break/><text:tab/></text:span><text:span text:style-name="T329">public</text:span><text:span text:style-name="T21"> </text:span><text:span text:style-name="T312">static</text:span><text:span text:style-name="T21"> </text:span><text:span text:style-name="T312">void</text:span><text:span text:style-name="T21"> playTone(</text:span><text:span text:style-name="T312">int</text:span><text:span text:style-name="T21"> </text:span><text:span text:style-name="T373">frequency</text:span><text:span text:style-name="T21">, </text:span><text:span text:style-name="T312">float</text:span><text:span text:style-name="T21"> </text:span><text:span text:style-name="T373">duration</text:span><text:span text:style-name="T21">, </text:span><text:span text:style-name="T312">int</text:span><text:span text:style-name="T21"> </text:span><text:span text:style-name="T373">volume</text:span><text:span text:style-name="T21">, </text:span><text:span text:style-name="T312">int</text:span><text:span text:style-name="T21"> </text:span><text:span text:style-name="T373">playType</text:span><text:span text:style-name="T21">)</text:span></text:p>
      <text:p text:style-name="P31">Example:<text:line-break/><text:tab/><text:span text:style-name="T21">Sound.</text:span><text:span text:style-name="T60">playTone</text:span><text:span text:style-name="T21">(</text:span><text:span text:style-name="T378">440</text:span><text:span text:style-name="T21">, 0.12F, 80, Sound.</text:span><text:span text:style-name="T360">REPEAT</text:span><text:span text:style-name="T21">);</text:span></text:p>
      <text:p text:style-name="Text_20_body"/>
      <text:h text:style-name="Heading_20_4" text:outline-level="4"><text:bookmark-start text:name="__RefHeading___Toc5921_2306771322"/><text:soft-page-break/><text:span text:style-name="T2">Sound Mode </text:span>Play Note:<text:bookmark-end text:name="__RefHeading___Toc5921_2306771322"/></text:h>
      <text:p text:style-name="P14">The <text:span text:style-name="T287">p</text:span><text:span text:style-name="T255">layNote</text:span> me<text:span text:style-name="T464">thod</text:span> plays a musical note.</text:p>
      <text:p text:style-name="P115"><text:span text:style-name="T175">The </text:span><text:span text:style-name="T126">n</text:span><text:span text:style-name="T116">ote</text:span><text:span text:style-name="T175"> input lets you choose </text:span><text:span text:style-name="T241">a</text:span><text:span text:style-name="T175"> note </text:span><text:span text:style-name="T241">to play</text:span><text:span text:style-name="T175">. </text:span><text:span text:style-name="T212">Allowed is “C” through “B”, followed optionally by “#”, followed by “4” through “6”. A-G is </text:span><text:span text:style-name="T241">the</text:span><text:span text:style-name="T212"> musical note name. 4-6 is an octave number. “#” means “sharp”. <text:line-break/>Examples: “C4” is “middle C” on a standard piano, and “C#4” is one half step higher. </text:span></text:p>
      <text:p text:style-name="P115"><text:span text:style-name="T175">The </text:span><text:span text:style-name="T126">d</text:span><text:span text:style-name="T116">uration</text:span><text:span text:style-name="T175"> input controls how long the note will last in seconds.</text:span></text:p>
      <text:p text:style-name="P116"><text:span text:style-name="T175">S</text:span><text:span text:style-name="T79">ignature:<text:line-break/><text:tab/></text:span><text:span text:style-name="T329">public</text:span><text:span text:style-name="T21"> </text:span><text:span text:style-name="T312">static</text:span><text:span text:style-name="T21"> </text:span><text:span text:style-name="T312">void</text:span><text:span text:style-name="T21"> playNote(String </text:span><text:span text:style-name="T373">note</text:span><text:span text:style-name="T21">, </text:span><text:span text:style-name="T312">float</text:span><text:span text:style-name="T21"> </text:span><text:span text:style-name="T373">duration</text:span><text:span text:style-name="T21">, </text:span><text:span text:style-name="T312">int</text:span><text:span text:style-name="T21"> </text:span><text:span text:style-name="T373">volume</text:span><text:span text:style-name="T21">, </text:span><text:span text:style-name="T312">int</text:span><text:span text:style-name="T21"> </text:span><text:span text:style-name="T373">playType</text:span><text:span text:style-name="T21">)</text:span></text:p>
      <text:p text:style-name="P117"><text:span text:style-name="T212">Example:<text:line-break/><text:tab/></text:span><text:span text:style-name="T46">Sound.</text:span><text:span text:style-name="T64">playNote</text:span><text:span text:style-name="T28">(</text:span><text:span text:style-name="T403">"F#4"</text:span><text:span text:style-name="T28">, 0.12F, 80, Sound.</text:span><text:span text:style-name="T363">WAIT</text:span><text:span text:style-name="T28">);</text:span></text:p>
      <text:p text:style-name="P33"/>
      <text:h text:style-name="Heading_20_4" text:outline-level="4"><text:bookmark-start text:name="__RefHeading___Toc5923_2306771322"/><text:span text:style-name="T2">Sound Mode </text:span>Stop:<text:bookmark-end text:name="__RefHeading___Toc5923_2306771322"/></text:h>
      <text:p text:style-name="P13">The <text:span text:style-name="T287">s</text:span><text:span text:style-name="T255">top</text:span> me<text:span text:style-name="T464">thod</text:span> stops any sound that is currently being played by the EV3 Brick. This is usually used to stop a sound that was started earlier in the program by a Sound <text:span text:style-name="T464">method</text:span> that didn’t wait for the sound to complete. </text:p>
      <text:p text:style-name="P114"><text:span text:style-name="T175">S</text:span><text:span text:style-name="T79">ignature:<text:line-break/><text:tab/></text:span><text:span text:style-name="T329">public</text:span><text:span text:style-name="T21"> </text:span><text:span text:style-name="T312">static</text:span><text:span text:style-name="T21"> </text:span><text:span text:style-name="T312">void</text:span><text:span text:style-name="T21"> stop()</text:span></text:p>
      <text:p text:style-name="P32">Example:<text:line-break/><text:tab/><text:span text:style-name="T21">Sound.</text:span><text:span text:style-name="T60">stop</text:span><text:span text:style-name="T21">();</text:span></text:p>
      <text:p text:style-name="P32"/>
      <text:p text:style-name="P32"/>
      <text:p text:style-name="P32"/>
      <text:h text:style-name="P218" text:outline-level="3"><text:bookmark-start text:name="__RefHeading___Toc5033_2632823145"/><text:span text:style-name="T445">BrickStatusLight</text:span> Class<text:bookmark-end text:name="__RefHeading___Toc5033_2632823145"/></text:h>
      <text:p text:style-name="P44">The <text:span text:style-name="T255">BrickStatusLight</text:span> <text:span text:style-name="T464">class</text:span> controls the Brick Status Light. The Brick Status Light surrounds the brick buttons on the face of the EV3 Brick. You can turn the Brick Status Light on in green, orange, or red, turn it off, or make it pulse on and off. </text:p>
      <text:p text:style-name="P44"/>
      <text:h text:style-name="Heading_20_4" text:outline-level="4"><text:bookmark-start text:name="__RefHeading___Toc5925_2306771322"/><text:span text:style-name="T2">Brick Status Light Mode </text:span>On:<text:bookmark-end text:name="__RefHeading___Toc5925_2306771322"/></text:h>
      <text:p text:style-name="P44">The <text:span text:style-name="T287">o</text:span><text:span text:style-name="T255">n</text:span> me<text:span text:style-name="T464">thod</text:span> turns the Brick Status Light on. </text:p>
      <text:p text:style-name="P139"><text:soft-page-break/><text:span text:style-name="T185">You can choose the </text:span><text:span text:style-name="T177">color</text:span><text:span text:style-name="T185"> of the light using the </text:span><text:span text:style-name="T131">c</text:span><text:span text:style-name="T115">olor</text:span><text:span text:style-name="T185"> input: <text:line-break/>BrickStatusLight.</text:span><text:span text:style-name="T218">COLOR_GREEN </text:span><text:span text:style-name="T228">(</text:span><text:span text:style-name="T218">= 0</text:span><text:span text:style-name="T228">)</text:span><text:span text:style-name="T218">: Green,</text:span><text:span text:style-name="T185"><text:line-break/>BrickStatusLight.</text:span><text:span text:style-name="T218">COLOR_ORANGE </text:span><text:span text:style-name="T228">(</text:span><text:span text:style-name="T218">= 1</text:span><text:span text:style-name="T228">)</text:span><text:span text:style-name="T218">: Orange,</text:span><text:span text:style-name="T185"><text:line-break/>BrickStatusLight.</text:span><text:span text:style-name="T218">COLOR_RED </text:span><text:span text:style-name="T228">(</text:span><text:span text:style-name="T218">= 2</text:span><text:span text:style-name="T228">)</text:span><text:span text:style-name="T218">: Red.</text:span><text:span text:style-name="T185"><text:line-break/>If </text:span><text:span text:style-name="T132">p</text:span><text:span text:style-name="T115">ulse</text:span><text:span text:style-name="T185"> is BrickStatusLight.</text:span><text:span text:style-name="T218">PULSE </text:span><text:span text:style-name="T228">(</text:span><text:span text:style-name="T218">=</text:span><text:span text:style-name="T185"> </text:span><text:span text:style-name="T132">t</text:span><text:span text:style-name="T115">rue</text:span><text:span text:style-name="T137">)</text:span><text:span text:style-name="T185">, the light will pulse on and off in a repeating pattern. <text:line-break/></text:span><text:span text:style-name="T218">If </text:span><text:span text:style-name="T132">pulse</text:span><text:span text:style-name="T218"> is </text:span><text:span text:style-name="T185">BrickStatusLight.</text:span><text:span text:style-name="T218">CONSTANT </text:span><text:span text:style-name="T228">(</text:span><text:span text:style-name="T218">= </text:span><text:span text:style-name="T132">false</text:span><text:span text:style-name="T137">)</text:span><text:span text:style-name="T218">, the light will be on continuously.</text:span></text:p>
      <text:p text:style-name="P45">After using the <text:span text:style-name="T464">o</text:span>n me<text:span text:style-name="T464">thod</text:span>, the light will stay on or pulse until another Brick Status Light <text:span text:style-name="T464">method</text:span> is executed, or until the program ends. </text:p>
      <text:p text:style-name="P138"><text:span text:style-name="T185">S</text:span><text:span text:style-name="T79">ignature:<text:line-break/><text:tab/></text:span><text:span text:style-name="T329">public</text:span><text:span text:style-name="T21"> </text:span><text:span text:style-name="T312">static</text:span><text:span text:style-name="T21"> </text:span><text:span text:style-name="T312">void</text:span><text:span text:style-name="T21"> on(</text:span><text:span text:style-name="T312">int</text:span><text:span text:style-name="T21"> </text:span><text:span text:style-name="T373">color</text:span><text:span text:style-name="T21">, </text:span><text:span text:style-name="T312">boolean</text:span><text:span text:style-name="T21"> </text:span><text:span text:style-name="T373">pulse</text:span><text:span text:style-name="T21">)</text:span></text:p>
      <text:p text:style-name="P138"><text:span text:style-name="T79">Example:<text:line-break/><text:tab/></text:span><text:span text:style-name="T41">BrickStatusLight.</text:span><text:span text:style-name="T60">on</text:span><text:span text:style-name="T21">(BrickStatusLight.</text:span><text:span text:style-name="T360">COLOR_GREEN</text:span><text:span text:style-name="T21">, BrickStatusLight.</text:span><text:span text:style-name="T360">CONSTANT</text:span><text:span text:style-name="T21">);</text:span></text:p>
      <text:p text:style-name="P46"/>
      <text:h text:style-name="Heading_20_4" text:outline-level="4"><text:bookmark-start text:name="__RefHeading___Toc5927_2306771322"/><text:span text:style-name="T2">Brick Status Light Mode </text:span>Off:<text:bookmark-end text:name="__RefHeading___Toc5927_2306771322"/></text:h>
      <text:p text:style-name="P44">The <text:span text:style-name="T287">o</text:span><text:span text:style-name="T255">ff</text:span> me<text:span text:style-name="T464">thod</text:span> turns the Brick Status Light off. </text:p>
      <text:p text:style-name="P138"><text:span text:style-name="T185">S</text:span><text:span text:style-name="T79">ignature:<text:line-break/><text:tab/></text:span><text:span text:style-name="T329">public</text:span><text:span text:style-name="T21"> </text:span><text:span text:style-name="T312">static</text:span><text:span text:style-name="T21"> </text:span><text:span text:style-name="T312">void</text:span><text:span text:style-name="T21"> off()</text:span></text:p>
      <text:p text:style-name="P138"><text:span text:style-name="T79">Example:<text:line-break/><text:tab/></text:span><text:span text:style-name="T41">BrickStatusLight.</text:span><text:span text:style-name="T51">off</text:span><text:span text:style-name="T21">();</text:span></text:p>
      <text:p text:style-name="P46"/>
      <text:h text:style-name="Heading_20_4" text:outline-level="4"><text:bookmark-start text:name="__RefHeading___Toc5929_2306771322"/><text:span text:style-name="T2">Brick Status Light Mode </text:span>Reset:<text:bookmark-end text:name="__RefHeading___Toc5929_2306771322"/></text:h>
      <text:p text:style-name="P156"><text:span text:style-name="T185">The </text:span><text:span text:style-name="T151">r</text:span><text:span text:style-name="T115">eset</text:span><text:span text:style-name="T185"> me</text:span><text:span text:style-name="T241">thod</text:span><text:span text:style-name="T185"> returns the Brick Status Light to the standard green blinking pattern that indicates a program is running on the EV3 Brick. <text:line-break/></text:span><text:span text:style-name="T132">Note:</text:span><text:span text:style-name="T218"> The </text:span><text:span text:style-name="T234">original</text:span><text:span text:style-name="T218"> LEGO® description states: “The standard green blinking pattern is different than the result of using the </text:span><text:a xlink:type="simple" xlink:href="https://ev3-help-online.api.education.lego.com/Education/en-us/page.html?Path=blocks%2FLEGO%2FLED.html#Pulse" text:style-name="Internet_20_link" text:visited-style-name="Visited_20_Internet_20_Link">Pulse</text:a><text:span text:style-name="T218"> option.” However, the </text:span><text:span text:style-name="T132">Le2LeJ</text:span><text:span text:style-name="T143">os</text:span><text:span text:style-name="T132">E</text:span><text:span text:style-name="T143">v</text:span><text:span text:style-name="T132">3</text:span><text:span text:style-name="T218"> Library uses the same blinking pattern for the Reset mode as with the On mode.</text:span></text:p>
      <text:p text:style-name="P138"><text:span text:style-name="T185">S</text:span><text:span text:style-name="T79">ignature:<text:line-break/><text:tab/></text:span><text:span text:style-name="T329">public</text:span><text:span text:style-name="T21"> </text:span><text:span text:style-name="T312">static</text:span><text:span text:style-name="T21"> </text:span><text:span text:style-name="T312">void</text:span><text:span text:style-name="T21"> reset()</text:span></text:p>
      <text:p text:style-name="P138"><text:span text:style-name="T79">Example:<text:line-break/><text:tab/></text:span><text:span text:style-name="T41">BrickStatusLight.</text:span><text:span text:style-name="T51">reset</text:span><text:span text:style-name="T21">();</text:span></text:p>
      <text:p text:style-name="P45"/>
      <text:p text:style-name="P45"/>
      <text:p text:style-name="P44"/>
      <text:h text:style-name="P226" text:outline-level="3"><text:bookmark-start text:name="__RefHeading___Toc2168_108391516"/><text:soft-page-break/>Wait <text:span text:style-name="T465">Class</text:span><text:bookmark-end text:name="__RefHeading___Toc2168_108391516"/></text:h>
      <text:p text:style-name="P91">The <text:span text:style-name="T302">Wait</text:span><text:span text:style-name="T249"> </text:span><text:span text:style-name="T2">class</text:span> implements one m<text:span text:style-name="T465">ethod</text:span> of the LEGO<text:span text:style-name="T79">®</text:span> Wait Programming block only. The other modes can easily ported to simple Java wait loop constructs.</text:p>
      <text:p text:style-name="P90"/>
      <text:h text:style-name="Heading_20_4" text:outline-level="4"><text:bookmark-start text:name="__RefHeading___Toc5931_2306771322"/><text:span text:style-name="T2">Wait Mode </text:span>Time:<text:bookmark-end text:name="__RefHeading___Toc5931_2306771322"/></text:h>
      <text:p text:style-name="Text_20_body">In the <text:span text:style-name="T288">t</text:span><text:span text:style-name="T255">ime</text:span> me<text:span text:style-name="T465">thod</text:span>, the Wait <text:span text:style-name="T465">class</text:span> waits for the amount of time you specify in the <text:span text:style-name="T261">period</text:span> input. The time is measured from the start of the Wait <text:span text:style-name="T465">time method</text:span>. </text:p>
      <text:p text:style-name="P93">Signature:<text:line-break/><text:tab/><text:span text:style-name="T312">public</text:span><text:span text:style-name="T21"> </text:span><text:span text:style-name="T312">static</text:span><text:span text:style-name="T21"> </text:span><text:span text:style-name="T312">void</text:span><text:span text:style-name="T21"> time(</text:span><text:span text:style-name="T312">float</text:span><text:span text:style-name="T21"> </text:span><text:span text:style-name="T373">period</text:span><text:span text:style-name="T21">)</text:span></text:p>
      <text:p text:style-name="P156"><text:span text:style-name="T456">Example:<text:line-break/><text:tab/></text:span><text:span text:style-name="T60">Wait.time</text:span><text:span text:style-name="T21">(1</text:span><text:span text:style-name="T37">.</text:span><text:span text:style-name="T29">2</text:span><text:span text:style-name="T37">F);</text:span></text:p>
      <text:p text:style-name="P93"/>
      <text:p text:style-name="P93"/>
      <text:h text:style-name="P227" text:outline-level="3"/>
      <text:h text:style-name="Heading_20_3" text:outline-level="3"><text:bookmark-start text:name="__RefHeading___Toc8412_3528714158"/>UltrasonicSensor Class<text:bookmark-end text:name="__RefHeading___Toc8412_3528714158"/></text:h>
      <text:p text:style-name="P94">The UltrasonicSensor <text:span text:style-name="T479">class</text:span> gets data from the Ultrasonic Sensor. You can measure the distance in either inches or centimeters and get a <text:span text:style-name="T479">n</text:span>umeric output. You can also detect other ultrasonic signals in “listen only” mode. </text:p>
      <text:p text:style-name="P94">The UltrasonicSensor c<text:span text:style-name="T479">lass </text:span><text:span text:style-name="T15">needs to be instantiated </text:span><text:span text:style-name="T16">before its methods can be used</text:span><text:span text:style-name="T15">, for example at the beginning of the program:</text:span></text:p>
      <text:p text:style-name="P201"><text:span text:style-name="T327">public</text:span><text:span text:style-name="T55"> </text:span><text:span text:style-name="T325">class</text:span><text:span text:style-name="T55"> UltrasonicTest {</text:span></text:p>
      <text:p text:style-name="P201"><text:span text:style-name="T54"><text:tab/></text:span><text:span text:style-name="T325">static</text:span><text:span text:style-name="T55"> </text:span><text:span text:style-name="T325">final</text:span><text:span text:style-name="T55"> Port </text:span><text:span text:style-name="T357">usSensorPort</text:span><text:span text:style-name="T55"> = SensorPort.</text:span><text:span text:style-name="T357">S3</text:span><text:span text:style-name="T55">;</text:span></text:p>
      <text:p text:style-name="P184"/>
      <text:p text:style-name="P201"><text:span text:style-name="T55"><text:tab/></text:span><text:span text:style-name="T325">public</text:span><text:span text:style-name="T55"> </text:span><text:span text:style-name="T325">static</text:span><text:span text:style-name="T55"> </text:span><text:span text:style-name="T325">void</text:span><text:span text:style-name="T55"> main(String[] </text:span><text:span text:style-name="T391">args</text:span><text:span text:style-name="T55">) {</text:span></text:p>
      <text:p text:style-name="P201"><text:span text:style-name="T55"><text:tab/><text:tab/>UltrasonicSensor </text:span><text:span text:style-name="T391">uss</text:span><text:span text:style-name="T55"> = </text:span><text:span text:style-name="T325">new</text:span><text:span text:style-name="T55"> UltrasonicSensor(</text:span><text:span text:style-name="T357">usSensorPort</text:span><text:span text:style-name="T55">);</text:span></text:p>
      <text:p text:style-name="P184"><text:tab/><text:tab/>...</text:p>
      <text:p text:style-name="P201"><text:span text:style-name="T54"><text:tab/></text:span><text:span text:style-name="T55">}</text:span></text:p>
      <text:p text:style-name="P204">}</text:p>
      <text:p text:style-name="Text_20_body"/>
      <text:h text:style-name="Heading_20_4" text:outline-level="4"><text:bookmark-start text:name="__RefHeading___Toc8414_3528714158"/><text:span text:style-name="T2">Ultrasonic Sensor Mode </text:span>Measure-Distance Centimeters:<text:bookmark-end text:name="__RefHeading___Toc8414_3528714158"/></text:h>
      <text:p text:style-name="P165"><text:span text:style-name="T15">The MeasureDistanceCentimeters metho</text:span><text:span text:style-name="T17">d</text:span><text:span text:style-name="T15"> outputs the distance in centimeters (0..255).</text:span></text:p>
      <text:p text:style-name="P166">Signature:<text:line-break/><text:tab/><text:span text:style-name="T312">public</text:span><text:span text:style-name="T21"> </text:span><text:span text:style-name="T312">float</text:span><text:span text:style-name="T21"> measureDistanceCentimeters()</text:span></text:p>
      <text:p text:style-name="P166"><text:soft-page-break/>Example:<text:line-break/><text:tab/><text:span text:style-name="T312">float</text:span><text:span text:style-name="T21"> </text:span><text:span text:style-name="T373">dist</text:span><text:span text:style-name="T21"> = </text:span><text:span text:style-name="T373">uss</text:span><text:span text:style-name="T21">.measureDistanceCentimeters();</text:span></text:p>
      <text:p text:style-name="P84"/>
      <text:h text:style-name="P232" text:outline-level="4"><text:bookmark-start text:name="__RefHeading___Toc8416_3528714158"/><text:span text:style-name="T2">Ultrasonic Sensor Mode </text:span>Measure-Distance <text:span text:style-name="T480">Inches</text:span>:<text:bookmark-end text:name="__RefHeading___Toc8416_3528714158"/></text:h>
      <text:p text:style-name="P166">The MeasureDistanceInches me<text:span text:style-name="T480">thod</text:span> outputs the distance in inches <text:span text:style-name="T480">(0..100).</text:span></text:p>
      <text:p text:style-name="P167">Signature:<text:line-break/><text:tab/><text:span text:style-name="T312">public</text:span><text:span text:style-name="T21"> </text:span><text:span text:style-name="T312">float</text:span><text:span text:style-name="T21"> measureDistanceInches()</text:span></text:p>
      <text:p text:style-name="P167">Example:<text:line-break/><text:tab/><text:span text:style-name="T312">float</text:span><text:span text:style-name="T21"> </text:span><text:span text:style-name="T373">dist</text:span><text:span text:style-name="T21"> = </text:span><text:span text:style-name="T373">uss</text:span><text:span text:style-name="T21">.measureDistanceInches();</text:span></text:p>
      <text:p text:style-name="P166"/>
      <text:h text:style-name="P233" text:outline-level="4"><text:bookmark-start text:name="__RefHeading___Toc8418_3528714158"/><text:span text:style-name="T2">Ultrasonic Sensor Mode </text:span>Measure-<text:span text:style-name="T481">Presence</text:span>:<text:bookmark-end text:name="__RefHeading___Toc8418_3528714158"/></text:h>
      <text:p text:style-name="P165"><text:span text:style-name="T479">The MeasurePresence method listens for other ultrasonic signals in “listen only” mode. The output will be </text:span><text:span text:style-name="T294">true</text:span><text:span text:style-name="T479"> if a signal is detected, otherwise </text:span><text:span text:style-name="T294">false</text:span><text:span text:style-name="T479">.</text:span></text:p>
      <text:p text:style-name="P168">Signature:<text:line-break/><text:tab/><text:span text:style-name="T312">public</text:span><text:span text:style-name="T21"> </text:span><text:span text:style-name="T312">boolean</text:span><text:span text:style-name="T21"> measurePresence()</text:span></text:p>
      <text:p text:style-name="P168">Example:<text:line-break/><text:tab/><text:span text:style-name="T312">boolean</text:span><text:span text:style-name="T21"> </text:span><text:span text:style-name="T373">presence</text:span><text:span text:style-name="T21"> = </text:span><text:span text:style-name="T373">uss</text:span><text:span text:style-name="T21">.measurePresence();</text:span></text:p>
      <text:p text:style-name="P166"/>
      <text:p text:style-name="P166"/>
      <text:p text:style-name="P166"/>
      <text:h text:style-name="Heading_20_3" text:outline-level="3"><text:bookmark-start text:name="__RefHeading___Toc2199_108391516"/>InfraredSensor Class<text:bookmark-end text:name="__RefHeading___Toc2199_108391516"/></text:h>
      <text:p text:style-name="Text_20_body">The <text:span text:style-name="T255">InfraredSensor</text:span> <text:span text:style-name="T465">class</text:span> gets data from the Infrared Sensor. You can measure sensor data in the Proximity, Beacon, and Remote modes and get Numeric output. </text:p>
      <text:p text:style-name="P171">The <text:span text:style-name="T417">InfraredSensor</text:span> class needs to be instantiated <text:span text:style-name="T311">before its methods can be used</text:span>, for example at the beginning of the program:</text:p>
      <text:p text:style-name="P193"><text:span text:style-name="T312">public</text:span><text:span text:style-name="T21"> </text:span><text:span text:style-name="T312">class</text:span><text:span text:style-name="T21"> Gripp3rM3 {</text:span></text:p>
      <text:p text:style-name="P191"><text:span text:style-name="T55"><text:tab/></text:span><text:span text:style-name="T325">static</text:span><text:span text:style-name="T55"> </text:span><text:span text:style-name="T325">final</text:span><text:span text:style-name="T55"> Port </text:span><text:span text:style-name="T357">irSensorPort</text:span><text:span text:style-name="T55"> = SensorPort.</text:span><text:span text:style-name="T357">S4</text:span><text:span text:style-name="T55">;</text:span></text:p>
      <text:p text:style-name="P186"/>
      <text:p text:style-name="P193"><text:span text:style-name="T53"><text:tab/></text:span><text:span text:style-name="T325">public</text:span><text:span text:style-name="T55"> </text:span><text:span text:style-name="T325">static</text:span><text:span text:style-name="T55"> </text:span><text:span text:style-name="T325">void</text:span><text:span text:style-name="T55"> main(String[] </text:span><text:span text:style-name="T391">args</text:span><text:span text:style-name="T55">) {</text:span></text:p>
      <text:p text:style-name="P193"><text:span text:style-name="T55"><text:tab/><text:tab/>InfraredSensor </text:span><text:span text:style-name="T391">irs</text:span><text:span text:style-name="T55"> = </text:span><text:span text:style-name="T325">new</text:span><text:span text:style-name="T55"> InfraredSensor(</text:span><text:span text:style-name="T357">irSensorPort</text:span><text:span text:style-name="T55">);</text:span></text:p>
      <text:p text:style-name="P193"><text:tab/><text:tab/><text:span text:style-name="T21">...</text:span></text:p>
      <text:p text:style-name="P193"><text:tab/><text:span text:style-name="T32">}</text:span></text:p>
      <text:p text:style-name="P185">}</text:p>
      <text:p text:style-name="Text_20_body"/>
      <text:h text:style-name="Heading_20_4" text:outline-level="4"><text:bookmark-start text:name="__RefHeading___Toc5933_2306771322"/><text:soft-page-break/><text:span text:style-name="T2">Infrared Sensor Mode </text:span>Measure-Proximity:<text:bookmark-end text:name="__RefHeading___Toc5933_2306771322"/></text:h>
      <text:p text:style-name="P157">The <text:span text:style-name="T288">m</text:span><text:span text:style-name="T255">easureProximity</text:span> me<text:span text:style-name="T465">thod</text:span> uses the Infrared Sensor in Proximity mode. In Proximity mode, the Infrared Sensor sends out an infrared signal, and it can detect the reflection of this signal by an object in front of the sensor. The strength of the reflected signal can be used to estimate the proximity of (distance to) the object. You could use the Proximity mode, for example, to detect when your robot gets close to a wall. <text:line-break/>The Proximity value does not correspond directly to a specific distance. The value 0 to 100 will depend on the color and material of the object in front of the sensor, and other factors. 0 means very close, and 100 means far away. The Proximity will be 100 if the object is not detected at all. <text:span text:style-name="T432">T</text:span>he Infrared Sensor cannot detect Proximity to an object that is very close to the sensor (closer than about 1 cm or half an inch). </text:p>
      <text:p text:style-name="P119"><text:span text:style-name="T299">Note:</text:span><text:span text:style-name="T432"> LeJOS EV3 returns 0 if the raw sensor value is below 5, and </text:span>Float.POSITIVE_INFINITY <text:span text:style-name="T432">if it is greater than 55. To circumvent these limitations the </text:span><text:span text:style-name="T280">Le2LeJosEv3</text:span><text:span text:style-name="T432"> Library overwrites the standard LeJOS </text:span><text:span text:style-name="T255">EV3IRSensor</text:span> <text:span text:style-name="T450">class with its own one.</text:span></text:p>
      <text:p text:style-name="P119"><text:span text:style-name="T432">Signature:<text:line-break/><text:tab/></text:span><text:span text:style-name="T312">public</text:span><text:span text:style-name="T21"> </text:span><text:span text:style-name="T312">float</text:span><text:span text:style-name="T21"> measureProximity()</text:span></text:p>
      <text:p text:style-name="P119"><text:span text:style-name="T432">Example:<text:line-break/><text:tab/></text:span><text:span text:style-name="T312">float</text:span><text:span text:style-name="T21"> </text:span><text:span text:style-name="T373">prox</text:span><text:span text:style-name="T21"> = </text:span><text:span text:style-name="T373">irs</text:span><text:span text:style-name="T21">.measureProximity();</text:span><text:line-break/></text:p>
      <text:h text:style-name="Heading_20_4" text:outline-level="4"><text:bookmark-start text:name="__RefHeading___Toc5935_2306771322"/><text:span text:style-name="T2">Infrared Sensor Mode </text:span>Measure-Beacon:<text:bookmark-end text:name="__RefHeading___Toc5935_2306771322"/></text:h>
      <text:p text:style-name="P120">The <text:span text:style-name="T288">m</text:span><text:span text:style-name="T255">easureBeacon</text:span> me<text:span text:style-name="T465">thod</text:span> uses the Infrared Sensor in Beacon mode. </text:p>
      <text:p text:style-name="P122">Set the <text:span text:style-name="T268">c</text:span><text:span text:style-name="T255">hannel</text:span> to the beacon channel that you want to detect. <text:line-break/>The <text:span text:style-name="T255">beacon</text:span> proximity is in <text:span text:style-name="T434">the 0</text:span><text:span text:style-name="T431">th</text:span><text:span text:style-name="T434"> element</text:span>, the beacon heading is in <text:span text:style-name="T434">the 1</text:span><text:span text:style-name="T431">st</text:span><text:span text:style-name="T434"> element, and the </text:span><text:span text:style-name="T268">d</text:span><text:span text:style-name="T269">etected</text:span><text:span text:style-name="T434"> status is in the 2</text:span><text:span text:style-name="T431">nd</text:span><text:span text:style-name="T434"> element of the integer result array</text:span>.<text:line-break/>The <text:span text:style-name="T268">d</text:span><text:span text:style-name="T255">etected</text:span> output is <text:span text:style-name="T269">1</text:span> if the beacon is detected. If the beacon is not detected, <text:span text:style-name="T433">d</text:span>etected will be <text:span text:style-name="T269">0</text:span>, <text:span text:style-name="T433">p</text:span>roximity will be 100, and <text:span text:style-name="T433">h</text:span>eading will be 0. </text:p>
      <text:p text:style-name="P121">Signature:<text:line-break/><text:tab/><text:span text:style-name="T312">public</text:span><text:span text:style-name="T21"> </text:span><text:span text:style-name="T312">int</text:span><text:span text:style-name="T21">[] measureBeacon(</text:span><text:span text:style-name="T312">int</text:span><text:span text:style-name="T21"> </text:span><text:span text:style-name="T373">channel</text:span><text:span text:style-name="T21">)</text:span></text:p>
      <text:p text:style-name="P122"><text:span text:style-name="T433">Example:<text:line-break/><text:tab/></text:span><text:span text:style-name="T319">int</text:span><text:span text:style-name="T33">[] </text:span><text:span text:style-name="T381">beac</text:span><text:span text:style-name="T33"> = </text:span><text:span text:style-name="T381">irs</text:span><text:span text:style-name="T33">.measureBeacon(</text:span><text:span text:style-name="T70">1</text:span><text:span text:style-name="T33">);</text:span></text:p>
      <text:p text:style-name="P36"/>
      <text:h text:style-name="Heading_20_4" text:outline-level="4"><text:bookmark-start text:name="__RefHeading___Toc5937_2306771322"/><text:span text:style-name="T2">Infrared Sensor Mode </text:span>Measure-Remote:<text:bookmark-end text:name="__RefHeading___Toc5937_2306771322"/></text:h>
      <text:p text:style-name="P123"><text:span text:style-name="T179">The </text:span><text:span text:style-name="T108">m</text:span><text:span text:style-name="T104">easureRemote</text:span><text:span text:style-name="T179"> me</text:span><text:span text:style-name="T182">thod</text:span><text:span text:style-name="T179"> uses the Infrared Sensor in Remote mode. </text:span><text:span text:style-name="T436">In Remote mode, the Infrared Sensor can detect button presses on the IR Beacon. You can use the Remote mode to make a remote control for your robot, for example. </text:span><text:span text:style-name="T179"><text:s/></text:span><text:span text:style-name="T181">See also: </text:span><text:a xlink:type="simple" xlink:href="https://ev3-help-online.api.education.lego.com/Education/en-us/page.html?Path=editor%2FUsingSensors_Remote.html" text:style-name="Internet_20_link" text:visited-style-name="Visited_20_Internet_20_Link">Using the Infrared Sensor Remote Mode</text:a><text:span text:style-name="T181">.</text:span></text:p>
      <text:p text:style-name="P124"><text:soft-page-break/><text:span text:style-name="T179">Set </text:span><text:span text:style-name="T103">c</text:span><text:span text:style-name="T104">hannel</text:span><text:span text:style-name="T179"> to the channel used by the IR Beacon. The Button ID of the currently pressed button, or combination of buttons </text:span><text:span text:style-name="T180">is returned. The Library defines the following Button ID constants:<text:line-break/></text:span><text:span text:style-name="T79">InfraredSensor.</text:span>NONE <text:span text:style-name="T451">(</text:span>= 0<text:span text:style-name="T451">)</text:span>: No button (and Beacon Mode is off)<text:line-break/><text:span text:style-name="T79">InfraredSensor.</text:span>TOP_LEFT <text:span text:style-name="T451">(</text:span>= 1<text:span text:style-name="T451">)</text:span>: Button 1<text:line-break/><text:span text:style-name="T79">InfraredSensor.</text:span>BOTTOM_LEFT <text:span text:style-name="T451">(</text:span>= 2<text:span text:style-name="T451">)</text:span>: Button 2<text:line-break/><text:span text:style-name="T79">InfraredSensor.</text:span>TOP_RIGHT <text:span text:style-name="T451">(</text:span>= 3<text:span text:style-name="T451">)</text:span>: Button 3<text:line-break/><text:span text:style-name="T79">InfraredSensor.</text:span>BOTTOM_RIGHT <text:span text:style-name="T451">(</text:span>= 4<text:span text:style-name="T451">)</text:span>: Button 4<text:line-break/><text:span text:style-name="T79">InfraredSensor.</text:span>TOP_BOTH <text:span text:style-name="T451">(</text:span>= 5<text:span text:style-name="T451">)</text:span>: Both Button 1 and Button 3<text:line-break/><text:span text:style-name="T79">InfraredSensor.</text:span>TOP_LEFT_BOTTOM_RIGHT <text:span text:style-name="T451">(</text:span>= 6<text:span text:style-name="T451">)</text:span>: Both Button 1 and Button 4<text:line-break/><text:span text:style-name="T79">InfraredSensor.</text:span>TOP_RIGHT_BOTTOM_LEFT <text:span text:style-name="T451">(</text:span>= 7<text:span text:style-name="T451">)</text:span>: Both Button 2 and Button 3<text:line-break/><text:span text:style-name="T79">InfraredSensor.</text:span>BOTTOM_BOTH <text:span text:style-name="T451">(</text:span>= 8<text:span text:style-name="T451">)</text:span>: Both Button 2 and Button 4<text:line-break/><text:span text:style-name="T79">InfraredSensor.</text:span>BEACON <text:span text:style-name="T451">(</text:span>= 9<text:span text:style-name="T451">)</text:span>: Beacon Mode is on<text:line-break/><text:span text:style-name="T79">InfraredSensor.</text:span>LEFT_BOTH <text:span text:style-name="T451">(</text:span>= 10<text:span text:style-name="T451">)</text:span>: Both Button 1 and Button 2<text:line-break/><text:span text:style-name="T79">InfraredSensor.</text:span>RIGHT_BOTH <text:span text:style-name="T451">(</text:span>= 11<text:span text:style-name="T451">)</text:span>: Both Button 3 and Button 4</text:p>
      <text:p text:style-name="P125">Signature:<text:line-break/><text:tab/><text:span text:style-name="T312">public</text:span><text:span text:style-name="T21"> </text:span><text:span text:style-name="T312">int</text:span><text:span text:style-name="T21"> measureRemote(</text:span><text:span text:style-name="T312">int</text:span><text:span text:style-name="T21"> </text:span><text:span text:style-name="T373">channel</text:span><text:span text:style-name="T21">)</text:span></text:p>
      <text:p text:style-name="P126"><text:span text:style-name="T441">Example:<text:line-break/><text:tab/></text:span><text:span text:style-name="T320">int</text:span><text:span text:style-name="T34"> </text:span><text:span text:style-name="T382">rbutton</text:span><text:span text:style-name="T34"> = </text:span><text:span text:style-name="T382">irs</text:span><text:span text:style-name="T34">.measureRemote(</text:span><text:span text:style-name="T70">1</text:span><text:span text:style-name="T34">);</text:span></text:p>
      <text:p text:style-name="Text_20_body"/>
      <text:h text:outline-level="4"><text:bookmark-start text:name="__RefHeading___Toc5939_2306771322"/><text:span text:style-name="T2">Infrared Sensor Mode </text:span>Wait for Change of Proximity:<text:bookmark-end text:name="__RefHeading___Toc5939_2306771322"/></text:h>
      <text:p text:style-name="P151"><text:span text:style-name="T79">In </text:span><text:span text:style-name="T227">the</text:span><text:span text:style-name="T79"> sensor Change me</text:span><text:span text:style-name="T242">thod </text:span><text:span text:style-name="T152">waitChangeProximity</text:span><text:span text:style-name="T79"> with an </text:span><text:span text:style-name="T136">a</text:span><text:span text:style-name="T109">mount</text:span><text:span text:style-name="T79"> input, the </text:span><text:span text:style-name="T242">method</text:span><text:span text:style-name="T79"> will read a starting value from the sensor at the start, then continuously read data from the sensor and wait for the value to change by the specified </text:span><text:span text:style-name="T136">a</text:span><text:span text:style-name="T109">mount</text:span><text:span text:style-name="T79"> from the starting value. </text:span></text:p>
      <text:p text:style-name="P151"><text:span text:style-name="T79">You can choose the </text:span><text:span text:style-name="T136">d</text:span><text:span text:style-name="T109">irection</text:span><text:span text:style-name="T79"> of change that is required: <text:line-break/></text:span><text:span text:style-name="T227">Change.</text:span><text:span text:style-name="T79">I</text:span><text:span text:style-name="T227">NCREASE </text:span><text:span text:style-name="T229">(</text:span><text:span text:style-name="T227">= 0</text:span><text:span text:style-name="T229">): The sensor value has increased</text:span><text:span text:style-name="T79">, <text:line-break/></text:span><text:span text:style-name="T227">Change.</text:span><text:span text:style-name="T79">D</text:span><text:span text:style-name="T227">ECREASE </text:span><text:span text:style-name="T229">(</text:span><text:span text:style-name="T227">= 1</text:span><text:span text:style-name="T229">): The sensor value has decreased</text:span><text:span text:style-name="T79">, or <text:line-break/></text:span><text:span text:style-name="T227">Change.</text:span><text:span text:style-name="T79">A</text:span><text:span text:style-name="T227">NY </text:span><text:span text:style-name="T229">(</text:span><text:span text:style-name="T227">= 2</text:span><text:span text:style-name="T79">): </text:span><text:span text:style-name="T229">The sensor value has increased or decreased</text:span><text:span text:style-name="T79">.<text:line-break/>The </text:span><text:span text:style-name="T229">return value is the</text:span><text:span text:style-name="T79"> final sensor value</text:span><text:span text:style-name="T227">.</text:span></text:p>
      <text:p text:style-name="P148"><text:span text:style-name="T227">Signature:<text:line-break/><text:tab/></text:span><text:span text:style-name="T341">public</text:span><text:span text:style-name="T21"> </text:span><text:span text:style-name="T312">float</text:span><text:span text:style-name="T21"> waitChangeProximity(</text:span><text:span text:style-name="T312">int</text:span><text:span text:style-name="T21"> </text:span><text:span text:style-name="T373">direction</text:span><text:span text:style-name="T21">, </text:span><text:span text:style-name="T312">float</text:span><text:span text:style-name="T21"> </text:span><text:span text:style-name="T373">amount</text:span><text:span text:style-name="T21">)</text:span></text:p>
      <text:p text:style-name="P161"><text:span text:style-name="T227">Example:<text:line-break/><text:tab/></text:span><text:span text:style-name="T371">infrared</text:span><text:span text:style-name="T21">.waitChangeProximity(Change.</text:span><text:span text:style-name="T360">CHANGE_ANY</text:span><text:span text:style-name="T21">, 3);</text:span></text:p>
      <text:p text:style-name="P38"/>
      <text:p text:style-name="P38"/>
      <text:p text:style-name="P38"/>
      <text:h text:style-name="P221" text:outline-level="3"><text:bookmark-start text:name="__RefHeading___Toc8950_3923079842"/><text:soft-page-break/><text:span text:style-name="T427">Gyro</text:span>Sensor Class<text:bookmark-end text:name="__RefHeading___Toc8950_3923079842"/></text:h>
      <text:p text:style-name="P253">The <text:span text:style-name="T255">GyroSensor</text:span> <text:span text:style-name="T466">class</text:span> gets data from the Gyro Sensor. You can measure the rotation rate or rotation angle and get a <text:span text:style-name="T466">n</text:span>umeric output. <text:line-break/>The Gyro Sensor detects rotational motion. If you rotate the Gyro Sensor in the direction of the arrows on the case of the sensor, the sensor can detect the rate of rotation in degrees per second. You can use the rotation rate to detect, for example, when a part of your robot is turning, or when your robot is falling over.<text:line-break/>In addition, the Gyro Sensor keeps track of the total rotation angle in degrees. You can use this rotation angle to detect, for example, how far your robot has turned. </text:p>
      <text:p text:style-name="P263"><text:span text:style-name="T79">The </text:span><text:span text:style-name="T214">Gyro</text:span><text:span text:style-name="T79">Sensor class needs to be instantiated before its methods can be used, for example at the beginning of the program:</text:span></text:p>
      <text:p text:style-name="P213"><text:span text:style-name="T312">public</text:span><text:span text:style-name="T21"> </text:span><text:span text:style-name="T312">class</text:span><text:span text:style-name="T21"> GyroTest {</text:span></text:p>
      <text:p text:style-name="P214"><text:span text:style-name="T79"><text:tab/></text:span><text:span text:style-name="T329">static</text:span><text:span text:style-name="T41"> </text:span><text:span text:style-name="T329">final</text:span><text:span text:style-name="T41"> Port </text:span><text:span text:style-name="T369">gyroSensorPort</text:span><text:span text:style-name="T41"> = SensorPort.</text:span><text:span text:style-name="T369">S2</text:span><text:span text:style-name="T41">;</text:span></text:p>
      <text:p text:style-name="P212"/>
      <text:p text:style-name="P214"><text:span text:style-name="T79"><text:tab/></text:span><text:span text:style-name="T329">public</text:span><text:span text:style-name="T41"> </text:span><text:span text:style-name="T329">static</text:span><text:span text:style-name="T41"> </text:span><text:span text:style-name="T329">void</text:span><text:span text:style-name="T41"> main(String[] </text:span><text:span text:style-name="T387">args</text:span><text:span text:style-name="T41">) {</text:span></text:p>
      <text:p text:style-name="P214"><text:span text:style-name="T79"><text:tab/><text:tab/></text:span><text:span text:style-name="T41">GyroSensor </text:span><text:span text:style-name="T387">gyroSensor</text:span><text:span text:style-name="T41"> = </text:span><text:span text:style-name="T329">new</text:span><text:span text:style-name="T41"> GyroSensor(</text:span><text:span text:style-name="T369">gyroSensorPort</text:span><text:span text:style-name="T41">);</text:span></text:p>
      <text:p text:style-name="P214"><text:tab/><text:tab/><text:span text:style-name="T21">...</text:span></text:p>
      <text:p text:style-name="P214"><text:span text:style-name="T79"><text:tab/></text:span><text:span text:style-name="T47">}</text:span></text:p>
      <text:p text:style-name="P211">}</text:p>
      <text:p text:style-name="P263"/>
      <text:h text:style-name="P236" text:outline-level="4"><text:bookmark-start text:name="__RefHeading___Toc5941_2306771322"/><text:span text:style-name="T2">Gyro Sensor Mode </text:span>Measure-Angle:<text:bookmark-end text:name="__RefHeading___Toc5941_2306771322"/></text:h>
      <text:p text:style-name="P263">The <text:span text:style-name="T289">m</text:span><text:span text:style-name="T255">easureAngle</text:span> me<text:span text:style-name="T466">thod</text:span> outputs the rotation angle in <text:span text:style-name="T429">degrees</text:span>. The angle is measured relative to the last time the sensor was reset. Use the <text:span text:style-name="T289">r</text:span><text:span text:style-name="T255">eset</text:span> me<text:span text:style-name="T466">thod</text:span> to reset the angle to 0. </text:p>
      <text:p text:style-name="P260">Signature:<text:line-break/><text:tab/><text:span text:style-name="T312">public</text:span><text:span text:style-name="T21"> </text:span><text:span text:style-name="T312">float</text:span><text:span text:style-name="T21"> measureAngle()</text:span></text:p>
      <text:p text:style-name="P263"><text:span text:style-name="T428">Example:<text:line-break/><text:tab/></text:span><text:span text:style-name="T312">float</text:span><text:span text:style-name="T21"> </text:span><text:span text:style-name="T379">value</text:span><text:span text:style-name="T30"> = </text:span><text:span text:style-name="T379">gyroSensor</text:span><text:span text:style-name="T30">.measureAngle();</text:span></text:p>
      <text:p text:style-name="P263"/>
      <text:h text:style-name="P236" text:outline-level="4"><text:bookmark-start text:name="__RefHeading___Toc5943_2306771322"/><text:span text:style-name="T2">Gyro Sensor Mode </text:span>Measure-Rate:<text:bookmark-end text:name="__RefHeading___Toc5943_2306771322"/></text:h>
      <text:p text:style-name="P263">The <text:span text:style-name="T289">m</text:span><text:span text:style-name="T255">easure</text:span><text:span text:style-name="T290">Rate</text:span> mode outputs the rotation <text:span text:style-name="T429">rate</text:span> in <text:span text:style-name="T429">degrees per second</text:span>. </text:p>
      <text:p text:style-name="P260">Signature:<text:line-break/><text:tab/><text:span text:style-name="T312">public</text:span><text:span text:style-name="T21"> </text:span><text:span text:style-name="T312">float</text:span><text:span text:style-name="T21"> measure</text:span><text:span text:style-name="T38">Rat</text:span><text:span text:style-name="T21">e()</text:span></text:p>
      <text:p text:style-name="P263"><text:span text:style-name="T428">Example:<text:line-break/><text:tab/></text:span><text:span text:style-name="T312">float</text:span><text:span text:style-name="T21"> </text:span><text:span text:style-name="T379">value</text:span><text:span text:style-name="T30"> = </text:span><text:span text:style-name="T379">gyroSensor</text:span><text:span text:style-name="T30">.measure</text:span><text:span text:style-name="T38">Rat</text:span><text:span text:style-name="T30">e();</text:span></text:p>
      <text:p text:style-name="P260"/>
      <text:h text:style-name="P236" text:outline-level="4"><text:bookmark-start text:name="__RefHeading___Toc5945_2306771322"/><text:soft-page-break/><text:span text:style-name="T2">Gyro Sensor Mode </text:span>Measure-Angle and Rate:<text:bookmark-end text:name="__RefHeading___Toc5945_2306771322"/></text:h>
      <text:p text:style-name="P260">The <text:span text:style-name="T289">m</text:span><text:span text:style-name="T255">easureAngleRate</text:span> me<text:span text:style-name="T466">thod</text:span> outputs the rotation <text:span text:style-name="T255">rate</text:span> in <text:span text:style-name="T429">degrees per second in the 0</text:span><text:span text:style-name="T430">th</text:span><text:span text:style-name="T429"> element and the </text:span>rotation <text:span text:style-name="T255">angle</text:span> in <text:span text:style-name="T429">degrees in the 1</text:span><text:span text:style-name="T430">st</text:span><text:span text:style-name="T429"> element of a float array</text:span>. </text:p>
      <text:p text:style-name="P261">Signature:<text:line-break/><text:tab/><text:span text:style-name="T312">public</text:span><text:span text:style-name="T21"> </text:span><text:span text:style-name="T312">float</text:span><text:span text:style-name="T21">[] measureAngleRate()</text:span></text:p>
      <text:p text:style-name="P263"><text:span text:style-name="T429">Example:<text:line-break/><text:tab/></text:span><text:span text:style-name="T312">float</text:span><text:span text:style-name="T21">[] </text:span><text:span text:style-name="T380">value</text:span><text:span text:style-name="T31"> = </text:span><text:span text:style-name="T380">gyroSensor</text:span><text:span text:style-name="T31">.measureAngleRate();</text:span></text:p>
      <text:p text:style-name="P262"/>
      <text:p text:style-name="P262"/>
      <text:p text:style-name="P262"/>
      <text:h text:style-name="P221" text:outline-level="3"><text:bookmark-start text:name="__RefHeading___Toc8858_3923079842"/>ColorSensor Class<text:bookmark-end text:name="__RefHeading___Toc8858_3923079842"/></text:h>
      <text:p text:style-name="Text_20_body"><text:span text:style-name="T79">The </text:span><text:span text:style-name="T109">ColorSensor</text:span><text:span text:style-name="T79"> </text:span><text:span text:style-name="T246">class</text:span><text:span text:style-name="T79"> gets data from the Color Sensor. You can measure the color or intensity of light and get a </text:span><text:span text:style-name="T246">n</text:span><text:span text:style-name="T79">umeric output. </text:span></text:p>
      <text:p text:style-name="P255"><text:span text:style-name="T79">The </text:span><text:span text:style-name="T246">Color</text:span><text:span text:style-name="T79">Sensor class needs to be instantiated before its methods can be used, for example at the beginning of the program:</text:span></text:p>
      <text:p text:style-name="P209"><text:span text:style-name="T344">public</text:span><text:span text:style-name="T55"> </text:span><text:span text:style-name="T325">class</text:span><text:span text:style-name="T55"> ColorSensorTest {</text:span></text:p>
      <text:p text:style-name="P209"><text:span text:style-name="T52"><text:tab/></text:span><text:span text:style-name="T325">static</text:span><text:span text:style-name="T55"> </text:span><text:span text:style-name="T325">final</text:span><text:span text:style-name="T55"> Port </text:span><text:span text:style-name="T357">colorSensorPort</text:span><text:span text:style-name="T55"> = SensorPort.</text:span><text:span text:style-name="T357">S3</text:span><text:span text:style-name="T55">;</text:span></text:p>
      <text:p text:style-name="P209"><text:span text:style-name="T79"/></text:p>
      <text:p text:style-name="P209"><text:span text:style-name="T52"><text:tab/></text:span><text:span text:style-name="T325">public</text:span><text:span text:style-name="T55"> </text:span><text:span text:style-name="T325">static</text:span><text:span text:style-name="T55"> </text:span><text:span text:style-name="T325">void</text:span><text:span text:style-name="T55"> main(String[] </text:span><text:span text:style-name="T391">args</text:span><text:span text:style-name="T55">) {</text:span></text:p>
      <text:p text:style-name="P209"><text:span text:style-name="T52"><text:tab/><text:tab/>ColorSensor </text:span><text:span text:style-name="T391">colorSensor</text:span><text:span text:style-name="T55"> = </text:span><text:span text:style-name="T325">new</text:span><text:span text:style-name="T55"> ColorSensor(</text:span><text:span text:style-name="T357">colorSensorPort</text:span><text:span text:style-name="T55">);</text:span></text:p>
      <text:p text:style-name="P209"><text:tab/><text:tab/><text:span text:style-name="T21">...</text:span></text:p>
      <text:p text:style-name="P209"><text:span text:style-name="T79"><text:tab/></text:span><text:span text:style-name="T47">}</text:span></text:p>
      <text:p text:style-name="P210">}</text:p>
      <text:p text:style-name="P255"><text:span text:style-name="T79"/></text:p>
      <text:h text:style-name="Heading_20_4" text:outline-level="4"><text:bookmark-start text:name="__RefHeading___Toc9207_3923079842"/><text:span text:style-name="T87">Color Sensor Mode </text:span><text:span text:style-name="T79">Measure-Color:</text:span><text:bookmark-end text:name="__RefHeading___Toc9207_3923079842"/></text:h>
      <text:p text:style-name="P255"><text:span text:style-name="T79">In Color mode, the Color Sensor can detect the color of a nearby object, or the color of a surface near the sensor. When the Color Sensor is in Color mode, red, green, and blue LED lights on the front of the sensor will turn on. </text:span></text:p>
      <text:p text:style-name="P255"><text:span text:style-name="T79">The </text:span><text:span text:style-name="T156">m</text:span><text:span text:style-name="T109">easureColor</text:span><text:span text:style-name="T79"> me</text:span><text:span text:style-name="T246">thod</text:span><text:span text:style-name="T79"> outputs the detected color number. </text:span><text:span text:style-name="T246">The color number is one of the following:<text:line-break/>ColorSensor.COLOR_NONE (= 0): No or unknown color,<text:line-break/>ColorSensor.COLOR_BLACK (= 1): Black,<text:line-break/>ColorSensor.COLOR_BLUE (= 2): Blue,<text:line-break/>ColorSensor.COLOR_GREEN (= 3): Green,<text:line-break/>ColorSensor.COLOR_YELLOW (= 4): Yellow,<text:line-break/>ColorSensor.COLOR_RED (= 5): Red,<text:line-break/></text:span><text:soft-page-break/><text:span text:style-name="T246">ColorSensor.COLOR_WHITE (= 6): White,<text:line-break/>ColorSensor.COLOR_BROWN (= 7): Brown.</text:span></text:p>
      <text:p text:style-name="Text_20_body"><text:span text:style-name="T79">Signature:<text:line-break/><text:tab/></text:span><text:span text:style-name="T342">public</text:span><text:span text:style-name="T21"> </text:span><text:span text:style-name="T312">int</text:span><text:span text:style-name="T21"> measureColor()</text:span></text:p>
      <text:p text:style-name="P256"><text:span text:style-name="T79">Example:<text:line-break/><text:tab/></text:span><text:span text:style-name="T329">int</text:span><text:span text:style-name="T21"> </text:span><text:span text:style-name="T373">value</text:span><text:span text:style-name="T21"> = </text:span><text:span text:style-name="T387">colorSensor</text:span><text:span text:style-name="T21">.measureColor();<text:line-break/></text:span></text:p>
      <text:h text:style-name="Heading_20_4" text:outline-level="4"><text:bookmark-start text:name="__RefHeading___Toc9209_3923079842"/><text:span text:style-name="T98">Color Sensor Mode </text:span><text:span text:style-name="T246">Measure-</text:span><text:span text:style-name="T247">Reflected Light Intensity</text:span><text:span text:style-name="T246">:</text:span><text:bookmark-end text:name="__RefHeading___Toc9209_3923079842"/></text:h>
      <text:p text:style-name="Text_20_body"><text:span text:style-name="T246">The </text:span><text:span text:style-name="T156">m</text:span><text:span text:style-name="T157">easureReflectedLightIntensity</text:span><text:span text:style-name="T246"> me</text:span><text:span text:style-name="T247">thod</text:span><text:span text:style-name="T246"> outputs the light intensity. The intensity of the light is measured as a percentage from 0 to 100, with 0 being very dark, and 100 being very bright. </text:span></text:p>
      <text:p text:style-name="Text_20_body"><text:span text:style-name="T246">When the Color Sensor is in Reflected Light Intensity mode, a red LED light on the front of the sensor will turn on. If the sensor is close to an object or surface, this red light will reflect off of the object and then enter the sensor to be detected. </text:span></text:p>
      <text:p text:style-name="P257"><text:span text:style-name="T246">S</text:span><text:span text:style-name="T79">ignature:<text:line-break/><text:tab/></text:span><text:span text:style-name="T329">public</text:span><text:span text:style-name="T21"> </text:span><text:span text:style-name="T312">int</text:span><text:span text:style-name="T21"> measureReflectedLightIntensity()</text:span></text:p>
      <text:p text:style-name="P257"><text:span text:style-name="T79">Example:<text:line-break/><text:tab/></text:span><text:span text:style-name="T329">int</text:span><text:span text:style-name="T21"> </text:span><text:span text:style-name="T373">intensity</text:span><text:span text:style-name="T21"> = </text:span><text:span text:style-name="T387">colorSensor</text:span><text:span text:style-name="T21">.measureReflectedLightIntensity();</text:span></text:p>
      <text:p text:style-name="P257"><text:span text:style-name="T79"/></text:p>
      <text:h text:style-name="P235" text:outline-level="4"><text:bookmark-start text:name="__RefHeading___Toc9211_3923079842"/><text:span text:style-name="T98">Color Sensor Mode </text:span><text:span text:style-name="T246">Measure-</text:span><text:span text:style-name="T248">Ambient</text:span><text:span text:style-name="T247"> Light Intensity</text:span><text:span text:style-name="T246">:</text:span><text:bookmark-end text:name="__RefHeading___Toc9211_3923079842"/></text:h>
      <text:p text:style-name="P258"><text:span text:style-name="T246">The </text:span><text:span text:style-name="T158">m</text:span><text:span text:style-name="T157">easureAmbientLightIntensity</text:span><text:span text:style-name="T246"> me</text:span><text:span text:style-name="T248">thod</text:span><text:span text:style-name="T246"> outputs the light intensity. The intensity of the light is measured as a percentage from 0 to 100, with 0 being very dark, and 100 being very bright. </text:span></text:p>
      <text:p text:style-name="P258"><text:span text:style-name="T246">In Ambient Light Intensity mode, a blue LED light on the front of the sensor will turn on dimly. This blue light helps you identify that the sensor is in Ambient Light Intensity mode, but it does not affect the light measurement unless an object is very close to the sensor. </text:span></text:p>
      <text:p text:style-name="P259"><text:span text:style-name="T246">S</text:span><text:span text:style-name="T79">ignature:<text:line-break/><text:tab/></text:span><text:span text:style-name="T329">public</text:span><text:span text:style-name="T21"> </text:span><text:span text:style-name="T312">int</text:span><text:span text:style-name="T21"> measureAmbientLightIntensity()</text:span></text:p>
      <text:p text:style-name="P259"><text:span text:style-name="T79">Example:<text:line-break/><text:tab/></text:span><text:span text:style-name="T329">int</text:span><text:span text:style-name="T21"> </text:span><text:span text:style-name="T373">intensity</text:span><text:span text:style-name="T21"> = </text:span><text:span text:style-name="T387">colorSensor</text:span><text:span text:style-name="T21">.measureAmbientLightIntensity();</text:span></text:p>
      <text:p text:style-name="P259"><text:span text:style-name="T79"/></text:p>
      <text:p text:style-name="P259"><text:span text:style-name="T79"/></text:p>
      <text:p text:style-name="P259"><text:span text:style-name="T79"/></text:p>
      <text:h text:style-name="P216" text:outline-level="3"><text:bookmark-start text:name="__RefHeading___Toc5044_3568313896"/><text:soft-page-break/>TouchSensor Class<text:bookmark-end text:name="__RefHeading___Toc5044_3568313896"/></text:h>
      <text:p text:style-name="P39">The <text:span text:style-name="T255">TouchSensor</text:span> <text:span text:style-name="T466">class</text:span> gets data from the Touch Sensor. The Touch Sensor detects whether the button on the face of the sensor is pressed in. You can test whether the Touch Sensor is Pressed, Released, or Bumped, and get a Logic (<text:span text:style-name="T281">t</text:span><text:span text:style-name="T255">rue</text:span> or <text:span text:style-name="T281">f</text:span><text:span text:style-name="T255">alse</text:span>) output. You can use a Touch Sensor to detect, for example, when your robot drives into something. You could also use a finger press on a Touch Sensor to trigger an action. </text:p>
      <text:p text:style-name="P132"><text:span text:style-name="T79">The </text:span><text:span text:style-name="T215">Touch</text:span><text:span text:style-name="T79">Sensor class needs to be instantiated before its methods can be used, for example at the beginning of the program:</text:span></text:p>
      <text:p text:style-name="P195"><text:span text:style-name="T329">public</text:span><text:span text:style-name="T55"> </text:span><text:span text:style-name="T325">class</text:span><text:span text:style-name="T55"> TouchTest {</text:span></text:p>
      <text:p text:style-name="P195"><text:span text:style-name="T79"><text:tab/></text:span><text:span text:style-name="T329">static</text:span><text:span text:style-name="T21"> </text:span><text:span text:style-name="T312">final</text:span><text:span text:style-name="T21"> Port </text:span><text:span text:style-name="T360">touchSensorPort</text:span><text:span text:style-name="T21"> = SensorPort.</text:span><text:span text:style-name="T360">S3</text:span><text:span text:style-name="T21">;</text:span></text:p>
      <text:p text:style-name="P188"/>
      <text:p text:style-name="P195"><text:span text:style-name="T79"><text:tab/></text:span><text:span text:style-name="T329">public</text:span><text:span text:style-name="T41"> </text:span><text:span text:style-name="T329">static</text:span><text:span text:style-name="T41"> </text:span><text:span text:style-name="T329">void</text:span><text:span text:style-name="T41"> main(String[] </text:span><text:span text:style-name="T387">args</text:span><text:span text:style-name="T41">) {</text:span></text:p>
      <text:p text:style-name="P195"><text:span text:style-name="T79"><text:tab/><text:tab/></text:span><text:span text:style-name="T41">TouchSensor </text:span><text:span text:style-name="T373">touchSensor</text:span><text:span text:style-name="T21"> = </text:span><text:span text:style-name="T312">new</text:span><text:span text:style-name="T21"> TouchSensor(</text:span><text:span text:style-name="T360">touchSensorPort</text:span><text:span text:style-name="T21">);</text:span></text:p>
      <text:p text:style-name="P195"><text:tab/><text:tab/><text:span text:style-name="T21">...</text:span></text:p>
      <text:p text:style-name="P195"><text:span text:style-name="T79"><text:tab/></text:span><text:span text:style-name="T47">}</text:span></text:p>
      <text:p text:style-name="P187">}</text:p>
      <text:p text:style-name="P1"/>
      <text:h text:style-name="Heading_20_4" text:outline-level="4"><text:bookmark-start text:name="__RefHeading___Toc5947_2306771322"/><text:span text:style-name="T2">Touch Sensor Mode </text:span>Measure-State:<text:bookmark-end text:name="__RefHeading___Toc5947_2306771322"/></text:h>
      <text:p text:style-name="P118"><text:span text:style-name="T79">The </text:span><text:span text:style-name="T153">m</text:span><text:span text:style-name="T109">easureState</text:span><text:span text:style-name="T79"> me</text:span><text:span text:style-name="T243">thod</text:span><text:span text:style-name="T79"> outputs the state of the Touch Sensor. The </text:span><text:span text:style-name="T243">s</text:span><text:span text:style-name="T79">tate is </text:span><text:span text:style-name="T128">t</text:span><text:span text:style-name="T109">rue</text:span><text:span text:style-name="T79"> if the Touch </text:span><text:span text:style-name="T243">S</text:span><text:span text:style-name="T79">ensor is currently pressed in, and </text:span><text:span text:style-name="T128">f</text:span><text:span text:style-name="T109">alse</text:span><text:span text:style-name="T79"> if not. </text:span></text:p>
      <text:p text:style-name="P133"><text:span text:style-name="T79">Signature:<text:line-break/><text:tab/></text:span><text:span text:style-name="T329">public</text:span><text:span text:style-name="T21"> </text:span><text:span text:style-name="T312">boolean</text:span><text:span text:style-name="T21"> measureState()</text:span></text:p>
      <text:p text:style-name="P134"><text:span text:style-name="T79">Example:<text:line-break/><text:tab/></text:span><text:span text:style-name="T329">boolean</text:span><text:span text:style-name="T41"> </text:span><text:span text:style-name="T387">value</text:span><text:span text:style-name="T41"> = </text:span><text:span text:style-name="T387">touchSensor</text:span><text:span text:style-name="T41">.measureState();</text:span></text:p>
      <text:p text:style-name="P40"/>
      <text:h text:style-name="Heading_20_4" text:outline-level="4"><text:bookmark-start text:name="__RefHeading___Toc5949_2306771322"/><text:span text:style-name="T2">Touch Sensor Mode </text:span>Compare-State:<text:bookmark-end text:name="__RefHeading___Toc5949_2306771322"/></text:h>
      <text:p text:style-name="P157"><text:span text:style-name="T217">In the </text:span><text:span text:style-name="T153">c</text:span><text:span text:style-name="T130">ompareState</text:span><text:span text:style-name="T217"> me</text:span><text:span text:style-name="T243">thod</text:span><text:span text:style-name="T217">, you can choose which state of the Touch Sensor to test in the </text:span><text:span text:style-name="T129">s</text:span><text:span text:style-name="T130">tate</text:span><text:span text:style-name="T217"> input: </text:span><text:span text:style-name="T216">TouchSensor.</text:span><text:span text:style-name="T217">R</text:span><text:span text:style-name="T216">ELEASED </text:span><text:span text:style-name="T229">(</text:span><text:span text:style-name="T216">= 0</text:span><text:span text:style-name="T229">): The button is released</text:span><text:span text:style-name="T217">,<text:line-break/></text:span><text:span text:style-name="T216">TouchSensor.</text:span><text:span text:style-name="T217">P</text:span><text:span text:style-name="T216">RESSED </text:span><text:span text:style-name="T229">(</text:span><text:span text:style-name="T216">= 1</text:span><text:span text:style-name="T229">): The button is pressed</text:span><text:span text:style-name="T217">, or <text:line-break/></text:span><text:span text:style-name="T216">TouchSensor.</text:span><text:span text:style-name="T217">B</text:span><text:span text:style-name="T216">UMPED </text:span><text:span text:style-name="T229">(</text:span><text:span text:style-name="T216">= 2</text:span><text:span text:style-name="T217">): The button has been pressed and released in the past. The next Bumped occurrence will then require a new press and release. <text:s/><text:line-break/>The </text:span><text:span text:style-name="T229">return value is</text:span><text:span text:style-name="T217"> </text:span><text:span text:style-name="T129">t</text:span><text:span text:style-name="T130">rue</text:span><text:span text:style-name="T217"> </text:span><text:span text:style-name="T229">i</text:span><text:span text:style-name="T217">f the selected state </text:span><text:span text:style-name="T229">was detected</text:span><text:span text:style-name="T216">.</text:span></text:p>
      <text:p text:style-name="P135"><text:span text:style-name="T216">Signature:<text:line-break/><text:tab/></text:span><text:span text:style-name="T337">public</text:span><text:span text:style-name="T21"> </text:span><text:span text:style-name="T312">boolean</text:span><text:span text:style-name="T21"> compareState(</text:span><text:span text:style-name="T312">int</text:span><text:span text:style-name="T21"> </text:span><text:span text:style-name="T373">state</text:span><text:span text:style-name="T21">)</text:span></text:p>
      <text:p text:style-name="P136"><text:span text:style-name="T79">Example:<text:line-break/><text:tab/></text:span><text:span text:style-name="T41">String </text:span><text:span text:style-name="T373">status</text:span><text:span text:style-name="T21"> = </text:span><text:span text:style-name="T41">(</text:span><text:span text:style-name="T373">touchSensor</text:span><text:span text:style-name="T21">.compareState(TouchSensor.</text:span><text:span text:style-name="T360">BUMPED</text:span><text:span text:style-name="T21">) ? </text:span><text:span text:style-name="T403">"BUMPED"</text:span><text:span text:style-name="T21"> : </text:span><text:span text:style-name="T403">" <text:s text:c="4"/>"</text:span><text:span text:style-name="T21">);</text:span></text:p>
      <text:p text:style-name="P41"><text:soft-page-break/></text:p>
      <text:p text:style-name="P41"/>
      <text:p text:style-name="P41"/>
      <text:h text:style-name="P219" text:outline-level="3"><text:bookmark-start text:name="__RefHeading___Toc5370_2533640708"/>T<text:span text:style-name="T448">imer</text:span> Class<text:bookmark-end text:name="__RefHeading___Toc5370_2533640708"/></text:h>
      <text:p text:style-name="P143"><text:span text:style-name="T216">The </text:span><text:span text:style-name="T129">Timer</text:span><text:span text:style-name="T216"> </text:span><text:span text:style-name="T243">class</text:span><text:span text:style-name="T216"> gets timing data from the internal timer in the EV3 Brick. You can measure a time interval in seconds and get a </text:span><text:span text:style-name="T224">n</text:span><text:span text:style-name="T216">umeric output. <text:line-break/>Use the </text:span><text:span text:style-name="T135">t</text:span><text:span text:style-name="T129">imer</text:span><text:span text:style-name="T135">ID</text:span><text:span text:style-name="T216"> input to choose a timer number </text:span><text:span text:style-name="T225">(1..8)</text:span><text:span text:style-name="T216">. The EV3 Brick has eight timers, so you can time up to eight different things together. <text:line-break/></text:span><text:span text:style-name="T138">Note:</text:span><text:span text:style-name="T229"> The </text:span><text:span text:style-name="T144">Le2LeJosEv3</text:span><text:span text:style-name="T229"> Java implementation </text:span><text:span text:style-name="T243">of the Timer Programming Block </text:span><text:span text:style-name="T229">could easily be expanded to more than 8 Timers.</text:span></text:p>
      <text:p text:style-name="P43"/>
      <text:h text:style-name="Heading_20_4" text:outline-level="4"><text:bookmark-start text:name="__RefHeading___Toc5951_2306771322"/><text:span text:style-name="T87">Timer Mode</text:span><text:span text:style-name="T79"> Measure:</text:span><text:bookmark-end text:name="__RefHeading___Toc5951_2306771322"/></text:h>
      <text:p text:style-name="P146"><text:span text:style-name="T79">The </text:span><text:span text:style-name="T154">m</text:span><text:span text:style-name="T109">easure</text:span><text:span text:style-name="T79"> me</text:span><text:span text:style-name="T244">thod</text:span><text:span text:style-name="T79"> outputs the </text:span><text:span text:style-name="T225">e</text:span><text:span text:style-name="T79">lapsed </text:span><text:span text:style-name="T225">t</text:span><text:span text:style-name="T79">ime </text:span><text:span text:style-name="T226">of </text:span><text:span text:style-name="T216">the timer specified by the </text:span><text:span text:style-name="T135">t</text:span><text:span text:style-name="T129">imerID</text:span><text:span text:style-name="T216"> input </text:span><text:span text:style-name="T79">in seconds, starting at the last time the timer was reset using the Reset mode (or from the beginning of the program if the timer has never been reset</text:span><text:span text:style-name="T225">)</text:span><text:span text:style-name="T79">.</text:span></text:p>
      <text:p text:style-name="P144"><text:span text:style-name="T79">Signature:<text:line-break/><text:tab/></text:span><text:span text:style-name="T329">public</text:span><text:span text:style-name="T21"> </text:span><text:span text:style-name="T312">static</text:span><text:span text:style-name="T21"> </text:span><text:span text:style-name="T312">float</text:span><text:span text:style-name="T21"> measure(</text:span><text:span text:style-name="T312">int</text:span><text:span text:style-name="T21"> </text:span><text:span text:style-name="T373">timerID</text:span><text:span text:style-name="T21">)</text:span></text:p>
      <text:p text:style-name="P145"><text:span text:style-name="T225">Example:<text:line-break/><text:tab/></text:span><text:span text:style-name="T340">float</text:span><text:span text:style-name="T36"> </text:span><text:span text:style-name="T384">measure</text:span><text:span text:style-name="T36"> = Timer.</text:span><text:span text:style-name="T66">measure</text:span><text:span text:style-name="T36">(</text:span><text:span text:style-name="T21">2</text:span><text:span text:style-name="T36">);</text:span></text:p>
      <text:p text:style-name="P43"/>
      <text:h text:style-name="P234" text:outline-level="4"><text:bookmark-start text:name="__RefHeading___Toc5953_2306771322"/><text:span text:style-name="T93">Timer Mode</text:span><text:span text:style-name="T216"> </text:span><text:span text:style-name="T225">Reset</text:span><text:span text:style-name="T216">:</text:span><text:bookmark-end text:name="__RefHeading___Toc5953_2306771322"/></text:h>
      <text:p text:style-name="P143"><text:span text:style-name="T216">The </text:span><text:span text:style-name="T154">r</text:span><text:span text:style-name="T129">eset</text:span><text:span text:style-name="T216"> me</text:span><text:span text:style-name="T244">thod</text:span><text:span text:style-name="T216"> resets the timer specified by the </text:span><text:span text:style-name="T135">t</text:span><text:span text:style-name="T129">imerID</text:span><text:span text:style-name="T216"> input. The timer starts timing again immediately.</text:span></text:p>
      <text:p text:style-name="P147"><text:span text:style-name="T216">S</text:span><text:span text:style-name="T79">ignature:<text:line-break/><text:tab/></text:span><text:span text:style-name="T329">public</text:span><text:span text:style-name="T21"> </text:span><text:span text:style-name="T312">static</text:span><text:span text:style-name="T21"> </text:span><text:span text:style-name="T312">void</text:span><text:span text:style-name="T21"> reset(</text:span><text:span text:style-name="T312">int</text:span><text:span text:style-name="T21"> </text:span><text:span text:style-name="T373">timerID</text:span><text:span text:style-name="T21">)</text:span></text:p>
      <text:p text:style-name="P147"><text:span text:style-name="T79">Example:<text:line-break/><text:tab/></text:span><text:span text:style-name="T41">Timer.</text:span><text:span text:style-name="T60">reset</text:span><text:span text:style-name="T21">(2);</text:span></text:p>
      <text:p text:style-name="P49"/>
      <text:p text:style-name="P49"/>
      <text:p text:style-name="P49"/>
      <text:h text:style-name="P220" text:outline-level="3"><text:bookmark-start text:name="__RefHeading___Toc5487_3994481132"/><text:soft-page-break/><text:span text:style-name="T447">Random</text:span> Class<text:bookmark-end text:name="__RefHeading___Toc5487_3994481132"/></text:h>
      <text:p text:style-name="P42">The <text:span text:style-name="T255">Random</text:span> <text:span text:style-name="T467">class</text:span> can output a random <text:span text:style-name="T467">n</text:span>umeric or <text:span text:style-name="T467">l</text:span>ogic value. You can use the result of the Random block to make your robot randomly choose from different actions. </text:p>
      <text:p text:style-name="P42"/>
      <text:h text:style-name="Heading_20_4" text:outline-level="4"><text:bookmark-start text:name="__RefHeading___Toc5955_2306771322"/><text:span text:style-name="T93">R</text:span><text:span text:style-name="T87">andom Mode </text:span><text:span text:style-name="T79">Numeric:</text:span><text:bookmark-end text:name="__RefHeading___Toc5955_2306771322"/></text:h>
      <text:p text:style-name="P140"><text:span text:style-name="T79">The </text:span><text:span text:style-name="T154">n</text:span><text:span text:style-name="T109">umeric</text:span><text:span text:style-name="T79"> me</text:span><text:span text:style-name="T244">thod</text:span><text:span text:style-name="T79"> outputs a random </text:span><text:span text:style-name="T220">numeric</text:span><text:span text:style-name="T79"> value. The </text:span><text:span text:style-name="T220">v</text:span><text:span text:style-name="T79">alue will be set to a random </text:span><text:span text:style-name="T220">number</text:span><text:span text:style-name="T79"> that is within the range specified by the </text:span><text:span text:style-name="T133">l</text:span><text:span text:style-name="T109">owerBound</text:span><text:span text:style-name="T79"> and </text:span><text:span text:style-name="T133">u</text:span><text:span text:style-name="T109">pperBound</text:span><text:span text:style-name="T79">. Each </text:span><text:span text:style-name="T220">numeric</text:span><text:span text:style-name="T79"> value within this range is equally likely to be chosen.</text:span></text:p>
      <text:p text:style-name="P140"><text:span text:style-name="T220">Signature:<text:line-break/><text:tab/></text:span><text:span text:style-name="T338">public</text:span><text:span text:style-name="T21"> </text:span><text:span text:style-name="T312">static</text:span><text:span text:style-name="T21"> </text:span><text:span text:style-name="T312">float</text:span><text:span text:style-name="T21"> numeric(</text:span><text:span text:style-name="T312">float</text:span><text:span text:style-name="T21"> </text:span><text:span text:style-name="T373">lowerBound</text:span><text:span text:style-name="T21">, </text:span><text:span text:style-name="T312">float</text:span><text:span text:style-name="T21"> </text:span><text:span text:style-name="T373">upperBound</text:span><text:span text:style-name="T21">)</text:span></text:p>
      <text:p text:style-name="P151"><text:span text:style-name="T220">Example:<text:line-break/><text:tab/></text:span><text:span text:style-name="T338">float</text:span><text:span text:style-name="T21"> </text:span><text:span text:style-name="T373">number</text:span><text:span text:style-name="T21"> = </text:span><text:span text:style-name="T35">Random</text:span><text:span text:style-name="T21">.</text:span><text:span text:style-name="T60">numeric</text:span><text:span text:style-name="T21">(0.1F, 5.4F);</text:span></text:p>
      <text:p text:style-name="P47"/>
      <text:h text:style-name="Heading_20_4" text:outline-level="4"><text:bookmark-start text:name="__RefHeading___Toc5957_2306771322"/><text:span text:style-name="T87">Random Mode </text:span><text:span text:style-name="T79">Logic:</text:span><text:bookmark-end text:name="__RefHeading___Toc5957_2306771322"/></text:h>
      <text:p text:style-name="Text_20_body"><text:span text:style-name="T79">The </text:span><text:span text:style-name="T154">l</text:span><text:span text:style-name="T109">ogic</text:span><text:span text:style-name="T79"> mode outputs a </text:span><text:span text:style-name="T134">t</text:span><text:span text:style-name="T109">rue</text:span><text:span text:style-name="T79"> or </text:span><text:span text:style-name="T134">f</text:span><text:span text:style-name="T109">alse</text:span><text:span text:style-name="T79"> value. The probability that a </text:span><text:span text:style-name="T134">t</text:span><text:span text:style-name="T109">rue</text:span><text:span text:style-name="T79"> value will be output is specified by the </text:span><text:span text:style-name="T134">p</text:span><text:span text:style-name="T109">robability</text:span><text:span text:style-name="T134">O</text:span><text:span text:style-name="T109">fTrue</text:span><text:span text:style-name="T79"> input. This input is a percentage value from 0 to 100. For example, a probability of 25 would result in a 25% chance that True is output and a 75% chance that False is output.</text:span></text:p>
      <text:p text:style-name="P141"><text:span text:style-name="T79">Signature:<text:line-break/><text:tab/></text:span><text:span text:style-name="T329">public</text:span><text:span text:style-name="T21"> </text:span><text:span text:style-name="T312">static</text:span><text:span text:style-name="T21"> </text:span><text:span text:style-name="T312">boolean</text:span><text:span text:style-name="T21"> logic(</text:span><text:span text:style-name="T312">int</text:span><text:span text:style-name="T21"> </text:span><text:span text:style-name="T373">probabilityOfTrue</text:span><text:span text:style-name="T21">)</text:span></text:p>
      <text:p text:style-name="P142"><text:span text:style-name="T221">Example:<text:line-break/><text:tab/></text:span><text:span text:style-name="T339">boolean</text:span><text:span text:style-name="T35"> </text:span><text:span text:style-name="T383">bool</text:span><text:span text:style-name="T35"> = Random.</text:span><text:span text:style-name="T65">logic</text:span><text:span text:style-name="T35">(</text:span><text:span text:style-name="T21">75</text:span><text:span text:style-name="T35">);</text:span></text:p>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e1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chapter text:display="name" text:outline-level="1"/><text:tab/><text:date style:data-style-name="N80" text:date-value="2018-12-31T09:40:08.023999957">31. Dec. 2018</text:date> <text:time style:data-style-name="N40" text:time-value="2018-12-31T09:40:08.023999957">09:39</text:time><text:s text:c="2"/><text:tab/><text:page-number text:select-page="current">1</text:page-number> <text:span text:style-name="MT1">of </text:span><text:span text:style-name="MT1"><text:page-count>3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5:52:13.438000000</meta:creation-date>
    <meta:generator>LibreOffice/6.0.7.3$Windows_X86_64 LibreOffice_project/dc89aa7a9eabfd848af146d5086077aeed2ae4a5</meta:generator>
    <meta:editing-cycles>147</meta:editing-cycles>
    <meta:editing-duration>PT18H16M33S</meta:editing-duration>
    <dc:date>2018-12-31T09:40:07.696000000</dc:date>
    <meta:document-statistic meta:table-count="0" meta:image-count="0" meta:object-count="0" meta:page-count="35" meta:paragraph-count="551" meta:word-count="8241" meta:character-count="52688" meta:non-whitespace-character-count="44599"/>
  </office:meta>
</office:document-meta>
</file>